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097072729419505" office:value-type="float"/>
          <table:table-cell office:value="0.0002097072729419505" office:value-type="float"/>
          <table:table-cell office:value="0.0002097072729419505" office:value-type="float"/>
          <table:table-cell office:value="0.0002097072729419505" office:value-type="float"/>
          <table:table-cell office:value="0.0002097072729419505" office:value-type="float"/>
          <table:table-cell office:value="0.0002097072729419505" office:value-type="float"/>
          <table:table-cell office:value="0.9132395951948804" office:value-type="float"/>
          <table:table-cell office:value="1" office:value-type="float"/>
          <table:table-cell office:value="0.020970727294195052" office:value-type="float"/>
        </table:table-row>
        <table:table-row>
          <table:table-cell office:value="0.0005977590407565132" office:value-type="float"/>
          <table:table-cell office:value="0.0005977590407565132" office:value-type="float"/>
          <table:table-cell office:value="0.0005977590407565132" office:value-type="float"/>
          <table:table-cell office:value="0.0005977590407565132" office:value-type="float"/>
          <table:table-cell office:value="0.0005977590407565132" office:value-type="float"/>
          <table:table-cell office:value="0.0005977590407565132" office:value-type="float"/>
          <table:table-cell office:value="0.9141901240198111" office:value-type="float"/>
          <table:table-cell office:value="2" office:value-type="float"/>
          <table:table-cell office:value="0.03880517678145627" office:value-type="float"/>
        </table:table-row>
        <table:table-row>
          <table:table-cell office:value="0.0004409040050894929" office:value-type="float"/>
          <table:table-cell office:value="0.0004409040050894929" office:value-type="float"/>
          <table:table-cell office:value="0.0004409040050894929" office:value-type="float"/>
          <table:table-cell office:value="0.0004409040050894929" office:value-type="float"/>
          <table:table-cell office:value="0.0004409040050894929" office:value-type="float"/>
          <table:table-cell office:value="0.0004409040050894929" office:value-type="float"/>
          <table:table-cell office:value="0.9138059092188409" office:value-type="float"/>
          <table:table-cell office:value="3" office:value-type="float"/>
          <table:table-cell office:value="-0.01568550356670203" office:value-type="float"/>
        </table:table-row>
        <table:table-row>
          <table:table-cell office:value="0.0007230279462573828" office:value-type="float"/>
          <table:table-cell office:value="0.0007230279462573828" office:value-type="float"/>
          <table:table-cell office:value="0.0007230279462573828" office:value-type="float"/>
          <table:table-cell office:value="0.0007230279462573828" office:value-type="float"/>
          <table:table-cell office:value="0.0007230279462573828" office:value-type="float"/>
          <table:table-cell office:value="0.0007230279462573828" office:value-type="float"/>
          <table:table-cell office:value="0.9144969689189252" office:value-type="float"/>
          <table:table-cell office:value="4" office:value-type="float"/>
          <table:table-cell office:value="0.028212394116788983" office:value-type="float"/>
        </table:table-row>
        <table:table-row>
          <table:table-cell office:value="0.0009488470193429949" office:value-type="float"/>
          <table:table-cell office:value="0.0009488470193429949" office:value-type="float"/>
          <table:table-cell office:value="0.0009488470193429949" office:value-type="float"/>
          <table:table-cell office:value="0.0009488470193429949" office:value-type="float"/>
          <table:table-cell office:value="0.0009488470193429949" office:value-type="float"/>
          <table:table-cell office:value="0.0009488470193429949" office:value-type="float"/>
          <table:table-cell office:value="0.9150501104221731" office:value-type="float"/>
          <table:table-cell office:value="5" office:value-type="float"/>
          <table:table-cell office:value="0.022581907308561217" office:value-type="float"/>
        </table:table-row>
        <table:table-row>
          <table:table-cell office:value="0.0008714146432147624" office:value-type="float"/>
          <table:table-cell office:value="0.0008714146432147624" office:value-type="float"/>
          <table:table-cell office:value="0.0008714146432147624" office:value-type="float"/>
          <table:table-cell office:value="0.0008714146432147624" office:value-type="float"/>
          <table:table-cell office:value="0.0008714146432147624" office:value-type="float"/>
          <table:table-cell office:value="0.0008714146432147624" office:value-type="float"/>
          <table:table-cell office:value="0.9148604406110877" office:value-type="float"/>
          <table:table-cell office:value="6" office:value-type="float"/>
          <table:table-cell office:value="-0.0077432376128232505" office:value-type="float"/>
        </table:table-row>
        <table:table-row>
          <table:table-cell office:value="0.0013184462101761987" office:value-type="float"/>
          <table:table-cell office:value="0.0013184462101761987" office:value-type="float"/>
          <table:table-cell office:value="0.0013184462101761987" office:value-type="float"/>
          <table:table-cell office:value="0.0013184462101761987" office:value-type="float"/>
          <table:table-cell office:value="0.0013184462101761987" office:value-type="float"/>
          <table:table-cell office:value="0.0013184462101761987" office:value-type="float"/>
          <table:table-cell office:value="0.91595543984906" office:value-type="float"/>
          <table:table-cell office:value="7" office:value-type="float"/>
          <table:table-cell office:value="0.04470315669614364" office:value-type="float"/>
        </table:table-row>
        <table:table-row>
          <table:table-cell office:value="0.0010670271875880617" office:value-type="float"/>
          <table:table-cell office:value="0.0010670271875880617" office:value-type="float"/>
          <table:table-cell office:value="0.0010670271875880617" office:value-type="float"/>
          <table:table-cell office:value="0.0010670271875880617" office:value-type="float"/>
          <table:table-cell office:value="0.0010670271875880617" office:value-type="float"/>
          <table:table-cell office:value="0.0010670271875880617" office:value-type="float"/>
          <table:table-cell office:value="0.9153395915320899" office:value-type="float"/>
          <table:table-cell office:value="8" office:value-type="float"/>
          <table:table-cell office:value="-0.02514190225881371" office:value-type="float"/>
        </table:table-row>
        <table:table-row>
          <table:table-cell office:value="0.0011803442422604316" office:value-type="float"/>
          <table:table-cell office:value="0.0011803442422604316" office:value-type="float"/>
          <table:table-cell office:value="0.0011803442422604316" office:value-type="float"/>
          <table:table-cell office:value="0.0011803442422604316" office:value-type="float"/>
          <table:table-cell office:value="0.0011803442422604316" office:value-type="float"/>
          <table:table-cell office:value="0.0011803442422604316" office:value-type="float"/>
          <table:table-cell office:value="0.9156171604951922" office:value-type="float"/>
          <table:table-cell office:value="9" office:value-type="float"/>
          <table:table-cell office:value="0.011331705467236997" office:value-type="float"/>
        </table:table-row>
        <table:table-row>
          <table:table-cell office:value="0.0012333492528263591" office:value-type="float"/>
          <table:table-cell office:value="0.0012333492528263591" office:value-type="float"/>
          <table:table-cell office:value="0.0012333492528263591" office:value-type="float"/>
          <table:table-cell office:value="0.0012333492528263591" office:value-type="float"/>
          <table:table-cell office:value="0.0012333492528263591" office:value-type="float"/>
          <table:table-cell office:value="0.0012333492528263591" office:value-type="float"/>
          <table:table-cell office:value="0.9157469957248896" office:value-type="float"/>
          <table:table-cell office:value="10" office:value-type="float"/>
          <table:table-cell office:value="0.005300501056592757" office:value-type="float"/>
        </table:table-row>
        <table:table-row>
          <table:table-cell office:value="0.0011198156960918464" office:value-type="float"/>
          <table:table-cell office:value="0.0011198156960918464" office:value-type="float"/>
          <table:table-cell office:value="0.0011198156960918464" office:value-type="float"/>
          <table:table-cell office:value="0.0011198156960918464" office:value-type="float"/>
          <table:table-cell office:value="0.0011198156960918464" office:value-type="float"/>
          <table:table-cell office:value="0.0011198156960918464" office:value-type="float"/>
          <table:table-cell office:value="0.9154688964422066" office:value-type="float"/>
          <table:table-cell office:value="11" office:value-type="float"/>
          <table:table-cell office:value="-0.01135335567345127" office:value-type="float"/>
        </table:table-row>
        <table:table-row>
          <table:table-cell office:value="0.0009261381735381492" office:value-type="float"/>
          <table:table-cell office:value="0.0009261381735381492" office:value-type="float"/>
          <table:table-cell office:value="0.0009261381735381492" office:value-type="float"/>
          <table:table-cell office:value="0.0009261381735381492" office:value-type="float"/>
          <table:table-cell office:value="0.0009261381735381492" office:value-type="float"/>
          <table:table-cell office:value="0.0009261381735381492" office:value-type="float"/>
          <table:table-cell office:value="0.9149944853373038" office:value-type="float"/>
          <table:table-cell office:value="12" office:value-type="float"/>
          <table:table-cell office:value="-0.01936775225536972" office:value-type="float"/>
        </table:table-row>
        <table:table-row>
          <table:table-cell office:value="0.0009396121347202168" office:value-type="float"/>
          <table:table-cell office:value="0.0009396121347202168" office:value-type="float"/>
          <table:table-cell office:value="0.0009396121347202168" office:value-type="float"/>
          <table:table-cell office:value="0.0009396121347202168" office:value-type="float"/>
          <table:table-cell office:value="0.0009396121347202168" office:value-type="float"/>
          <table:table-cell office:value="0.0009396121347202168" office:value-type="float"/>
          <table:table-cell office:value="0.9150274896670139" office:value-type="float"/>
          <table:table-cell office:value="13" office:value-type="float"/>
          <table:table-cell office:value="0.0013473961182067645" office:value-type="float"/>
        </table:table-row>
        <table:table-row>
          <table:table-cell office:value="0.0006119592102026413" office:value-type="float"/>
          <table:table-cell office:value="0.0006119592102026413" office:value-type="float"/>
          <table:table-cell office:value="0.0006119592102026413" office:value-type="float"/>
          <table:table-cell office:value="0.0006119592102026413" office:value-type="float"/>
          <table:table-cell office:value="0.0006119592102026413" office:value-type="float"/>
          <table:table-cell office:value="0.0006119592102026413" office:value-type="float"/>
          <table:table-cell office:value="0.9142249071892152" office:value-type="float"/>
          <table:table-cell office:value="14" office:value-type="float"/>
          <table:table-cell office:value="-0.03276529245175755" office:value-type="float"/>
        </table:table-row>
        <table:table-row>
          <table:table-cell office:value="0.0007059191947695703" office:value-type="float"/>
          <table:table-cell office:value="0.0007059191947695703" office:value-type="float"/>
          <table:table-cell office:value="0.0007059191947695703" office:value-type="float"/>
          <table:table-cell office:value="0.0007059191947695703" office:value-type="float"/>
          <table:table-cell office:value="0.0007059191947695703" office:value-type="float"/>
          <table:table-cell office:value="0.0007059191947695703" office:value-type="float"/>
          <table:table-cell office:value="0.9144550612076439" office:value-type="float"/>
          <table:table-cell office:value="15" office:value-type="float"/>
          <table:table-cell office:value="0.009395998456692901" office:value-type="float"/>
        </table:table-row>
        <table:table-row>
          <table:table-cell office:value="0.0007296909744353491" office:value-type="float"/>
          <table:table-cell office:value="0.0007296909744353491" office:value-type="float"/>
          <table:table-cell office:value="0.0007296909744353491" office:value-type="float"/>
          <table:table-cell office:value="0.0007296909744353491" office:value-type="float"/>
          <table:table-cell office:value="0.0007296909744353491" office:value-type="float"/>
          <table:table-cell office:value="0.0007296909744353491" office:value-type="float"/>
          <table:table-cell office:value="0.914513289938103" office:value-type="float"/>
          <table:table-cell office:value="16" office:value-type="float"/>
          <table:table-cell office:value="0.0023771779665778814" office:value-type="float"/>
        </table:table-row>
        <table:table-row>
          <table:table-cell office:value="0.00040403431910641144" office:value-type="float"/>
          <table:table-cell office:value="0.00040403431910641144" office:value-type="float"/>
          <table:table-cell office:value="0.00040403431910641144" office:value-type="float"/>
          <table:table-cell office:value="0.00040403431910641144" office:value-type="float"/>
          <table:table-cell office:value="0.00040403431910641144" office:value-type="float"/>
          <table:table-cell office:value="0.00040403431910641144" office:value-type="float"/>
          <table:table-cell office:value="0.9137155973012057" office:value-type="float"/>
          <table:table-cell office:value="17" office:value-type="float"/>
          <table:table-cell office:value="-0.032565665532893764" office:value-type="float"/>
        </table:table-row>
        <table:table-row>
          <table:table-cell office:value="0.00018926437637001203" office:value-type="float"/>
          <table:table-cell office:value="0.00018926437637001203" office:value-type="float"/>
          <table:table-cell office:value="0.00018926437637001203" office:value-type="float"/>
          <table:table-cell office:value="0.00018926437637001203" office:value-type="float"/>
          <table:table-cell office:value="0.00018926437637001203" office:value-type="float"/>
          <table:table-cell office:value="0.00018926437637001203" office:value-type="float"/>
          <table:table-cell office:value="0.9131895205294147" office:value-type="float"/>
          <table:table-cell office:value="18" office:value-type="float"/>
          <table:table-cell office:value="-0.02147699427363994" office:value-type="float"/>
        </table:table-row>
        <table:table-row>
          <table:table-cell office:value="-0.0002724075163626987" office:value-type="float"/>
          <table:table-cell office:value="-0.0002724075163626987" office:value-type="float"/>
          <table:table-cell office:value="-0.0002724075163626987" office:value-type="float"/>
          <table:table-cell office:value="-0.0002724075163626987" office:value-type="float"/>
          <table:table-cell office:value="-0.0002724075163626987" office:value-type="float"/>
          <table:table-cell office:value="-0.0002724075163626987" office:value-type="float"/>
          <table:table-cell office:value="0.9120586599636347" office:value-type="float"/>
          <table:table-cell office:value="19" office:value-type="float"/>
          <table:table-cell office:value="-0.04616718927327107" office:value-type="float"/>
        </table:table-row>
        <table:table-row>
          <table:table-cell office:value="-0.0007014186401953729" office:value-type="float"/>
          <table:table-cell office:value="-0.0007014186401953729" office:value-type="float"/>
          <table:table-cell office:value="-0.0007014186401953729" office:value-type="float"/>
          <table:table-cell office:value="-0.0007014186401953729" office:value-type="float"/>
          <table:table-cell office:value="-0.0007014186401953729" office:value-type="float"/>
          <table:table-cell office:value="-0.0007014186401953729" office:value-type="float"/>
          <table:table-cell office:value="0.9110078016162666" office:value-type="float"/>
          <table:table-cell office:value="20" office:value-type="float"/>
          <table:table-cell office:value="-0.042901112383267416" office:value-type="float"/>
        </table:table-row>
        <table:table-row>
          <table:table-cell office:value="-0.0005191510161456571" office:value-type="float"/>
          <table:table-cell office:value="-0.0005191510161456571" office:value-type="float"/>
          <table:table-cell office:value="-0.0005191510161456571" office:value-type="float"/>
          <table:table-cell office:value="-0.0005191510161456571" office:value-type="float"/>
          <table:table-cell office:value="-0.0005191510161456571" office:value-type="float"/>
          <table:table-cell office:value="-0.0005191510161456571" office:value-type="float"/>
          <table:table-cell office:value="0.9114542642918179" office:value-type="float"/>
          <table:table-cell office:value="21" office:value-type="float"/>
          <table:table-cell office:value="0.018226762404971578" office:value-type="float"/>
        </table:table-row>
        <table:table-row>
          <table:table-cell office:value="-0.0009259441514006917" office:value-type="float"/>
          <table:table-cell office:value="-0.0009259441514006917" office:value-type="float"/>
          <table:table-cell office:value="-0.0009259441514006917" office:value-type="float"/>
          <table:table-cell office:value="-0.0009259441514006917" office:value-type="float"/>
          <table:table-cell office:value="-0.0009259441514006917" office:value-type="float"/>
          <table:table-cell office:value="-0.0009259441514006917" office:value-type="float"/>
          <table:table-cell office:value="0.910457828679576" office:value-type="float"/>
          <table:table-cell office:value="22" office:value-type="float"/>
          <table:table-cell office:value="-0.04067931352550346" office:value-type="float"/>
        </table:table-row>
        <table:table-row>
          <table:table-cell office:value="-0.0013146698777000395" office:value-type="float"/>
          <table:table-cell office:value="-0.0013146698777000395" office:value-type="float"/>
          <table:table-cell office:value="-0.0013146698777000395" office:value-type="float"/>
          <table:table-cell office:value="-0.0013146698777000395" office:value-type="float"/>
          <table:table-cell office:value="-0.0013146698777000395" office:value-type="float"/>
          <table:table-cell office:value="-0.0013146698777000395" office:value-type="float"/>
          <table:table-cell office:value="0.9095056490002498" office:value-type="float"/>
          <table:table-cell office:value="23" office:value-type="float"/>
          <table:table-cell office:value="-0.038872572629934765" office:value-type="float"/>
        </table:table-row>
        <table:table-row>
          <table:table-cell office:value="-0.0010647973135194766" office:value-type="float"/>
          <table:table-cell office:value="-0.0010647973135194766" office:value-type="float"/>
          <table:table-cell office:value="-0.0010647973135194766" office:value-type="float"/>
          <table:table-cell office:value="-0.0010647973135194766" office:value-type="float"/>
          <table:table-cell office:value="-0.0010647973135194766" office:value-type="float"/>
          <table:table-cell office:value="-0.0010647973135194766" office:value-type="float"/>
          <table:table-cell office:value="0.9101177092832131" office:value-type="float"/>
          <table:table-cell office:value="24" office:value-type="float"/>
          <table:table-cell office:value="0.024987256418056297" office:value-type="float"/>
        </table:table-row>
        <table:table-row>
          <table:table-cell office:value="-0.0006604290295457104" office:value-type="float"/>
          <table:table-cell office:value="-0.0006604290295457104" office:value-type="float"/>
          <table:table-cell office:value="-0.0006604290295457104" office:value-type="float"/>
          <table:table-cell office:value="-0.0006604290295457104" office:value-type="float"/>
          <table:table-cell office:value="-0.0006604290295457104" office:value-type="float"/>
          <table:table-cell office:value="-0.0006604290295457104" office:value-type="float"/>
          <table:table-cell office:value="0.9111082052471137" office:value-type="float"/>
          <table:table-cell office:value="25" office:value-type="float"/>
          <table:table-cell office:value="0.04043682839737661" office:value-type="float"/>
        </table:table-row>
        <table:table-row>
          <table:table-cell office:value="-0.0007430747097967908" office:value-type="float"/>
          <table:table-cell office:value="-0.0007430747097967908" office:value-type="float"/>
          <table:table-cell office:value="-0.0007430747097967908" office:value-type="float"/>
          <table:table-cell office:value="-0.0007430747097967908" office:value-type="float"/>
          <table:table-cell office:value="-0.0007430747097967908" office:value-type="float"/>
          <table:table-cell office:value="-0.0007430747097967908" office:value-type="float"/>
          <table:table-cell office:value="0.9109057655010533" office:value-type="float"/>
          <table:table-cell office:value="26" office:value-type="float"/>
          <table:table-cell office:value="-0.00826456802510804" office:value-type="float"/>
        </table:table-row>
        <table:table-row>
          <table:table-cell office:value="-0.0007605986301927126" office:value-type="float"/>
          <table:table-cell office:value="-0.0007605986301927126" office:value-type="float"/>
          <table:table-cell office:value="-0.0007605986301927126" office:value-type="float"/>
          <table:table-cell office:value="-0.0007605986301927126" office:value-type="float"/>
          <table:table-cell office:value="-0.0007605986301927126" office:value-type="float"/>
          <table:table-cell office:value="-0.0007605986301927126" office:value-type="float"/>
          <table:table-cell office:value="0.9108628408377901" office:value-type="float"/>
          <table:table-cell office:value="27" office:value-type="float"/>
          <table:table-cell office:value="-0.0017523920395921752" office:value-type="float"/>
        </table:table-row>
        <table:table-row>
          <table:table-cell office:value="-0.001114439142198072" office:value-type="float"/>
          <table:table-cell office:value="-0.001114439142198072" office:value-type="float"/>
          <table:table-cell office:value="-0.001114439142198072" office:value-type="float"/>
          <table:table-cell office:value="-0.001114439142198072" office:value-type="float"/>
          <table:table-cell office:value="-0.001114439142198072" office:value-type="float"/>
          <table:table-cell office:value="-0.001114439142198072" office:value-type="float"/>
          <table:table-cell office:value="0.9099961121330519" office:value-type="float"/>
          <table:table-cell office:value="28" office:value-type="float"/>
          <table:table-cell office:value="-0.03538405120053593" office:value-type="float"/>
        </table:table-row>
        <table:table-row>
          <table:table-cell office:value="-0.0008905558733009708" office:value-type="float"/>
          <table:table-cell office:value="-0.0008905558733009708" office:value-type="float"/>
          <table:table-cell office:value="-0.0008905558733009708" office:value-type="float"/>
          <table:table-cell office:value="-0.0008905558733009708" office:value-type="float"/>
          <table:table-cell office:value="-0.0008905558733009708" office:value-type="float"/>
          <table:table-cell office:value="-0.0008905558733009708" office:value-type="float"/>
          <table:table-cell office:value="0.910544511903796" office:value-type="float"/>
          <table:table-cell office:value="29" office:value-type="float"/>
          <table:table-cell office:value="0.02238832688971011" office:value-type="float"/>
        </table:table-row>
        <table:table-row>
          <table:table-cell office:value="-0.0010434874644683215" office:value-type="float"/>
          <table:table-cell office:value="-0.0010434874644683215" office:value-type="float"/>
          <table:table-cell office:value="-0.0010434874644683215" office:value-type="float"/>
          <table:table-cell office:value="-0.0010434874644683215" office:value-type="float"/>
          <table:table-cell office:value="-0.0010434874644683215" office:value-type="float"/>
          <table:table-cell office:value="-0.0010434874644683215" office:value-type="float"/>
          <table:table-cell office:value="0.9101699075398841" office:value-type="float"/>
          <table:table-cell office:value="30" office:value-type="float"/>
          <table:table-cell office:value="-0.015293159116735067" office:value-type="float"/>
        </table:table-row>
        <table:table-row>
          <table:table-cell office:value="-0.0007465444483022278" office:value-type="float"/>
          <table:table-cell office:value="-0.0007465444483022278" office:value-type="float"/>
          <table:table-cell office:value="-0.0007465444483022278" office:value-type="float"/>
          <table:table-cell office:value="-0.0007465444483022278" office:value-type="float"/>
          <table:table-cell office:value="-0.0007465444483022278" office:value-type="float"/>
          <table:table-cell office:value="-0.0007465444483022278" office:value-type="float"/>
          <table:table-cell office:value="0.9108972664121741" office:value-type="float"/>
          <table:table-cell office:value="31" office:value-type="float"/>
          <table:table-cell office:value="0.029694301616609367" office:value-type="float"/>
        </table:table-row>
        <table:table-row>
          <table:table-cell office:value="-0.0008901174280530064" office:value-type="float"/>
          <table:table-cell office:value="-0.0008901174280530064" office:value-type="float"/>
          <table:table-cell office:value="-0.0008901174280530064" office:value-type="float"/>
          <table:table-cell office:value="-0.0008901174280530064" office:value-type="float"/>
          <table:table-cell office:value="-0.0008901174280530064" office:value-type="float"/>
          <table:table-cell office:value="-0.0008901174280530064" office:value-type="float"/>
          <table:table-cell office:value="0.9105455858709337" office:value-type="float"/>
          <table:table-cell office:value="32" office:value-type="float"/>
          <table:table-cell office:value="-0.014357297975077857" office:value-type="float"/>
        </table:table-row>
        <table:table-row>
          <table:table-cell office:value="-0.0009559325249912929" office:value-type="float"/>
          <table:table-cell office:value="-0.0009559325249912929" office:value-type="float"/>
          <table:table-cell office:value="-0.0009559325249912929" office:value-type="float"/>
          <table:table-cell office:value="-0.0009559325249912929" office:value-type="float"/>
          <table:table-cell office:value="-0.0009559325249912929" office:value-type="float"/>
          <table:table-cell office:value="-0.0009559325249912929" office:value-type="float"/>
          <table:table-cell office:value="0.9103843724660631" office:value-type="float"/>
          <table:table-cell office:value="33" office:value-type="float"/>
          <table:table-cell office:value="-0.006581509693828647" office:value-type="float"/>
        </table:table-row>
        <table:table-row>
          <table:table-cell office:value="-0.0009515087328589478" office:value-type="float"/>
          <table:table-cell office:value="-0.0009515087328589478" office:value-type="float"/>
          <table:table-cell office:value="-0.0009515087328589478" office:value-type="float"/>
          <table:table-cell office:value="-0.0009515087328589478" office:value-type="float"/>
          <table:table-cell office:value="-0.0009515087328589478" office:value-type="float"/>
          <table:table-cell office:value="-0.0009515087328589478" office:value-type="float"/>
          <table:table-cell office:value="0.9103952084995155" office:value-type="float"/>
          <table:table-cell office:value="34" office:value-type="float"/>
          <table:table-cell office:value="0.00044237921323451307" office:value-type="float"/>
        </table:table-row>
        <table:table-row>
          <table:table-cell office:value="-0.0012241468891469364" office:value-type="float"/>
          <table:table-cell office:value="-0.0012241468891469364" office:value-type="float"/>
          <table:table-cell office:value="-0.0012241468891469364" office:value-type="float"/>
          <table:table-cell office:value="-0.0012241468891469364" office:value-type="float"/>
          <table:table-cell office:value="-0.0012241468891469364" office:value-type="float"/>
          <table:table-cell office:value="-0.0012241468891469364" office:value-type="float"/>
          <table:table-cell office:value="0.9097273841321968" office:value-type="float"/>
          <table:table-cell office:value="35" office:value-type="float"/>
          <table:table-cell office:value="-0.02726381562879885" office:value-type="float"/>
        </table:table-row>
        <table:table-row>
          <table:table-cell office:value="-0.0016154288737497127" office:value-type="float"/>
          <table:table-cell office:value="-0.0016154288737497127" office:value-type="float"/>
          <table:table-cell office:value="-0.0016154288737497127" office:value-type="float"/>
          <table:table-cell office:value="-0.0016154288737497127" office:value-type="float"/>
          <table:table-cell office:value="-0.0016154288737497127" office:value-type="float"/>
          <table:table-cell office:value="-0.0016154288737497127" office:value-type="float"/>
          <table:table-cell office:value="0.9087689429243764" office:value-type="float"/>
          <table:table-cell office:value="36" office:value-type="float"/>
          <table:table-cell office:value="-0.03912819846027763" office:value-type="float"/>
        </table:table-row>
        <table:table-row>
          <table:table-cell office:value="-0.0018032577304415466" office:value-type="float"/>
          <table:table-cell office:value="-0.0018032577304415466" office:value-type="float"/>
          <table:table-cell office:value="-0.0018032577304415466" office:value-type="float"/>
          <table:table-cell office:value="-0.0018032577304415466" office:value-type="float"/>
          <table:table-cell office:value="-0.0018032577304415466" office:value-type="float"/>
          <table:table-cell office:value="-0.0018032577304415466" office:value-type="float"/>
          <table:table-cell office:value="0.9083088580665111" office:value-type="float"/>
          <table:table-cell office:value="37" office:value-type="float"/>
          <table:table-cell office:value="-0.018782885669183402" office:value-type="float"/>
        </table:table-row>
        <table:table-row>
          <table:table-cell office:value="-0.0020850954075306537" office:value-type="float"/>
          <table:table-cell office:value="-0.0020850954075306537" office:value-type="float"/>
          <table:table-cell office:value="-0.0020850954075306537" office:value-type="float"/>
          <table:table-cell office:value="-0.0020850954075306537" office:value-type="float"/>
          <table:table-cell office:value="-0.0020850954075306537" office:value-type="float"/>
          <table:table-cell office:value="-0.0020850954075306537" office:value-type="float"/>
          <table:table-cell office:value="0.9076184995673514" office:value-type="float"/>
          <table:table-cell office:value="38" office:value-type="float"/>
          <table:table-cell office:value="-0.028183767708910713" office:value-type="float"/>
        </table:table-row>
        <table:table-row>
          <table:table-cell office:value="-0.0024350701845675168" office:value-type="float"/>
          <table:table-cell office:value="-0.0024350701845675168" office:value-type="float"/>
          <table:table-cell office:value="-0.0024350701845675168" office:value-type="float"/>
          <table:table-cell office:value="-0.0024350701845675168" office:value-type="float"/>
          <table:table-cell office:value="-0.0024350701845675168" office:value-type="float"/>
          <table:table-cell office:value="-0.0024350701845675168" office:value-type="float"/>
          <table:table-cell office:value="0.9067612399407668" office:value-type="float"/>
          <table:table-cell office:value="39" office:value-type="float"/>
          <table:table-cell office:value="-0.03499747770368629" office:value-type="float"/>
        </table:table-row>
        <table:table-row>
          <table:table-cell office:value="-0.0025266896213753183" office:value-type="float"/>
          <table:table-cell office:value="-0.0025266896213753183" office:value-type="float"/>
          <table:table-cell office:value="-0.0025266896213753183" office:value-type="float"/>
          <table:table-cell office:value="-0.0025266896213753183" office:value-type="float"/>
          <table:table-cell office:value="-0.0025266896213753183" office:value-type="float"/>
          <table:table-cell office:value="-0.0025266896213753183" office:value-type="float"/>
          <table:table-cell office:value="0.9065368190700666" office:value-type="float"/>
          <table:table-cell office:value="40" office:value-type="float"/>
          <table:table-cell office:value="-0.009161943680780146" office:value-type="float"/>
        </table:table-row>
        <table:table-row>
          <table:table-cell office:value="-0.00251752463238072" office:value-type="float"/>
          <table:table-cell office:value="-0.00251752463238072" office:value-type="float"/>
          <table:table-cell office:value="-0.00251752463238072" office:value-type="float"/>
          <table:table-cell office:value="-0.00251752463238072" office:value-type="float"/>
          <table:table-cell office:value="-0.00251752463238072" office:value-type="float"/>
          <table:table-cell office:value="-0.00251752463238072" office:value-type="float"/>
          <table:table-cell office:value="0.9065592686166015" office:value-type="float"/>
          <table:table-cell office:value="41" office:value-type="float"/>
          <table:table-cell office:value="0.0009164988994598416" office:value-type="float"/>
        </table:table-row>
        <table:table-row>
          <table:table-cell office:value="-0.0025083594049675425" office:value-type="float"/>
          <table:table-cell office:value="-0.0025083594049675425" office:value-type="float"/>
          <table:table-cell office:value="-0.0025083594049675425" office:value-type="float"/>
          <table:table-cell office:value="-0.0025083594049675425" office:value-type="float"/>
          <table:table-cell office:value="-0.0025083594049675425" office:value-type="float"/>
          <table:table-cell office:value="-0.0025083594049675425" office:value-type="float"/>
          <table:table-cell office:value="0.9065817187471403" office:value-type="float"/>
          <table:table-cell office:value="42" office:value-type="float"/>
          <table:table-cell office:value="0.0009165227413177462" office:value-type="float"/>
        </table:table-row>
        <table:table-row>
          <table:table-cell office:value="-0.0024900513018829783" office:value-type="float"/>
          <table:table-cell office:value="-0.0024900513018829783" office:value-type="float"/>
          <table:table-cell office:value="-0.0024900513018829783" office:value-type="float"/>
          <table:table-cell office:value="-0.0024900513018829783" office:value-type="float"/>
          <table:table-cell office:value="-0.0024900513018829783" office:value-type="float"/>
          <table:table-cell office:value="-0.0024900513018829783" office:value-type="float"/>
          <table:table-cell office:value="0.9066265642578558" office:value-type="float"/>
          <table:table-cell office:value="43" office:value-type="float"/>
          <table:table-cell office:value="0.0018308103084564223" office:value-type="float"/>
        </table:table-row>
        <table:table-row>
          <table:table-cell office:value="-0.0024717429007751904" office:value-type="float"/>
          <table:table-cell office:value="-0.0024717429007751904" office:value-type="float"/>
          <table:table-cell office:value="-0.0024717429007751904" office:value-type="float"/>
          <table:table-cell office:value="-0.0024717429007751904" office:value-type="float"/>
          <table:table-cell office:value="-0.0024717429007751904" office:value-type="float"/>
          <table:table-cell office:value="-0.0024717429007751904" office:value-type="float"/>
          <table:table-cell office:value="0.9066714104985761" office:value-type="float"/>
          <table:table-cell office:value="44" office:value-type="float"/>
          <table:table-cell office:value="0.00183084011077881" office:value-type="float"/>
        </table:table-row>
        <table:table-row>
          <table:table-cell office:value="-0.002444550784991499" office:value-type="float"/>
          <table:table-cell office:value="-0.002444550784991499" office:value-type="float"/>
          <table:table-cell office:value="-0.002444550784991499" office:value-type="float"/>
          <table:table-cell office:value="-0.002444550784991499" office:value-type="float"/>
          <table:table-cell office:value="-0.002444550784991499" office:value-type="float"/>
          <table:table-cell office:value="-0.002444550784991499" office:value-type="float"/>
          <table:table-cell office:value="0.9067380173072729" office:value-type="float"/>
          <table:table-cell office:value="45" office:value-type="float"/>
          <table:table-cell office:value="0.0027192115783691434" office:value-type="float"/>
        </table:table-row>
        <table:table-row>
          <table:table-cell office:value="-0.0024173581923706495" office:value-type="float"/>
          <table:table-cell office:value="-0.0024173581923706495" office:value-type="float"/>
          <table:table-cell office:value="-0.0024173581923706495" office:value-type="float"/>
          <table:table-cell office:value="-0.0024173581923706495" office:value-type="float"/>
          <table:table-cell office:value="-0.0024173581923706495" office:value-type="float"/>
          <table:table-cell office:value="-0.0024173581923706495" office:value-type="float"/>
          <table:table-cell office:value="0.9068046252839773" office:value-type="float"/>
          <table:table-cell office:value="46" office:value-type="float"/>
          <table:table-cell office:value="0.0027192592620849595" office:value-type="float"/>
        </table:table-row>
        <table:table-row>
          <table:table-cell office:value="-0.0023820986475212537" office:value-type="float"/>
          <table:table-cell office:value="-0.0023820986475212537" office:value-type="float"/>
          <table:table-cell office:value="-0.0023820986475212537" office:value-type="float"/>
          <table:table-cell office:value="-0.0023820986475212537" office:value-type="float"/>
          <table:table-cell office:value="-0.0023820986475212537" office:value-type="float"/>
          <table:table-cell office:value="-0.0023820986475212537" office:value-type="float"/>
          <table:table-cell office:value="0.9068909931774212" office:value-type="float"/>
          <table:table-cell office:value="47" office:value-type="float"/>
          <table:table-cell office:value="0.0035259544849395724" office:value-type="float"/>
        </table:table-row>
        <table:table-row>
          <table:table-cell office:value="-0.002346837970183607" office:value-type="float"/>
          <table:table-cell office:value="-0.002346837970183607" office:value-type="float"/>
          <table:table-cell office:value="-0.002346837970183607" office:value-type="float"/>
          <table:table-cell office:value="-0.002346837970183607" office:value-type="float"/>
          <table:table-cell office:value="-0.002346837970183607" office:value-type="float"/>
          <table:table-cell office:value="-0.002346837970183607" office:value-type="float"/>
          <table:table-cell office:value="0.9069773638448833" office:value-type="float"/>
          <table:table-cell office:value="48" office:value-type="float"/>
          <table:table-cell office:value="0.003526067733764647" office:value-type="float"/>
        </table:table-row>
        <table:table-row>
          <table:table-cell office:value="-0.0023035328711731398" office:value-type="float"/>
          <table:table-cell office:value="-0.0023035328711731398" office:value-type="float"/>
          <table:table-cell office:value="-0.0023035328711731398" office:value-type="float"/>
          <table:table-cell office:value="-0.0023035328711731398" office:value-type="float"/>
          <table:table-cell office:value="-0.0023035328711731398" office:value-type="float"/>
          <table:table-cell office:value="-0.0023035328711731398" office:value-type="float"/>
          <table:table-cell office:value="0.9070834392407197" office:value-type="float"/>
          <table:table-cell office:value="49" office:value-type="float"/>
          <table:table-cell office:value="0.004330509901046754" office:value-type="float"/>
        </table:table-row>
        <table:table-row>
          <table:table-cell office:value="-0.002260226460860487" office:value-type="float"/>
          <table:table-cell office:value="-0.002260226460860487" office:value-type="float"/>
          <table:table-cell office:value="-0.002260226460860487" office:value-type="float"/>
          <table:table-cell office:value="-0.002260226460860487" office:value-type="float"/>
          <table:table-cell office:value="-0.002260226460860487" office:value-type="float"/>
          <table:table-cell office:value="-0.002260226460860487" office:value-type="float"/>
          <table:table-cell office:value="0.9071895178485773" office:value-type="float"/>
          <table:table-cell office:value="50" office:value-type="float"/>
          <table:table-cell office:value="0.004330641031265257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5.1086187362670916e-05" office:value-type="float"/>
          <table:table-cell office:value="5.1086187362670916e-05" office:value-type="float"/>
          <table:table-cell office:value="5.1086187362670916e-05" office:value-type="float"/>
          <table:table-cell office:value="5.1086187362670916e-05" office:value-type="float"/>
          <table:table-cell office:value="5.1086187362670916e-05" office:value-type="float"/>
          <table:table-cell office:value="5.1086187362670916e-05" office:value-type="float"/>
          <table:table-cell office:value="0.8999876780736179" office:value-type="float"/>
          <table:table-cell office:value="1" office:value-type="float"/>
          <table:table-cell office:value="0.005108618736267091" office:value-type="float"/>
        </table:table-row>
        <table:table-row>
          <table:table-cell office:value="0.00010217386484146122" office:value-type="float"/>
          <table:table-cell office:value="0.00010217386484146122" office:value-type="float"/>
          <table:table-cell office:value="0.00010217386484146122" office:value-type="float"/>
          <table:table-cell office:value="0.00010217386484146122" office:value-type="float"/>
          <table:table-cell office:value="0.00010217386484146122" office:value-type="float"/>
          <table:table-cell office:value="0.00010217386484146122" office:value-type="float"/>
          <table:table-cell office:value="0.9001128168155849" office:value-type="float"/>
          <table:table-cell office:value="2" office:value-type="float"/>
          <table:table-cell office:value="0.00510876774787903" office:value-type="float"/>
        </table:table-row>
        <table:table-row>
          <table:table-cell office:value="0.00016107302904129034" office:value-type="float"/>
          <table:table-cell office:value="0.00016107302904129034" office:value-type="float"/>
          <table:table-cell office:value="0.00016107302904129034" office:value-type="float"/>
          <table:table-cell office:value="0.00016107302904129034" office:value-type="float"/>
          <table:table-cell office:value="0.00016107302904129034" office:value-type="float"/>
          <table:table-cell office:value="0.00016107302904129034" office:value-type="float"/>
          <table:table-cell office:value="0.9002570897141509" office:value-type="float"/>
          <table:table-cell office:value="3" office:value-type="float"/>
          <table:table-cell office:value="0.0058899164199829115" office:value-type="float"/>
        </table:table-row>
        <table:table-row>
          <table:table-cell office:value="0.00021997392177581794" office:value-type="float"/>
          <table:table-cell office:value="0.00021997392177581794" office:value-type="float"/>
          <table:table-cell office:value="0.00021997392177581794" office:value-type="float"/>
          <table:table-cell office:value="0.00021997392177581794" office:value-type="float"/>
          <table:table-cell office:value="0.00021997392177581794" office:value-type="float"/>
          <table:table-cell office:value="0.00021997392177581794" office:value-type="float"/>
          <table:table-cell office:value="0.9004013668467448" office:value-type="float"/>
          <table:table-cell office:value="4" office:value-type="float"/>
          <table:table-cell office:value="0.0058900892734527616" office:value-type="float"/>
        </table:table-row>
        <table:table-row>
          <table:table-cell office:value="0.0002867319583892823" office:value-type="float"/>
          <table:table-cell office:value="0.0002867319583892823" office:value-type="float"/>
          <table:table-cell office:value="0.0002867319583892823" office:value-type="float"/>
          <table:table-cell office:value="0.0002867319583892823" office:value-type="float"/>
          <table:table-cell office:value="0.0002867319583892823" office:value-type="float"/>
          <table:table-cell office:value="0.0002867319583892823" office:value-type="float"/>
          <table:table-cell office:value="0.9005648899726778" office:value-type="float"/>
          <table:table-cell office:value="5" office:value-type="float"/>
          <table:table-cell office:value="0.006675803661346437" office:value-type="float"/>
        </table:table-row>
        <table:table-row>
          <table:table-cell office:value="0.0003534921407699586" office:value-type="float"/>
          <table:table-cell office:value="0.0003534921407699586" office:value-type="float"/>
          <table:table-cell office:value="0.0003534921407699586" office:value-type="float"/>
          <table:table-cell office:value="0.0003534921407699586" office:value-type="float"/>
          <table:table-cell office:value="0.0003534921407699586" office:value-type="float"/>
          <table:table-cell office:value="0.0003534921407699586" office:value-type="float"/>
          <table:table-cell office:value="0.9007284183546457" office:value-type="float"/>
          <table:table-cell office:value="6" office:value-type="float"/>
          <table:table-cell office:value="0.006676018238067627" office:value-type="float"/>
        </table:table-row>
        <table:table-row>
          <table:table-cell office:value="0.00042812424898147595" office:value-type="float"/>
          <table:table-cell office:value="0.00042812424898147595" office:value-type="float"/>
          <table:table-cell office:value="0.00042812424898147595" office:value-type="float"/>
          <table:table-cell office:value="0.00042812424898147595" office:value-type="float"/>
          <table:table-cell office:value="0.00042812424898147595" office:value-type="float"/>
          <table:table-cell office:value="0.00042812424898147595" office:value-type="float"/>
          <table:table-cell office:value="0.900911228938192" office:value-type="float"/>
          <table:table-cell office:value="7" office:value-type="float"/>
          <table:table-cell office:value="0.007463210821151735" office:value-type="float"/>
        </table:table-row>
        <table:table-row>
          <table:table-cell office:value="0.0005027588009834291" office:value-type="float"/>
          <table:table-cell office:value="0.0005027588009834291" office:value-type="float"/>
          <table:table-cell office:value="0.0005027588009834291" office:value-type="float"/>
          <table:table-cell office:value="0.0005027588009834291" office:value-type="float"/>
          <table:table-cell office:value="0.0005027588009834291" office:value-type="float"/>
          <table:table-cell office:value="0.0005027588009834291" office:value-type="float"/>
          <table:table-cell office:value="0.901094045507778" office:value-type="float"/>
          <table:table-cell office:value="8" office:value-type="float"/>
          <table:table-cell office:value="0.0074634552001953125" office:value-type="float"/>
        </table:table-row>
        <table:table-row>
          <table:table-cell office:value="0.0005853240489959718" office:value-type="float"/>
          <table:table-cell office:value="0.0005853240489959718" office:value-type="float"/>
          <table:table-cell office:value="0.0005853240489959718" office:value-type="float"/>
          <table:table-cell office:value="0.0005853240489959718" office:value-type="float"/>
          <table:table-cell office:value="0.0005853240489959718" office:value-type="float"/>
          <table:table-cell office:value="0.0005853240489959718" office:value-type="float"/>
          <table:table-cell office:value="0.9012962882358951" office:value-type="float"/>
          <table:table-cell office:value="9" office:value-type="float"/>
          <table:table-cell office:value="0.008256524801254272" office:value-type="float"/>
        </table:table-row>
        <table:table-row>
          <table:table-cell office:value="0.0006678922176361086" office:value-type="float"/>
          <table:table-cell office:value="0.0006678922176361086" office:value-type="float"/>
          <table:table-cell office:value="0.0006678922176361086" office:value-type="float"/>
          <table:table-cell office:value="0.0006678922176361086" office:value-type="float"/>
          <table:table-cell office:value="0.0006678922176361086" office:value-type="float"/>
          <table:table-cell office:value="0.0006678922176361086" office:value-type="float"/>
          <table:table-cell office:value="0.9014985381180595" office:value-type="float"/>
          <table:table-cell office:value="10" office:value-type="float"/>
          <table:table-cell office:value="0.008256816864013673" office:value-type="float"/>
        </table:table-row>
        <table:table-row>
          <table:table-cell office:value="0.0007583975195884706" office:value-type="float"/>
          <table:table-cell office:value="0.0007583975195884706" office:value-type="float"/>
          <table:table-cell office:value="0.0007583975195884706" office:value-type="float"/>
          <table:table-cell office:value="0.0007583975195884706" office:value-type="float"/>
          <table:table-cell office:value="0.0007583975195884706" office:value-type="float"/>
          <table:table-cell office:value="0.0007583975195884706" office:value-type="float"/>
          <table:table-cell office:value="0.9017202299268593" office:value-type="float"/>
          <table:table-cell office:value="11" office:value-type="float"/>
          <table:table-cell office:value="0.009050530195236203" office:value-type="float"/>
        </table:table-row>
        <table:table-row>
          <table:table-cell office:value="0.0008489059805870058" office:value-type="float"/>
          <table:table-cell office:value="0.0008489059805870058" office:value-type="float"/>
          <table:table-cell office:value="0.0008489059805870058" office:value-type="float"/>
          <table:table-cell office:value="0.0008489059805870058" office:value-type="float"/>
          <table:table-cell office:value="0.0008489059805870058" office:value-type="float"/>
          <table:table-cell office:value="0.0008489059805870058" office:value-type="float"/>
          <table:table-cell office:value="0.9019419294737103" office:value-type="float"/>
          <table:table-cell office:value="12" office:value-type="float"/>
          <table:table-cell office:value="0.009050846099853516" office:value-type="float"/>
        </table:table-row>
        <table:table-row>
          <table:table-cell office:value="0.0009473343491554261" office:value-type="float"/>
          <table:table-cell office:value="0.0009473343491554261" office:value-type="float"/>
          <table:table-cell office:value="0.0009473343491554261" office:value-type="float"/>
          <table:table-cell office:value="0.0009473343491554261" office:value-type="float"/>
          <table:table-cell office:value="0.0009473343491554261" office:value-type="float"/>
          <table:table-cell office:value="0.0009473343491554261" office:value-type="float"/>
          <table:table-cell office:value="0.9021830287529176" office:value-type="float"/>
          <table:table-cell office:value="13" office:value-type="float"/>
          <table:table-cell office:value="0.009842836856842042" office:value-type="float"/>
        </table:table-row>
        <table:table-row>
          <table:table-cell office:value="0.0010457661747932435" office:value-type="float"/>
          <table:table-cell office:value="0.0010457661747932435" office:value-type="float"/>
          <table:table-cell office:value="0.0010457661747932435" office:value-type="float"/>
          <table:table-cell office:value="0.0010457661747932435" office:value-type="float"/>
          <table:table-cell office:value="0.0010457661747932435" office:value-type="float"/>
          <table:table-cell office:value="0.0010457661747932435" office:value-type="float"/>
          <table:table-cell office:value="0.9024241365001808" office:value-type="float"/>
          <table:table-cell office:value="14" office:value-type="float"/>
          <table:table-cell office:value="0.009843182563781736" office:value-type="float"/>
        </table:table-row>
        <table:table-row>
          <table:table-cell office:value="0.0011520130634307861" office:value-type="float"/>
          <table:table-cell office:value="0.0011520130634307861" office:value-type="float"/>
          <table:table-cell office:value="0.0011520130634307861" office:value-type="float"/>
          <table:table-cell office:value="0.0011520130634307861" office:value-type="float"/>
          <table:table-cell office:value="0.0011520130634307861" office:value-type="float"/>
          <table:table-cell office:value="0.0011520130634307861" office:value-type="float"/>
          <table:table-cell office:value="0.902684387164101" office:value-type="float"/>
          <table:table-cell office:value="15" office:value-type="float"/>
          <table:table-cell office:value="0.01062468886375427" office:value-type="float"/>
        </table:table-row>
        <table:table-row>
          <table:table-cell office:value="0.0012582634091377258" office:value-type="float"/>
          <table:table-cell office:value="0.0012582634091377258" office:value-type="float"/>
          <table:table-cell office:value="0.0012582634091377258" office:value-type="float"/>
          <table:table-cell office:value="0.0012582634091377258" office:value-type="float"/>
          <table:table-cell office:value="0.0012582634091377258" office:value-type="float"/>
          <table:table-cell office:value="0.0012582634091377258" office:value-type="float"/>
          <table:table-cell office:value="0.9029446462960774" office:value-type="float"/>
          <table:table-cell office:value="16" office:value-type="float"/>
          <table:table-cell office:value="0.01062503457069397" office:value-type="float"/>
        </table:table-row>
        <table:table-row>
          <table:table-cell office:value="0.0013721097707748414" office:value-type="float"/>
          <table:table-cell office:value="0.0013721097707748414" office:value-type="float"/>
          <table:table-cell office:value="0.0013721097707748414" office:value-type="float"/>
          <table:table-cell office:value="0.0013721097707748414" office:value-type="float"/>
          <table:table-cell office:value="0.0013721097707748414" office:value-type="float"/>
          <table:table-cell office:value="0.0013721097707748414" office:value-type="float"/>
          <table:table-cell office:value="0.9032235117911607" office:value-type="float"/>
          <table:table-cell office:value="17" office:value-type="float"/>
          <table:table-cell office:value="0.011384636163711548" office:value-type="float"/>
        </table:table-row>
        <table:table-row>
          <table:table-cell office:value="0.0014859613180160523" office:value-type="float"/>
          <table:table-cell office:value="0.0014859613180160523" office:value-type="float"/>
          <table:table-cell office:value="0.0014859613180160523" office:value-type="float"/>
          <table:table-cell office:value="0.0014859613180160523" office:value-type="float"/>
          <table:table-cell office:value="0.0014859613180160523" office:value-type="float"/>
          <table:table-cell office:value="0.0014859613180160523" office:value-type="float"/>
          <table:table-cell office:value="0.9035023899883281" office:value-type="float"/>
          <table:table-cell office:value="18" office:value-type="float"/>
          <table:table-cell office:value="0.011385154724121091" office:value-type="float"/>
        </table:table-row>
        <table:table-row>
          <table:table-cell office:value="0.0016074413657188415" office:value-type="float"/>
          <table:table-cell office:value="0.0016074413657188415" office:value-type="float"/>
          <table:table-cell office:value="0.0016074413657188415" office:value-type="float"/>
          <table:table-cell office:value="0.0016074413657188415" office:value-type="float"/>
          <table:table-cell office:value="0.0016074413657188415" office:value-type="float"/>
          <table:table-cell office:value="0.0016074413657188415" office:value-type="float"/>
          <table:table-cell office:value="0.9037999541191288" office:value-type="float"/>
          <table:table-cell office:value="19" office:value-type="float"/>
          <table:table-cell office:value="0.012148004770278928" office:value-type="float"/>
        </table:table-row>
        <table:table-row>
          <table:table-cell office:value="0.0017289269566535949" office:value-type="float"/>
          <table:table-cell office:value="0.0017289269566535949" office:value-type="float"/>
          <table:table-cell office:value="0.0017289269566535949" office:value-type="float"/>
          <table:table-cell office:value="0.0017289269566535949" office:value-type="float"/>
          <table:table-cell office:value="0.0017289269566535949" office:value-type="float"/>
          <table:table-cell office:value="0.0017289269566535949" office:value-type="float"/>
          <table:table-cell office:value="0.9040975318280194" office:value-type="float"/>
          <table:table-cell office:value="20" office:value-type="float"/>
          <table:table-cell office:value="0.012148559093475342" office:value-type="float"/>
        </table:table-row>
        <table:table-row>
          <table:table-cell office:value="0.0018580083847045898" office:value-type="float"/>
          <table:table-cell office:value="0.0018580083847045898" office:value-type="float"/>
          <table:table-cell office:value="0.0018580083847045898" office:value-type="float"/>
          <table:table-cell office:value="0.0018580083847045898" office:value-type="float"/>
          <table:table-cell office:value="0.0018580083847045898" office:value-type="float"/>
          <table:table-cell office:value="0.0018580083847045898" office:value-type="float"/>
          <table:table-cell office:value="0.9044137154620142" office:value-type="float"/>
          <table:table-cell office:value="21" office:value-type="float"/>
          <table:table-cell office:value="0.012908142805099485" office:value-type="float"/>
        </table:table-row>
        <table:table-row>
          <table:table-cell office:value="0.0019870954155921934" office:value-type="float"/>
          <table:table-cell office:value="0.0019870954155921934" office:value-type="float"/>
          <table:table-cell office:value="0.0019870954155921934" office:value-type="float"/>
          <table:table-cell office:value="0.0019870954155921934" office:value-type="float"/>
          <table:table-cell office:value="0.0019870954155921934" office:value-type="float"/>
          <table:table-cell office:value="0.0019870954155921934" office:value-type="float"/>
          <table:table-cell office:value="0.9047299128200997" office:value-type="float"/>
          <table:table-cell office:value="22" office:value-type="float"/>
          <table:table-cell office:value="0.012908703088760382" office:value-type="float"/>
        </table:table-row>
        <table:table-row>
          <table:table-cell office:value="0.002123681306838989" office:value-type="float"/>
          <table:table-cell office:value="0.002123681306838989" office:value-type="float"/>
          <table:table-cell office:value="0.002123681306838989" office:value-type="float"/>
          <table:table-cell office:value="0.002123681306838989" office:value-type="float"/>
          <table:table-cell office:value="0.002123681306838989" office:value-type="float"/>
          <table:table-cell office:value="0.002123681306838989" office:value-type="float"/>
          <table:table-cell office:value="0.9050644785597176" office:value-type="float"/>
          <table:table-cell office:value="23" office:value-type="float"/>
          <table:table-cell office:value="0.013658589124679571" office:value-type="float"/>
        </table:table-row>
        <table:table-row>
          <table:table-cell office:value="0.0022602735757827758" office:value-type="float"/>
          <table:table-cell office:value="0.0022602735757827758" office:value-type="float"/>
          <table:table-cell office:value="0.0022602735757827758" office:value-type="float"/>
          <table:table-cell office:value="0.0022602735757827758" office:value-type="float"/>
          <table:table-cell office:value="0.0022602735757827758" office:value-type="float"/>
          <table:table-cell office:value="0.0022602735757827758" office:value-type="float"/>
          <table:table-cell office:value="0.9053990599214389" office:value-type="float"/>
          <table:table-cell office:value="24" office:value-type="float"/>
          <table:table-cell office:value="0.013659226894378665" office:value-type="float"/>
        </table:table-row>
        <table:table-row>
          <table:table-cell office:value="0.002404333710670471" office:value-type="float"/>
          <table:table-cell office:value="0.002404333710670471" office:value-type="float"/>
          <table:table-cell office:value="0.002404333710670471" office:value-type="float"/>
          <table:table-cell office:value="0.002404333710670471" office:value-type="float"/>
          <table:table-cell office:value="0.002404333710670471" office:value-type="float"/>
          <table:table-cell office:value="0.002404333710670471" office:value-type="float"/>
          <table:table-cell office:value="0.9057519337441903" office:value-type="float"/>
          <table:table-cell office:value="25" office:value-type="float"/>
          <table:table-cell office:value="0.014406013488769534" office:value-type="float"/>
        </table:table-row>
        <table:table-row>
          <table:table-cell office:value="0.002548400104045868" office:value-type="float"/>
          <table:table-cell office:value="0.002548400104045868" office:value-type="float"/>
          <table:table-cell office:value="0.002548400104045868" office:value-type="float"/>
          <table:table-cell office:value="0.002548400104045868" office:value-type="float"/>
          <table:table-cell office:value="0.002548400104045868" office:value-type="float"/>
          <table:table-cell office:value="0.002548400104045868" office:value-type="float"/>
          <table:table-cell office:value="0.9061048228970431" office:value-type="float"/>
          <table:table-cell office:value="26" office:value-type="float"/>
          <table:table-cell office:value="0.014406639337539676" office:value-type="float"/>
        </table:table-row>
        <table:table-row>
          <table:table-cell office:value="0.0026998239755630492" office:value-type="float"/>
          <table:table-cell office:value="0.0026998239755630492" office:value-type="float"/>
          <table:table-cell office:value="0.0026998239755630492" office:value-type="float"/>
          <table:table-cell office:value="0.0026998239755630492" office:value-type="float"/>
          <table:table-cell office:value="0.0026998239755630492" office:value-type="float"/>
          <table:table-cell office:value="0.0026998239755630492" office:value-type="float"/>
          <table:table-cell office:value="0.906475734117137" office:value-type="float"/>
          <table:table-cell office:value="27" office:value-type="float"/>
          <table:table-cell office:value="0.015142387151718145" office:value-type="float"/>
        </table:table-row>
        <table:table-row>
          <table:table-cell office:value="0.002851253867149353" office:value-type="float"/>
          <table:table-cell office:value="0.002851253867149353" office:value-type="float"/>
          <table:table-cell office:value="0.002851253867149353" office:value-type="float"/>
          <table:table-cell office:value="0.002851253867149353" office:value-type="float"/>
          <table:table-cell office:value="0.002851253867149353" office:value-type="float"/>
          <table:table-cell office:value="0.002851253867149353" office:value-type="float"/>
          <table:table-cell office:value="0.9068466600833284" office:value-type="float"/>
          <table:table-cell office:value="28" office:value-type="float"/>
          <table:table-cell office:value="0.015142989158630368" office:value-type="float"/>
        </table:table-row>
        <table:table-row>
          <table:table-cell office:value="0.0030098759531974792" office:value-type="float"/>
          <table:table-cell office:value="0.0030098759531974792" office:value-type="float"/>
          <table:table-cell office:value="0.0030098759531974792" office:value-type="float"/>
          <table:table-cell office:value="0.0030098759531974792" office:value-type="float"/>
          <table:table-cell office:value="0.0030098759531974792" office:value-type="float"/>
          <table:table-cell office:value="0.0030098759531974792" office:value-type="float"/>
          <table:table-cell office:value="0.9072352032560821" office:value-type="float"/>
          <table:table-cell office:value="29" office:value-type="float"/>
          <table:table-cell office:value="0.01586220860481262" office:value-type="float"/>
        </table:table-row>
        <table:table-row>
          <table:table-cell office:value="0.0031685038805007934" office:value-type="float"/>
          <table:table-cell office:value="0.0031685038805007934" office:value-type="float"/>
          <table:table-cell office:value="0.0031685038805007934" office:value-type="float"/>
          <table:table-cell office:value="0.0031685038805007934" office:value-type="float"/>
          <table:table-cell office:value="0.0031685038805007934" office:value-type="float"/>
          <table:table-cell office:value="0.0031685038805007934" office:value-type="float"/>
          <table:table-cell office:value="0.9076237607369305" office:value-type="float"/>
          <table:table-cell office:value="30" office:value-type="float"/>
          <table:table-cell office:value="0.01586279273033142" office:value-type="float"/>
        </table:table-row>
        <table:table-row>
          <table:table-cell office:value="0.0033342551589012146" office:value-type="float"/>
          <table:table-cell office:value="0.0033342551589012146" office:value-type="float"/>
          <table:table-cell office:value="0.0033342551589012146" office:value-type="float"/>
          <table:table-cell office:value="0.0033342551589012146" office:value-type="float"/>
          <table:table-cell office:value="0.0033342551589012146" office:value-type="float"/>
          <table:table-cell office:value="0.0033342551589012146" office:value-type="float"/>
          <table:table-cell office:value="0.9080297667932256" office:value-type="float"/>
          <table:table-cell office:value="31" office:value-type="float"/>
          <table:table-cell office:value="0.016575127840042114" office:value-type="float"/>
        </table:table-row>
        <table:table-row>
          <table:table-cell office:value="0.0035000131130218507" office:value-type="float"/>
          <table:table-cell office:value="0.0035000131130218507" office:value-type="float"/>
          <table:table-cell office:value="0.0035000131130218507" office:value-type="float"/>
          <table:table-cell office:value="0.0035000131130218507" office:value-type="float"/>
          <table:table-cell office:value="0.0035000131130218507" office:value-type="float"/>
          <table:table-cell office:value="0.0035000131130218507" office:value-type="float"/>
          <table:table-cell office:value="0.9084357892016288" office:value-type="float"/>
          <table:table-cell office:value="32" office:value-type="float"/>
          <table:table-cell office:value="0.016575795412063596" office:value-type="float"/>
        </table:table-row>
        <table:table-row>
          <table:table-cell office:value="0.003672869622707367" office:value-type="float"/>
          <table:table-cell office:value="0.003672869622707367" office:value-type="float"/>
          <table:table-cell office:value="0.003672869622707367" office:value-type="float"/>
          <table:table-cell office:value="0.003672869622707367" office:value-type="float"/>
          <table:table-cell office:value="0.003672869622707367" office:value-type="float"/>
          <table:table-cell office:value="0.003672869622707367" office:value-type="float"/>
          <table:table-cell office:value="0.9088591994490768" office:value-type="float"/>
          <table:table-cell office:value="33" office:value-type="float"/>
          <table:table-cell office:value="0.01728565096855164" office:value-type="float"/>
        </table:table-row>
        <table:table-row>
          <table:table-cell office:value="0.0038457330465316774" office:value-type="float"/>
          <table:table-cell office:value="0.0038457330465316774" office:value-type="float"/>
          <table:table-cell office:value="0.0038457330465316774" office:value-type="float"/>
          <table:table-cell office:value="0.0038457330465316774" office:value-type="float"/>
          <table:table-cell office:value="0.0038457330465316774" office:value-type="float"/>
          <table:table-cell office:value="0.0038457330465316774" office:value-type="float"/>
          <table:table-cell office:value="0.9092826266326368" office:value-type="float"/>
          <table:table-cell office:value="34" office:value-type="float"/>
          <table:table-cell office:value="0.017286342382431027" office:value-type="float"/>
        </table:table-row>
        <table:table-row>
          <table:table-cell office:value="0.004025709688663483" office:value-type="float"/>
          <table:table-cell office:value="0.004025709688663483" office:value-type="float"/>
          <table:table-cell office:value="0.004025709688663483" office:value-type="float"/>
          <table:table-cell office:value="0.004025709688663483" office:value-type="float"/>
          <table:table-cell office:value="0.004025709688663483" office:value-type="float"/>
          <table:table-cell office:value="0.004025709688663483" office:value-type="float"/>
          <table:table-cell office:value="0.9097234775714792" office:value-type="float"/>
          <table:table-cell office:value="35" office:value-type="float"/>
          <table:table-cell office:value="0.01799766421318054" office:value-type="float"/>
        </table:table-row>
        <table:table-row>
          <table:table-cell office:value="0.004205693364143372" office:value-type="float"/>
          <table:table-cell office:value="0.004205693364143372" office:value-type="float"/>
          <table:table-cell office:value="0.004205693364143372" office:value-type="float"/>
          <table:table-cell office:value="0.004205693364143372" office:value-type="float"/>
          <table:table-cell office:value="0.004205693364143372" office:value-type="float"/>
          <table:table-cell office:value="0.004205693364143372" office:value-type="float"/>
          <table:table-cell office:value="0.9101643457384356" office:value-type="float"/>
          <table:table-cell office:value="36" office:value-type="float"/>
          <table:table-cell office:value="0.01799836754798889" office:value-type="float"/>
        </table:table-row>
        <table:table-row>
          <table:table-cell office:value="0.004392710328102112" office:value-type="float"/>
          <table:table-cell office:value="0.004392710328102112" office:value-type="float"/>
          <table:table-cell office:value="0.004392710328102112" office:value-type="float"/>
          <table:table-cell office:value="0.004392710328102112" office:value-type="float"/>
          <table:table-cell office:value="0.004392710328102112" office:value-type="float"/>
          <table:table-cell office:value="0.004392710328102112" office:value-type="float"/>
          <table:table-cell office:value="0.910622441873379" office:value-type="float"/>
          <table:table-cell office:value="37" office:value-type="float"/>
          <table:table-cell office:value="0.018701696395874018" office:value-type="float"/>
        </table:table-row>
        <table:table-row>
          <table:table-cell office:value="0.004579734444618225" office:value-type="float"/>
          <table:table-cell office:value="0.004579734444618225" office:value-type="float"/>
          <table:table-cell office:value="0.004579734444618225" office:value-type="float"/>
          <table:table-cell office:value="0.004579734444618225" office:value-type="float"/>
          <table:table-cell office:value="0.004579734444618225" office:value-type="float"/>
          <table:table-cell office:value="0.004579734444618225" office:value-type="float"/>
          <table:table-cell office:value="0.9110805555284383" office:value-type="float"/>
          <table:table-cell office:value="38" office:value-type="float"/>
          <table:table-cell office:value="0.018702411651611323" office:value-type="float"/>
        </table:table-row>
        <table:table-row>
          <table:table-cell office:value="0.004773532509803773" office:value-type="float"/>
          <table:table-cell office:value="0.004773532509803773" office:value-type="float"/>
          <table:table-cell office:value="0.004773532509803773" office:value-type="float"/>
          <table:table-cell office:value="0.004773532509803773" office:value-type="float"/>
          <table:table-cell office:value="0.004773532509803773" office:value-type="float"/>
          <table:table-cell office:value="0.004773532509803773" office:value-type="float"/>
          <table:table-cell office:value="0.9115552619012816" office:value-type="float"/>
          <table:table-cell office:value="39" office:value-type="float"/>
          <table:table-cell office:value="0.019379806518554685" office:value-type="float"/>
        </table:table-row>
        <table:table-row>
          <table:table-cell office:value="0.004967338681221009" office:value-type="float"/>
          <table:table-cell office:value="0.004967338681221009" office:value-type="float"/>
          <table:table-cell office:value="0.004967338681221009" office:value-type="float"/>
          <table:table-cell office:value="0.004967338681221009" office:value-type="float"/>
          <table:table-cell office:value="0.004967338681221009" office:value-type="float"/>
          <table:table-cell office:value="0.004967338681221009" office:value-type="float"/>
          <table:table-cell office:value="0.9120299881302562" office:value-type="float"/>
          <table:table-cell office:value="40" office:value-type="float"/>
          <table:table-cell office:value="0.019380617141723636" office:value-type="float"/>
        </table:table-row>
        <table:table-row>
          <table:table-cell office:value="0.005167762160301209" office:value-type="float"/>
          <table:table-cell office:value="0.005167762160301209" office:value-type="float"/>
          <table:table-cell office:value="0.005167762160301209" office:value-type="float"/>
          <table:table-cell office:value="0.005167762160301209" office:value-type="float"/>
          <table:table-cell office:value="0.005167762160301209" office:value-type="float"/>
          <table:table-cell office:value="0.005167762160301209" office:value-type="float"/>
          <table:table-cell office:value="0.912520923386476" office:value-type="float"/>
          <table:table-cell office:value="41" office:value-type="float"/>
          <table:table-cell office:value="0.020042347908020022" office:value-type="float"/>
        </table:table-row>
        <table:table-row>
          <table:table-cell office:value="0.005368194103240968" office:value-type="float"/>
          <table:table-cell office:value="0.005368194103240968" office:value-type="float"/>
          <table:table-cell office:value="0.005368194103240968" office:value-type="float"/>
          <table:table-cell office:value="0.005368194103240968" office:value-type="float"/>
          <table:table-cell office:value="0.005368194103240968" office:value-type="float"/>
          <table:table-cell office:value="0.005368194103240968" office:value-type="float"/>
          <table:table-cell office:value="0.913011879374833" office:value-type="float"/>
          <table:table-cell office:value="42" office:value-type="float"/>
          <table:table-cell office:value="0.02004319429397583" office:value-type="float"/>
        </table:table-row>
        <table:table-row>
          <table:table-cell office:value="0.005575233280658723" office:value-type="float"/>
          <table:table-cell office:value="0.005575233280658723" office:value-type="float"/>
          <table:table-cell office:value="0.005575233280658723" office:value-type="float"/>
          <table:table-cell office:value="0.005575233280658723" office:value-type="float"/>
          <table:table-cell office:value="0.005575233280658723" office:value-type="float"/>
          <table:table-cell office:value="0.005575233280658723" office:value-type="float"/>
          <table:table-cell office:value="0.9135190197162721" office:value-type="float"/>
          <table:table-cell office:value="43" office:value-type="float"/>
          <table:table-cell office:value="0.020703917741775518" office:value-type="float"/>
        </table:table-row>
        <table:table-row>
          <table:table-cell office:value="0.005782281339168549" office:value-type="float"/>
          <table:table-cell office:value="0.005782281339168549" office:value-type="float"/>
          <table:table-cell office:value="0.005782281339168549" office:value-type="float"/>
          <table:table-cell office:value="0.005782281339168549" office:value-type="float"/>
          <table:table-cell office:value="0.005782281339168549" office:value-type="float"/>
          <table:table-cell office:value="0.005782281339168549" office:value-type="float"/>
          <table:table-cell office:value="0.9140261818118551" office:value-type="float"/>
          <table:table-cell office:value="44" office:value-type="float"/>
          <table:table-cell office:value="0.020704805850982666" office:value-type="float"/>
        </table:table-row>
        <table:table-row>
          <table:table-cell office:value="0.005995879948139191" office:value-type="float"/>
          <table:table-cell office:value="0.005995879948139191" office:value-type="float"/>
          <table:table-cell office:value="0.005995879948139191" office:value-type="float"/>
          <table:table-cell office:value="0.005995879948139191" office:value-type="float"/>
          <table:table-cell office:value="0.005995879948139191" office:value-type="float"/>
          <table:table-cell office:value="0.005995879948139191" office:value-type="float"/>
          <table:table-cell office:value="0.9145493894136014" office:value-type="float"/>
          <table:table-cell office:value="45" office:value-type="float"/>
          <table:table-cell office:value="0.02135986089706421" office:value-type="float"/>
        </table:table-row>
        <table:table-row>
          <table:table-cell office:value="0.006209485411643983" office:value-type="float"/>
          <table:table-cell office:value="0.006209485411643983" office:value-type="float"/>
          <table:table-cell office:value="0.006209485411643983" office:value-type="float"/>
          <table:table-cell office:value="0.006209485411643983" office:value-type="float"/>
          <table:table-cell office:value="0.006209485411643983" office:value-type="float"/>
          <table:table-cell office:value="0.006209485411643983" office:value-type="float"/>
          <table:table-cell office:value="0.9150726138054589" office:value-type="float"/>
          <table:table-cell office:value="46" office:value-type="float"/>
          <table:table-cell office:value="0.021360546350479126" office:value-type="float"/>
        </table:table-row>
        <table:table-row>
          <table:table-cell office:value="0.006429556131362916" office:value-type="float"/>
          <table:table-cell office:value="0.006429556131362916" office:value-type="float"/>
          <table:table-cell office:value="0.006429556131362916" office:value-type="float"/>
          <table:table-cell office:value="0.006429556131362916" office:value-type="float"/>
          <table:table-cell office:value="0.006429556131362916" office:value-type="float"/>
          <table:table-cell office:value="0.006429556131362916" office:value-type="float"/>
          <table:table-cell office:value="0.9156116747760973" office:value-type="float"/>
          <table:table-cell office:value="47" office:value-type="float"/>
          <table:table-cell office:value="0.022007071971893305" office:value-type="float"/>
        </table:table-row>
        <table:table-row>
          <table:table-cell office:value="0.0066496340036392215" office:value-type="float"/>
          <table:table-cell office:value="0.0066496340036392215" office:value-type="float"/>
          <table:table-cell office:value="0.0066496340036392215" office:value-type="float"/>
          <table:table-cell office:value="0.0066496340036392215" office:value-type="float"/>
          <table:table-cell office:value="0.0066496340036392215" office:value-type="float"/>
          <table:table-cell office:value="0.0066496340036392215" office:value-type="float"/>
          <table:table-cell office:value="0.9161507532668517" office:value-type="float"/>
          <table:table-cell office:value="48" office:value-type="float"/>
          <table:table-cell office:value="0.02200778722763061" office:value-type="float"/>
        </table:table-row>
        <table:table-row>
          <table:table-cell office:value="0.006876189053058625" office:value-type="float"/>
          <table:table-cell office:value="0.006876189053058625" office:value-type="float"/>
          <table:table-cell office:value="0.006876189053058625" office:value-type="float"/>
          <table:table-cell office:value="0.006876189053058625" office:value-type="float"/>
          <table:table-cell office:value="0.006876189053058625" office:value-type="float"/>
          <table:table-cell office:value="0.006876189053058625" office:value-type="float"/>
          <table:table-cell office:value="0.9167056975365803" office:value-type="float"/>
          <table:table-cell office:value="49" office:value-type="float"/>
          <table:table-cell office:value="0.02265550494194031" office:value-type="float"/>
        </table:table-row>
        <table:table-row>
          <table:table-cell office:value="0.007102751731872559" office:value-type="float"/>
          <table:table-cell office:value="0.007102751731872559" office:value-type="float"/>
          <table:table-cell office:value="0.007102751731872559" office:value-type="float"/>
          <table:table-cell office:value="0.007102751731872559" office:value-type="float"/>
          <table:table-cell office:value="0.007102751731872559" office:value-type="float"/>
          <table:table-cell office:value="0.007102751731872559" office:value-type="float"/>
          <table:table-cell office:value="0.9172606604944324" office:value-type="float"/>
          <table:table-cell office:value="50" office:value-type="float"/>
          <table:table-cell office:value="0.022656267881393438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327964901924133" office:value-type="float"/>
          <table:table-cell office:value="0.0002327964901924133" office:value-type="float"/>
          <table:table-cell office:value="0.0002327964901924133" office:value-type="float"/>
          <table:table-cell office:value="0.0002327964901924133" office:value-type="float"/>
          <table:table-cell office:value="0.0002327964901924133" office:value-type="float"/>
          <table:table-cell office:value="0.0002327964901924133" office:value-type="float"/>
          <table:table-cell office:value="0.8918845795811362" office:value-type="float"/>
          <table:table-cell office:value="1" office:value-type="float"/>
          <table:table-cell office:value="0.02327964901924133" office:value-type="float"/>
        </table:table-row>
        <table:table-row>
          <table:table-cell office:value="0.000465600311756134" office:value-type="float"/>
          <table:table-cell office:value="0.000465600311756134" office:value-type="float"/>
          <table:table-cell office:value="0.000465600311756134" office:value-type="float"/>
          <table:table-cell office:value="0.000465600311756134" office:value-type="float"/>
          <table:table-cell office:value="0.000465600311756134" office:value-type="float"/>
          <table:table-cell office:value="0.000465600311756134" office:value-type="float"/>
          <table:table-cell office:value="0.8924548301541372" office:value-type="float"/>
          <table:table-cell office:value="2" office:value-type="float"/>
          <table:table-cell office:value="0.02328038215637207" office:value-type="float"/>
        </table:table-row>
        <table:table-row>
          <table:table-cell office:value="0.0007048107981681824" office:value-type="float"/>
          <table:table-cell office:value="0.0007048107981681824" office:value-type="float"/>
          <table:table-cell office:value="0.0007048107981681824" office:value-type="float"/>
          <table:table-cell office:value="0.0007048107981681824" office:value-type="float"/>
          <table:table-cell office:value="0.0007048107981681824" office:value-type="float"/>
          <table:table-cell office:value="0.0007048107981681824" office:value-type="float"/>
          <table:table-cell office:value="0.8930407737869697" office:value-type="float"/>
          <table:table-cell office:value="3" office:value-type="float"/>
          <table:table-cell office:value="0.02392104864120484" office:value-type="float"/>
        </table:table-row>
        <table:table-row>
          <table:table-cell office:value="0.0009440293908119202" office:value-type="float"/>
          <table:table-cell office:value="0.0009440293908119202" office:value-type="float"/>
          <table:table-cell office:value="0.0009440293908119202" office:value-type="float"/>
          <table:table-cell office:value="0.0009440293908119202" office:value-type="float"/>
          <table:table-cell office:value="0.0009440293908119202" office:value-type="float"/>
          <table:table-cell office:value="0.0009440293908119202" office:value-type="float"/>
          <table:table-cell office:value="0.8936267372759336" office:value-type="float"/>
          <table:table-cell office:value="4" office:value-type="float"/>
          <table:table-cell office:value="0.023921859264373777" office:value-type="float"/>
        </table:table-row>
        <table:table-row>
          <table:table-cell office:value="0.001189500391483307" office:value-type="float"/>
          <table:table-cell office:value="0.001189500391483307" office:value-type="float"/>
          <table:table-cell office:value="0.001189500391483307" office:value-type="float"/>
          <table:table-cell office:value="0.001189500391483307" office:value-type="float"/>
          <table:table-cell office:value="0.001189500391483307" office:value-type="float"/>
          <table:table-cell office:value="0.001189500391483307" office:value-type="float"/>
          <table:table-cell office:value="0.8942280159742289" office:value-type="float"/>
          <table:table-cell office:value="5" office:value-type="float"/>
          <table:table-cell office:value="0.024547100067138672" office:value-type="float"/>
        </table:table-row>
        <table:table-row>
          <table:table-cell office:value="0.0014349797368049622" office:value-type="float"/>
          <table:table-cell office:value="0.0014349797368049622" office:value-type="float"/>
          <table:table-cell office:value="0.0014349797368049622" office:value-type="float"/>
          <table:table-cell office:value="0.0014349797368049622" office:value-type="float"/>
          <table:table-cell office:value="0.0014349797368049622" office:value-type="float"/>
          <table:table-cell office:value="0.0014349797368049622" office:value-type="float"/>
          <table:table-cell office:value="0.8948293151126594" office:value-type="float"/>
          <table:table-cell office:value="6" office:value-type="float"/>
          <table:table-cell office:value="0.024547934532165527" office:value-type="float"/>
        </table:table-row>
        <table:table-row>
          <table:table-cell office:value="0.001686554491519928" office:value-type="float"/>
          <table:table-cell office:value="0.001686554491519928" office:value-type="float"/>
          <table:table-cell office:value="0.001686554491519928" office:value-type="float"/>
          <table:table-cell office:value="0.001686554491519928" office:value-type="float"/>
          <table:table-cell office:value="0.001686554491519928" office:value-type="float"/>
          <table:table-cell office:value="0.001686554491519928" office:value-type="float"/>
          <table:table-cell office:value="0.8954455448938768" office:value-type="float"/>
          <table:table-cell office:value="7" office:value-type="float"/>
          <table:table-cell office:value="0.02515747547149659" office:value-type="float"/>
        </table:table-row>
        <table:table-row>
          <table:table-cell office:value="0.0019381368756294251" office:value-type="float"/>
          <table:table-cell office:value="0.0019381368756294251" office:value-type="float"/>
          <table:table-cell office:value="0.0019381368756294251" office:value-type="float"/>
          <table:table-cell office:value="0.0019381368756294251" office:value-type="float"/>
          <table:table-cell office:value="0.0019381368756294251" office:value-type="float"/>
          <table:table-cell office:value="0.0019381368756294251" office:value-type="float"/>
          <table:table-cell office:value="0.896061793363218" office:value-type="float"/>
          <table:table-cell office:value="8" office:value-type="float"/>
          <table:table-cell office:value="0.025158238410949704" office:value-type="float"/>
        </table:table-row>
        <table:table-row>
          <table:table-cell office:value="0.0021957340836524964" office:value-type="float"/>
          <table:table-cell office:value="0.0021957340836524964" office:value-type="float"/>
          <table:table-cell office:value="0.0021957340836524964" office:value-type="float"/>
          <table:table-cell office:value="0.0021957340836524964" office:value-type="float"/>
          <table:table-cell office:value="0.0021957340836524964" office:value-type="float"/>
          <table:table-cell office:value="0.0021957340836524964" office:value-type="float"/>
          <table:table-cell office:value="0.8966927750820401" office:value-type="float"/>
          <table:table-cell office:value="9" office:value-type="float"/>
          <table:table-cell office:value="0.025759720802307137" office:value-type="float"/>
        </table:table-row>
        <table:table-row>
          <table:table-cell office:value="0.0024533398747444155" office:value-type="float"/>
          <table:table-cell office:value="0.0024533398747444155" office:value-type="float"/>
          <table:table-cell office:value="0.0024533398747444155" office:value-type="float"/>
          <table:table-cell office:value="0.0024533398747444155" office:value-type="float"/>
          <table:table-cell office:value="0.0024533398747444155" office:value-type="float"/>
          <table:table-cell office:value="0.0024533398747444155" office:value-type="float"/>
          <table:table-cell office:value="0.8973237778250014" office:value-type="float"/>
          <table:table-cell office:value="10" office:value-type="float"/>
          <table:table-cell office:value="0.025760579109191897" office:value-type="float"/>
        </table:table-row>
        <table:table-row>
          <table:table-cell office:value="0.002716882169246674" office:value-type="float"/>
          <table:table-cell office:value="0.002716882169246674" office:value-type="float"/>
          <table:table-cell office:value="0.002716882169246674" office:value-type="float"/>
          <table:table-cell office:value="0.002716882169246674" office:value-type="float"/>
          <table:table-cell office:value="0.002716882169246674" office:value-type="float"/>
          <table:table-cell office:value="0.002716882169246674" office:value-type="float"/>
          <table:table-cell office:value="0.8979693219721742" office:value-type="float"/>
          <table:table-cell office:value="11" office:value-type="float"/>
          <table:table-cell office:value="0.026354229450225836" office:value-type="float"/>
        </table:table-row>
        <table:table-row>
          <table:table-cell office:value="0.002980433523654938" office:value-type="float"/>
          <table:table-cell office:value="0.002980433523654938" office:value-type="float"/>
          <table:table-cell office:value="0.002980433523654938" office:value-type="float"/>
          <table:table-cell office:value="0.002980433523654938" office:value-type="float"/>
          <table:table-cell office:value="0.002980433523654938" office:value-type="float"/>
          <table:table-cell office:value="0.002980433523654938" office:value-type="float"/>
          <table:table-cell office:value="0.8986148883114938" office:value-type="float"/>
          <table:table-cell office:value="12" office:value-type="float"/>
          <table:table-cell office:value="0.02635513544082642" office:value-type="float"/>
        </table:table-row>
        <table:table-row>
          <table:table-cell office:value="0.003249838531017304" office:value-type="float"/>
          <table:table-cell office:value="0.003249838531017304" office:value-type="float"/>
          <table:table-cell office:value="0.003249838531017304" office:value-type="float"/>
          <table:table-cell office:value="0.003249838531017304" office:value-type="float"/>
          <table:table-cell office:value="0.003249838531017304" office:value-type="float"/>
          <table:table-cell office:value="0.003249838531017304" office:value-type="float"/>
          <table:table-cell office:value="0.8992747931136824" office:value-type="float"/>
          <table:table-cell office:value="13" office:value-type="float"/>
          <table:table-cell office:value="0.026940500736236578" office:value-type="float"/>
        </table:table-row>
        <table:table-row>
          <table:table-cell office:value="0.0035192531943321233" office:value-type="float"/>
          <table:table-cell office:value="0.0035192531943321233" office:value-type="float"/>
          <table:table-cell office:value="0.0035192531943321233" office:value-type="float"/>
          <table:table-cell office:value="0.0035192531943321233" office:value-type="float"/>
          <table:table-cell office:value="0.0035192531943321233" office:value-type="float"/>
          <table:table-cell office:value="0.0035192531943321233" office:value-type="float"/>
          <table:table-cell office:value="0.8999347215680273" office:value-type="float"/>
          <table:table-cell office:value="14" office:value-type="float"/>
          <table:table-cell office:value="0.026941466331481936" office:value-type="float"/>
        </table:table-row>
        <table:table-row>
          <table:table-cell office:value="0.003794372260570527" office:value-type="float"/>
          <table:table-cell office:value="0.003794372260570527" office:value-type="float"/>
          <table:table-cell office:value="0.003794372260570527" office:value-type="float"/>
          <table:table-cell office:value="0.003794372260570527" office:value-type="float"/>
          <table:table-cell office:value="0.003794372260570527" office:value-type="float"/>
          <table:table-cell office:value="0.003794372260570527" office:value-type="float"/>
          <table:table-cell office:value="0.9006086228988225" office:value-type="float"/>
          <table:table-cell office:value="15" office:value-type="float"/>
          <table:table-cell office:value="0.02751190662384033" office:value-type="float"/>
        </table:table-row>
        <table:table-row>
          <table:table-cell office:value="0.004069501399993897" office:value-type="float"/>
          <table:table-cell office:value="0.004069501399993897" office:value-type="float"/>
          <table:table-cell office:value="0.004069501399993897" office:value-type="float"/>
          <table:table-cell office:value="0.004069501399993897" office:value-type="float"/>
          <table:table-cell office:value="0.004069501399993897" office:value-type="float"/>
          <table:table-cell office:value="0.004069501399993897" office:value-type="float"/>
          <table:table-cell office:value="0.9012825489037808" office:value-type="float"/>
          <table:table-cell office:value="16" office:value-type="float"/>
          <table:table-cell office:value="0.02751291394233704" office:value-type="float"/>
        </table:table-row>
        <table:table-row>
          <table:table-cell office:value="0.004350263357162476" office:value-type="float"/>
          <table:table-cell office:value="0.004350263357162476" office:value-type="float"/>
          <table:table-cell office:value="0.004350263357162476" office:value-type="float"/>
          <table:table-cell office:value="0.004350263357162476" office:value-type="float"/>
          <table:table-cell office:value="0.004350263357162476" office:value-type="float"/>
          <table:table-cell office:value="0.004350263357162476" office:value-type="float"/>
          <table:table-cell office:value="0.901970272438029" office:value-type="float"/>
          <table:table-cell office:value="17" office:value-type="float"/>
          <table:table-cell office:value="0.02807619571685792" office:value-type="float"/>
        </table:table-row>
        <table:table-row>
          <table:table-cell office:value="0.004631035923957825" office:value-type="float"/>
          <table:table-cell office:value="0.004631035923957825" office:value-type="float"/>
          <table:table-cell office:value="0.004631035923957825" office:value-type="float"/>
          <table:table-cell office:value="0.004631035923957825" office:value-type="float"/>
          <table:table-cell office:value="0.004631035923957825" office:value-type="float"/>
          <table:table-cell office:value="0.004631035923957825" office:value-type="float"/>
          <table:table-cell office:value="0.902658021960449" office:value-type="float"/>
          <table:table-cell office:value="18" office:value-type="float"/>
          <table:table-cell office:value="0.02807725667953491" office:value-type="float"/>
        </table:table-row>
        <table:table-row>
          <table:table-cell office:value="0.004917281985282898" office:value-type="float"/>
          <table:table-cell office:value="0.004917281985282898" office:value-type="float"/>
          <table:table-cell office:value="0.004917281985282898" office:value-type="float"/>
          <table:table-cell office:value="0.004917281985282898" office:value-type="float"/>
          <table:table-cell office:value="0.004917281985282898" office:value-type="float"/>
          <table:table-cell office:value="0.004917281985282898" office:value-type="float"/>
          <table:table-cell office:value="0.9033591787515769" office:value-type="float"/>
          <table:table-cell office:value="19" office:value-type="float"/>
          <table:table-cell office:value="0.02862460613250732" office:value-type="float"/>
        </table:table-row>
        <table:table-row>
          <table:table-cell office:value="0.005203538417816162" office:value-type="float"/>
          <table:table-cell office:value="0.005203538417816162" office:value-type="float"/>
          <table:table-cell office:value="0.005203538417816162" office:value-type="float"/>
          <table:table-cell office:value="0.005203538417816162" office:value-type="float"/>
          <table:table-cell office:value="0.005203538417816162" office:value-type="float"/>
          <table:table-cell office:value="0.005203538417816162" office:value-type="float"/>
          <table:table-cell office:value="0.9040603609468728" office:value-type="float"/>
          <table:table-cell office:value="20" office:value-type="float"/>
          <table:table-cell office:value="0.02862564325332642" office:value-type="float"/>
        </table:table-row>
        <table:table-row>
          <table:table-cell office:value="0.0054951559305191034" office:value-type="float"/>
          <table:table-cell office:value="0.0054951559305191034" office:value-type="float"/>
          <table:table-cell office:value="0.0054951559305191034" office:value-type="float"/>
          <table:table-cell office:value="0.0054951559305191034" office:value-type="float"/>
          <table:table-cell office:value="0.0054951559305191034" office:value-type="float"/>
          <table:table-cell office:value="0.0054951559305191034" office:value-type="float"/>
          <table:table-cell office:value="0.9047746750530546" office:value-type="float"/>
          <table:table-cell office:value="21" office:value-type="float"/>
          <table:table-cell office:value="0.02916175127029419" office:value-type="float"/>
        </table:table-row>
        <table:table-row>
          <table:table-cell office:value="0.005786784291267394" office:value-type="float"/>
          <table:table-cell office:value="0.005786784291267394" office:value-type="float"/>
          <table:table-cell office:value="0.005786784291267394" office:value-type="float"/>
          <table:table-cell office:value="0.005786784291267394" office:value-type="float"/>
          <table:table-cell office:value="0.005786784291267394" office:value-type="float"/>
          <table:table-cell office:value="0.005786784291267394" office:value-type="float"/>
          <table:table-cell office:value="0.9054890157314123" office:value-type="float"/>
          <table:table-cell office:value="22" office:value-type="float"/>
          <table:table-cell office:value="0.0291628360748291" office:value-type="float"/>
        </table:table-row>
        <table:table-row>
          <table:table-cell office:value="0.006083677291870117" office:value-type="float"/>
          <table:table-cell office:value="0.006083677291870117" office:value-type="float"/>
          <table:table-cell office:value="0.006083677291870117" office:value-type="float"/>
          <table:table-cell office:value="0.006083677291870117" office:value-type="float"/>
          <table:table-cell office:value="0.006083677291870117" office:value-type="float"/>
          <table:table-cell office:value="0.006083677291870117" office:value-type="float"/>
          <table:table-cell office:value="0.9062162520910927" office:value-type="float"/>
          <table:table-cell office:value="23" office:value-type="float"/>
          <table:table-cell office:value="0.02968930006027222" office:value-type="float"/>
        </table:table-row>
        <table:table-row>
          <table:table-cell office:value="0.006380581021308899" office:value-type="float"/>
          <table:table-cell office:value="0.006380581021308899" office:value-type="float"/>
          <table:table-cell office:value="0.006380581021308899" office:value-type="float"/>
          <table:table-cell office:value="0.006380581021308899" office:value-type="float"/>
          <table:table-cell office:value="0.006380581021308899" office:value-type="float"/>
          <table:table-cell office:value="0.006380581021308899" office:value-type="float"/>
          <table:table-cell office:value="0.906943514730947" office:value-type="float"/>
          <table:table-cell office:value="24" office:value-type="float"/>
          <table:table-cell office:value="0.029690372943878177" office:value-type="float"/>
        </table:table-row>
        <table:table-row>
          <table:table-cell office:value="0.006682610034942627" office:value-type="float"/>
          <table:table-cell office:value="0.006682610034942627" office:value-type="float"/>
          <table:table-cell office:value="0.006682610034942627" office:value-type="float"/>
          <table:table-cell office:value="0.006682610034942627" office:value-type="float"/>
          <table:table-cell office:value="0.006682610034942627" office:value-type="float"/>
          <table:table-cell office:value="0.006682610034942627" office:value-type="float"/>
          <table:table-cell office:value="0.9076833317018658" office:value-type="float"/>
          <table:table-cell office:value="25" office:value-type="float"/>
          <table:table-cell office:value="0.03020290136337281" office:value-type="float"/>
        </table:table-row>
        <table:table-row>
          <table:table-cell office:value="0.006984650194644928" office:value-type="float"/>
          <table:table-cell office:value="0.006984650194644928" office:value-type="float"/>
          <table:table-cell office:value="0.006984650194644928" office:value-type="float"/>
          <table:table-cell office:value="0.006984650194644928" office:value-type="float"/>
          <table:table-cell office:value="0.006984650194644928" office:value-type="float"/>
          <table:table-cell office:value="0.006984650194644928" office:value-type="float"/>
          <table:table-cell office:value="0.9084231759749652" office:value-type="float"/>
          <table:table-cell office:value="26" office:value-type="float"/>
          <table:table-cell office:value="0.030204015970230105" office:value-type="float"/>
        </table:table-row>
        <table:table-row>
          <table:table-cell office:value="0.007291721343994141" office:value-type="float"/>
          <table:table-cell office:value="0.007291721343994141" office:value-type="float"/>
          <table:table-cell office:value="0.007291721343994141" office:value-type="float"/>
          <table:table-cell office:value="0.007291721343994141" office:value-type="float"/>
          <table:table-cell office:value="0.007291721343994141" office:value-type="float"/>
          <table:table-cell office:value="0.007291721343994141" office:value-type="float"/>
          <table:table-cell office:value="0.9091753436056007" office:value-type="float"/>
          <table:table-cell office:value="27" office:value-type="float"/>
          <table:table-cell office:value="0.030707114934921273" office:value-type="float"/>
        </table:table-row>
        <table:table-row>
          <table:table-cell office:value="0.007598804116249085" office:value-type="float"/>
          <table:table-cell office:value="0.007598804116249085" office:value-type="float"/>
          <table:table-cell office:value="0.007598804116249085" office:value-type="float"/>
          <table:table-cell office:value="0.007598804116249085" office:value-type="float"/>
          <table:table-cell office:value="0.007598804116249085" office:value-type="float"/>
          <table:table-cell office:value="0.007598804116249085" office:value-type="float"/>
          <table:table-cell office:value="0.9099275397064246" office:value-type="float"/>
          <table:table-cell office:value="28" office:value-type="float"/>
          <table:table-cell office:value="0.030708277225494393" office:value-type="float"/>
        </table:table-row>
        <table:table-row>
          <table:table-cell office:value="0.007910818099975587" office:value-type="float"/>
          <table:table-cell office:value="0.007910818099975587" office:value-type="float"/>
          <table:table-cell office:value="0.007910818099975587" office:value-type="float"/>
          <table:table-cell office:value="0.007910818099975587" office:value-type="float"/>
          <table:table-cell office:value="0.007910818099975587" office:value-type="float"/>
          <table:table-cell office:value="0.007910818099975587" office:value-type="float"/>
          <table:table-cell office:value="0.9106918147591676" office:value-type="float"/>
          <table:table-cell office:value="29" office:value-type="float"/>
          <table:table-cell office:value="0.031201398372650152" office:value-type="float"/>
        </table:table-row>
        <table:table-row>
          <table:table-cell office:value="0.008222843647003176" office:value-type="float"/>
          <table:table-cell office:value="0.008222843647003176" office:value-type="float"/>
          <table:table-cell office:value="0.008222843647003176" office:value-type="float"/>
          <table:table-cell office:value="0.008222843647003176" office:value-type="float"/>
          <table:table-cell office:value="0.008222843647003176" office:value-type="float"/>
          <table:table-cell office:value="0.008222843647003176" office:value-type="float"/>
          <table:table-cell office:value="0.9114561181360981" office:value-type="float"/>
          <table:table-cell office:value="30" office:value-type="float"/>
          <table:table-cell office:value="0.03120255470275879" office:value-type="float"/>
        </table:table-row>
        <table:table-row>
          <table:table-cell office:value="0.008539686381816866" office:value-type="float"/>
          <table:table-cell office:value="0.008539686381816866" office:value-type="float"/>
          <table:table-cell office:value="0.008539686381816866" office:value-type="float"/>
          <table:table-cell office:value="0.008539686381816866" office:value-type="float"/>
          <table:table-cell office:value="0.008539686381816866" office:value-type="float"/>
          <table:table-cell office:value="0.008539686381816866" office:value-type="float"/>
          <table:table-cell office:value="0.9122322211650995" office:value-type="float"/>
          <table:table-cell office:value="31" office:value-type="float"/>
          <table:table-cell office:value="0.03168427348136903" office:value-type="float"/>
        </table:table-row>
        <table:table-row>
          <table:table-cell office:value="0.0088565411567688" office:value-type="float"/>
          <table:table-cell office:value="0.0088565411567688" office:value-type="float"/>
          <table:table-cell office:value="0.0088565411567688" office:value-type="float"/>
          <table:table-cell office:value="0.0088565411567688" office:value-type="float"/>
          <table:table-cell office:value="0.0088565411567688" office:value-type="float"/>
          <table:table-cell office:value="0.0088565411567688" office:value-type="float"/>
          <table:table-cell office:value="0.9130083536862962" office:value-type="float"/>
          <table:table-cell office:value="32" office:value-type="float"/>
          <table:table-cell office:value="0.03168547749519349" office:value-type="float"/>
        </table:table-row>
        <table:table-row>
          <table:table-cell office:value="0.00917811119556427" office:value-type="float"/>
          <table:table-cell office:value="0.00917811119556427" office:value-type="float"/>
          <table:table-cell office:value="0.00917811119556427" office:value-type="float"/>
          <table:table-cell office:value="0.00917811119556427" office:value-type="float"/>
          <table:table-cell office:value="0.00917811119556427" office:value-type="float"/>
          <table:table-cell office:value="0.00917811119556427" office:value-type="float"/>
          <table:table-cell office:value="0.913796036197912" office:value-type="float"/>
          <table:table-cell office:value="33" office:value-type="float"/>
          <table:table-cell office:value="0.03215700387954712" office:value-type="float"/>
        </table:table-row>
        <table:table-row>
          <table:table-cell office:value="0.009499693751335145" office:value-type="float"/>
          <table:table-cell office:value="0.009499693751335145" office:value-type="float"/>
          <table:table-cell office:value="0.009499693751335145" office:value-type="float"/>
          <table:table-cell office:value="0.009499693751335145" office:value-type="float"/>
          <table:table-cell office:value="0.009499693751335145" office:value-type="float"/>
          <table:table-cell office:value="0.009499693751335145" office:value-type="float"/>
          <table:table-cell office:value="0.9145837493697309" office:value-type="float"/>
          <table:table-cell office:value="34" office:value-type="float"/>
          <table:table-cell office:value="0.0321582555770874" office:value-type="float"/>
        </table:table-row>
        <table:table-row>
          <table:table-cell office:value="0.009825886368751527" office:value-type="float"/>
          <table:table-cell office:value="0.009825886368751527" office:value-type="float"/>
          <table:table-cell office:value="0.009825886368751527" office:value-type="float"/>
          <table:table-cell office:value="0.009825886368751527" office:value-type="float"/>
          <table:table-cell office:value="0.009825886368751527" office:value-type="float"/>
          <table:table-cell office:value="0.009825886368751527" office:value-type="float"/>
          <table:table-cell office:value="0.9153827548402639" office:value-type="float"/>
          <table:table-cell office:value="35" office:value-type="float"/>
          <table:table-cell office:value="0.03261926174163819" office:value-type="float"/>
        </table:table-row>
        <table:table-row>
          <table:table-cell office:value="0.010152091979980469" office:value-type="float"/>
          <table:table-cell office:value="0.010152091979980469" office:value-type="float"/>
          <table:table-cell office:value="0.010152091979980469" office:value-type="float"/>
          <table:table-cell office:value="0.010152091979980469" office:value-type="float"/>
          <table:table-cell office:value="0.010152091979980469" office:value-type="float"/>
          <table:table-cell office:value="0.010152091979980469" office:value-type="float"/>
          <table:table-cell office:value="0.9161817921390074" office:value-type="float"/>
          <table:table-cell office:value="36" office:value-type="float"/>
          <table:table-cell office:value="0.032620561122894284" office:value-type="float"/>
        </table:table-row>
        <table:table-row>
          <table:table-cell office:value="0.010482800543308258" office:value-type="float"/>
          <table:table-cell office:value="0.010482800543308258" office:value-type="float"/>
          <table:table-cell office:value="0.010482800543308258" office:value-type="float"/>
          <table:table-cell office:value="0.010482800543308258" office:value-type="float"/>
          <table:table-cell office:value="0.010482800543308258" office:value-type="float"/>
          <table:table-cell office:value="0.010482800543308258" office:value-type="float"/>
          <table:table-cell office:value="0.9169918593727294" office:value-type="float"/>
          <table:table-cell office:value="37" office:value-type="float"/>
          <table:table-cell office:value="0.03307085633277894" office:value-type="float"/>
        </table:table-row>
        <table:table-row>
          <table:table-cell office:value="0.010813522636890411" office:value-type="float"/>
          <table:table-cell office:value="0.010813522636890411" office:value-type="float"/>
          <table:table-cell office:value="0.010813522636890411" office:value-type="float"/>
          <table:table-cell office:value="0.010813522636890411" office:value-type="float"/>
          <table:table-cell office:value="0.010813522636890411" office:value-type="float"/>
          <table:table-cell office:value="0.010813522636890411" office:value-type="float"/>
          <table:table-cell office:value="0.9178019597486706" office:value-type="float"/>
          <table:table-cell office:value="38" office:value-type="float"/>
          <table:table-cell office:value="0.03307220935821534" office:value-type="float"/>
        </table:table-row>
        <table:table-row>
          <table:table-cell office:value="0.011148641169071197" office:value-type="float"/>
          <table:table-cell office:value="0.011148641169071197" office:value-type="float"/>
          <table:table-cell office:value="0.011148641169071197" office:value-type="float"/>
          <table:table-cell office:value="0.011148641169071197" office:value-type="float"/>
          <table:table-cell office:value="0.011148641169071197" office:value-type="float"/>
          <table:table-cell office:value="0.011148641169071197" office:value-type="float"/>
          <table:table-cell office:value="0.918622829155864" office:value-type="float"/>
          <table:table-cell office:value="39" office:value-type="float"/>
          <table:table-cell office:value="0.03351185321807862" office:value-type="float"/>
        </table:table-row>
        <table:table-row>
          <table:table-cell office:value="0.01148377376794815" office:value-type="float"/>
          <table:table-cell office:value="0.01148377376794815" office:value-type="float"/>
          <table:table-cell office:value="0.01148377376794815" office:value-type="float"/>
          <table:table-cell office:value="0.01148377376794815" office:value-type="float"/>
          <table:table-cell office:value="0.01148377376794815" office:value-type="float"/>
          <table:table-cell office:value="0.01148377376794815" office:value-type="float"/>
          <table:table-cell office:value="0.9194437330192855" office:value-type="float"/>
          <table:table-cell office:value="40" office:value-type="float"/>
          <table:table-cell office:value="0.03351325988769531" office:value-type="float"/>
        </table:table-row>
        <table:table-row>
          <table:table-cell office:value="0.01182320100069046" office:value-type="float"/>
          <table:table-cell office:value="0.01182320100069046" office:value-type="float"/>
          <table:table-cell office:value="0.01182320100069046" office:value-type="float"/>
          <table:table-cell office:value="0.01182320100069046" office:value-type="float"/>
          <table:table-cell office:value="0.01182320100069046" office:value-type="float"/>
          <table:table-cell office:value="0.01182320100069046" office:value-type="float"/>
          <table:table-cell office:value="0.920275156544309" office:value-type="float"/>
          <table:table-cell office:value="41" office:value-type="float"/>
          <table:table-cell office:value="0.033942723274230965" office:value-type="float"/>
        </table:table-row>
        <table:table-row>
          <table:table-cell office:value="0.012162642657756805" office:value-type="float"/>
          <table:table-cell office:value="0.012162642657756805" office:value-type="float"/>
          <table:table-cell office:value="0.012162642657756805" office:value-type="float"/>
          <table:table-cell office:value="0.012162642657756805" office:value-type="float"/>
          <table:table-cell office:value="0.012162642657756805" office:value-type="float"/>
          <table:table-cell office:value="0.012162642657756805" office:value-type="float"/>
          <table:table-cell office:value="0.9211066154015664" office:value-type="float"/>
          <table:table-cell office:value="42" office:value-type="float"/>
          <table:table-cell office:value="0.03394416570663453" office:value-type="float"/>
        </table:table-row>
        <table:table-row>
          <table:table-cell office:value="0.012506279766559601" office:value-type="float"/>
          <table:table-cell office:value="0.012506279766559601" office:value-type="float"/>
          <table:table-cell office:value="0.012506279766559601" office:value-type="float"/>
          <table:table-cell office:value="0.012506279766559601" office:value-type="float"/>
          <table:table-cell office:value="0.012506279766559601" office:value-type="float"/>
          <table:table-cell office:value="0.012506279766559601" office:value-type="float"/>
          <table:table-cell office:value="0.9219483509748184" office:value-type="float"/>
          <table:table-cell office:value="43" office:value-type="float"/>
          <table:table-cell office:value="0.03436371088027955" office:value-type="float"/>
        </table:table-row>
        <table:table-row>
          <table:table-cell office:value="0.012849931299686432" office:value-type="float"/>
          <table:table-cell office:value="0.012849931299686432" office:value-type="float"/>
          <table:table-cell office:value="0.012849931299686432" office:value-type="float"/>
          <table:table-cell office:value="0.012849931299686432" office:value-type="float"/>
          <table:table-cell office:value="0.012849931299686432" office:value-type="float"/>
          <table:table-cell office:value="0.012849931299686432" office:value-type="float"/>
          <table:table-cell office:value="0.9227901218803043" office:value-type="float"/>
          <table:table-cell office:value="44" office:value-type="float"/>
          <table:table-cell office:value="0.03436515331268311" office:value-type="float"/>
        </table:table-row>
        <table:table-row>
          <table:table-cell office:value="0.013197679936885835" office:value-type="float"/>
          <table:table-cell office:value="0.013197679936885835" office:value-type="float"/>
          <table:table-cell office:value="0.013197679936885835" office:value-type="float"/>
          <table:table-cell office:value="0.013197679936885835" office:value-type="float"/>
          <table:table-cell office:value="0.013197679936885835" office:value-type="float"/>
          <table:table-cell office:value="0.013197679936885835" office:value-type="float"/>
          <table:table-cell office:value="0.9236419286001911" office:value-type="float"/>
          <table:table-cell office:value="45" office:value-type="float"/>
          <table:table-cell office:value="0.034774863719940194" office:value-type="float"/>
        </table:table-row>
        <table:table-row>
          <table:table-cell office:value="0.013545443475246432" office:value-type="float"/>
          <table:table-cell office:value="0.013545443475246432" office:value-type="float"/>
          <table:table-cell office:value="0.013545443475246432" office:value-type="float"/>
          <table:table-cell office:value="0.013545443475246432" office:value-type="float"/>
          <table:table-cell office:value="0.013545443475246432" office:value-type="float"/>
          <table:table-cell office:value="0.013545443475246432" office:value-type="float"/>
          <table:table-cell office:value="0.9244937718203193" office:value-type="float"/>
          <table:table-cell office:value="46" office:value-type="float"/>
          <table:table-cell office:value="0.03477635383605958" office:value-type="float"/>
        </table:table-row>
        <table:table-row>
          <table:table-cell office:value="0.01389717894792557" office:value-type="float"/>
          <table:table-cell office:value="0.01389717894792557" office:value-type="float"/>
          <table:table-cell office:value="0.01389717894792557" office:value-type="float"/>
          <table:table-cell office:value="0.01389717894792557" office:value-type="float"/>
          <table:table-cell office:value="0.01389717894792557" office:value-type="float"/>
          <table:table-cell office:value="0.01389717894792557" office:value-type="float"/>
          <table:table-cell office:value="0.92535534425282" office:value-type="float"/>
          <table:table-cell office:value="47" office:value-type="float"/>
          <table:table-cell office:value="0.035173547267913816" office:value-type="float"/>
        </table:table-row>
        <table:table-row>
          <table:table-cell office:value="0.014248930275440217" office:value-type="float"/>
          <table:table-cell office:value="0.014248930275440217" office:value-type="float"/>
          <table:table-cell office:value="0.014248930275440217" office:value-type="float"/>
          <table:table-cell office:value="0.014248930275440217" office:value-type="float"/>
          <table:table-cell office:value="0.014248930275440217" office:value-type="float"/>
          <table:table-cell office:value="0.014248930275440217" office:value-type="float"/>
          <table:table-cell office:value="0.9262169555215775" office:value-type="float"/>
          <table:table-cell office:value="48" office:value-type="float"/>
          <table:table-cell office:value="0.035175132751464847" office:value-type="float"/>
        </table:table-row>
        <table:table-row>
          <table:table-cell office:value="0.014604548871517183" office:value-type="float"/>
          <table:table-cell office:value="0.014604548871517183" office:value-type="float"/>
          <table:table-cell office:value="0.014604548871517183" office:value-type="float"/>
          <table:table-cell office:value="0.014604548871517183" office:value-type="float"/>
          <table:table-cell office:value="0.014604548871517183" office:value-type="float"/>
          <table:table-cell office:value="0.014604548871517183" office:value-type="float"/>
          <table:table-cell office:value="0.927088039625011" office:value-type="float"/>
          <table:table-cell office:value="49" office:value-type="float"/>
          <table:table-cell office:value="0.03556185960769653" office:value-type="float"/>
        </table:table-row>
        <table:table-row>
          <table:table-cell office:value="0.014960183799266818" office:value-type="float"/>
          <table:table-cell office:value="0.014960183799266818" office:value-type="float"/>
          <table:table-cell office:value="0.014960183799266818" office:value-type="float"/>
          <table:table-cell office:value="0.014960183799266818" office:value-type="float"/>
          <table:table-cell office:value="0.014960183799266818" office:value-type="float"/>
          <table:table-cell office:value="0.014960183799266818" office:value-type="float"/>
          <table:table-cell office:value="0.927959163732709" office:value-type="float"/>
          <table:table-cell office:value="50" office:value-type="float"/>
          <table:table-cell office:value="0.03556349277496339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5834604501724254" office:value-type="float"/>
          <table:table-cell office:value="0.00035834604501724254" office:value-type="float"/>
          <table:table-cell office:value="0.00035834604501724254" office:value-type="float"/>
          <table:table-cell office:value="0.00035834604501724254" office:value-type="float"/>
          <table:table-cell office:value="0.00035834604501724254" office:value-type="float"/>
          <table:table-cell office:value="0.00035834604501724254" office:value-type="float"/>
          <table:table-cell office:value="0.9702924757946096" office:value-type="float"/>
          <table:table-cell office:value="1" office:value-type="float"/>
          <table:table-cell office:value="0.03583460450172425" office:value-type="float"/>
        </table:table-row>
        <table:table-row>
          <table:table-cell office:value="0.0007167074084281923" office:value-type="float"/>
          <table:table-cell office:value="0.0007167074084281923" office:value-type="float"/>
          <table:table-cell office:value="0.0007167074084281923" office:value-type="float"/>
          <table:table-cell office:value="0.0007167074084281923" office:value-type="float"/>
          <table:table-cell office:value="0.0007167074084281923" office:value-type="float"/>
          <table:table-cell office:value="0.0007167074084281923" office:value-type="float"/>
          <table:table-cell office:value="0.9694146733107247" office:value-type="float"/>
          <table:table-cell office:value="2" office:value-type="float"/>
          <table:table-cell office:value="0.035836136341094976" office:value-type="float"/>
        </table:table-row>
        <table:table-row>
          <table:table-cell office:value="0.0010787137746810917" office:value-type="float"/>
          <table:table-cell office:value="0.0010787137746810917" office:value-type="float"/>
          <table:table-cell office:value="0.0010787137746810917" office:value-type="float"/>
          <table:table-cell office:value="0.0010787137746810917" office:value-type="float"/>
          <table:table-cell office:value="0.0010787137746810917" office:value-type="float"/>
          <table:table-cell office:value="0.0010787137746810917" office:value-type="float"/>
          <table:table-cell office:value="0.968527942429766" office:value-type="float"/>
          <table:table-cell office:value="3" office:value-type="float"/>
          <table:table-cell office:value="0.036200636625289925" office:value-type="float"/>
        </table:table-row>
        <table:table-row>
          <table:table-cell office:value="0.0014407359361648564" office:value-type="float"/>
          <table:table-cell office:value="0.0014407359361648564" office:value-type="float"/>
          <table:table-cell office:value="0.0014407359361648564" office:value-type="float"/>
          <table:table-cell office:value="0.0014407359361648564" office:value-type="float"/>
          <table:table-cell office:value="0.0014407359361648564" office:value-type="float"/>
          <table:table-cell office:value="0.0014407359361648564" office:value-type="float"/>
          <table:table-cell office:value="0.9676411728585513" office:value-type="float"/>
          <table:table-cell office:value="4" office:value-type="float"/>
          <table:table-cell office:value="0.03620221614837647" office:value-type="float"/>
        </table:table-row>
        <table:table-row>
          <table:table-cell office:value="0.001806304574012757" office:value-type="float"/>
          <table:table-cell office:value="0.001806304574012757" office:value-type="float"/>
          <table:table-cell office:value="0.001806304574012757" office:value-type="float"/>
          <table:table-cell office:value="0.001806304574012757" office:value-type="float"/>
          <table:table-cell office:value="0.001806304574012757" office:value-type="float"/>
          <table:table-cell office:value="0.001806304574012757" office:value-type="float"/>
          <table:table-cell office:value="0.9667457162298597" office:value-type="float"/>
          <table:table-cell office:value="5" office:value-type="float"/>
          <table:table-cell office:value="0.03655686378479005" office:value-type="float"/>
        </table:table-row>
        <table:table-row>
          <table:table-cell office:value="0.002171889424324036" office:value-type="float"/>
          <table:table-cell office:value="0.002171889424324036" office:value-type="float"/>
          <table:table-cell office:value="0.002171889424324036" office:value-type="float"/>
          <table:table-cell office:value="0.002171889424324036" office:value-type="float"/>
          <table:table-cell office:value="0.002171889424324036" office:value-type="float"/>
          <table:table-cell office:value="0.002171889424324036" office:value-type="float"/>
          <table:table-cell office:value="0.9658502198889053" office:value-type="float"/>
          <table:table-cell office:value="6" office:value-type="float"/>
          <table:table-cell office:value="0.036558485031127935" office:value-type="float"/>
        </table:table-row>
        <table:table-row>
          <table:table-cell office:value="0.0025409238338470466" office:value-type="float"/>
          <table:table-cell office:value="0.0025409238338470466" office:value-type="float"/>
          <table:table-cell office:value="0.0025409238338470466" office:value-type="float"/>
          <table:table-cell office:value="0.0025409238338470466" office:value-type="float"/>
          <table:table-cell office:value="0.0025409238338470466" office:value-type="float"/>
          <table:table-cell office:value="0.0025409238338470466" office:value-type="float"/>
          <table:table-cell office:value="0.9649462738880447" office:value-type="float"/>
          <table:table-cell office:value="7" office:value-type="float"/>
          <table:table-cell office:value="0.036903440952301025" office:value-type="float"/>
        </table:table-row>
        <table:table-row>
          <table:table-cell office:value="0.0029099748134613045" office:value-type="float"/>
          <table:table-cell office:value="0.0029099748134613045" office:value-type="float"/>
          <table:table-cell office:value="0.0029099748134613045" office:value-type="float"/>
          <table:table-cell office:value="0.0029099748134613045" office:value-type="float"/>
          <table:table-cell office:value="0.0029099748134613045" office:value-type="float"/>
          <table:table-cell office:value="0.0029099748134613045" office:value-type="float"/>
          <table:table-cell office:value="0.9640422872989154" office:value-type="float"/>
          <table:table-cell office:value="8" office:value-type="float"/>
          <table:table-cell office:value="0.036905097961425784" office:value-type="float"/>
        </table:table-row>
        <table:table-row>
          <table:table-cell office:value="0.0032823845148086555" office:value-type="float"/>
          <table:table-cell office:value="0.0032823845148086555" office:value-type="float"/>
          <table:table-cell office:value="0.0032823845148086555" office:value-type="float"/>
          <table:table-cell office:value="0.0032823845148086555" office:value-type="float"/>
          <table:table-cell office:value="0.0032823845148086555" office:value-type="float"/>
          <table:table-cell office:value="0.0032823845148086555" office:value-type="float"/>
          <table:table-cell office:value="0.9631300735553522" office:value-type="float"/>
          <table:table-cell office:value="9" office:value-type="float"/>
          <table:table-cell office:value="0.03724097013473511" office:value-type="float"/>
        </table:table-row>
        <table:table-row>
          <table:table-cell office:value="0.0036548112630844123" office:value-type="float"/>
          <table:table-cell office:value="0.0036548112630844123" office:value-type="float"/>
          <table:table-cell office:value="0.0036548112630844123" office:value-type="float"/>
          <table:table-cell office:value="0.0036548112630844123" office:value-type="float"/>
          <table:table-cell office:value="0.0036548112630844123" office:value-type="float"/>
          <table:table-cell office:value="0.0036548112630844123" office:value-type="float"/>
          <table:table-cell office:value="0.9622178180555125" office:value-type="float"/>
          <table:table-cell office:value="10" office:value-type="float"/>
          <table:table-cell office:value="0.03724267482757569" office:value-type="float"/>
        </table:table-row>
        <table:table-row>
          <table:table-cell office:value="0.004030510067939759" office:value-type="float"/>
          <table:table-cell office:value="0.004030510067939759" office:value-type="float"/>
          <table:table-cell office:value="0.004030510067939759" office:value-type="float"/>
          <table:table-cell office:value="0.004030510067939759" office:value-type="float"/>
          <table:table-cell office:value="0.004030510067939759" office:value-type="float"/>
          <table:table-cell office:value="0.004030510067939759" office:value-type="float"/>
          <table:table-cell office:value="0.9612975476866435" office:value-type="float"/>
          <table:table-cell office:value="11" office:value-type="float"/>
          <table:table-cell office:value="0.03756988048553467" office:value-type="float"/>
        </table:table-row>
        <table:table-row>
          <table:table-cell office:value="0.00440622639656067" office:value-type="float"/>
          <table:table-cell office:value="0.00440622639656067" office:value-type="float"/>
          <table:table-cell office:value="0.00440622639656067" office:value-type="float"/>
          <table:table-cell office:value="0.00440622639656067" office:value-type="float"/>
          <table:table-cell office:value="0.00440622639656067" office:value-type="float"/>
          <table:table-cell office:value="0.00440622639656067" office:value-type="float"/>
          <table:table-cell office:value="0.9603772343934904" office:value-type="float"/>
          <table:table-cell office:value="12" office:value-type="float"/>
          <table:table-cell office:value="0.03757163286209107" office:value-type="float"/>
        </table:table-row>
        <table:table-row>
          <table:table-cell office:value="0.004785131752490998" office:value-type="float"/>
          <table:table-cell office:value="0.004785131752490998" office:value-type="float"/>
          <table:table-cell office:value="0.004785131752490998" office:value-type="float"/>
          <table:table-cell office:value="0.004785131752490998" office:value-type="float"/>
          <table:table-cell office:value="0.004785131752490998" office:value-type="float"/>
          <table:table-cell office:value="0.004785131752490998" office:value-type="float"/>
          <table:table-cell office:value="0.9594491096106534" office:value-type="float"/>
          <table:table-cell office:value="13" office:value-type="float"/>
          <table:table-cell office:value="0.037890535593032834" office:value-type="float"/>
        </table:table-row>
        <table:table-row>
          <table:table-cell office:value="0.005164055049419404" office:value-type="float"/>
          <table:table-cell office:value="0.005164055049419404" office:value-type="float"/>
          <table:table-cell office:value="0.005164055049419404" office:value-type="float"/>
          <table:table-cell office:value="0.005164055049419404" office:value-type="float"/>
          <table:table-cell office:value="0.005164055049419404" office:value-type="float"/>
          <table:table-cell office:value="0.005164055049419404" office:value-type="float"/>
          <table:table-cell office:value="0.9585209408815257" office:value-type="float"/>
          <table:table-cell office:value="14" office:value-type="float"/>
          <table:table-cell office:value="0.03789232969284058" office:value-type="float"/>
        </table:table-row>
        <table:table-row>
          <table:table-cell office:value="0.005546086251735688" office:value-type="float"/>
          <table:table-cell office:value="0.005546086251735688" office:value-type="float"/>
          <table:table-cell office:value="0.005546086251735688" office:value-type="float"/>
          <table:table-cell office:value="0.005546086251735688" office:value-type="float"/>
          <table:table-cell office:value="0.005546086251735688" office:value-type="float"/>
          <table:table-cell office:value="0.005546086251735688" office:value-type="float"/>
          <table:table-cell office:value="0.9575851593700289" office:value-type="float"/>
          <table:table-cell office:value="15" office:value-type="float"/>
          <table:table-cell office:value="0.03820312023162842" office:value-type="float"/>
        </table:table-row>
        <table:table-row>
          <table:table-cell office:value="0.005928135752677918" office:value-type="float"/>
          <table:table-cell office:value="0.005928135752677918" office:value-type="float"/>
          <table:table-cell office:value="0.005928135752677918" office:value-type="float"/>
          <table:table-cell office:value="0.005928135752677918" office:value-type="float"/>
          <table:table-cell office:value="0.005928135752677918" office:value-type="float"/>
          <table:table-cell office:value="0.005928135752677918" office:value-type="float"/>
          <table:table-cell office:value="0.9566493330362354" office:value-type="float"/>
          <table:table-cell office:value="16" office:value-type="float"/>
          <table:table-cell office:value="0.03820495009422302" office:value-type="float"/>
        </table:table-row>
        <table:table-row>
          <table:table-cell office:value="0.006313215851783753" office:value-type="float"/>
          <table:table-cell office:value="0.006313215851783753" office:value-type="float"/>
          <table:table-cell office:value="0.006313215851783753" office:value-type="float"/>
          <table:table-cell office:value="0.006313215851783753" office:value-type="float"/>
          <table:table-cell office:value="0.006313215851783753" office:value-type="float"/>
          <table:table-cell office:value="0.006313215851783753" office:value-type="float"/>
          <table:table-cell office:value="0.9557060832833258" office:value-type="float"/>
          <table:table-cell office:value="17" office:value-type="float"/>
          <table:table-cell office:value="0.03850800991058349" office:value-type="float"/>
        </table:table-row>
        <table:table-row>
          <table:table-cell office:value="0.006698314547538759" office:value-type="float"/>
          <table:table-cell office:value="0.006698314547538759" office:value-type="float"/>
          <table:table-cell office:value="0.006698314547538759" office:value-type="float"/>
          <table:table-cell office:value="0.006698314547538759" office:value-type="float"/>
          <table:table-cell office:value="0.006698314547538759" office:value-type="float"/>
          <table:table-cell office:value="0.006698314547538759" office:value-type="float"/>
          <table:table-cell office:value="0.9547627879781148" office:value-type="float"/>
          <table:table-cell office:value="18" office:value-type="float"/>
          <table:table-cell office:value="0.0385098695755005" office:value-type="float"/>
        </table:table-row>
        <table:table-row>
          <table:table-cell office:value="0.0070863664150238054" office:value-type="float"/>
          <table:table-cell office:value="0.0070863664150238054" office:value-type="float"/>
          <table:table-cell office:value="0.0070863664150238054" office:value-type="float"/>
          <table:table-cell office:value="0.0070863664150238054" office:value-type="float"/>
          <table:table-cell office:value="0.0070863664150238054" office:value-type="float"/>
          <table:table-cell office:value="0.0070863664150238054" office:value-type="float"/>
          <table:table-cell office:value="0.9538122589090423" office:value-type="float"/>
          <table:table-cell office:value="19" office:value-type="float"/>
          <table:table-cell office:value="0.03880518674850464" office:value-type="float"/>
        </table:table-row>
        <table:table-row>
          <table:table-cell office:value="0.007474437117576601" office:value-type="float"/>
          <table:table-cell office:value="0.007474437117576601" office:value-type="float"/>
          <table:table-cell office:value="0.007474437117576601" office:value-type="float"/>
          <table:table-cell office:value="0.007474437117576601" office:value-type="float"/>
          <table:table-cell office:value="0.007474437117576601" office:value-type="float"/>
          <table:table-cell office:value="0.007474437117576601" office:value-type="float"/>
          <table:table-cell office:value="0.9528616837036645" office:value-type="float"/>
          <table:table-cell office:value="20" office:value-type="float"/>
          <table:table-cell office:value="0.03880707025527955" office:value-type="float"/>
        </table:table-row>
        <table:table-row>
          <table:table-cell office:value="0.007865386962890627" office:value-type="float"/>
          <table:table-cell office:value="0.007865386962890627" office:value-type="float"/>
          <table:table-cell office:value="0.007865386962890627" office:value-type="float"/>
          <table:table-cell office:value="0.007865386962890627" office:value-type="float"/>
          <table:table-cell office:value="0.007865386962890627" office:value-type="float"/>
          <table:table-cell office:value="0.007865386962890627" office:value-type="float"/>
          <table:table-cell office:value="0.9519040560676252" office:value-type="float"/>
          <table:table-cell office:value="21" office:value-type="float"/>
          <table:table-cell office:value="0.03909498453140259" office:value-type="float"/>
        </table:table-row>
        <table:table-row>
          <table:table-cell office:value="0.008256355941295626" office:value-type="float"/>
          <table:table-cell office:value="0.008256355941295626" office:value-type="float"/>
          <table:table-cell office:value="0.008256355941295626" office:value-type="float"/>
          <table:table-cell office:value="0.008256355941295626" office:value-type="float"/>
          <table:table-cell office:value="0.008256355941295626" office:value-type="float"/>
          <table:table-cell office:value="0.008256355941295626" office:value-type="float"/>
          <table:table-cell office:value="0.9509463815652757" office:value-type="float"/>
          <table:table-cell office:value="22" office:value-type="float"/>
          <table:table-cell office:value="0.039096897840499883" office:value-type="float"/>
        </table:table-row>
        <table:table-row>
          <table:table-cell office:value="0.008650135517120364" office:value-type="float"/>
          <table:table-cell office:value="0.008650135517120364" office:value-type="float"/>
          <table:table-cell office:value="0.008650135517120364" office:value-type="float"/>
          <table:table-cell office:value="0.008650135517120364" office:value-type="float"/>
          <table:table-cell office:value="0.008650135517120364" office:value-type="float"/>
          <table:table-cell office:value="0.008650135517120364" office:value-type="float"/>
          <table:table-cell office:value="0.9499818225333755" office:value-type="float"/>
          <table:table-cell office:value="23" office:value-type="float"/>
          <table:table-cell office:value="0.039377957582473755" office:value-type="float"/>
        </table:table-row>
        <table:table-row>
          <table:table-cell office:value="0.009043936371803287" office:value-type="float"/>
          <table:table-cell office:value="0.009043936371803287" office:value-type="float"/>
          <table:table-cell office:value="0.009043936371803287" office:value-type="float"/>
          <table:table-cell office:value="0.009043936371803287" office:value-type="float"/>
          <table:table-cell office:value="0.009043936371803287" office:value-type="float"/>
          <table:table-cell office:value="0.009043936371803287" office:value-type="float"/>
          <table:table-cell office:value="0.9490172113791304" office:value-type="float"/>
          <table:table-cell office:value="24" office:value-type="float"/>
          <table:table-cell office:value="0.039380085468292234" office:value-type="float"/>
        </table:table-row>
        <table:table-row>
          <table:table-cell office:value="0.009440479159355166" office:value-type="float"/>
          <table:table-cell office:value="0.009440479159355166" office:value-type="float"/>
          <table:table-cell office:value="0.009440479159355166" office:value-type="float"/>
          <table:table-cell office:value="0.009440479159355166" office:value-type="float"/>
          <table:table-cell office:value="0.009440479159355166" office:value-type="float"/>
          <table:table-cell office:value="0.009440479159355166" office:value-type="float"/>
          <table:table-cell office:value="0.9480458838884475" office:value-type="float"/>
          <table:table-cell office:value="25" office:value-type="float"/>
          <table:table-cell office:value="0.039654278755188" office:value-type="float"/>
        </table:table-row>
        <table:table-row>
          <table:table-cell office:value="0.009837043523788455" office:value-type="float"/>
          <table:table-cell office:value="0.009837043523788455" office:value-type="float"/>
          <table:table-cell office:value="0.009837043523788455" office:value-type="float"/>
          <table:table-cell office:value="0.009837043523788455" office:value-type="float"/>
          <table:table-cell office:value="0.009837043523788455" office:value-type="float"/>
          <table:table-cell office:value="0.009837043523788455" office:value-type="float"/>
          <table:table-cell office:value="0.9470745035454148" office:value-type="float"/>
          <table:table-cell office:value="26" office:value-type="float"/>
          <table:table-cell office:value="0.03965643644332886" office:value-type="float"/>
        </table:table-row>
        <table:table-row>
          <table:table-cell office:value="0.010236281037330631" office:value-type="float"/>
          <table:table-cell office:value="0.010236281037330631" office:value-type="float"/>
          <table:table-cell office:value="0.010236281037330631" office:value-type="float"/>
          <table:table-cell office:value="0.010236281037330631" office:value-type="float"/>
          <table:table-cell office:value="0.010236281037330631" office:value-type="float"/>
          <table:table-cell office:value="0.010236281037330631" office:value-type="float"/>
          <table:table-cell office:value="0.946096575351059" office:value-type="float"/>
          <table:table-cell office:value="27" office:value-type="float"/>
          <table:table-cell office:value="0.03992375135421754" office:value-type="float"/>
        </table:table-row>
        <table:table-row>
          <table:table-cell office:value="0.010635540485382084" office:value-type="float"/>
          <table:table-cell office:value="0.010635540485382084" office:value-type="float"/>
          <table:table-cell office:value="0.010635540485382084" office:value-type="float"/>
          <table:table-cell office:value="0.010635540485382084" office:value-type="float"/>
          <table:table-cell office:value="0.010635540485382084" office:value-type="float"/>
          <table:table-cell office:value="0.010635540485382084" office:value-type="float"/>
          <table:table-cell office:value="0.9451185934283477" office:value-type="float"/>
          <table:table-cell office:value="28" office:value-type="float"/>
          <table:table-cell office:value="0.03992594480514526" office:value-type="float"/>
        </table:table-row>
        <table:table-row>
          <table:table-cell office:value="0.01103740513324738" office:value-type="float"/>
          <table:table-cell office:value="0.01103740513324738" office:value-type="float"/>
          <table:table-cell office:value="0.01103740513324738" office:value-type="float"/>
          <table:table-cell office:value="0.01103740513324738" office:value-type="float"/>
          <table:table-cell office:value="0.01103740513324738" office:value-type="float"/>
          <table:table-cell office:value="0.01103740513324738" office:value-type="float"/>
          <table:table-cell office:value="0.9441342300954144" office:value-type="float"/>
          <table:table-cell office:value="29" office:value-type="float"/>
          <table:table-cell office:value="0.04018646478652954" office:value-type="float"/>
        </table:table-row>
        <table:table-row>
          <table:table-cell office:value="0.011439292073249821" office:value-type="float"/>
          <table:table-cell office:value="0.011439292073249821" office:value-type="float"/>
          <table:table-cell office:value="0.011439292073249821" office:value-type="float"/>
          <table:table-cell office:value="0.011439292073249821" office:value-type="float"/>
          <table:table-cell office:value="0.011439292073249821" office:value-type="float"/>
          <table:table-cell office:value="0.011439292073249821" office:value-type="float"/>
          <table:table-cell office:value="0.9431498121581199" office:value-type="float"/>
          <table:table-cell office:value="30" office:value-type="float"/>
          <table:table-cell office:value="0.04018869400024415" office:value-type="float"/>
        </table:table-row>
        <table:table-row>
          <table:table-cell office:value="0.011843716263771061" office:value-type="float"/>
          <table:table-cell office:value="0.011843716263771061" office:value-type="float"/>
          <table:table-cell office:value="0.011843716263771061" office:value-type="float"/>
          <table:table-cell office:value="0.011843716263771061" office:value-type="float"/>
          <table:table-cell office:value="0.011843716263771061" office:value-type="float"/>
          <table:table-cell office:value="0.011843716263771061" office:value-type="float"/>
          <table:table-cell office:value="0.9421591792517048" office:value-type="float"/>
          <table:table-cell office:value="31" office:value-type="float"/>
          <table:table-cell office:value="0.04044241905212402" office:value-type="float"/>
        </table:table-row>
        <table:table-row>
          <table:table-cell office:value="0.012248163044452672" office:value-type="float"/>
          <table:table-cell office:value="0.012248163044452672" office:value-type="float"/>
          <table:table-cell office:value="0.012248163044452672" office:value-type="float"/>
          <table:table-cell office:value="0.012248163044452672" office:value-type="float"/>
          <table:table-cell office:value="0.012248163044452672" office:value-type="float"/>
          <table:table-cell office:value="0.012248163044452672" office:value-type="float"/>
          <table:table-cell office:value="0.9411684910109235" office:value-type="float"/>
          <table:table-cell office:value="32" office:value-type="float"/>
          <table:table-cell office:value="0.040444678068161016" office:value-type="float"/>
        </table:table-row>
        <table:table-row>
          <table:table-cell office:value="0.012655079185962682" office:value-type="float"/>
          <table:table-cell office:value="0.012655079185962682" office:value-type="float"/>
          <table:table-cell office:value="0.012655079185962682" office:value-type="float"/>
          <table:table-cell office:value="0.012655079185962682" office:value-type="float"/>
          <table:table-cell office:value="0.012655079185962682" office:value-type="float"/>
          <table:table-cell office:value="0.012655079185962682" office:value-type="float"/>
          <table:table-cell office:value="0.9401717540961217" office:value-type="float"/>
          <table:table-cell office:value="33" office:value-type="float"/>
          <table:table-cell office:value="0.04069161415100098" office:value-type="float"/>
        </table:table-row>
        <table:table-row>
          <table:table-cell office:value="0.013062018215656286" office:value-type="float"/>
          <table:table-cell office:value="0.013062018215656286" office:value-type="float"/>
          <table:table-cell office:value="0.013062018215656286" office:value-type="float"/>
          <table:table-cell office:value="0.013062018215656286" office:value-type="float"/>
          <table:table-cell office:value="0.013062018215656286" office:value-type="float"/>
          <table:table-cell office:value="0.013062018215656286" office:value-type="float"/>
          <table:table-cell office:value="0.9391749611169492" office:value-type="float"/>
          <table:table-cell office:value="34" office:value-type="float"/>
          <table:table-cell office:value="0.04069390296936036" office:value-type="float"/>
        </table:table-row>
        <table:table-row>
          <table:table-cell office:value="0.013471359431743627" office:value-type="float"/>
          <table:table-cell office:value="0.013471359431743627" office:value-type="float"/>
          <table:table-cell office:value="0.013471359431743627" office:value-type="float"/>
          <table:table-cell office:value="0.013471359431743627" office:value-type="float"/>
          <table:table-cell office:value="0.013471359431743627" office:value-type="float"/>
          <table:table-cell office:value="0.013471359431743627" office:value-type="float"/>
          <table:table-cell office:value="0.9381722840068448" office:value-type="float"/>
          <table:table-cell office:value="35" office:value-type="float"/>
          <table:table-cell office:value="0.040934121608734136" office:value-type="float"/>
        </table:table-row>
        <table:table-row>
          <table:table-cell office:value="0.013880723774433142" office:value-type="float"/>
          <table:table-cell office:value="0.013880723774433142" office:value-type="float"/>
          <table:table-cell office:value="0.013880723774433142" office:value-type="float"/>
          <table:table-cell office:value="0.013880723774433142" office:value-type="float"/>
          <table:table-cell office:value="0.013880723774433142" office:value-type="float"/>
          <table:table-cell office:value="0.013880723774433142" office:value-type="float"/>
          <table:table-cell office:value="0.9371695502483657" office:value-type="float"/>
          <table:table-cell office:value="36" office:value-type="float"/>
          <table:table-cell office:value="0.040936434268951424" office:value-type="float"/>
        </table:table-row>
        <table:table-row>
          <table:table-cell office:value="0.014292423427104956" office:value-type="float"/>
          <table:table-cell office:value="0.014292423427104956" office:value-type="float"/>
          <table:table-cell office:value="0.014292423427104956" office:value-type="float"/>
          <table:table-cell office:value="0.014292423427104956" office:value-type="float"/>
          <table:table-cell office:value="0.014292423427104956" office:value-type="float"/>
          <table:table-cell office:value="0.014292423427104956" office:value-type="float"/>
          <table:table-cell office:value="0.9361610961720387" office:value-type="float"/>
          <table:table-cell office:value="37" office:value-type="float"/>
          <table:table-cell office:value="0.041169965267181405" office:value-type="float"/>
        </table:table-row>
        <table:table-row>
          <table:table-cell office:value="0.014704147756099706" office:value-type="float"/>
          <table:table-cell office:value="0.014704147756099706" office:value-type="float"/>
          <table:table-cell office:value="0.014704147756099706" office:value-type="float"/>
          <table:table-cell office:value="0.014704147756099706" office:value-type="float"/>
          <table:table-cell office:value="0.014704147756099706" office:value-type="float"/>
          <table:table-cell office:value="0.014704147756099706" office:value-type="float"/>
          <table:table-cell office:value="0.9351525816513118" office:value-type="float"/>
          <table:table-cell office:value="38" office:value-type="float"/>
          <table:table-cell office:value="0.0411724328994751" office:value-type="float"/>
        </table:table-row>
        <table:table-row>
          <table:table-cell office:value="0.015118167340755467" office:value-type="float"/>
          <table:table-cell office:value="0.015118167340755467" office:value-type="float"/>
          <table:table-cell office:value="0.015118167340755467" office:value-type="float"/>
          <table:table-cell office:value="0.015118167340755467" office:value-type="float"/>
          <table:table-cell office:value="0.015118167340755467" office:value-type="float"/>
          <table:table-cell office:value="0.015118167340755467" office:value-type="float"/>
          <table:table-cell office:value="0.9341384449253861" office:value-type="float"/>
          <table:table-cell office:value="39" office:value-type="float"/>
          <table:table-cell office:value="0.04140195846557618" office:value-type="float"/>
        </table:table-row>
        <table:table-row>
          <table:table-cell office:value="0.01553221189975739" office:value-type="float"/>
          <table:table-cell office:value="0.01553221189975739" office:value-type="float"/>
          <table:table-cell office:value="0.01553221189975739" office:value-type="float"/>
          <table:table-cell office:value="0.01553221189975739" office:value-type="float"/>
          <table:table-cell office:value="0.01553221189975739" office:value-type="float"/>
          <table:table-cell office:value="0.01553221189975739" office:value-type="float"/>
          <table:table-cell office:value="0.9331242470250557" office:value-type="float"/>
          <table:table-cell office:value="40" office:value-type="float"/>
          <table:table-cell office:value="0.04140445590019226" office:value-type="float"/>
        </table:table-row>
        <table:table-row>
          <table:table-cell office:value="0.01594848650693894" office:value-type="float"/>
          <table:table-cell office:value="0.01594848650693894" office:value-type="float"/>
          <table:table-cell office:value="0.01594848650693894" office:value-type="float"/>
          <table:table-cell office:value="0.01594848650693894" office:value-type="float"/>
          <table:table-cell office:value="0.01594848650693894" office:value-type="float"/>
          <table:table-cell office:value="0.01594848650693894" office:value-type="float"/>
          <table:table-cell office:value="0.9321045866445834" office:value-type="float"/>
          <table:table-cell office:value="41" office:value-type="float"/>
          <table:table-cell office:value="0.041627460718154916" office:value-type="float"/>
        </table:table-row>
        <table:table-row>
          <table:table-cell office:value="0.016364786267280586" office:value-type="float"/>
          <table:table-cell office:value="0.016364786267280586" office:value-type="float"/>
          <table:table-cell office:value="0.016364786267280586" office:value-type="float"/>
          <table:table-cell office:value="0.016364786267280586" office:value-type="float"/>
          <table:table-cell office:value="0.016364786267280586" office:value-type="float"/>
          <table:table-cell office:value="0.016364786267280586" office:value-type="float"/>
          <table:table-cell office:value="0.9310848646517035" office:value-type="float"/>
          <table:table-cell office:value="42" office:value-type="float"/>
          <table:table-cell office:value="0.041629976034164434" office:value-type="float"/>
        </table:table-row>
        <table:table-row>
          <table:table-cell office:value="0.016783254921436317" office:value-type="float"/>
          <table:table-cell office:value="0.016783254921436317" office:value-type="float"/>
          <table:table-cell office:value="0.016783254921436317" office:value-type="float"/>
          <table:table-cell office:value="0.016783254921436317" office:value-type="float"/>
          <table:table-cell office:value="0.016783254921436317" office:value-type="float"/>
          <table:table-cell office:value="0.016783254921436317" office:value-type="float"/>
          <table:table-cell office:value="0.9300598299756727" office:value-type="float"/>
          <table:table-cell office:value="43" office:value-type="float"/>
          <table:table-cell office:value="0.04184686541557313" office:value-type="float"/>
        </table:table-row>
        <table:table-row>
          <table:table-cell office:value="0.017201748907566077" office:value-type="float"/>
          <table:table-cell office:value="0.017201748907566077" office:value-type="float"/>
          <table:table-cell office:value="0.017201748907566077" office:value-type="float"/>
          <table:table-cell office:value="0.017201748907566077" office:value-type="float"/>
          <table:table-cell office:value="0.017201748907566077" office:value-type="float"/>
          <table:table-cell office:value="0.017201748907566077" office:value-type="float"/>
          <table:table-cell office:value="0.9290347332492315" office:value-type="float"/>
          <table:table-cell office:value="44" office:value-type="float"/>
          <table:table-cell office:value="0.04184939861297608" office:value-type="float"/>
        </table:table-row>
        <table:table-row>
          <table:table-cell office:value="0.017622353494167336" office:value-type="float"/>
          <table:table-cell office:value="0.017622353494167336" office:value-type="float"/>
          <table:table-cell office:value="0.017622353494167336" office:value-type="float"/>
          <table:table-cell office:value="0.017622353494167336" office:value-type="float"/>
          <table:table-cell office:value="0.017622353494167336" office:value-type="float"/>
          <table:table-cell office:value="0.017622353494167336" office:value-type="float"/>
          <table:table-cell office:value="0.928004466628584" office:value-type="float"/>
          <table:table-cell office:value="45" office:value-type="float"/>
          <table:table-cell office:value="0.04206045866012574" office:value-type="float"/>
        </table:table-row>
        <table:table-row>
          <table:table-cell office:value="0.018042983710765848" office:value-type="float"/>
          <table:table-cell office:value="0.018042983710765848" office:value-type="float"/>
          <table:table-cell office:value="0.018042983710765848" office:value-type="float"/>
          <table:table-cell office:value="0.018042983710765848" office:value-type="float"/>
          <table:table-cell office:value="0.018042983710765848" office:value-type="float"/>
          <table:table-cell office:value="0.018042983710765848" office:value-type="float"/>
          <table:table-cell office:value="0.9269741372275213" office:value-type="float"/>
          <table:table-cell office:value="46" office:value-type="float"/>
          <table:table-cell office:value="0.04206302165985108" office:value-type="float"/>
        </table:table-row>
        <table:table-row>
          <table:table-cell office:value="0.018465669572353374" office:value-type="float"/>
          <table:table-cell office:value="0.018465669572353374" office:value-type="float"/>
          <table:table-cell office:value="0.018465669572353374" office:value-type="float"/>
          <table:table-cell office:value="0.018465669572353374" office:value-type="float"/>
          <table:table-cell office:value="0.018465669572353374" office:value-type="float"/>
          <table:table-cell office:value="0.018465669572353374" office:value-type="float"/>
          <table:table-cell office:value="0.9259387725451432" office:value-type="float"/>
          <table:table-cell office:value="47" office:value-type="float"/>
          <table:table-cell office:value="0.04226858615875244" office:value-type="float"/>
        </table:table-row>
        <table:table-row>
          <table:table-cell office:value="0.018888381063938153" office:value-type="float"/>
          <table:table-cell office:value="0.018888381063938153" office:value-type="float"/>
          <table:table-cell office:value="0.018888381063938153" office:value-type="float"/>
          <table:table-cell office:value="0.018888381063938153" office:value-type="float"/>
          <table:table-cell office:value="0.018888381063938153" office:value-type="float"/>
          <table:table-cell office:value="0.018888381063938153" office:value-type="float"/>
          <table:table-cell office:value="0.9249033450823497" office:value-type="float"/>
          <table:table-cell office:value="48" office:value-type="float"/>
          <table:table-cell office:value="0.04227114915847778" office:value-type="float"/>
        </table:table-row>
        <table:table-row>
          <table:table-cell office:value="0.019313092887401594" office:value-type="float"/>
          <table:table-cell office:value="0.019313092887401594" office:value-type="float"/>
          <table:table-cell office:value="0.019313092887401594" office:value-type="float"/>
          <table:table-cell office:value="0.019313092887401594" office:value-type="float"/>
          <table:table-cell office:value="0.019313092887401594" office:value-type="float"/>
          <table:table-cell office:value="0.019313092887401594" office:value-type="float"/>
          <table:table-cell office:value="0.9238630178271373" office:value-type="float"/>
          <table:table-cell office:value="49" office:value-type="float"/>
          <table:table-cell office:value="0.04247118234634399" office:value-type="float"/>
        </table:table-row>
        <table:table-row>
          <table:table-cell office:value="0.019737830579280868" office:value-type="float"/>
          <table:table-cell office:value="0.019737830579280868" office:value-type="float"/>
          <table:table-cell office:value="0.019737830579280868" office:value-type="float"/>
          <table:table-cell office:value="0.019737830579280868" office:value-type="float"/>
          <table:table-cell office:value="0.019737830579280868" office:value-type="float"/>
          <table:table-cell office:value="0.019737830579280868" office:value-type="float"/>
          <table:table-cell office:value="0.9228226272075056" office:value-type="float"/>
          <table:table-cell office:value="50" office:value-type="float"/>
          <table:table-cell office:value="0.04247376918792725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254314899444581" office:value-type="float"/>
          <table:table-cell office:value="0.0004254314899444581" office:value-type="float"/>
          <table:table-cell office:value="0.0004254314899444581" office:value-type="float"/>
          <table:table-cell office:value="0.0004254314899444581" office:value-type="float"/>
          <table:table-cell office:value="0.0004254314899444581" office:value-type="float"/>
          <table:table-cell office:value="0.0004254314899444581" office:value-type="float"/>
          <table:table-cell office:value="0.9130975386996307" office:value-type="float"/>
          <table:table-cell office:value="1" office:value-type="float"/>
          <table:table-cell office:value="0.042543148994445806" office:value-type="float"/>
        </table:table-row>
        <table:table-row>
          <table:table-cell office:value="0.000850886642932892" office:value-type="float"/>
          <table:table-cell office:value="0.000850886642932892" office:value-type="float"/>
          <table:table-cell office:value="0.000850886642932892" office:value-type="float"/>
          <table:table-cell office:value="0.000850886642932892" office:value-type="float"/>
          <table:table-cell office:value="0.000850886642932892" office:value-type="float"/>
          <table:table-cell office:value="0.000850886642932892" office:value-type="float"/>
          <table:table-cell office:value="0.9120553906663713" office:value-type="float"/>
          <table:table-cell office:value="2" office:value-type="float"/>
          <table:table-cell office:value="0.04254551529884339" office:value-type="float"/>
        </table:table-row>
        <table:table-row>
          <table:table-cell office:value="0.0012782220244407655" office:value-type="float"/>
          <table:table-cell office:value="0.0012782220244407655" office:value-type="float"/>
          <table:table-cell office:value="0.0012782220244407655" office:value-type="float"/>
          <table:table-cell office:value="0.0012782220244407655" office:value-type="float"/>
          <table:table-cell office:value="0.0012782220244407655" office:value-type="float"/>
          <table:table-cell office:value="0.0012782220244407655" office:value-type="float"/>
          <table:table-cell office:value="0.9110086370326395" office:value-type="float"/>
          <table:table-cell office:value="3" office:value-type="float"/>
          <table:table-cell office:value="0.042733538150787356" office:value-type="float"/>
        </table:table-row>
        <table:table-row>
          <table:table-cell office:value="0.0017055811882019044" office:value-type="float"/>
          <table:table-cell office:value="0.0017055811882019044" office:value-type="float"/>
          <table:table-cell office:value="0.0017055811882019044" office:value-type="float"/>
          <table:table-cell office:value="0.0017055811882019044" office:value-type="float"/>
          <table:table-cell office:value="0.0017055811882019044" office:value-type="float"/>
          <table:table-cell office:value="0.0017055811882019044" office:value-type="float"/>
          <table:table-cell office:value="0.9099618251445222" office:value-type="float"/>
          <table:table-cell office:value="4" office:value-type="float"/>
          <table:table-cell office:value="0.04273591637611389" office:value-type="float"/>
        </table:table-row>
        <table:table-row>
          <table:table-cell office:value="0.0021347628831863406" office:value-type="float"/>
          <table:table-cell office:value="0.0021347628831863406" office:value-type="float"/>
          <table:table-cell office:value="0.0021347628831863406" office:value-type="float"/>
          <table:table-cell office:value="0.0021347628831863406" office:value-type="float"/>
          <table:table-cell office:value="0.0021347628831863406" office:value-type="float"/>
          <table:table-cell office:value="0.0021347628831863406" office:value-type="float"/>
          <table:table-cell office:value="0.9089105489848675" office:value-type="float"/>
          <table:table-cell office:value="5" office:value-type="float"/>
          <table:table-cell office:value="0.04291816949844361" office:value-type="float"/>
        </table:table-row>
        <table:table-row>
          <table:table-cell office:value="0.0025639685392379766" office:value-type="float"/>
          <table:table-cell office:value="0.0025639685392379766" office:value-type="float"/>
          <table:table-cell office:value="0.0025639685392379766" office:value-type="float"/>
          <table:table-cell office:value="0.0025639685392379766" office:value-type="float"/>
          <table:table-cell office:value="0.0025639685392379766" office:value-type="float"/>
          <table:table-cell office:value="0.0025639685392379766" office:value-type="float"/>
          <table:table-cell office:value="0.9078592141328244" office:value-type="float"/>
          <table:table-cell office:value="6" office:value-type="float"/>
          <table:table-cell office:value="0.04292056560516358" office:value-type="float"/>
        </table:table-row>
        <table:table-row>
          <table:table-cell office:value="0.00299493944644928" office:value-type="float"/>
          <table:table-cell office:value="0.00299493944644928" office:value-type="float"/>
          <table:table-cell office:value="0.00299493944644928" office:value-type="float"/>
          <table:table-cell office:value="0.00299493944644928" office:value-type="float"/>
          <table:table-cell office:value="0.00299493944644928" office:value-type="float"/>
          <table:table-cell office:value="0.00299493944644928" office:value-type="float"/>
          <table:table-cell office:value="0.9068035553161724" office:value-type="float"/>
          <table:table-cell office:value="7" office:value-type="float"/>
          <table:table-cell office:value="0.04309709072113037" office:value-type="float"/>
        </table:table-row>
        <table:table-row>
          <table:table-cell office:value="0.003425934433937073" office:value-type="float"/>
          <table:table-cell office:value="0.003425934433937073" office:value-type="float"/>
          <table:table-cell office:value="0.003425934433937073" office:value-type="float"/>
          <table:table-cell office:value="0.003425934433937073" office:value-type="float"/>
          <table:table-cell office:value="0.003425934433937073" office:value-type="float"/>
          <table:table-cell office:value="0.003425934433937073" office:value-type="float"/>
          <table:table-cell office:value="0.9057478375151301" office:value-type="float"/>
          <table:table-cell office:value="8" office:value-type="float"/>
          <table:table-cell office:value="0.0430994987487793" office:value-type="float"/>
        </table:table-row>
        <table:table-row>
          <table:table-cell office:value="0.0038586385250091557" office:value-type="float"/>
          <table:table-cell office:value="0.0038586385250091557" office:value-type="float"/>
          <table:table-cell office:value="0.0038586385250091557" office:value-type="float"/>
          <table:table-cell office:value="0.0038586385250091557" office:value-type="float"/>
          <table:table-cell office:value="0.0038586385250091557" office:value-type="float"/>
          <table:table-cell office:value="0.0038586385250091557" office:value-type="float"/>
          <table:table-cell office:value="0.9046879332823887" office:value-type="float"/>
          <table:table-cell office:value="9" office:value-type="float"/>
          <table:table-cell office:value="0.04327040910720825" office:value-type="float"/>
        </table:table-row>
        <table:table-row>
          <table:table-cell office:value="0.004291366815567017" office:value-type="float"/>
          <table:table-cell office:value="0.004291366815567017" office:value-type="float"/>
          <table:table-cell office:value="0.004291366815567017" office:value-type="float"/>
          <table:table-cell office:value="0.004291366815567017" office:value-type="float"/>
          <table:table-cell office:value="0.004291366815567017" office:value-type="float"/>
          <table:table-cell office:value="0.004291366815567017" office:value-type="float"/>
          <table:table-cell office:value="0.9036279697732552" office:value-type="float"/>
          <table:table-cell office:value="10" office:value-type="float"/>
          <table:table-cell office:value="0.04327282905578614" office:value-type="float"/>
        </table:table-row>
        <table:table-row>
          <table:table-cell office:value="0.004725748538970948" office:value-type="float"/>
          <table:table-cell office:value="0.004725748538970948" office:value-type="float"/>
          <table:table-cell office:value="0.004725748538970948" office:value-type="float"/>
          <table:table-cell office:value="0.004725748538970948" office:value-type="float"/>
          <table:table-cell office:value="0.004725748538970948" office:value-type="float"/>
          <table:table-cell office:value="0.004725748538970948" office:value-type="float"/>
          <table:table-cell office:value="0.9025639561973248" office:value-type="float"/>
          <table:table-cell office:value="11" office:value-type="float"/>
          <table:table-cell office:value="0.04343817234039307" office:value-type="float"/>
        </table:table-row>
        <table:table-row>
          <table:table-cell office:value="0.005160154581069947" office:value-type="float"/>
          <table:table-cell office:value="0.005160154581069947" office:value-type="float"/>
          <table:table-cell office:value="0.005160154581069947" office:value-type="float"/>
          <table:table-cell office:value="0.005160154581069947" office:value-type="float"/>
          <table:table-cell office:value="0.005160154581069947" office:value-type="float"/>
          <table:table-cell office:value="0.005160154581069947" office:value-type="float"/>
          <table:table-cell office:value="0.9014998830530002" office:value-type="float"/>
          <table:table-cell office:value="12" office:value-type="float"/>
          <table:table-cell office:value="0.04344060420989991" office:value-type="float"/>
        </table:table-row>
        <table:table-row>
          <table:table-cell office:value="0.005596159398555756" office:value-type="float"/>
          <table:table-cell office:value="0.005596159398555756" office:value-type="float"/>
          <table:table-cell office:value="0.005596159398555756" office:value-type="float"/>
          <table:table-cell office:value="0.005596159398555756" office:value-type="float"/>
          <table:table-cell office:value="0.005596159398555756" office:value-type="float"/>
          <table:table-cell office:value="0.005596159398555756" office:value-type="float"/>
          <table:table-cell office:value="0.9004318937247646" office:value-type="float"/>
          <table:table-cell office:value="13" office:value-type="float"/>
          <table:table-cell office:value="0.04360048174858093" office:value-type="float"/>
        </table:table-row>
        <table:table-row>
          <table:table-cell office:value="0.006032189846038818" office:value-type="float"/>
          <table:table-cell office:value="0.006032189846038818" office:value-type="float"/>
          <table:table-cell office:value="0.006032189846038818" office:value-type="float"/>
          <table:table-cell office:value="0.006032189846038818" office:value-type="float"/>
          <table:table-cell office:value="0.006032189846038818" office:value-type="float"/>
          <table:table-cell office:value="0.006032189846038818" office:value-type="float"/>
          <table:table-cell office:value="0.8993638416161137" office:value-type="float"/>
          <table:table-cell office:value="14" office:value-type="float"/>
          <table:table-cell office:value="0.04360304474830627" office:value-type="float"/>
        </table:table-row>
        <table:table-row>
          <table:table-cell office:value="0.006469765424728394" office:value-type="float"/>
          <table:table-cell office:value="0.006469765424728394" office:value-type="float"/>
          <table:table-cell office:value="0.006469765424728394" office:value-type="float"/>
          <table:table-cell office:value="0.006469765424728394" office:value-type="float"/>
          <table:table-cell office:value="0.006469765424728394" office:value-type="float"/>
          <table:table-cell office:value="0.006469765424728394" office:value-type="float"/>
          <table:table-cell office:value="0.8982920047244212" office:value-type="float"/>
          <table:table-cell office:value="15" office:value-type="float"/>
          <table:table-cell office:value="0.04375755786895752" office:value-type="float"/>
        </table:table-row>
        <table:table-row>
          <table:table-cell office:value="0.006907366752624512" office:value-type="float"/>
          <table:table-cell office:value="0.006907366752624512" office:value-type="float"/>
          <table:table-cell office:value="0.006907366752624512" office:value-type="float"/>
          <table:table-cell office:value="0.006907366752624512" office:value-type="float"/>
          <table:table-cell office:value="0.006907366752624512" office:value-type="float"/>
          <table:table-cell office:value="0.006907366752624512" office:value-type="float"/>
          <table:table-cell office:value="0.8972201047603114" office:value-type="float"/>
          <table:table-cell office:value="16" office:value-type="float"/>
          <table:table-cell office:value="0.043760132789611814" office:value-type="float"/>
        </table:table-row>
        <table:table-row>
          <table:table-cell office:value="0.007346459984779358" office:value-type="float"/>
          <table:table-cell office:value="0.007346459984779358" office:value-type="float"/>
          <table:table-cell office:value="0.007346459984779358" office:value-type="float"/>
          <table:table-cell office:value="0.007346459984779358" office:value-type="float"/>
          <table:table-cell office:value="0.007346459984779358" office:value-type="float"/>
          <table:table-cell office:value="0.007346459984779358" office:value-type="float"/>
          <table:table-cell office:value="0.8961445503920226" office:value-type="float"/>
          <table:table-cell office:value="17" office:value-type="float"/>
          <table:table-cell office:value="0.043909323215484616" office:value-type="float"/>
        </table:table-row>
        <table:table-row>
          <table:table-cell office:value="0.007785578966140748" office:value-type="float"/>
          <table:table-cell office:value="0.007785578966140748" office:value-type="float"/>
          <table:table-cell office:value="0.007785578966140748" office:value-type="float"/>
          <table:table-cell office:value="0.007785578966140748" office:value-type="float"/>
          <table:table-cell office:value="0.007785578966140748" office:value-type="float"/>
          <table:table-cell office:value="0.007785578966140748" office:value-type="float"/>
          <table:table-cell office:value="0.8950689329513164" office:value-type="float"/>
          <table:table-cell office:value="18" office:value-type="float"/>
          <table:table-cell office:value="0.043911898136138924" office:value-type="float"/>
        </table:table-row>
        <table:table-row>
          <table:table-cell office:value="0.008226136803627014" office:value-type="float"/>
          <table:table-cell office:value="0.008226136803627014" office:value-type="float"/>
          <table:table-cell office:value="0.008226136803627014" office:value-type="float"/>
          <table:table-cell office:value="0.008226136803627014" office:value-type="float"/>
          <table:table-cell office:value="0.008226136803627014" office:value-type="float"/>
          <table:table-cell office:value="0.008226136803627014" office:value-type="float"/>
          <table:table-cell office:value="0.8939897910472911" office:value-type="float"/>
          <table:table-cell office:value="19" office:value-type="float"/>
          <table:table-cell office:value="0.04405578374862672" office:value-type="float"/>
        </table:table-row>
        <table:table-row>
          <table:table-cell office:value="0.008666720509529114" office:value-type="float"/>
          <table:table-cell office:value="0.008666720509529114" office:value-type="float"/>
          <table:table-cell office:value="0.008666720509529114" office:value-type="float"/>
          <table:table-cell office:value="0.008666720509529114" office:value-type="float"/>
          <table:table-cell office:value="0.008666720509529114" office:value-type="float"/>
          <table:table-cell office:value="0.008666720509529114" office:value-type="float"/>
          <table:table-cell office:value="0.8929105857788465" office:value-type="float"/>
          <table:table-cell office:value="20" office:value-type="float"/>
          <table:table-cell office:value="0.044058370590209964" office:value-type="float"/>
        </table:table-row>
        <table:table-row>
          <table:table-cell office:value="0.009108691155910493" office:value-type="float"/>
          <table:table-cell office:value="0.009108691155910493" office:value-type="float"/>
          <table:table-cell office:value="0.009108691155910493" office:value-type="float"/>
          <table:table-cell office:value="0.009108691155910493" office:value-type="float"/>
          <table:table-cell office:value="0.009108691155910493" office:value-type="float"/>
          <table:table-cell office:value="0.009108691155910493" office:value-type="float"/>
          <table:table-cell office:value="0.8918279832139241" office:value-type="float"/>
          <table:table-cell office:value="21" office:value-type="float"/>
          <table:table-cell office:value="0.044197064638137815" office:value-type="float"/>
        </table:table-row>
        <table:table-row>
          <table:table-cell office:value="0.00955068773031235" office:value-type="float"/>
          <table:table-cell office:value="0.00955068773031235" office:value-type="float"/>
          <table:table-cell office:value="0.00955068773031235" office:value-type="float"/>
          <table:table-cell office:value="0.00955068773031235" office:value-type="float"/>
          <table:table-cell office:value="0.00955068773031235" office:value-type="float"/>
          <table:table-cell office:value="0.00955068773031235" office:value-type="float"/>
          <table:table-cell office:value="0.8907453171385814" office:value-type="float"/>
          <table:table-cell office:value="22" office:value-type="float"/>
          <table:table-cell office:value="0.044199657440185544" office:value-type="float"/>
        </table:table-row>
        <table:table-row>
          <table:table-cell office:value="0.009994020640850068" office:value-type="float"/>
          <table:table-cell office:value="0.009994020640850068" office:value-type="float"/>
          <table:table-cell office:value="0.009994020640850068" office:value-type="float"/>
          <table:table-cell office:value="0.009994020640850068" office:value-type="float"/>
          <table:table-cell office:value="0.009994020640850068" office:value-type="float"/>
          <table:table-cell office:value="0.009994020640850068" office:value-type="float"/>
          <table:table-cell office:value="0.8896593777215811" office:value-type="float"/>
          <table:table-cell office:value="23" office:value-type="float"/>
          <table:table-cell office:value="0.04433329105377197" office:value-type="float"/>
        </table:table-row>
        <table:table-row>
          <table:table-cell office:value="0.01043737953901291" office:value-type="float"/>
          <table:table-cell office:value="0.01043737953901291" office:value-type="float"/>
          <table:table-cell office:value="0.01043737953901291" office:value-type="float"/>
          <table:table-cell office:value="0.01043737953901291" office:value-type="float"/>
          <table:table-cell office:value="0.01043737953901291" office:value-type="float"/>
          <table:table-cell office:value="0.01043737953901291" office:value-type="float"/>
          <table:table-cell office:value="0.8885733746481596" office:value-type="float"/>
          <table:table-cell office:value="24" office:value-type="float"/>
          <table:table-cell office:value="0.04433588981628418" office:value-type="float"/>
        </table:table-row>
        <table:table-row>
          <table:table-cell office:value="0.010882025480270388" office:value-type="float"/>
          <table:table-cell office:value="0.010882025480270388" office:value-type="float"/>
          <table:table-cell office:value="0.010882025480270388" office:value-type="float"/>
          <table:table-cell office:value="0.010882025480270388" office:value-type="float"/>
          <table:table-cell office:value="0.010882025480270388" office:value-type="float"/>
          <table:table-cell office:value="0.010882025480270388" office:value-type="float"/>
          <table:table-cell office:value="0.8874842189758791" office:value-type="float"/>
          <table:table-cell office:value="25" office:value-type="float"/>
          <table:table-cell office:value="0.044464594125747686" office:value-type="float"/>
        </table:table-row>
        <table:table-row>
          <table:table-cell office:value="0.011326697409152986" office:value-type="float"/>
          <table:table-cell office:value="0.011326697409152986" office:value-type="float"/>
          <table:table-cell office:value="0.011326697409152986" office:value-type="float"/>
          <table:table-cell office:value="0.011326697409152986" office:value-type="float"/>
          <table:table-cell office:value="0.011326697409152986" office:value-type="float"/>
          <table:table-cell office:value="0.011326697409152986" office:value-type="float"/>
          <table:table-cell office:value="0.8863949996471776" office:value-type="float"/>
          <table:table-cell office:value="26" office:value-type="float"/>
          <table:table-cell office:value="0.044467192888259885" office:value-type="float"/>
        </table:table-row>
        <table:table-row>
          <table:table-cell office:value="0.011772607982158663" office:value-type="float"/>
          <table:table-cell office:value="0.011772607982158663" office:value-type="float"/>
          <table:table-cell office:value="0.011772607982158663" office:value-type="float"/>
          <table:table-cell office:value="0.011772607982158663" office:value-type="float"/>
          <table:table-cell office:value="0.011772607982158663" office:value-type="float"/>
          <table:table-cell office:value="0.011772607982158663" office:value-type="float"/>
          <table:table-cell office:value="0.8853027462724017" office:value-type="float"/>
          <table:table-cell office:value="27" office:value-type="float"/>
          <table:table-cell office:value="0.04459105730056763" office:value-type="float"/>
        </table:table-row>
        <table:table-row>
          <table:table-cell office:value="0.01221854454278946" office:value-type="float"/>
          <table:table-cell office:value="0.01221854454278946" office:value-type="float"/>
          <table:table-cell office:value="0.01221854454278946" office:value-type="float"/>
          <table:table-cell office:value="0.01221854454278946" office:value-type="float"/>
          <table:table-cell office:value="0.01221854454278946" office:value-type="float"/>
          <table:table-cell office:value="0.01221854454278946" office:value-type="float"/>
          <table:table-cell office:value="0.8842104292412045" office:value-type="float"/>
          <table:table-cell office:value="28" office:value-type="float"/>
          <table:table-cell office:value="0.04459365606307984" office:value-type="float"/>
        </table:table-row>
        <table:table-row>
          <table:table-cell office:value="0.012665672123432161" office:value-type="float"/>
          <table:table-cell office:value="0.012665672123432161" office:value-type="float"/>
          <table:table-cell office:value="0.012665672123432161" office:value-type="float"/>
          <table:table-cell office:value="0.012665672123432161" office:value-type="float"/>
          <table:table-cell office:value="0.012665672123432161" office:value-type="float"/>
          <table:table-cell office:value="0.012665672123432161" office:value-type="float"/>
          <table:table-cell office:value="0.8831151948187048" office:value-type="float"/>
          <table:table-cell office:value="29" office:value-type="float"/>
          <table:table-cell office:value="0.044712758064270025" office:value-type="float"/>
        </table:table-row>
        <table:table-row>
          <table:table-cell office:value="0.013112825572490694" office:value-type="float"/>
          <table:table-cell office:value="0.013112825572490694" office:value-type="float"/>
          <table:table-cell office:value="0.013112825572490694" office:value-type="float"/>
          <table:table-cell office:value="0.013112825572490694" office:value-type="float"/>
          <table:table-cell office:value="0.013112825572490694" office:value-type="float"/>
          <table:table-cell office:value="0.013112825572490694" office:value-type="float"/>
          <table:table-cell office:value="0.8820198970317857" office:value-type="float"/>
          <table:table-cell office:value="30" office:value-type="float"/>
          <table:table-cell office:value="0.04471534490585327" office:value-type="float"/>
        </table:table-row>
        <table:table-row>
          <table:table-cell office:value="0.01356112450361252" office:value-type="float"/>
          <table:table-cell office:value="0.01356112450361252" office:value-type="float"/>
          <table:table-cell office:value="0.01356112450361252" office:value-type="float"/>
          <table:table-cell office:value="0.01356112450361252" office:value-type="float"/>
          <table:table-cell office:value="0.01356112450361252" office:value-type="float"/>
          <table:table-cell office:value="0.01356112450361252" office:value-type="float"/>
          <table:table-cell office:value="0.8809217933983022" office:value-type="float"/>
          <table:table-cell office:value="31" office:value-type="float"/>
          <table:table-cell office:value="0.04482989311218262" office:value-type="float"/>
        </table:table-row>
        <table:table-row>
          <table:table-cell office:value="0.014009449124336245" office:value-type="float"/>
          <table:table-cell office:value="0.014009449124336245" office:value-type="float"/>
          <table:table-cell office:value="0.014009449124336245" office:value-type="float"/>
          <table:table-cell office:value="0.014009449124336245" office:value-type="float"/>
          <table:table-cell office:value="0.014009449124336245" office:value-type="float"/>
          <table:table-cell office:value="0.014009449124336245" office:value-type="float"/>
          <table:table-cell office:value="0.8798236268384023" office:value-type="float"/>
          <table:table-cell office:value="32" office:value-type="float"/>
          <table:table-cell office:value="0.044832462072372445" office:value-type="float"/>
        </table:table-row>
        <table:table-row>
          <table:table-cell office:value="0.014458873927593234" office:value-type="float"/>
          <table:table-cell office:value="0.014458873927593234" office:value-type="float"/>
          <table:table-cell office:value="0.014458873927593234" office:value-type="float"/>
          <table:table-cell office:value="0.014458873927593234" office:value-type="float"/>
          <table:table-cell office:value="0.014458873927593234" office:value-type="float"/>
          <table:table-cell office:value="0.014458873927593234" office:value-type="float"/>
          <table:table-cell office:value="0.8787227653926719" office:value-type="float"/>
          <table:table-cell office:value="33" office:value-type="float"/>
          <table:table-cell office:value="0.04494248032569885" office:value-type="float"/>
        </table:table-row>
        <table:table-row>
          <table:table-cell office:value="0.014908325254917146" office:value-type="float"/>
          <table:table-cell office:value="0.014908325254917146" office:value-type="float"/>
          <table:table-cell office:value="0.014908325254917146" office:value-type="float"/>
          <table:table-cell office:value="0.014908325254917146" office:value-type="float"/>
          <table:table-cell office:value="0.014908325254917146" office:value-type="float"/>
          <table:table-cell office:value="0.014908325254917146" office:value-type="float"/>
          <table:table-cell office:value="0.8776218389765117" office:value-type="float"/>
          <table:table-cell office:value="34" office:value-type="float"/>
          <table:table-cell office:value="0.044945132732391355" office:value-type="float"/>
        </table:table-row>
        <table:table-row>
          <table:table-cell office:value="0.015358833849430086" office:value-type="float"/>
          <table:table-cell office:value="0.015358833849430086" office:value-type="float"/>
          <table:table-cell office:value="0.015358833849430086" office:value-type="float"/>
          <table:table-cell office:value="0.015358833849430086" office:value-type="float"/>
          <table:table-cell office:value="0.015358833849430086" office:value-type="float"/>
          <table:table-cell office:value="0.015358833849430086" office:value-type="float"/>
          <table:table-cell office:value="0.8765183227952166" office:value-type="float"/>
          <table:table-cell office:value="35" office:value-type="float"/>
          <table:table-cell office:value="0.045050859451293945" office:value-type="float"/>
        </table:table-row>
        <table:table-row>
          <table:table-cell office:value="0.0158093695640564" office:value-type="float"/>
          <table:table-cell office:value="0.0158093695640564" office:value-type="float"/>
          <table:table-cell office:value="0.0158093695640564" office:value-type="float"/>
          <table:table-cell office:value="0.0158093695640564" office:value-type="float"/>
          <table:table-cell office:value="0.0158093695640564" office:value-type="float"/>
          <table:table-cell office:value="0.0158093695640564" office:value-type="float"/>
          <table:table-cell office:value="0.875414740183482" office:value-type="float"/>
          <table:table-cell office:value="36" office:value-type="float"/>
          <table:table-cell office:value="0.045053571462631226" office:value-type="float"/>
        </table:table-row>
        <table:table-row>
          <table:table-cell office:value="0.016260919809341433" office:value-type="float"/>
          <table:table-cell office:value="0.016260919809341433" office:value-type="float"/>
          <table:table-cell office:value="0.016260919809341433" office:value-type="float"/>
          <table:table-cell office:value="0.016260919809341433" office:value-type="float"/>
          <table:table-cell office:value="0.016260919809341433" office:value-type="float"/>
          <table:table-cell office:value="0.016260919809341433" office:value-type="float"/>
          <table:table-cell office:value="0.874308672489305" office:value-type="float"/>
          <table:table-cell office:value="37" office:value-type="float"/>
          <table:table-cell office:value="0.045155024528503424" office:value-type="float"/>
        </table:table-row>
        <table:table-row>
          <table:table-cell office:value="0.016712497115135196" office:value-type="float"/>
          <table:table-cell office:value="0.016712497115135196" office:value-type="float"/>
          <table:table-cell office:value="0.016712497115135196" office:value-type="float"/>
          <table:table-cell office:value="0.016712497115135196" office:value-type="float"/>
          <table:table-cell office:value="0.016712497115135196" office:value-type="float"/>
          <table:table-cell office:value="0.016712497115135196" office:value-type="float"/>
          <table:table-cell office:value="0.8732025385106895" office:value-type="float"/>
          <table:table-cell office:value="38" office:value-type="float"/>
          <table:table-cell office:value="0.04515773057937622" office:value-type="float"/>
        </table:table-row>
        <table:table-row>
          <table:table-cell office:value="0.017165045499801638" office:value-type="float"/>
          <table:table-cell office:value="0.017165045499801638" office:value-type="float"/>
          <table:table-cell office:value="0.017165045499801638" office:value-type="float"/>
          <table:table-cell office:value="0.017165045499801638" office:value-type="float"/>
          <table:table-cell office:value="0.017165045499801638" office:value-type="float"/>
          <table:table-cell office:value="0.017165045499801638" office:value-type="float"/>
          <table:table-cell office:value="0.872094025884336" office:value-type="float"/>
          <table:table-cell office:value="39" office:value-type="float"/>
          <table:table-cell office:value="0.045254838466644284" office:value-type="float"/>
        </table:table-row>
        <table:table-row>
          <table:table-cell office:value="0.01761762094497681" office:value-type="float"/>
          <table:table-cell office:value="0.01761762094497681" office:value-type="float"/>
          <table:table-cell office:value="0.01761762094497681" office:value-type="float"/>
          <table:table-cell office:value="0.01761762094497681" office:value-type="float"/>
          <table:table-cell office:value="0.01761762094497681" office:value-type="float"/>
          <table:table-cell office:value="0.01761762094497681" office:value-type="float"/>
          <table:table-cell office:value="0.8709854469735439" office:value-type="float"/>
          <table:table-cell office:value="40" office:value-type="float"/>
          <table:table-cell office:value="0.045257544517517095" office:value-type="float"/>
        </table:table-row>
        <table:table-row>
          <table:table-cell office:value="0.01807112538814545" office:value-type="float"/>
          <table:table-cell office:value="0.01807112538814545" office:value-type="float"/>
          <table:table-cell office:value="0.01807112538814545" office:value-type="float"/>
          <table:table-cell office:value="0.01807112538814545" office:value-type="float"/>
          <table:table-cell office:value="0.01807112538814545" office:value-type="float"/>
          <table:table-cell office:value="0.01807112538814545" office:value-type="float"/>
          <table:table-cell office:value="0.8698745924916957" office:value-type="float"/>
          <table:table-cell office:value="41" office:value-type="float"/>
          <table:table-cell office:value="0.04535044431686401" office:value-type="float"/>
        </table:table-row>
        <table:table-row>
          <table:table-cell office:value="0.018524656891822817" office:value-type="float"/>
          <table:table-cell office:value="0.018524656891822817" office:value-type="float"/>
          <table:table-cell office:value="0.018524656891822817" office:value-type="float"/>
          <table:table-cell office:value="0.018524656891822817" office:value-type="float"/>
          <table:table-cell office:value="0.018524656891822817" office:value-type="float"/>
          <table:table-cell office:value="0.018524656891822817" office:value-type="float"/>
          <table:table-cell office:value="0.868763671725409" office:value-type="float"/>
          <table:table-cell office:value="42" office:value-type="float"/>
          <table:table-cell office:value="0.04535315036773682" office:value-type="float"/>
        </table:table-row>
        <table:table-row>
          <table:table-cell office:value="0.018979075551033023" office:value-type="float"/>
          <table:table-cell office:value="0.018979075551033023" office:value-type="float"/>
          <table:table-cell office:value="0.018979075551033023" office:value-type="float"/>
          <table:table-cell office:value="0.018979075551033023" office:value-type="float"/>
          <table:table-cell office:value="0.018979075551033023" office:value-type="float"/>
          <table:table-cell office:value="0.018979075551033023" office:value-type="float"/>
          <table:table-cell office:value="0.8676505778807443" office:value-type="float"/>
          <table:table-cell office:value="43" office:value-type="float"/>
          <table:table-cell office:value="0.04544186592102051" office:value-type="float"/>
        </table:table-row>
        <table:table-row>
          <table:table-cell office:value="0.019433521151542666" office:value-type="float"/>
          <table:table-cell office:value="0.019433521151542666" office:value-type="float"/>
          <table:table-cell office:value="0.019433521151542666" office:value-type="float"/>
          <table:table-cell office:value="0.019433521151542666" office:value-type="float"/>
          <table:table-cell office:value="0.019433521151542666" office:value-type="float"/>
          <table:table-cell office:value="0.019433521151542666" office:value-type="float"/>
          <table:table-cell office:value="0.8665374180436429" office:value-type="float"/>
          <table:table-cell office:value="44" office:value-type="float"/>
          <table:table-cell office:value="0.04544456005096435" office:value-type="float"/>
        </table:table-row>
        <table:table-row>
          <table:table-cell office:value="0.01988881373405457" office:value-type="float"/>
          <table:table-cell office:value="0.01988881373405457" office:value-type="float"/>
          <table:table-cell office:value="0.01988881373405457" office:value-type="float"/>
          <table:table-cell office:value="0.01988881373405457" office:value-type="float"/>
          <table:table-cell office:value="0.01988881373405457" office:value-type="float"/>
          <table:table-cell office:value="0.01988881373405457" office:value-type="float"/>
          <table:table-cell office:value="0.8654221835328149" office:value-type="float"/>
          <table:table-cell office:value="45" office:value-type="float"/>
          <table:table-cell office:value="0.04552925825119018" office:value-type="float"/>
        </table:table-row>
        <table:table-row>
          <table:table-cell office:value="0.020344133317470554" office:value-type="float"/>
          <table:table-cell office:value="0.020344133317470554" office:value-type="float"/>
          <table:table-cell office:value="0.020344133317470554" office:value-type="float"/>
          <table:table-cell office:value="0.020344133317470554" office:value-type="float"/>
          <table:table-cell office:value="0.020344133317470554" office:value-type="float"/>
          <table:table-cell office:value="0.020344133317470554" office:value-type="float"/>
          <table:table-cell office:value="0.8643068828835491" office:value-type="float"/>
          <table:table-cell office:value="46" office:value-type="float"/>
          <table:table-cell office:value="0.04553195834159851" office:value-type="float"/>
        </table:table-row>
        <table:table-row>
          <table:table-cell office:value="0.02080026096105576" office:value-type="float"/>
          <table:table-cell office:value="0.02080026096105576" office:value-type="float"/>
          <table:table-cell office:value="0.02080026096105576" office:value-type="float"/>
          <table:table-cell office:value="0.02080026096105576" office:value-type="float"/>
          <table:table-cell office:value="0.02080026096105576" office:value-type="float"/>
          <table:table-cell office:value="0.02080026096105576" office:value-type="float"/>
          <table:table-cell office:value="0.8631896028991872" office:value-type="float"/>
          <table:table-cell office:value="47" office:value-type="float"/>
          <table:table-cell office:value="0.045612764358520505" office:value-type="float"/>
        </table:table-row>
        <table:table-row>
          <table:table-cell office:value="0.021256415545940405" office:value-type="float"/>
          <table:table-cell office:value="0.021256415545940405" office:value-type="float"/>
          <table:table-cell office:value="0.021256415545940405" office:value-type="float"/>
          <table:table-cell office:value="0.021256415545940405" office:value-type="float"/>
          <table:table-cell office:value="0.021256415545940405" office:value-type="float"/>
          <table:table-cell office:value="0.021256415545940405" office:value-type="float"/>
          <table:table-cell office:value="0.8620722569223888" office:value-type="float"/>
          <table:table-cell office:value="48" office:value-type="float"/>
          <table:table-cell office:value="0.045615458488464364" office:value-type="float"/>
        </table:table-row>
        <table:table-row>
          <table:table-cell office:value="0.02171334111690522" office:value-type="float"/>
          <table:table-cell office:value="0.02171334111690522" office:value-type="float"/>
          <table:table-cell office:value="0.02171334111690522" office:value-type="float"/>
          <table:table-cell office:value="0.02171334111690522" office:value-type="float"/>
          <table:table-cell office:value="0.02171334111690522" office:value-type="float"/>
          <table:table-cell office:value="0.02171334111690522" office:value-type="float"/>
          <table:table-cell office:value="0.8609530224230951" office:value-type="float"/>
          <table:table-cell office:value="49" office:value-type="float"/>
          <table:table-cell office:value="0.04569255709648133" office:value-type="float"/>
        </table:table-row>
        <table:table-row>
          <table:table-cell office:value="0.022170293331146246" office:value-type="float"/>
          <table:table-cell office:value="0.022170293331146246" office:value-type="float"/>
          <table:table-cell office:value="0.022170293331146246" office:value-type="float"/>
          <table:table-cell office:value="0.022170293331146246" office:value-type="float"/>
          <table:table-cell office:value="0.022170293331146246" office:value-type="float"/>
          <table:table-cell office:value="0.022170293331146246" office:value-type="float"/>
          <table:table-cell office:value="0.8598337226613697" office:value-type="float"/>
          <table:table-cell office:value="50" office:value-type="float"/>
          <table:table-cell office:value="0.04569522142410279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56434965133667" office:value-type="float"/>
          <table:table-cell office:value="0.000456434965133667" office:value-type="float"/>
          <table:table-cell office:value="0.000456434965133667" office:value-type="float"/>
          <table:table-cell office:value="0.000456434965133667" office:value-type="float"/>
          <table:table-cell office:value="0.000456434965133667" office:value-type="float"/>
          <table:table-cell office:value="0.000456434965133667" office:value-type="float"/>
          <table:table-cell office:value="0.9720628001201059" office:value-type="float"/>
          <table:table-cell office:value="1" office:value-type="float"/>
          <table:table-cell office:value="0.0456434965133667" office:value-type="float"/>
        </table:table-row>
        <table:table-row>
          <table:table-cell office:value="0.0009128954410552979" office:value-type="float"/>
          <table:table-cell office:value="0.0009128954410552979" office:value-type="float"/>
          <table:table-cell office:value="0.0009128954410552979" office:value-type="float"/>
          <table:table-cell office:value="0.0009128954410552979" office:value-type="float"/>
          <table:table-cell office:value="0.0009128954410552979" office:value-type="float"/>
          <table:table-cell office:value="0.0009128954410552979" office:value-type="float"/>
          <table:table-cell office:value="0.97094470486635" office:value-type="float"/>
          <table:table-cell office:value="2" office:value-type="float"/>
          <table:table-cell office:value="0.04564604759216309" office:value-type="float"/>
        </table:table-row>
        <table:table-row>
          <table:table-cell office:value="0.001370054364204407" office:value-type="float"/>
          <table:table-cell office:value="0.001370054364204407" office:value-type="float"/>
          <table:table-cell office:value="0.001370054364204407" office:value-type="float"/>
          <table:table-cell office:value="0.001370054364204407" office:value-type="float"/>
          <table:table-cell office:value="0.001370054364204407" office:value-type="float"/>
          <table:table-cell office:value="0.001370054364204407" office:value-type="float"/>
          <table:table-cell office:value="0.9698248987732745" office:value-type="float"/>
          <table:table-cell office:value="3" office:value-type="float"/>
          <table:table-cell office:value="0.0457158923149109" office:value-type="float"/>
        </table:table-row>
        <table:table-row>
          <table:table-cell office:value="0.0018272387981414797" office:value-type="float"/>
          <table:table-cell office:value="0.0018272387981414797" office:value-type="float"/>
          <table:table-cell office:value="0.0018272387981414797" office:value-type="float"/>
          <table:table-cell office:value="0.0018272387981414797" office:value-type="float"/>
          <table:table-cell office:value="0.0018272387981414797" office:value-type="float"/>
          <table:table-cell office:value="0.0018272387981414797" office:value-type="float"/>
          <table:table-cell office:value="0.9687050301917854" office:value-type="float"/>
          <table:table-cell office:value="4" office:value-type="float"/>
          <table:table-cell office:value="0.04571844339370727" office:value-type="float"/>
        </table:table-row>
        <table:table-row>
          <table:table-cell office:value="0.0022850874662399294" office:value-type="float"/>
          <table:table-cell office:value="0.0022850874662399294" office:value-type="float"/>
          <table:table-cell office:value="0.0022850874662399294" office:value-type="float"/>
          <table:table-cell office:value="0.0022850874662399294" office:value-type="float"/>
          <table:table-cell office:value="0.0022850874662399294" office:value-type="float"/>
          <table:table-cell office:value="0.0022850874662399294" office:value-type="float"/>
          <table:table-cell office:value="0.9675835345755314" office:value-type="float"/>
          <table:table-cell office:value="5" office:value-type="float"/>
          <table:table-cell office:value="0.045784866809844976" office:value-type="float"/>
        </table:table-row>
        <table:table-row>
          <table:table-cell office:value="0.0027429615259170533" office:value-type="float"/>
          <table:table-cell office:value="0.0027429615259170533" office:value-type="float"/>
          <table:table-cell office:value="0.0027429615259170533" office:value-type="float"/>
          <table:table-cell office:value="0.0027429615259170533" office:value-type="float"/>
          <table:table-cell office:value="0.0027429615259170533" office:value-type="float"/>
          <table:table-cell office:value="0.0027429615259170533" office:value-type="float"/>
          <table:table-cell office:value="0.9664619767628657" office:value-type="float"/>
          <table:table-cell office:value="6" office:value-type="float"/>
          <table:table-cell office:value="0.0457874059677124" office:value-type="float"/>
        </table:table-row>
        <table:table-row>
          <table:table-cell office:value="0.0032014668583869935" office:value-type="float"/>
          <table:table-cell office:value="0.0032014668583869935" office:value-type="float"/>
          <table:table-cell office:value="0.0032014668583869935" office:value-type="float"/>
          <table:table-cell office:value="0.0032014668583869935" office:value-type="float"/>
          <table:table-cell office:value="0.0032014668583869935" office:value-type="float"/>
          <table:table-cell office:value="0.0032014668583869935" office:value-type="float"/>
          <table:table-cell office:value="0.9653388726539692" office:value-type="float"/>
          <table:table-cell office:value="7" office:value-type="float"/>
          <table:table-cell office:value="0.04585053324699402" office:value-type="float"/>
        </table:table-row>
        <table:table-row>
          <table:table-cell office:value="0.0036599988937377932" office:value-type="float"/>
          <table:table-cell office:value="0.0036599988937377932" office:value-type="float"/>
          <table:table-cell office:value="0.0036599988937377932" office:value-type="float"/>
          <table:table-cell office:value="0.0036599988937377932" office:value-type="float"/>
          <table:table-cell office:value="0.0036599988937377932" office:value-type="float"/>
          <table:table-cell office:value="0.0036599988937377932" office:value-type="float"/>
          <table:table-cell office:value="0.96421570313664" office:value-type="float"/>
          <table:table-cell office:value="8" office:value-type="float"/>
          <table:table-cell office:value="0.04585320353507996" office:value-type="float"/>
        </table:table-row>
        <table:table-row>
          <table:table-cell office:value="0.004119133174419403" office:value-type="float"/>
          <table:table-cell office:value="0.004119133174419403" office:value-type="float"/>
          <table:table-cell office:value="0.004119133174419403" office:value-type="float"/>
          <table:table-cell office:value="0.004119133174419403" office:value-type="float"/>
          <table:table-cell office:value="0.004119133174419403" office:value-type="float"/>
          <table:table-cell office:value="0.004119133174419403" office:value-type="float"/>
          <table:table-cell office:value="0.9630910584255502" office:value-type="float"/>
          <table:table-cell office:value="9" office:value-type="float"/>
          <table:table-cell office:value="0.04591342806816101" office:value-type="float"/>
        </table:table-row>
        <table:table-row>
          <table:table-cell office:value="0.004578294932842255" office:value-type="float"/>
          <table:table-cell office:value="0.004578294932842255" office:value-type="float"/>
          <table:table-cell office:value="0.004578294932842255" office:value-type="float"/>
          <table:table-cell office:value="0.004578294932842255" office:value-type="float"/>
          <table:table-cell office:value="0.004578294932842255" office:value-type="float"/>
          <table:table-cell office:value="0.004578294932842255" office:value-type="float"/>
          <table:table-cell office:value="0.9619663464080151" office:value-type="float"/>
          <table:table-cell office:value="10" office:value-type="float"/>
          <table:table-cell office:value="0.04591617584228516" office:value-type="float"/>
        </table:table-row>
        <table:table-row>
          <table:table-cell office:value="0.005038029372692108" office:value-type="float"/>
          <table:table-cell office:value="0.005038029372692108" office:value-type="float"/>
          <table:table-cell office:value="0.005038029372692108" office:value-type="float"/>
          <table:table-cell office:value="0.005038029372692108" office:value-type="float"/>
          <table:table-cell office:value="0.005038029372692108" office:value-type="float"/>
          <table:table-cell office:value="0.005038029372692108" office:value-type="float"/>
          <table:table-cell office:value="0.9608402316131988" office:value-type="float"/>
          <table:table-cell office:value="11" office:value-type="float"/>
          <table:table-cell office:value="0.04597344398498536" office:value-type="float"/>
        </table:table-row>
        <table:table-row>
          <table:table-cell office:value="0.005497791230678559" office:value-type="float"/>
          <table:table-cell office:value="0.005497791230678559" office:value-type="float"/>
          <table:table-cell office:value="0.005497791230678559" office:value-type="float"/>
          <table:table-cell office:value="0.005497791230678559" office:value-type="float"/>
          <table:table-cell office:value="0.005497791230678559" office:value-type="float"/>
          <table:table-cell office:value="0.005497791230678559" office:value-type="float"/>
          <table:table-cell office:value="0.959714049657938" office:value-type="float"/>
          <table:table-cell office:value="12" office:value-type="float"/>
          <table:table-cell office:value="0.04597618579864503" office:value-type="float"/>
        </table:table-row>
        <table:table-row>
          <table:table-cell office:value="0.00595809692144394" office:value-type="float"/>
          <table:table-cell office:value="0.00595809692144394" office:value-type="float"/>
          <table:table-cell office:value="0.00595809692144394" office:value-type="float"/>
          <table:table-cell office:value="0.00595809692144394" office:value-type="float"/>
          <table:table-cell office:value="0.00595809692144394" office:value-type="float"/>
          <table:table-cell office:value="0.00595809692144394" office:value-type="float"/>
          <table:table-cell office:value="0.9585865355898635" office:value-type="float"/>
          <table:table-cell office:value="13" office:value-type="float"/>
          <table:table-cell office:value="0.04603056907653809" office:value-type="float"/>
        </table:table-row>
        <table:table-row>
          <table:table-cell office:value="0.006418429970741273" office:value-type="float"/>
          <table:table-cell office:value="0.006418429970741273" office:value-type="float"/>
          <table:table-cell office:value="0.006418429970741273" office:value-type="float"/>
          <table:table-cell office:value="0.006418429970741273" office:value-type="float"/>
          <table:table-cell office:value="0.006418429970741273" office:value-type="float"/>
          <table:table-cell office:value="0.006418429970741273" office:value-type="float"/>
          <table:table-cell office:value="0.9574589545073456" office:value-type="float"/>
          <table:table-cell office:value="14" office:value-type="float"/>
          <table:table-cell office:value="0.046033304929733274" office:value-type="float"/>
        </table:table-row>
        <table:table-row>
          <table:table-cell office:value="0.006879279971122742" office:value-type="float"/>
          <table:table-cell office:value="0.006879279971122742" office:value-type="float"/>
          <table:table-cell office:value="0.006879279971122742" office:value-type="float"/>
          <table:table-cell office:value="0.006879279971122742" office:value-type="float"/>
          <table:table-cell office:value="0.006879279971122742" office:value-type="float"/>
          <table:table-cell office:value="0.006879279971122742" office:value-type="float"/>
          <table:table-cell office:value="0.9563301071584496" office:value-type="float"/>
          <table:table-cell office:value="15" office:value-type="float"/>
          <table:table-cell office:value="0.04608500003814697" office:value-type="float"/>
        </table:table-row>
        <table:table-row>
          <table:table-cell office:value="0.007340157508850098" office:value-type="float"/>
          <table:table-cell office:value="0.007340157508850098" office:value-type="float"/>
          <table:table-cell office:value="0.007340157508850098" office:value-type="float"/>
          <table:table-cell office:value="0.007340157508850098" office:value-type="float"/>
          <table:table-cell office:value="0.007340157508850098" office:value-type="float"/>
          <table:table-cell office:value="0.007340157508850098" office:value-type="float"/>
          <table:table-cell office:value="0.9552011923571072" office:value-type="float"/>
          <table:table-cell office:value="16" office:value-type="float"/>
          <table:table-cell office:value="0.04608775377273559" office:value-type="float"/>
        </table:table-row>
        <table:table-row>
          <table:table-cell office:value="0.007801526784896851" office:value-type="float"/>
          <table:table-cell office:value="0.007801526784896851" office:value-type="float"/>
          <table:table-cell office:value="0.007801526784896851" office:value-type="float"/>
          <table:table-cell office:value="0.007801526784896851" office:value-type="float"/>
          <table:table-cell office:value="0.007801526784896851" office:value-type="float"/>
          <table:table-cell office:value="0.007801526784896851" office:value-type="float"/>
          <table:table-cell office:value="0.9540710730477954" office:value-type="float"/>
          <table:table-cell office:value="17" office:value-type="float"/>
          <table:table-cell office:value="0.04613692760467529" office:value-type="float"/>
        </table:table-row>
        <table:table-row>
          <table:table-cell office:value="0.008262923538684845" office:value-type="float"/>
          <table:table-cell office:value="0.008262923538684845" office:value-type="float"/>
          <table:table-cell office:value="0.008262923538684845" office:value-type="float"/>
          <table:table-cell office:value="0.008262923538684845" office:value-type="float"/>
          <table:table-cell office:value="0.008262923538684845" office:value-type="float"/>
          <table:table-cell office:value="0.008262923538684845" office:value-type="float"/>
          <table:table-cell office:value="0.9529408864320382" office:value-type="float"/>
          <table:table-cell office:value="18" office:value-type="float"/>
          <table:table-cell office:value="0.04613967537879944" office:value-type="float"/>
        </table:table-row>
        <table:table-row>
          <table:table-cell office:value="0.008724788367748261" office:value-type="float"/>
          <table:table-cell office:value="0.008724788367748261" office:value-type="float"/>
          <table:table-cell office:value="0.008724788367748261" office:value-type="float"/>
          <table:table-cell office:value="0.008724788367748261" office:value-type="float"/>
          <table:table-cell office:value="0.008724788367748261" office:value-type="float"/>
          <table:table-cell office:value="0.008724788367748261" office:value-type="float"/>
          <table:table-cell office:value="0.9518095532706952" office:value-type="float"/>
          <table:table-cell office:value="19" office:value-type="float"/>
          <table:table-cell office:value="0.04618648290634156" office:value-type="float"/>
        </table:table-row>
        <table:table-row>
          <table:table-cell office:value="0.009186680614948274" office:value-type="float"/>
          <table:table-cell office:value="0.009186680614948274" office:value-type="float"/>
          <table:table-cell office:value="0.009186680614948274" office:value-type="float"/>
          <table:table-cell office:value="0.009186680614948274" office:value-type="float"/>
          <table:table-cell office:value="0.009186680614948274" office:value-type="float"/>
          <table:table-cell office:value="0.009186680614948274" office:value-type="float"/>
          <table:table-cell office:value="0.9506781529489077" office:value-type="float"/>
          <table:table-cell office:value="20" office:value-type="float"/>
          <table:table-cell office:value="0.046189224720001226" office:value-type="float"/>
        </table:table-row>
        <table:table-row>
          <table:table-cell office:value="0.00964901864528656" office:value-type="float"/>
          <table:table-cell office:value="0.00964901864528656" office:value-type="float"/>
          <table:table-cell office:value="0.00964901864528656" office:value-type="float"/>
          <table:table-cell office:value="0.00964901864528656" office:value-type="float"/>
          <table:table-cell office:value="0.00964901864528656" office:value-type="float"/>
          <table:table-cell office:value="0.00964901864528656" office:value-type="float"/>
          <table:table-cell office:value="0.9495456606858954" office:value-type="float"/>
          <table:table-cell office:value="21" office:value-type="float"/>
          <table:table-cell office:value="0.046233803033828735" office:value-type="float"/>
        </table:table-row>
        <table:table-row>
          <table:table-cell office:value="0.0101113840341568" office:value-type="float"/>
          <table:table-cell office:value="0.0101113840341568" office:value-type="float"/>
          <table:table-cell office:value="0.0101113840341568" office:value-type="float"/>
          <table:table-cell office:value="0.0101113840341568" office:value-type="float"/>
          <table:table-cell office:value="0.0101113840341568" office:value-type="float"/>
          <table:table-cell office:value="0.0101113840341568" office:value-type="float"/>
          <table:table-cell office:value="0.9484131014084398" office:value-type="float"/>
          <table:table-cell office:value="22" office:value-type="float"/>
          <table:table-cell office:value="0.046236538887023934" office:value-type="float"/>
        </table:table-row>
        <table:table-row>
          <table:table-cell office:value="0.01057417380809784" office:value-type="float"/>
          <table:table-cell office:value="0.01057417380809784" office:value-type="float"/>
          <table:table-cell office:value="0.01057417380809784" office:value-type="float"/>
          <table:table-cell office:value="0.01057417380809784" office:value-type="float"/>
          <table:table-cell office:value="0.01057417380809784" office:value-type="float"/>
          <table:table-cell office:value="0.01057417380809784" office:value-type="float"/>
          <table:table-cell office:value="0.9472795026041063" office:value-type="float"/>
          <table:table-cell office:value="23" office:value-type="float"/>
          <table:table-cell office:value="0.04627897739410401" office:value-type="float"/>
        </table:table-row>
        <table:table-row>
          <table:table-cell office:value="0.011036990940570831" office:value-type="float"/>
          <table:table-cell office:value="0.011036990940570831" office:value-type="float"/>
          <table:table-cell office:value="0.011036990940570831" office:value-type="float"/>
          <table:table-cell office:value="0.011036990940570831" office:value-type="float"/>
          <table:table-cell office:value="0.011036990940570831" office:value-type="float"/>
          <table:table-cell office:value="0.011036990940570831" office:value-type="float"/>
          <table:table-cell office:value="0.9461458367853294" office:value-type="float"/>
          <table:table-cell office:value="24" office:value-type="float"/>
          <table:table-cell office:value="0.0462817132472992" office:value-type="float"/>
        </table:table-row>
        <table:table-row>
          <table:table-cell office:value="0.011500212371349334" office:value-type="float"/>
          <table:table-cell office:value="0.011500212371349334" office:value-type="float"/>
          <table:table-cell office:value="0.011500212371349334" office:value-type="float"/>
          <table:table-cell office:value="0.011500212371349334" office:value-type="float"/>
          <table:table-cell office:value="0.011500212371349334" office:value-type="float"/>
          <table:table-cell office:value="0.011500212371349334" office:value-type="float"/>
          <table:table-cell office:value="0.9450111806420001" office:value-type="float"/>
          <table:table-cell office:value="25" office:value-type="float"/>
          <table:table-cell office:value="0.04632214307785035" office:value-type="float"/>
        </table:table-row>
        <table:table-row>
          <table:table-cell office:value="0.011963461101055145" office:value-type="float"/>
          <table:table-cell office:value="0.011963461101055145" office:value-type="float"/>
          <table:table-cell office:value="0.011963461101055145" office:value-type="float"/>
          <table:table-cell office:value="0.011963461101055145" office:value-type="float"/>
          <table:table-cell office:value="0.011963461101055145" office:value-type="float"/>
          <table:table-cell office:value="0.011963461101055145" office:value-type="float"/>
          <table:table-cell office:value="0.9438764576302283" office:value-type="float"/>
          <table:table-cell office:value="26" office:value-type="float"/>
          <table:table-cell office:value="0.04632487297058106" office:value-type="float"/>
        </table:table-row>
        <table:table-row>
          <table:table-cell office:value="0.012427094995975494" office:value-type="float"/>
          <table:table-cell office:value="0.012427094995975494" office:value-type="float"/>
          <table:table-cell office:value="0.012427094995975494" office:value-type="float"/>
          <table:table-cell office:value="0.012427094995975494" office:value-type="float"/>
          <table:table-cell office:value="0.012427094995975494" office:value-type="float"/>
          <table:table-cell office:value="0.012427094995975494" office:value-type="float"/>
          <table:table-cell office:value="0.9427407911602144" office:value-type="float"/>
          <table:table-cell office:value="27" office:value-type="float"/>
          <table:table-cell office:value="0.04636338949203492" office:value-type="float"/>
        </table:table-row>
        <table:table-row>
          <table:table-cell office:value="0.01289075618982315" office:value-type="float"/>
          <table:table-cell office:value="0.01289075618982315" office:value-type="float"/>
          <table:table-cell office:value="0.01289075618982315" office:value-type="float"/>
          <table:table-cell office:value="0.01289075618982315" office:value-type="float"/>
          <table:table-cell office:value="0.01289075618982315" office:value-type="float"/>
          <table:table-cell office:value="0.01289075618982315" office:value-type="float"/>
          <table:table-cell office:value="0.941605057821758" office:value-type="float"/>
          <table:table-cell office:value="28" office:value-type="float"/>
          <table:table-cell office:value="0.04636611938476563" office:value-type="float"/>
        </table:table-row>
        <table:table-row>
          <table:table-cell office:value="0.013354784429073334" office:value-type="float"/>
          <table:table-cell office:value="0.013354784429073334" office:value-type="float"/>
          <table:table-cell office:value="0.013354784429073334" office:value-type="float"/>
          <table:table-cell office:value="0.013354784429073334" office:value-type="float"/>
          <table:table-cell office:value="0.013354784429073334" office:value-type="float"/>
          <table:table-cell office:value="0.013354784429073334" office:value-type="float"/>
          <table:table-cell office:value="0.9404684254093528" office:value-type="float"/>
          <table:table-cell office:value="29" office:value-type="float"/>
          <table:table-cell office:value="0.04640282392501831" office:value-type="float"/>
        </table:table-row>
        <table:table-row>
          <table:table-cell office:value="0.013818839848041534" office:value-type="float"/>
          <table:table-cell office:value="0.013818839848041534" office:value-type="float"/>
          <table:table-cell office:value="0.013818839848041534" office:value-type="float"/>
          <table:table-cell office:value="0.013818839848041534" office:value-type="float"/>
          <table:table-cell office:value="0.013818839848041534" office:value-type="float"/>
          <table:table-cell office:value="0.013818839848041534" office:value-type="float"/>
          <table:table-cell office:value="0.9393317264205073" office:value-type="float"/>
          <table:table-cell office:value="30" office:value-type="float"/>
          <table:table-cell office:value="0.04640554189682007" office:value-type="float"/>
        </table:table-row>
        <table:table-row>
          <table:table-cell office:value="0.014283245265483855" office:value-type="float"/>
          <table:table-cell office:value="0.014283245265483855" office:value-type="float"/>
          <table:table-cell office:value="0.014283245265483855" office:value-type="float"/>
          <table:table-cell office:value="0.014283245265483855" office:value-type="float"/>
          <table:table-cell office:value="0.014283245265483855" office:value-type="float"/>
          <table:table-cell office:value="0.014283245265483855" office:value-type="float"/>
          <table:table-cell office:value="0.9381941701139894" office:value-type="float"/>
          <table:table-cell office:value="31" office:value-type="float"/>
          <table:table-cell office:value="0.04644054174423218" office:value-type="float"/>
        </table:table-row>
        <table:table-row>
          <table:table-cell office:value="0.014747677862644195" office:value-type="float"/>
          <table:table-cell office:value="0.014747677862644195" office:value-type="float"/>
          <table:table-cell office:value="0.014747677862644195" office:value-type="float"/>
          <table:table-cell office:value="0.014747677862644195" office:value-type="float"/>
          <table:table-cell office:value="0.014747677862644195" office:value-type="float"/>
          <table:table-cell office:value="0.014747677862644195" office:value-type="float"/>
          <table:table-cell office:value="0.937056547231031" office:value-type="float"/>
          <table:table-cell office:value="32" office:value-type="float"/>
          <table:table-cell office:value="0.04644325971603394" office:value-type="float"/>
        </table:table-row>
        <table:table-row>
          <table:table-cell office:value="0.015212444245815276" office:value-type="float"/>
          <table:table-cell office:value="0.015212444245815276" office:value-type="float"/>
          <table:table-cell office:value="0.015212444245815276" office:value-type="float"/>
          <table:table-cell office:value="0.015212444245815276" office:value-type="float"/>
          <table:table-cell office:value="0.015212444245815276" office:value-type="float"/>
          <table:table-cell office:value="0.015212444245815276" office:value-type="float"/>
          <table:table-cell office:value="0.935918106742663" office:value-type="float"/>
          <table:table-cell office:value="33" office:value-type="float"/>
          <table:table-cell office:value="0.04647663831710816" office:value-type="float"/>
        </table:table-row>
        <table:table-row>
          <table:table-cell office:value="0.015677237689495086" office:value-type="float"/>
          <table:table-cell office:value="0.015677237689495086" office:value-type="float"/>
          <table:table-cell office:value="0.015677237689495086" office:value-type="float"/>
          <table:table-cell office:value="0.015677237689495086" office:value-type="float"/>
          <table:table-cell office:value="0.015677237689495086" office:value-type="float"/>
          <table:table-cell office:value="0.015677237689495086" office:value-type="float"/>
          <table:table-cell office:value="0.9347795999698564" office:value-type="float"/>
          <table:table-cell office:value="34" office:value-type="float"/>
          <table:table-cell office:value="0.04647934436798096" office:value-type="float"/>
        </table:table-row>
        <table:table-row>
          <table:table-cell office:value="0.01614234972000122" office:value-type="float"/>
          <table:table-cell office:value="0.01614234972000122" office:value-type="float"/>
          <table:table-cell office:value="0.01614234972000122" office:value-type="float"/>
          <table:table-cell office:value="0.01614234972000122" office:value-type="float"/>
          <table:table-cell office:value="0.01614234972000122" office:value-type="float"/>
          <table:table-cell office:value="0.01614234972000122" office:value-type="float"/>
          <table:table-cell office:value="0.9336403128218866" office:value-type="float"/>
          <table:table-cell office:value="35" office:value-type="float"/>
          <table:table-cell office:value="0.0465112030506134" office:value-type="float"/>
        </table:table-row>
        <table:table-row>
          <table:table-cell office:value="0.016607488870620725" office:value-type="float"/>
          <table:table-cell office:value="0.016607488870620725" office:value-type="float"/>
          <table:table-cell office:value="0.016607488870620725" office:value-type="float"/>
          <table:table-cell office:value="0.016607488870620725" office:value-type="float"/>
          <table:table-cell office:value="0.016607488870620725" office:value-type="float"/>
          <table:table-cell office:value="0.016607488870620725" office:value-type="float"/>
          <table:table-cell office:value="0.9325009592434772" office:value-type="float"/>
          <table:table-cell office:value="36" office:value-type="float"/>
          <table:table-cell office:value="0.046513915061950684" office:value-type="float"/>
        </table:table-row>
        <table:table-row>
          <table:table-cell office:value="0.017072932124137876" office:value-type="float"/>
          <table:table-cell office:value="0.017072932124137876" office:value-type="float"/>
          <table:table-cell office:value="0.017072932124137876" office:value-type="float"/>
          <table:table-cell office:value="0.017072932124137876" office:value-type="float"/>
          <table:table-cell office:value="0.017072932124137876" office:value-type="float"/>
          <table:table-cell office:value="0.017072932124137876" office:value-type="float"/>
          <table:table-cell office:value="0.9313608607681394" office:value-type="float"/>
          <table:table-cell office:value="37" office:value-type="float"/>
          <table:table-cell office:value="0.046544325351715085" office:value-type="float"/>
        </table:table-row>
        <table:table-row>
          <table:table-cell office:value="0.01753840237855911" office:value-type="float"/>
          <table:table-cell office:value="0.01753840237855911" office:value-type="float"/>
          <table:table-cell office:value="0.01753840237855911" office:value-type="float"/>
          <table:table-cell office:value="0.01753840237855911" office:value-type="float"/>
          <table:table-cell office:value="0.01753840237855911" office:value-type="float"/>
          <table:table-cell office:value="0.01753840237855911" office:value-type="float"/>
          <table:table-cell office:value="0.9302206961543639" office:value-type="float"/>
          <table:table-cell office:value="38" office:value-type="float"/>
          <table:table-cell office:value="0.04654702544212341" office:value-type="float"/>
        </table:table-row>
        <table:table-row>
          <table:table-cell office:value="0.01800416439771652" office:value-type="float"/>
          <table:table-cell office:value="0.01800416439771652" office:value-type="float"/>
          <table:table-cell office:value="0.01800416439771652" office:value-type="float"/>
          <table:table-cell office:value="0.01800416439771652" office:value-type="float"/>
          <table:table-cell office:value="0.01800416439771652" office:value-type="float"/>
          <table:table-cell office:value="0.01800416439771652" office:value-type="float"/>
          <table:table-cell office:value="0.9290798168658598" office:value-type="float"/>
          <table:table-cell office:value="39" office:value-type="float"/>
          <table:table-cell office:value="0.04657620191574097" office:value-type="float"/>
        </table:table-row>
        <table:table-row>
          <table:table-cell office:value="0.018469953835010527" office:value-type="float"/>
          <table:table-cell office:value="0.018469953835010527" office:value-type="float"/>
          <table:table-cell office:value="0.018469953835010527" office:value-type="float"/>
          <table:table-cell office:value="0.018469953835010527" office:value-type="float"/>
          <table:table-cell office:value="0.018469953835010527" office:value-type="float"/>
          <table:table-cell office:value="0.018469953835010527" office:value-type="float"/>
          <table:table-cell office:value="0.9279388704169114" office:value-type="float"/>
          <table:table-cell office:value="40" office:value-type="float"/>
          <table:table-cell office:value="0.046578943729400635" office:value-type="float"/>
        </table:table-row>
        <table:table-row>
          <table:table-cell office:value="0.01893602269887924" office:value-type="float"/>
          <table:table-cell office:value="0.01893602269887924" office:value-type="float"/>
          <table:table-cell office:value="0.01893602269887924" office:value-type="float"/>
          <table:table-cell office:value="0.01893602269887924" office:value-type="float"/>
          <table:table-cell office:value="0.01893602269887924" office:value-type="float"/>
          <table:table-cell office:value="0.01893602269887924" office:value-type="float"/>
          <table:table-cell office:value="0.9267972395154344" office:value-type="float"/>
          <table:table-cell office:value="41" office:value-type="float"/>
          <table:table-cell office:value="0.04660688638687134" office:value-type="float"/>
        </table:table-row>
        <table:table-row>
          <table:table-cell office:value="0.019402118921279906" office:value-type="float"/>
          <table:table-cell office:value="0.019402118921279906" office:value-type="float"/>
          <table:table-cell office:value="0.019402118921279906" office:value-type="float"/>
          <table:table-cell office:value="0.019402118921279906" office:value-type="float"/>
          <table:table-cell office:value="0.019402118921279906" office:value-type="float"/>
          <table:table-cell office:value="0.019402118921279906" office:value-type="float"/>
          <table:table-cell office:value="0.9256555415995139" office:value-type="float"/>
          <table:table-cell office:value="42" office:value-type="float"/>
          <table:table-cell office:value="0.046609622240066526" office:value-type="float"/>
        </table:table-row>
        <table:table-row>
          <table:table-cell office:value="0.019868482947349546" office:value-type="float"/>
          <table:table-cell office:value="0.019868482947349546" office:value-type="float"/>
          <table:table-cell office:value="0.019868482947349546" office:value-type="float"/>
          <table:table-cell office:value="0.019868482947349546" office:value-type="float"/>
          <table:table-cell office:value="0.019868482947349546" office:value-type="float"/>
          <table:table-cell office:value="0.019868482947349546" office:value-type="float"/>
          <table:table-cell office:value="0.9245131877012532" office:value-type="float"/>
          <table:table-cell office:value="43" office:value-type="float"/>
          <table:table-cell office:value="0.04663640260696411" office:value-type="float"/>
        </table:table-row>
        <table:table-row>
          <table:table-cell office:value="0.02033487433195114" office:value-type="float"/>
          <table:table-cell office:value="0.02033487433195114" office:value-type="float"/>
          <table:table-cell office:value="0.02033487433195114" office:value-type="float"/>
          <table:table-cell office:value="0.02033487433195114" office:value-type="float"/>
          <table:table-cell office:value="0.02033487433195114" office:value-type="float"/>
          <table:table-cell office:value="0.02033487433195114" office:value-type="float"/>
          <table:table-cell office:value="0.9233707667885492" office:value-type="float"/>
          <table:table-cell office:value="44" office:value-type="float"/>
          <table:table-cell office:value="0.04663913846015931" office:value-type="float"/>
        </table:table-row>
        <table:table-row>
          <table:table-cell office:value="0.02080152183771133" office:value-type="float"/>
          <table:table-cell office:value="0.02080152183771133" office:value-type="float"/>
          <table:table-cell office:value="0.02080152183771133" office:value-type="float"/>
          <table:table-cell office:value="0.02080152183771133" office:value-type="float"/>
          <table:table-cell office:value="0.02080152183771133" office:value-type="float"/>
          <table:table-cell office:value="0.02080152183771133" office:value-type="float"/>
          <table:table-cell office:value="0.9222277185096943" office:value-type="float"/>
          <table:table-cell office:value="45" office:value-type="float"/>
          <table:table-cell office:value="0.04666475057601929" office:value-type="float"/>
        </table:table-row>
        <table:table-row>
          <table:table-cell office:value="0.021268196821212764" office:value-type="float"/>
          <table:table-cell office:value="0.021268196821212764" office:value-type="float"/>
          <table:table-cell office:value="0.021268196821212764" office:value-type="float"/>
          <table:table-cell office:value="0.021268196821212764" office:value-type="float"/>
          <table:table-cell office:value="0.021268196821212764" office:value-type="float"/>
          <table:table-cell office:value="0.021268196821212764" office:value-type="float"/>
          <table:table-cell office:value="0.921084602924394" office:value-type="float"/>
          <table:table-cell office:value="46" office:value-type="float"/>
          <table:table-cell office:value="0.04666749835014343" office:value-type="float"/>
        </table:table-row>
        <table:table-row>
          <table:table-cell office:value="0.02173511832952499" office:value-type="float"/>
          <table:table-cell office:value="0.02173511832952499" office:value-type="float"/>
          <table:table-cell office:value="0.02173511832952499" office:value-type="float"/>
          <table:table-cell office:value="0.02173511832952499" office:value-type="float"/>
          <table:table-cell office:value="0.02173511832952499" office:value-type="float"/>
          <table:table-cell office:value="0.02173511832952499" office:value-type="float"/>
          <table:table-cell office:value="0.9199408834790984" office:value-type="float"/>
          <table:table-cell office:value="47" office:value-type="float"/>
          <table:table-cell office:value="0.04669215083122254" office:value-type="float"/>
        </table:table-row>
        <table:table-row>
          <table:table-cell office:value="0.02220206725597381" office:value-type="float"/>
          <table:table-cell office:value="0.02220206725597381" office:value-type="float"/>
          <table:table-cell office:value="0.02220206725597381" office:value-type="float"/>
          <table:table-cell office:value="0.02220206725597381" office:value-type="float"/>
          <table:table-cell office:value="0.02220206725597381" office:value-type="float"/>
          <table:table-cell office:value="0.02220206725597381" office:value-type="float"/>
          <table:table-cell office:value="0.9187970968733583" office:value-type="float"/>
          <table:table-cell office:value="48" office:value-type="float"/>
          <table:table-cell office:value="0.046694892644882205" office:value-type="float"/>
        </table:table-row>
        <table:table-row>
          <table:table-cell office:value="0.02266925406455993" office:value-type="float"/>
          <table:table-cell office:value="0.02266925406455993" office:value-type="float"/>
          <table:table-cell office:value="0.02266925406455993" office:value-type="float"/>
          <table:table-cell office:value="0.02266925406455993" office:value-type="float"/>
          <table:table-cell office:value="0.02266925406455993" office:value-type="float"/>
          <table:table-cell office:value="0.02266925406455993" office:value-type="float"/>
          <table:table-cell office:value="0.9176527275777631" office:value-type="float"/>
          <table:table-cell office:value="49" office:value-type="float"/>
          <table:table-cell office:value="0.04671868085861207" office:value-type="float"/>
        </table:table-row>
        <table:table-row>
          <table:table-cell office:value="0.023136468291282648" office:value-type="float"/>
          <table:table-cell office:value="0.023136468291282648" office:value-type="float"/>
          <table:table-cell office:value="0.023136468291282648" office:value-type="float"/>
          <table:table-cell office:value="0.023136468291282648" office:value-type="float"/>
          <table:table-cell office:value="0.023136468291282648" office:value-type="float"/>
          <table:table-cell office:value="0.023136468291282648" office:value-type="float"/>
          <table:table-cell office:value="0.9165082911217234" office:value-type="float"/>
          <table:table-cell office:value="50" office:value-type="float"/>
          <table:table-cell office:value="0.04672142267227174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609342098236084" office:value-type="float"/>
          <table:table-cell office:value="0.00046609342098236084" office:value-type="float"/>
          <table:table-cell office:value="0.00046609342098236084" office:value-type="float"/>
          <table:table-cell office:value="0.00046609342098236084" office:value-type="float"/>
          <table:table-cell office:value="0.00046609342098236084" office:value-type="float"/>
          <table:table-cell office:value="0.00046609342098236084" office:value-type="float"/>
          <table:table-cell office:value="0.9105049686785093" office:value-type="float"/>
          <table:table-cell office:value="1" office:value-type="float"/>
          <table:table-cell office:value="0.046609342098236084" office:value-type="float"/>
        </table:table-row>
        <table:table-row>
          <table:table-cell office:value="0.0009322129487991334" office:value-type="float"/>
          <table:table-cell office:value="0.0009322129487991334" office:value-type="float"/>
          <table:table-cell office:value="0.0009322129487991334" office:value-type="float"/>
          <table:table-cell office:value="0.0009322129487991334" office:value-type="float"/>
          <table:table-cell office:value="0.0009322129487991334" office:value-type="float"/>
          <table:table-cell office:value="0.0009322129487991334" office:value-type="float"/>
          <table:table-cell office:value="0.9093632136762111" office:value-type="float"/>
          <table:table-cell office:value="2" office:value-type="float"/>
          <table:table-cell office:value="0.04661195278167725" office:value-type="float"/>
        </table:table-row>
        <table:table-row>
          <table:table-cell office:value="0.0013985563516616824" office:value-type="float"/>
          <table:table-cell office:value="0.0013985563516616824" office:value-type="float"/>
          <table:table-cell office:value="0.0013985563516616824" office:value-type="float"/>
          <table:table-cell office:value="0.0013985563516616824" office:value-type="float"/>
          <table:table-cell office:value="0.0013985563516616824" office:value-type="float"/>
          <table:table-cell office:value="0.0013985563516616824" office:value-type="float"/>
          <table:table-cell office:value="0.9082209102942848" office:value-type="float"/>
          <table:table-cell office:value="3" office:value-type="float"/>
          <table:table-cell office:value="0.04663434028625489" office:value-type="float"/>
        </table:table-row>
        <table:table-row>
          <table:table-cell office:value="0.0018649262189865115" office:value-type="float"/>
          <table:table-cell office:value="0.0018649262189865115" office:value-type="float"/>
          <table:table-cell office:value="0.0018649262189865115" office:value-type="float"/>
          <table:table-cell office:value="0.0018649262189865115" office:value-type="float"/>
          <table:table-cell office:value="0.0018649262189865115" office:value-type="float"/>
          <table:table-cell office:value="0.0018649262189865115" office:value-type="float"/>
          <table:table-cell office:value="0.9070785420879294" office:value-type="float"/>
          <table:table-cell office:value="4" office:value-type="float"/>
          <table:table-cell office:value="0.04663698673248291" office:value-type="float"/>
        </table:table-row>
        <table:table-row>
          <table:table-cell office:value="0.002331514716148377" office:value-type="float"/>
          <table:table-cell office:value="0.002331514716148377" office:value-type="float"/>
          <table:table-cell office:value="0.002331514716148377" office:value-type="float"/>
          <table:table-cell office:value="0.002331514716148377" office:value-type="float"/>
          <table:table-cell office:value="0.002331514716148377" office:value-type="float"/>
          <table:table-cell office:value="0.002331514716148377" office:value-type="float"/>
          <table:table-cell office:value="0.9059356383500308" office:value-type="float"/>
          <table:table-cell office:value="5" office:value-type="float"/>
          <table:table-cell office:value="0.04665884971618653" office:value-type="float"/>
        </table:table-row>
        <table:table-row>
          <table:table-cell office:value="0.0027981296777725225" office:value-type="float"/>
          <table:table-cell office:value="0.0027981296777725225" office:value-type="float"/>
          <table:table-cell office:value="0.0027981296777725225" office:value-type="float"/>
          <table:table-cell office:value="0.0027981296777725225" office:value-type="float"/>
          <table:table-cell office:value="0.0027981296777725225" office:value-type="float"/>
          <table:table-cell office:value="0.0027981296777725225" office:value-type="float"/>
          <table:table-cell office:value="0.9047926697877033" office:value-type="float"/>
          <table:table-cell office:value="6" office:value-type="float"/>
          <table:table-cell office:value="0.04666149616241455" office:value-type="float"/>
        </table:table-row>
        <table:table-row>
          <table:table-cell office:value="0.00326495772600174" office:value-type="float"/>
          <table:table-cell office:value="0.00326495772600174" office:value-type="float"/>
          <table:table-cell office:value="0.00326495772600174" office:value-type="float"/>
          <table:table-cell office:value="0.00326495772600174" office:value-type="float"/>
          <table:table-cell office:value="0.00326495772600174" office:value-type="float"/>
          <table:table-cell office:value="0.00326495772600174" office:value-type="float"/>
          <table:table-cell office:value="0.9036491792719223" office:value-type="float"/>
          <table:table-cell office:value="7" office:value-type="float"/>
          <table:table-cell office:value="0.04668280482292175" office:value-type="float"/>
        </table:table-row>
        <table:table-row>
          <table:table-cell office:value="0.0037318122386932376" office:value-type="float"/>
          <table:table-cell office:value="0.0037318122386932376" office:value-type="float"/>
          <table:table-cell office:value="0.0037318122386932376" office:value-type="float"/>
          <table:table-cell office:value="0.0037318122386932376" office:value-type="float"/>
          <table:table-cell office:value="0.0037318122386932376" office:value-type="float"/>
          <table:table-cell office:value="0.0037318122386932376" office:value-type="float"/>
          <table:table-cell office:value="0.9025056239317124" office:value-type="float"/>
          <table:table-cell office:value="8" office:value-type="float"/>
          <table:table-cell office:value="0.04668545126914979" office:value-type="float"/>
        </table:table-row>
        <table:table-row>
          <table:table-cell office:value="0.0041988747715950014" office:value-type="float"/>
          <table:table-cell office:value="0.0041988747715950014" office:value-type="float"/>
          <table:table-cell office:value="0.0041988747715950014" office:value-type="float"/>
          <table:table-cell office:value="0.0041988747715950014" office:value-type="float"/>
          <table:table-cell office:value="0.0041988747715950014" office:value-type="float"/>
          <table:table-cell office:value="0.0041988747715950014" office:value-type="float"/>
          <table:table-cell office:value="0.9013615590481313" office:value-type="float"/>
          <table:table-cell office:value="9" office:value-type="float"/>
          <table:table-cell office:value="0.0467062532901764" office:value-type="float"/>
        </table:table-row>
        <table:table-row>
          <table:table-cell office:value="0.004665963709354401" office:value-type="float"/>
          <table:table-cell office:value="0.004665963709354401" office:value-type="float"/>
          <table:table-cell office:value="0.004665963709354401" office:value-type="float"/>
          <table:table-cell office:value="0.004665963709354401" office:value-type="float"/>
          <table:table-cell office:value="0.004665963709354401" office:value-type="float"/>
          <table:table-cell office:value="0.004665963709354401" office:value-type="float"/>
          <table:table-cell office:value="0.9002174294861222" office:value-type="float"/>
          <table:table-cell office:value="10" office:value-type="float"/>
          <table:table-cell office:value="0.04670889377593994" office:value-type="float"/>
        </table:table-row>
        <table:table-row>
          <table:table-cell office:value="0.005133255660533905" office:value-type="float"/>
          <table:table-cell office:value="0.005133255660533905" office:value-type="float"/>
          <table:table-cell office:value="0.005133255660533905" office:value-type="float"/>
          <table:table-cell office:value="0.005133255660533905" office:value-type="float"/>
          <table:table-cell office:value="0.005133255660533905" office:value-type="float"/>
          <table:table-cell office:value="0.005133255660533905" office:value-type="float"/>
          <table:table-cell office:value="0.8990728026448228" office:value-type="float"/>
          <table:table-cell office:value="11" office:value-type="float"/>
          <table:table-cell office:value="0.04672919511795044" office:value-type="float"/>
        </table:table-row>
        <table:table-row>
          <table:table-cell office:value="0.005600574016571045" office:value-type="float"/>
          <table:table-cell office:value="0.005600574016571045" office:value-type="float"/>
          <table:table-cell office:value="0.005600574016571045" office:value-type="float"/>
          <table:table-cell office:value="0.005600574016571045" office:value-type="float"/>
          <table:table-cell office:value="0.005600574016571045" office:value-type="float"/>
          <table:table-cell office:value="0.005600574016571045" office:value-type="float"/>
          <table:table-cell office:value="0.8979281111250955" office:value-type="float"/>
          <table:table-cell office:value="12" office:value-type="float"/>
          <table:table-cell office:value="0.046731835603713995" office:value-type="float"/>
        </table:table-row>
        <table:table-row>
          <table:table-cell office:value="0.006068089962005615" office:value-type="float"/>
          <table:table-cell office:value="0.006068089962005615" office:value-type="float"/>
          <table:table-cell office:value="0.006068089962005615" office:value-type="float"/>
          <table:table-cell office:value="0.006068089962005615" office:value-type="float"/>
          <table:table-cell office:value="0.006068089962005615" office:value-type="float"/>
          <table:table-cell office:value="0.006068089962005615" office:value-type="float"/>
          <table:table-cell office:value="0.8967829356121659" office:value-type="float"/>
          <table:table-cell office:value="13" office:value-type="float"/>
          <table:table-cell office:value="0.04675159454345704" office:value-type="float"/>
        </table:table-row>
        <table:table-row>
          <table:table-cell office:value="0.006535632252693177" office:value-type="float"/>
          <table:table-cell office:value="0.006535632252693177" office:value-type="float"/>
          <table:table-cell office:value="0.006535632252693177" office:value-type="float"/>
          <table:table-cell office:value="0.006535632252693177" office:value-type="float"/>
          <table:table-cell office:value="0.006535632252693177" office:value-type="float"/>
          <table:table-cell office:value="0.006535632252693177" office:value-type="float"/>
          <table:table-cell office:value="0.8956376955668094" office:value-type="float"/>
          <table:table-cell office:value="14" office:value-type="float"/>
          <table:table-cell office:value="0.046754229068756106" office:value-type="float"/>
        </table:table-row>
        <table:table-row>
          <table:table-cell office:value="0.007003366947174073" office:value-type="float"/>
          <table:table-cell office:value="0.007003366947174073" office:value-type="float"/>
          <table:table-cell office:value="0.007003366947174073" office:value-type="float"/>
          <table:table-cell office:value="0.007003366947174073" office:value-type="float"/>
          <table:table-cell office:value="0.007003366947174073" office:value-type="float"/>
          <table:table-cell office:value="0.007003366947174073" office:value-type="float"/>
          <table:table-cell office:value="0.8944919842303347" office:value-type="float"/>
          <table:table-cell office:value="15" office:value-type="float"/>
          <table:table-cell office:value="0.046773469448089605" office:value-type="float"/>
        </table:table-row>
        <table:table-row>
          <table:table-cell office:value="0.00747112798690796" office:value-type="float"/>
          <table:table-cell office:value="0.00747112798690796" office:value-type="float"/>
          <table:table-cell office:value="0.00747112798690796" office:value-type="float"/>
          <table:table-cell office:value="0.00747112798690796" office:value-type="float"/>
          <table:table-cell office:value="0.00747112798690796" office:value-type="float"/>
          <table:table-cell office:value="0.00747112798690796" office:value-type="float"/>
          <table:table-cell office:value="0.8933462083614329" office:value-type="float"/>
          <table:table-cell office:value="16" office:value-type="float"/>
          <table:table-cell office:value="0.046776103973388675" office:value-type="float"/>
        </table:table-row>
        <table:table-row>
          <table:table-cell office:value="0.007939076066017152" office:value-type="float"/>
          <table:table-cell office:value="0.007939076066017152" office:value-type="float"/>
          <table:table-cell office:value="0.007939076066017152" office:value-type="float"/>
          <table:table-cell office:value="0.007939076066017152" office:value-type="float"/>
          <table:table-cell office:value="0.007939076066017152" office:value-type="float"/>
          <table:table-cell office:value="0.007939076066017152" office:value-type="float"/>
          <table:table-cell office:value="0.8921999743414999" office:value-type="float"/>
          <table:table-cell office:value="17" office:value-type="float"/>
          <table:table-cell office:value="0.046794807910919195" office:value-type="float"/>
        </table:table-row>
        <table:table-row>
          <table:table-cell office:value="0.008407050728797914" office:value-type="float"/>
          <table:table-cell office:value="0.008407050728797914" office:value-type="float"/>
          <table:table-cell office:value="0.008407050728797914" office:value-type="float"/>
          <table:table-cell office:value="0.008407050728797914" office:value-type="float"/>
          <table:table-cell office:value="0.008407050728797914" office:value-type="float"/>
          <table:table-cell office:value="0.008407050728797914" office:value-type="float"/>
          <table:table-cell office:value="0.8910536752051359" office:value-type="float"/>
          <table:table-cell office:value="18" office:value-type="float"/>
          <table:table-cell office:value="0.04679746627807617" office:value-type="float"/>
        </table:table-row>
        <table:table-row>
          <table:table-cell office:value="0.008875207960605622" office:value-type="float"/>
          <table:table-cell office:value="0.008875207960605622" office:value-type="float"/>
          <table:table-cell office:value="0.008875207960605622" office:value-type="float"/>
          <table:table-cell office:value="0.008875207960605622" office:value-type="float"/>
          <table:table-cell office:value="0.008875207960605622" office:value-type="float"/>
          <table:table-cell office:value="0.008875207960605622" office:value-type="float"/>
          <table:table-cell office:value="0.8899069288678132" office:value-type="float"/>
          <table:table-cell office:value="19" office:value-type="float"/>
          <table:table-cell office:value="0.046815723180770874" office:value-type="float"/>
        </table:table-row>
        <table:table-row>
          <table:table-cell office:value="0.009343391716480257" office:value-type="float"/>
          <table:table-cell office:value="0.009343391716480257" office:value-type="float"/>
          <table:table-cell office:value="0.009343391716480257" office:value-type="float"/>
          <table:table-cell office:value="0.009343391716480257" office:value-type="float"/>
          <table:table-cell office:value="0.009343391716480257" office:value-type="float"/>
          <table:table-cell office:value="0.009343391716480257" office:value-type="float"/>
          <table:table-cell office:value="0.8887601175600606" office:value-type="float"/>
          <table:table-cell office:value="20" office:value-type="float"/>
          <table:table-cell office:value="0.04681837558746338" office:value-type="float"/>
        </table:table-row>
        <table:table-row>
          <table:table-cell office:value="0.009811753809452059" office:value-type="float"/>
          <table:table-cell office:value="0.009811753809452059" office:value-type="float"/>
          <table:table-cell office:value="0.009811753809452059" office:value-type="float"/>
          <table:table-cell office:value="0.009811753809452059" office:value-type="float"/>
          <table:table-cell office:value="0.009811753809452059" office:value-type="float"/>
          <table:table-cell office:value="0.009811753809452059" office:value-type="float"/>
          <table:table-cell office:value="0.8876128694174177" office:value-type="float"/>
          <table:table-cell office:value="21" office:value-type="float"/>
          <table:table-cell office:value="0.04683620929718017" office:value-type="float"/>
        </table:table-row>
        <table:table-row>
          <table:table-cell office:value="0.010280142426490786" office:value-type="float"/>
          <table:table-cell office:value="0.010280142426490786" office:value-type="float"/>
          <table:table-cell office:value="0.010280142426490786" office:value-type="float"/>
          <table:table-cell office:value="0.010280142426490786" office:value-type="float"/>
          <table:table-cell office:value="0.010280142426490786" office:value-type="float"/>
          <table:table-cell office:value="0.010280142426490786" office:value-type="float"/>
          <table:table-cell office:value="0.8864655563043449" office:value-type="float"/>
          <table:table-cell office:value="22" office:value-type="float"/>
          <table:table-cell office:value="0.04683886170387268" office:value-type="float"/>
        </table:table-row>
        <table:table-row>
          <table:table-cell office:value="0.010748705029487613" office:value-type="float"/>
          <table:table-cell office:value="0.010748705029487613" office:value-type="float"/>
          <table:table-cell office:value="0.010748705029487613" office:value-type="float"/>
          <table:table-cell office:value="0.010748705029487613" office:value-type="float"/>
          <table:table-cell office:value="0.010748705029487613" office:value-type="float"/>
          <table:table-cell office:value="0.010748705029487613" office:value-type="float"/>
          <table:table-cell office:value="0.8853178170144524" office:value-type="float"/>
          <table:table-cell office:value="23" office:value-type="float"/>
          <table:table-cell office:value="0.04685626029968262" office:value-type="float"/>
        </table:table-row>
        <table:table-row>
          <table:table-cell office:value="0.011217294096946719" office:value-type="float"/>
          <table:table-cell office:value="0.011217294096946719" office:value-type="float"/>
          <table:table-cell office:value="0.011217294096946719" office:value-type="float"/>
          <table:table-cell office:value="0.011217294096946719" office:value-type="float"/>
          <table:table-cell office:value="0.011217294096946719" office:value-type="float"/>
          <table:table-cell office:value="0.011217294096946719" office:value-type="float"/>
          <table:table-cell office:value="0.884170012900131" office:value-type="float"/>
          <table:table-cell office:value="24" office:value-type="float"/>
          <table:table-cell office:value="0.046858906745910645" office:value-type="float"/>
        </table:table-row>
        <table:table-row>
          <table:table-cell office:value="0.011686053633689884" office:value-type="float"/>
          <table:table-cell office:value="0.011686053633689884" office:value-type="float"/>
          <table:table-cell office:value="0.011686053633689884" office:value-type="float"/>
          <table:table-cell office:value="0.011686053633689884" office:value-type="float"/>
          <table:table-cell office:value="0.011686053633689884" office:value-type="float"/>
          <table:table-cell office:value="0.011686053633689884" office:value-type="float"/>
          <table:table-cell office:value="0.8830217912230468" office:value-type="float"/>
          <table:table-cell office:value="25" office:value-type="float"/>
          <table:table-cell office:value="0.046875953674316406" office:value-type="float"/>
        </table:table-row>
        <table:table-row>
          <table:table-cell office:value="0.012154839694499972" office:value-type="float"/>
          <table:table-cell office:value="0.012154839694499972" office:value-type="float"/>
          <table:table-cell office:value="0.012154839694499972" office:value-type="float"/>
          <table:table-cell office:value="0.012154839694499972" office:value-type="float"/>
          <table:table-cell office:value="0.012154839694499972" office:value-type="float"/>
          <table:table-cell office:value="0.012154839694499972" office:value-type="float"/>
          <table:table-cell office:value="0.8818735045755328" office:value-type="float"/>
          <table:table-cell office:value="26" office:value-type="float"/>
          <table:table-cell office:value="0.04687860608100891" office:value-type="float"/>
        </table:table-row>
        <table:table-row>
          <table:table-cell office:value="0.012623792946338657" office:value-type="float"/>
          <table:table-cell office:value="0.012623792946338657" office:value-type="float"/>
          <table:table-cell office:value="0.012623792946338657" office:value-type="float"/>
          <table:table-cell office:value="0.012623792946338657" office:value-type="float"/>
          <table:table-cell office:value="0.012623792946338657" office:value-type="float"/>
          <table:table-cell office:value="0.012623792946338657" office:value-type="float"/>
          <table:table-cell office:value="0.8807248083953091" office:value-type="float"/>
          <table:table-cell office:value="27" office:value-type="float"/>
          <table:table-cell office:value="0.04689532518386841" office:value-type="float"/>
        </table:table-row>
        <table:table-row>
          <table:table-cell office:value="0.01309277337789536" office:value-type="float"/>
          <table:table-cell office:value="0.01309277337789536" office:value-type="float"/>
          <table:table-cell office:value="0.01309277337789536" office:value-type="float"/>
          <table:table-cell office:value="0.01309277337789536" office:value-type="float"/>
          <table:table-cell office:value="0.01309277337789536" office:value-type="float"/>
          <table:table-cell office:value="0.01309277337789536" office:value-type="float"/>
          <table:table-cell office:value="0.8795760456386449" office:value-type="float"/>
          <table:table-cell office:value="28" office:value-type="float"/>
          <table:table-cell office:value="0.04689804315567017" office:value-type="float"/>
        </table:table-row>
        <table:table-row>
          <table:table-cell office:value="0.013561919271945957" office:value-type="float"/>
          <table:table-cell office:value="0.013561919271945957" office:value-type="float"/>
          <table:table-cell office:value="0.013561919271945957" office:value-type="float"/>
          <table:table-cell office:value="0.013561919271945957" office:value-type="float"/>
          <table:table-cell office:value="0.013561919271945957" office:value-type="float"/>
          <table:table-cell office:value="0.013561919271945957" office:value-type="float"/>
          <table:table-cell office:value="0.8784268775832992" office:value-type="float"/>
          <table:table-cell office:value="29" office:value-type="float"/>
          <table:table-cell office:value="0.04691458940505981" office:value-type="float"/>
        </table:table-row>
        <table:table-row>
          <table:table-cell office:value="0.014031092703342442" office:value-type="float"/>
          <table:table-cell office:value="0.014031092703342442" office:value-type="float"/>
          <table:table-cell office:value="0.014031092703342442" office:value-type="float"/>
          <table:table-cell office:value="0.014031092703342442" office:value-type="float"/>
          <table:table-cell office:value="0.014031092703342442" office:value-type="float"/>
          <table:table-cell office:value="0.014031092703342442" office:value-type="float"/>
          <table:table-cell office:value="0.8772776420755071" office:value-type="float"/>
          <table:table-cell office:value="30" office:value-type="float"/>
          <table:table-cell office:value="0.046917343139648446" office:value-type="float"/>
        </table:table-row>
        <table:table-row>
          <table:table-cell office:value="0.014500428855419164" office:value-type="float"/>
          <table:table-cell office:value="0.014500428855419164" office:value-type="float"/>
          <table:table-cell office:value="0.014500428855419164" office:value-type="float"/>
          <table:table-cell office:value="0.014500428855419164" office:value-type="float"/>
          <table:table-cell office:value="0.014500428855419164" office:value-type="float"/>
          <table:table-cell office:value="0.014500428855419164" office:value-type="float"/>
          <table:table-cell office:value="0.8761280079850778" office:value-type="float"/>
          <table:table-cell office:value="31" office:value-type="float"/>
          <table:table-cell office:value="0.04693361520767213" office:value-type="float"/>
        </table:table-row>
        <table:table-row>
          <table:table-cell office:value="0.014969792544841772" office:value-type="float"/>
          <table:table-cell office:value="0.014969792544841772" office:value-type="float"/>
          <table:table-cell office:value="0.014969792544841772" office:value-type="float"/>
          <table:table-cell office:value="0.014969792544841772" office:value-type="float"/>
          <table:table-cell office:value="0.014969792544841772" office:value-type="float"/>
          <table:table-cell office:value="0.014969792544841772" office:value-type="float"/>
          <table:table-cell office:value="0.8749783064422023" office:value-type="float"/>
          <table:table-cell office:value="32" office:value-type="float"/>
          <table:table-cell office:value="0.04693636894226075" office:value-type="float"/>
        </table:table-row>
        <table:table-row>
          <table:table-cell office:value="0.01543931674957276" office:value-type="float"/>
          <table:table-cell office:value="0.01543931674957276" office:value-type="float"/>
          <table:table-cell office:value="0.01543931674957276" office:value-type="float"/>
          <table:table-cell office:value="0.01543931674957276" office:value-type="float"/>
          <table:table-cell office:value="0.01543931674957276" office:value-type="float"/>
          <table:table-cell office:value="0.01543931674957276" office:value-type="float"/>
          <table:table-cell office:value="0.8738282117187253" office:value-type="float"/>
          <table:table-cell office:value="33" office:value-type="float"/>
          <table:table-cell office:value="0.04695242047309876" office:value-type="float"/>
        </table:table-row>
        <table:table-row>
          <table:table-cell office:value="0.01590886843204499" office:value-type="float"/>
          <table:table-cell office:value="0.01590886843204499" office:value-type="float"/>
          <table:table-cell office:value="0.01590886843204499" office:value-type="float"/>
          <table:table-cell office:value="0.01590886843204499" office:value-type="float"/>
          <table:table-cell office:value="0.01590886843204499" office:value-type="float"/>
          <table:table-cell office:value="0.01590886843204499" office:value-type="float"/>
          <table:table-cell office:value="0.8726780496888029" office:value-type="float"/>
          <table:table-cell office:value="34" office:value-type="float"/>
          <table:table-cell office:value="0.0469551682472229" office:value-type="float"/>
        </table:table-row>
        <table:table-row>
          <table:table-cell office:value="0.01637857788801194" office:value-type="float"/>
          <table:table-cell office:value="0.01637857788801194" office:value-type="float"/>
          <table:table-cell office:value="0.01637857788801194" office:value-type="float"/>
          <table:table-cell office:value="0.01637857788801194" office:value-type="float"/>
          <table:table-cell office:value="0.01637857788801194" office:value-type="float"/>
          <table:table-cell office:value="0.01637857788801194" office:value-type="float"/>
          <table:table-cell office:value="0.8715275011943237" office:value-type="float"/>
          <table:table-cell office:value="35" office:value-type="float"/>
          <table:table-cell office:value="0.046970945596694944" office:value-type="float"/>
        </table:table-row>
        <table:table-row>
          <table:table-cell office:value="0.016848314821720133" office:value-type="float"/>
          <table:table-cell office:value="0.016848314821720133" office:value-type="float"/>
          <table:table-cell office:value="0.016848314821720133" office:value-type="float"/>
          <table:table-cell office:value="0.016848314821720133" office:value-type="float"/>
          <table:table-cell office:value="0.016848314821720133" office:value-type="float"/>
          <table:table-cell office:value="0.016848314821720133" office:value-type="float"/>
          <table:table-cell office:value="0.8703768853933991" office:value-type="float"/>
          <table:table-cell office:value="36" office:value-type="float"/>
          <table:table-cell office:value="0.046973693370819095" office:value-type="float"/>
        </table:table-row>
        <table:table-row>
          <table:table-cell office:value="0.01731820613145829" office:value-type="float"/>
          <table:table-cell office:value="0.01731820613145829" office:value-type="float"/>
          <table:table-cell office:value="0.01731820613145829" office:value-type="float"/>
          <table:table-cell office:value="0.01731820613145829" office:value-type="float"/>
          <table:table-cell office:value="0.01731820613145829" office:value-type="float"/>
          <table:table-cell office:value="0.01731820613145829" office:value-type="float"/>
          <table:table-cell office:value="0.8692258914499724" office:value-type="float"/>
          <table:table-cell office:value="37" office:value-type="float"/>
          <table:table-cell office:value="0.04698913097381592" office:value-type="float"/>
        </table:table-row>
        <table:table-row>
          <table:table-cell office:value="0.017788124859333048" office:value-type="float"/>
          <table:table-cell office:value="0.017788124859333048" office:value-type="float"/>
          <table:table-cell office:value="0.017788124859333048" office:value-type="float"/>
          <table:table-cell office:value="0.017788124859333048" office:value-type="float"/>
          <table:table-cell office:value="0.017788124859333048" office:value-type="float"/>
          <table:table-cell office:value="0.017788124859333048" office:value-type="float"/>
          <table:table-cell office:value="0.8680748303461016" office:value-type="float"/>
          <table:table-cell office:value="38" office:value-type="float"/>
          <table:table-cell office:value="0.04699187278747559" office:value-type="float"/>
        </table:table-row>
        <table:table-row>
          <table:table-cell office:value="0.01825819408893586" office:value-type="float"/>
          <table:table-cell office:value="0.01825819408893586" office:value-type="float"/>
          <table:table-cell office:value="0.01825819408893586" office:value-type="float"/>
          <table:table-cell office:value="0.01825819408893586" office:value-type="float"/>
          <table:table-cell office:value="0.01825819408893586" office:value-type="float"/>
          <table:table-cell office:value="0.01825819408893586" office:value-type="float"/>
          <table:table-cell office:value="0.8669234005897914" office:value-type="float"/>
          <table:table-cell office:value="39" office:value-type="float"/>
          <table:table-cell office:value="0.047006922960281375" office:value-type="float"/>
        </table:table-row>
        <table:table-row>
          <table:table-cell office:value="0.018728290677070627" office:value-type="float"/>
          <table:table-cell office:value="0.018728290677070627" office:value-type="float"/>
          <table:table-cell office:value="0.018728290677070627" office:value-type="float"/>
          <table:table-cell office:value="0.018728290677070627" office:value-type="float"/>
          <table:table-cell office:value="0.018728290677070627" office:value-type="float"/>
          <table:table-cell office:value="0.018728290677070627" office:value-type="float"/>
          <table:table-cell office:value="0.8657719038190379" office:value-type="float"/>
          <table:table-cell office:value="40" office:value-type="float"/>
          <table:table-cell office:value="0.04700965881347656" office:value-type="float"/>
        </table:table-row>
        <table:table-row>
          <table:table-cell office:value="0.019198533296585094" office:value-type="float"/>
          <table:table-cell office:value="0.019198533296585094" office:value-type="float"/>
          <table:table-cell office:value="0.019198533296585094" office:value-type="float"/>
          <table:table-cell office:value="0.019198533296585094" office:value-type="float"/>
          <table:table-cell office:value="0.019198533296585094" office:value-type="float"/>
          <table:table-cell office:value="0.019198533296585094" office:value-type="float"/>
          <table:table-cell office:value="0.8646200493459177" office:value-type="float"/>
          <table:table-cell office:value="41" office:value-type="float"/>
          <table:table-cell office:value="0.04702426195144653" office:value-type="float"/>
        </table:table-row>
        <table:table-row>
          <table:table-cell office:value="0.01966880327463151" office:value-type="float"/>
          <table:table-cell office:value="0.01966880327463151" office:value-type="float"/>
          <table:table-cell office:value="0.01966880327463151" office:value-type="float"/>
          <table:table-cell office:value="0.01966880327463151" office:value-type="float"/>
          <table:table-cell office:value="0.01966880327463151" office:value-type="float"/>
          <table:table-cell office:value="0.01966880327463151" office:value-type="float"/>
          <table:table-cell office:value="0.8634681278583543" office:value-type="float"/>
          <table:table-cell office:value="42" office:value-type="float"/>
          <table:table-cell office:value="0.04702699780464173" office:value-type="float"/>
        </table:table-row>
        <table:table-row>
          <table:table-cell office:value="0.020139214336872113" office:value-type="float"/>
          <table:table-cell office:value="0.020139214336872113" office:value-type="float"/>
          <table:table-cell office:value="0.020139214336872113" office:value-type="float"/>
          <table:table-cell office:value="0.020139214336872113" office:value-type="float"/>
          <table:table-cell office:value="0.020139214336872113" office:value-type="float"/>
          <table:table-cell office:value="0.020139214336872113" office:value-type="float"/>
          <table:table-cell office:value="0.8623158607865041" office:value-type="float"/>
          <table:table-cell office:value="43" office:value-type="float"/>
          <table:table-cell office:value="0.04704110622406006" office:value-type="float"/>
        </table:table-row>
        <table:table-row>
          <table:table-cell office:value="0.020609652757644665" office:value-type="float"/>
          <table:table-cell office:value="0.020609652757644665" office:value-type="float"/>
          <table:table-cell office:value="0.020609652757644665" office:value-type="float"/>
          <table:table-cell office:value="0.020609652757644665" office:value-type="float"/>
          <table:table-cell office:value="0.020609652757644665" office:value-type="float"/>
          <table:table-cell office:value="0.020609652757644665" office:value-type="float"/>
          <table:table-cell office:value="0.8611635267002107" office:value-type="float"/>
          <table:table-cell office:value="44" office:value-type="float"/>
          <table:table-cell office:value="0.047043842077255246" office:value-type="float"/>
        </table:table-row>
        <table:table-row>
          <table:table-cell office:value="0.021080226957798015" office:value-type="float"/>
          <table:table-cell office:value="0.021080226957798015" office:value-type="float"/>
          <table:table-cell office:value="0.021080226957798015" office:value-type="float"/>
          <table:table-cell office:value="0.021080226957798015" office:value-type="float"/>
          <table:table-cell office:value="0.021080226957798015" office:value-type="float"/>
          <table:table-cell office:value="0.021080226957798015" office:value-type="float"/>
          <table:table-cell office:value="0.8600108600237166" office:value-type="float"/>
          <table:table-cell office:value="45" office:value-type="float"/>
          <table:table-cell office:value="0.04705742001533508" office:value-type="float"/>
        </table:table-row>
        <table:table-row>
          <table:table-cell office:value="0.021550828397274027" office:value-type="float"/>
          <table:table-cell office:value="0.021550828397274027" office:value-type="float"/>
          <table:table-cell office:value="0.021550828397274027" office:value-type="float"/>
          <table:table-cell office:value="0.021550828397274027" office:value-type="float"/>
          <table:table-cell office:value="0.021550828397274027" office:value-type="float"/>
          <table:table-cell office:value="0.021550828397274027" office:value-type="float"/>
          <table:table-cell office:value="0.8588581266247811" office:value-type="float"/>
          <table:table-cell office:value="46" office:value-type="float"/>
          <table:table-cell office:value="0.047060143947601316" office:value-type="float"/>
        </table:table-row>
        <table:table-row>
          <table:table-cell office:value="0.022021560311317454" office:value-type="float"/>
          <table:table-cell office:value="0.022021560311317454" office:value-type="float"/>
          <table:table-cell office:value="0.022021560311317454" office:value-type="float"/>
          <table:table-cell office:value="0.022021560311317454" office:value-type="float"/>
          <table:table-cell office:value="0.022021560311317454" office:value-type="float"/>
          <table:table-cell office:value="0.022021560311317454" office:value-type="float"/>
          <table:table-cell office:value="0.857705073629731" office:value-type="float"/>
          <table:table-cell office:value="47" office:value-type="float"/>
          <table:table-cell office:value="0.04707319140434266" office:value-type="float"/>
        </table:table-row>
        <table:table-row>
          <table:table-cell office:value="0.022492319464683542" office:value-type="float"/>
          <table:table-cell office:value="0.022492319464683542" office:value-type="float"/>
          <table:table-cell office:value="0.022492319464683542" office:value-type="float"/>
          <table:table-cell office:value="0.022492319464683542" office:value-type="float"/>
          <table:table-cell office:value="0.022492319464683542" office:value-type="float"/>
          <table:table-cell office:value="0.022492319464683542" office:value-type="float"/>
          <table:table-cell office:value="0.8565519539122395" office:value-type="float"/>
          <table:table-cell office:value="48" office:value-type="float"/>
          <table:table-cell office:value="0.04707591533660889" office:value-type="float"/>
        </table:table-row>
        <table:table-row>
          <table:table-cell office:value="0.02296320492029191" office:value-type="float"/>
          <table:table-cell office:value="0.02296320492029191" office:value-type="float"/>
          <table:table-cell office:value="0.02296320492029191" office:value-type="float"/>
          <table:table-cell office:value="0.02296320492029191" office:value-type="float"/>
          <table:table-cell office:value="0.02296320492029191" office:value-type="float"/>
          <table:table-cell office:value="0.02296320492029191" office:value-type="float"/>
          <table:table-cell office:value="0.855398524818701" office:value-type="float"/>
          <table:table-cell office:value="49" office:value-type="float"/>
          <table:table-cell office:value="0.04708854556083679" office:value-type="float"/>
        </table:table-row>
        <table:table-row>
          <table:table-cell office:value="0.023434117555618295" office:value-type="float"/>
          <table:table-cell office:value="0.023434117555618295" office:value-type="float"/>
          <table:table-cell office:value="0.023434117555618295" office:value-type="float"/>
          <table:table-cell office:value="0.023434117555618295" office:value-type="float"/>
          <table:table-cell office:value="0.023434117555618295" office:value-type="float"/>
          <table:table-cell office:value="0.023434117555618295" office:value-type="float"/>
          <table:table-cell office:value="0.854245029148722" office:value-type="float"/>
          <table:table-cell office:value="50" office:value-type="float"/>
          <table:table-cell office:value="0.04709126353263855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96784019470216" office:value-type="float"/>
          <table:table-cell office:value="0.0004696784019470216" office:value-type="float"/>
          <table:table-cell office:value="0.0004696784019470216" office:value-type="float"/>
          <table:table-cell office:value="0.0004696784019470216" office:value-type="float"/>
          <table:table-cell office:value="0.0004696784019470216" office:value-type="float"/>
          <table:table-cell office:value="0.0004696784019470216" office:value-type="float"/>
          <table:table-cell office:value="0.9119884275562059" office:value-type="float"/>
          <table:table-cell office:value="1" office:value-type="float"/>
          <table:table-cell office:value="0.046967840194702154" office:value-type="float"/>
        </table:table-row>
        <table:table-row>
          <table:table-cell office:value="0.0009393839836120606" office:value-type="float"/>
          <table:table-cell office:value="0.0009393839836120606" office:value-type="float"/>
          <table:table-cell office:value="0.0009393839836120606" office:value-type="float"/>
          <table:table-cell office:value="0.0009393839836120606" office:value-type="float"/>
          <table:table-cell office:value="0.0009393839836120606" office:value-type="float"/>
          <table:table-cell office:value="0.0009393839836120606" office:value-type="float"/>
          <table:table-cell office:value="0.9108378885517894" office:value-type="float"/>
          <table:table-cell office:value="2" office:value-type="float"/>
          <table:table-cell office:value="0.046970558166503903" office:value-type="float"/>
        </table:table-row>
        <table:table-row>
          <table:table-cell office:value="0.0014092090129852297" office:value-type="float"/>
          <table:table-cell office:value="0.0014092090129852297" office:value-type="float"/>
          <table:table-cell office:value="0.0014092090129852297" office:value-type="float"/>
          <table:table-cell office:value="0.0014092090129852297" office:value-type="float"/>
          <table:table-cell office:value="0.0014092090129852297" office:value-type="float"/>
          <table:table-cell office:value="0.0014092090129852297" office:value-type="float"/>
          <table:table-cell office:value="0.909687056961437" office:value-type="float"/>
          <table:table-cell office:value="3" office:value-type="float"/>
          <table:table-cell office:value="0.0469825029373169" office:value-type="float"/>
        </table:table-row>
        <table:table-row>
          <table:table-cell office:value="0.001879061281681061" office:value-type="float"/>
          <table:table-cell office:value="0.001879061281681061" office:value-type="float"/>
          <table:table-cell office:value="0.001879061281681061" office:value-type="float"/>
          <table:table-cell office:value="0.001879061281681061" office:value-type="float"/>
          <table:table-cell office:value="0.001879061281681061" office:value-type="float"/>
          <table:table-cell office:value="0.001879061281681061" office:value-type="float"/>
          <table:table-cell office:value="0.9085361586486431" office:value-type="float"/>
          <table:table-cell office:value="4" office:value-type="float"/>
          <table:table-cell office:value="0.04698522686958313" office:value-type="float"/>
        </table:table-row>
        <table:table-row>
          <table:table-cell office:value="0.0023490305542945866" office:value-type="float"/>
          <table:table-cell office:value="0.0023490305542945866" office:value-type="float"/>
          <table:table-cell office:value="0.0023490305542945866" office:value-type="float"/>
          <table:table-cell office:value="0.0023490305542945866" office:value-type="float"/>
          <table:table-cell office:value="0.0023490305542945866" office:value-type="float"/>
          <table:table-cell office:value="0.0023490305542945866" office:value-type="float"/>
          <table:table-cell office:value="0.9073849737359531" office:value-type="float"/>
          <table:table-cell office:value="5" office:value-type="float"/>
          <table:table-cell office:value="0.046996927261352545" office:value-type="float"/>
        </table:table-row>
        <table:table-row>
          <table:table-cell office:value="0.0028190270066261293" office:value-type="float"/>
          <table:table-cell office:value="0.0028190270066261293" office:value-type="float"/>
          <table:table-cell office:value="0.0028190270066261293" office:value-type="float"/>
          <table:table-cell office:value="0.0028190270066261293" office:value-type="float"/>
          <table:table-cell office:value="0.0028190270066261293" office:value-type="float"/>
          <table:table-cell office:value="0.0028190270066261293" office:value-type="float"/>
          <table:table-cell office:value="0.9062337222468224" office:value-type="float"/>
          <table:table-cell office:value="6" office:value-type="float"/>
          <table:table-cell office:value="0.046999645233154294" office:value-type="float"/>
        </table:table-row>
        <table:table-row>
          <table:table-cell office:value="0.003289137423038483" office:value-type="float"/>
          <table:table-cell office:value="0.003289137423038483" office:value-type="float"/>
          <table:table-cell office:value="0.003289137423038483" office:value-type="float"/>
          <table:table-cell office:value="0.003289137423038483" office:value-type="float"/>
          <table:table-cell office:value="0.003289137423038483" office:value-type="float"/>
          <table:table-cell office:value="0.003289137423038483" office:value-type="float"/>
          <table:table-cell office:value="0.9050821916038448" office:value-type="float"/>
          <table:table-cell office:value="7" office:value-type="float"/>
          <table:table-cell office:value="0.04701104164123536" office:value-type="float"/>
        </table:table-row>
        <table:table-row>
          <table:table-cell office:value="0.003759275019168854" office:value-type="float"/>
          <table:table-cell office:value="0.003759275019168854" office:value-type="float"/>
          <table:table-cell office:value="0.003759275019168854" office:value-type="float"/>
          <table:table-cell office:value="0.003759275019168854" office:value-type="float"/>
          <table:table-cell office:value="0.003759275019168854" office:value-type="float"/>
          <table:table-cell office:value="0.003759275019168854" office:value-type="float"/>
          <table:table-cell office:value="0.9039305943844268" office:value-type="float"/>
          <table:table-cell office:value="8" office:value-type="float"/>
          <table:table-cell office:value="0.04701375961303711" office:value-type="float"/>
        </table:table-row>
        <table:table-row>
          <table:table-cell office:value="0.0042295225262641905" office:value-type="float"/>
          <table:table-cell office:value="0.0042295225262641905" office:value-type="float"/>
          <table:table-cell office:value="0.0042295225262641905" office:value-type="float"/>
          <table:table-cell office:value="0.0042295225262641905" office:value-type="float"/>
          <table:table-cell office:value="0.0042295225262641905" office:value-type="float"/>
          <table:table-cell office:value="0.0042295225262641905" office:value-type="float"/>
          <table:table-cell office:value="0.9027787279392274" office:value-type="float"/>
          <table:table-cell office:value="9" office:value-type="float"/>
          <table:table-cell office:value="0.0470247507095337" office:value-type="float"/>
        </table:table-row>
        <table:table-row>
          <table:table-cell office:value="0.0046997971534729005" office:value-type="float"/>
          <table:table-cell office:value="0.0046997971534729005" office:value-type="float"/>
          <table:table-cell office:value="0.0046997971534729005" office:value-type="float"/>
          <table:table-cell office:value="0.0046997971534729005" office:value-type="float"/>
          <table:table-cell office:value="0.0046997971534729005" office:value-type="float"/>
          <table:table-cell office:value="0.0046997971534729005" office:value-type="float"/>
          <table:table-cell office:value="0.9016267950635884" office:value-type="float"/>
          <table:table-cell office:value="10" office:value-type="float"/>
          <table:table-cell office:value="0.04702746272087098" office:value-type="float"/>
        </table:table-row>
        <table:table-row>
          <table:table-cell office:value="0.005170176506042481" office:value-type="float"/>
          <table:table-cell office:value="0.005170176506042481" office:value-type="float"/>
          <table:table-cell office:value="0.005170176506042481" office:value-type="float"/>
          <table:table-cell office:value="0.005170176506042481" office:value-type="float"/>
          <table:table-cell office:value="0.005170176506042481" office:value-type="float"/>
          <table:table-cell office:value="0.005170176506042481" office:value-type="float"/>
          <table:table-cell office:value="0.9004746056642523" office:value-type="float"/>
          <table:table-cell office:value="11" office:value-type="float"/>
          <table:table-cell office:value="0.04703793525695801" office:value-type="float"/>
        </table:table-row>
        <table:table-row>
          <table:table-cell office:value="0.005640582978725434" office:value-type="float"/>
          <table:table-cell office:value="0.005640582978725434" office:value-type="float"/>
          <table:table-cell office:value="0.005640582978725434" office:value-type="float"/>
          <table:table-cell office:value="0.005640582978725434" office:value-type="float"/>
          <table:table-cell office:value="0.005640582978725434" office:value-type="float"/>
          <table:table-cell office:value="0.005640582978725434" office:value-type="float"/>
          <table:table-cell office:value="0.8993223498344766" office:value-type="float"/>
          <table:table-cell office:value="12" office:value-type="float"/>
          <table:table-cell office:value="0.047040647268295294" office:value-type="float"/>
        </table:table-row>
        <table:table-row>
          <table:table-cell office:value="0.006111088693141938" office:value-type="float"/>
          <table:table-cell office:value="0.006111088693141938" office:value-type="float"/>
          <table:table-cell office:value="0.006111088693141938" office:value-type="float"/>
          <table:table-cell office:value="0.006111088693141938" office:value-type="float"/>
          <table:table-cell office:value="0.006111088693141938" office:value-type="float"/>
          <table:table-cell office:value="0.006111088693141938" office:value-type="float"/>
          <table:table-cell office:value="0.8981698509130925" office:value-type="float"/>
          <table:table-cell office:value="13" office:value-type="float"/>
          <table:table-cell office:value="0.047050571441650396" office:value-type="float"/>
        </table:table-row>
        <table:table-row>
          <table:table-cell office:value="0.006581621468067169" office:value-type="float"/>
          <table:table-cell office:value="0.006581621468067169" office:value-type="float"/>
          <table:table-cell office:value="0.006581621468067169" office:value-type="float"/>
          <table:table-cell office:value="0.006581621468067169" office:value-type="float"/>
          <table:table-cell office:value="0.006581621468067169" office:value-type="float"/>
          <table:table-cell office:value="0.006581621468067169" office:value-type="float"/>
          <table:table-cell office:value="0.8970172857072698" office:value-type="float"/>
          <table:table-cell office:value="14" office:value-type="float"/>
          <table:table-cell office:value="0.04705327749252319" office:value-type="float"/>
        </table:table-row>
        <table:table-row>
          <table:table-cell office:value="0.007052248179912567" office:value-type="float"/>
          <table:table-cell office:value="0.007052248179912567" office:value-type="float"/>
          <table:table-cell office:value="0.007052248179912567" office:value-type="float"/>
          <table:table-cell office:value="0.007052248179912567" office:value-type="float"/>
          <table:table-cell office:value="0.007052248179912567" office:value-type="float"/>
          <table:table-cell office:value="0.007052248179912567" office:value-type="float"/>
          <table:table-cell office:value="0.8958644904039248" office:value-type="float"/>
          <table:table-cell office:value="15" office:value-type="float"/>
          <table:table-cell office:value="0.0470626711845398" office:value-type="float"/>
        </table:table-row>
        <table:table-row>
          <table:table-cell office:value="0.007522902011871338" office:value-type="float"/>
          <table:table-cell office:value="0.007522902011871338" office:value-type="float"/>
          <table:table-cell office:value="0.007522902011871338" office:value-type="float"/>
          <table:table-cell office:value="0.007522902011871338" office:value-type="float"/>
          <table:table-cell office:value="0.007522902011871338" office:value-type="float"/>
          <table:table-cell office:value="0.007522902011871338" office:value-type="float"/>
          <table:table-cell office:value="0.8947116286701402" office:value-type="float"/>
          <table:table-cell office:value="16" office:value-type="float"/>
          <table:table-cell office:value="0.04706538319587708" office:value-type="float"/>
        </table:table-row>
        <table:table-row>
          <table:table-cell office:value="0.00799364537000656" office:value-type="float"/>
          <table:table-cell office:value="0.00799364537000656" office:value-type="float"/>
          <table:table-cell office:value="0.00799364537000656" office:value-type="float"/>
          <table:table-cell office:value="0.00799364537000656" office:value-type="float"/>
          <table:table-cell office:value="0.00799364537000656" office:value-type="float"/>
          <table:table-cell office:value="0.00799364537000656" office:value-type="float"/>
          <table:table-cell office:value="0.8935585476429047" office:value-type="float"/>
          <table:table-cell office:value="17" office:value-type="float"/>
          <table:table-cell office:value="0.04707433581352234" office:value-type="float"/>
        </table:table-row>
        <table:table-row>
          <table:table-cell office:value="0.008464415729045868" office:value-type="float"/>
          <table:table-cell office:value="0.008464415729045868" office:value-type="float"/>
          <table:table-cell office:value="0.008464415729045868" office:value-type="float"/>
          <table:table-cell office:value="0.008464415729045868" office:value-type="float"/>
          <table:table-cell office:value="0.008464415729045868" office:value-type="float"/>
          <table:table-cell office:value="0.008464415729045868" office:value-type="float"/>
          <table:table-cell office:value="0.8924054004772315" office:value-type="float"/>
          <table:table-cell office:value="18" office:value-type="float"/>
          <table:table-cell office:value="0.04707703590393067" office:value-type="float"/>
        </table:table-row>
        <table:table-row>
          <table:table-cell office:value="0.008935271561145782" office:value-type="float"/>
          <table:table-cell office:value="0.008935271561145782" office:value-type="float"/>
          <table:table-cell office:value="0.008935271561145782" office:value-type="float"/>
          <table:table-cell office:value="0.008935271561145782" office:value-type="float"/>
          <table:table-cell office:value="0.008935271561145782" office:value-type="float"/>
          <table:table-cell office:value="0.008935271561145782" office:value-type="float"/>
          <table:table-cell office:value="0.8912520439461731" office:value-type="float"/>
          <table:table-cell office:value="19" office:value-type="float"/>
          <table:table-cell office:value="0.047085583209991455" office:value-type="float"/>
        </table:table-row>
        <table:table-row>
          <table:table-cell office:value="0.009406154334545136" office:value-type="float"/>
          <table:table-cell office:value="0.009406154334545136" office:value-type="float"/>
          <table:table-cell office:value="0.009406154334545136" office:value-type="float"/>
          <table:table-cell office:value="0.009406154334545136" office:value-type="float"/>
          <table:table-cell office:value="0.009406154334545136" office:value-type="float"/>
          <table:table-cell office:value="0.009406154334545136" office:value-type="float"/>
          <table:table-cell office:value="0.8900986214226781" office:value-type="float"/>
          <table:table-cell office:value="20" office:value-type="float"/>
          <table:table-cell office:value="0.0470882773399353" office:value-type="float"/>
        </table:table-row>
        <table:table-row>
          <table:table-cell office:value="0.009877118885517122" office:value-type="float"/>
          <table:table-cell office:value="0.009877118885517122" office:value-type="float"/>
          <table:table-cell office:value="0.009877118885517122" office:value-type="float"/>
          <table:table-cell office:value="0.009877118885517122" office:value-type="float"/>
          <table:table-cell office:value="0.009877118885517122" office:value-type="float"/>
          <table:table-cell office:value="0.009877118885517122" office:value-type="float"/>
          <table:table-cell office:value="0.8889449985858577" office:value-type="float"/>
          <table:table-cell office:value="21" office:value-type="float"/>
          <table:table-cell office:value="0.047096455097198495" office:value-type="float"/>
        </table:table-row>
        <table:table-row>
          <table:table-cell office:value="0.010348110496997836" office:value-type="float"/>
          <table:table-cell office:value="0.010348110496997836" office:value-type="float"/>
          <table:table-cell office:value="0.010348110496997836" office:value-type="float"/>
          <table:table-cell office:value="0.010348110496997836" office:value-type="float"/>
          <table:table-cell office:value="0.010348110496997836" office:value-type="float"/>
          <table:table-cell office:value="0.010348110496997836" office:value-type="float"/>
          <table:table-cell office:value="0.8877913094645988" office:value-type="float"/>
          <table:table-cell office:value="22" office:value-type="float"/>
          <table:table-cell office:value="0.04709916114807129" office:value-type="float"/>
        </table:table-row>
        <table:table-row>
          <table:table-cell office:value="0.01081918025016785" office:value-type="float"/>
          <table:table-cell office:value="0.01081918025016785" office:value-type="float"/>
          <table:table-cell office:value="0.01081918025016785" office:value-type="float"/>
          <table:table-cell office:value="0.01081918025016785" office:value-type="float"/>
          <table:table-cell office:value="0.01081918025016785" office:value-type="float"/>
          <table:table-cell office:value="0.01081918025016785" office:value-type="float"/>
          <table:table-cell office:value="0.8866374289360734" office:value-type="float"/>
          <table:table-cell office:value="23" office:value-type="float"/>
          <table:table-cell office:value="0.04710697531700135" office:value-type="float"/>
        </table:table-row>
        <table:table-row>
          <table:table-cell office:value="0.0112902769446373" office:value-type="float"/>
          <table:table-cell office:value="0.0112902769446373" office:value-type="float"/>
          <table:table-cell office:value="0.0112902769446373" office:value-type="float"/>
          <table:table-cell office:value="0.0112902769446373" office:value-type="float"/>
          <table:table-cell office:value="0.0112902769446373" office:value-type="float"/>
          <table:table-cell office:value="0.0112902769446373" office:value-type="float"/>
          <table:table-cell office:value="0.8854834824151114" office:value-type="float"/>
          <table:table-cell office:value="24" office:value-type="float"/>
          <table:table-cell office:value="0.047109669446945196" office:value-type="float"/>
        </table:table-row>
        <table:table-row>
          <table:table-cell office:value="0.011761447489261629" office:value-type="float"/>
          <table:table-cell office:value="0.011761447489261629" office:value-type="float"/>
          <table:table-cell office:value="0.011761447489261629" office:value-type="float"/>
          <table:table-cell office:value="0.011761447489261629" office:value-type="float"/>
          <table:table-cell office:value="0.011761447489261629" office:value-type="float"/>
          <table:table-cell office:value="0.011761447489261629" office:value-type="float"/>
          <table:table-cell office:value="0.8843293549989526" office:value-type="float"/>
          <table:table-cell office:value="25" office:value-type="float"/>
          <table:table-cell office:value="0.04711705446243286" office:value-type="float"/>
        </table:table-row>
        <table:table-row>
          <table:table-cell office:value="0.012232645034790041" office:value-type="float"/>
          <table:table-cell office:value="0.012232645034790041" office:value-type="float"/>
          <table:table-cell office:value="0.012232645034790041" office:value-type="float"/>
          <table:table-cell office:value="0.012232645034790041" office:value-type="float"/>
          <table:table-cell office:value="0.012232645034790041" office:value-type="float"/>
          <table:table-cell office:value="0.012232645034790041" office:value-type="float"/>
          <table:table-cell office:value="0.8831751614443561" office:value-type="float"/>
          <table:table-cell office:value="26" office:value-type="float"/>
          <table:table-cell office:value="0.04711975455284119" office:value-type="float"/>
        </table:table-row>
        <table:table-row>
          <table:table-cell office:value="0.01270391243696213" office:value-type="float"/>
          <table:table-cell office:value="0.01270391243696213" office:value-type="float"/>
          <table:table-cell office:value="0.01270391243696213" office:value-type="float"/>
          <table:table-cell office:value="0.01270391243696213" office:value-type="float"/>
          <table:table-cell office:value="0.01270391243696213" office:value-type="float"/>
          <table:table-cell office:value="0.01270391243696213" office:value-type="float"/>
          <table:table-cell office:value="0.8820207967766276" office:value-type="float"/>
          <table:table-cell office:value="27" office:value-type="float"/>
          <table:table-cell office:value="0.04712674021720886" office:value-type="float"/>
        </table:table-row>
        <table:table-row>
          <table:table-cell office:value="0.013175207793712618" office:value-type="float"/>
          <table:table-cell office:value="0.013175207793712618" office:value-type="float"/>
          <table:table-cell office:value="0.013175207793712618" office:value-type="float"/>
          <table:table-cell office:value="0.013175207793712618" office:value-type="float"/>
          <table:table-cell office:value="0.013175207793712618" office:value-type="float"/>
          <table:table-cell office:value="0.013175207793712618" office:value-type="float"/>
          <table:table-cell office:value="0.8808663636344459" office:value-type="float"/>
          <table:table-cell office:value="28" office:value-type="float"/>
          <table:table-cell office:value="0.047129535675048836" office:value-type="float"/>
        </table:table-row>
        <table:table-row>
          <table:table-cell office:value="0.013646567642688753" office:value-type="float"/>
          <table:table-cell office:value="0.013646567642688753" office:value-type="float"/>
          <table:table-cell office:value="0.013646567642688753" office:value-type="float"/>
          <table:table-cell office:value="0.013646567642688753" office:value-type="float"/>
          <table:table-cell office:value="0.013646567642688753" office:value-type="float"/>
          <table:table-cell office:value="0.013646567642688753" office:value-type="float"/>
          <table:table-cell office:value="0.8797117725192191" office:value-type="float"/>
          <table:table-cell office:value="29" office:value-type="float"/>
          <table:table-cell office:value="0.04713598489761353" office:value-type="float"/>
        </table:table-row>
        <table:table-row>
          <table:table-cell office:value="0.014117955386638643" office:value-type="float"/>
          <table:table-cell office:value="0.014117955386638643" office:value-type="float"/>
          <table:table-cell office:value="0.014117955386638643" office:value-type="float"/>
          <table:table-cell office:value="0.014117955386638643" office:value-type="float"/>
          <table:table-cell office:value="0.014117955386638643" office:value-type="float"/>
          <table:table-cell office:value="0.014117955386638643" office:value-type="float"/>
          <table:table-cell office:value="0.8785571130755401" office:value-type="float"/>
          <table:table-cell office:value="30" office:value-type="float"/>
          <table:table-cell office:value="0.04713877439498902" office:value-type="float"/>
        </table:table-row>
        <table:table-row>
          <table:table-cell office:value="0.01458940237760544" office:value-type="float"/>
          <table:table-cell office:value="0.01458940237760544" office:value-type="float"/>
          <table:table-cell office:value="0.01458940237760544" office:value-type="float"/>
          <table:table-cell office:value="0.01458940237760544" office:value-type="float"/>
          <table:table-cell office:value="0.01458940237760544" office:value-type="float"/>
          <table:table-cell office:value="0.01458940237760544" office:value-type="float"/>
          <table:table-cell office:value="0.8774023085069009" office:value-type="float"/>
          <table:table-cell office:value="31" office:value-type="float"/>
          <table:table-cell office:value="0.04714469909667969" office:value-type="float"/>
        </table:table-row>
        <table:table-row>
          <table:table-cell office:value="0.015060877263545991" office:value-type="float"/>
          <table:table-cell office:value="0.015060877263545991" office:value-type="float"/>
          <table:table-cell office:value="0.015060877263545991" office:value-type="float"/>
          <table:table-cell office:value="0.015060877263545991" office:value-type="float"/>
          <table:table-cell office:value="0.015060877263545991" office:value-type="float"/>
          <table:table-cell office:value="0.015060877263545991" office:value-type="float"/>
          <table:table-cell office:value="0.8762474356098097" office:value-type="float"/>
          <table:table-cell office:value="32" office:value-type="float"/>
          <table:table-cell office:value="0.04714748859405518" office:value-type="float"/>
        </table:table-row>
        <table:table-row>
          <table:table-cell office:value="0.015532406628131868" office:value-type="float"/>
          <table:table-cell office:value="0.015532406628131868" office:value-type="float"/>
          <table:table-cell office:value="0.015532406628131868" office:value-type="float"/>
          <table:table-cell office:value="0.015532406628131868" office:value-type="float"/>
          <table:table-cell office:value="0.015532406628131868" office:value-type="float"/>
          <table:table-cell office:value="0.015532406628131868" office:value-type="float"/>
          <table:table-cell office:value="0.8750924292678355" office:value-type="float"/>
          <table:table-cell office:value="33" office:value-type="float"/>
          <table:table-cell office:value="0.047152936458587646" office:value-type="float"/>
        </table:table-row>
        <table:table-row>
          <table:table-cell office:value="0.0160039638876915" office:value-type="float"/>
          <table:table-cell office:value="0.0160039638876915" office:value-type="float"/>
          <table:table-cell office:value="0.0160039638876915" office:value-type="float"/>
          <table:table-cell office:value="0.0160039638876915" office:value-type="float"/>
          <table:table-cell office:value="0.0160039638876915" office:value-type="float"/>
          <table:table-cell office:value="0.0160039638876915" office:value-type="float"/>
          <table:table-cell office:value="0.8739373545974092" office:value-type="float"/>
          <table:table-cell office:value="34" office:value-type="float"/>
          <table:table-cell office:value="0.04715572595596314" office:value-type="float"/>
        </table:table-row>
        <table:table-row>
          <table:table-cell office:value="0.016475570499897004" office:value-type="float"/>
          <table:table-cell office:value="0.016475570499897004" office:value-type="float"/>
          <table:table-cell office:value="0.016475570499897004" office:value-type="float"/>
          <table:table-cell office:value="0.016475570499897004" office:value-type="float"/>
          <table:table-cell office:value="0.016475570499897004" office:value-type="float"/>
          <table:table-cell office:value="0.016475570499897004" office:value-type="float"/>
          <table:table-cell office:value="0.8727821590381831" office:value-type="float"/>
          <table:table-cell office:value="35" office:value-type="float"/>
          <table:table-cell office:value="0.04716066122055054" office:value-type="float"/>
        </table:table-row>
        <table:table-row>
          <table:table-cell office:value="0.016947204887866975" office:value-type="float"/>
          <table:table-cell office:value="0.016947204887866975" office:value-type="float"/>
          <table:table-cell office:value="0.016947204887866975" office:value-type="float"/>
          <table:table-cell office:value="0.016947204887866975" office:value-type="float"/>
          <table:table-cell office:value="0.016947204887866975" office:value-type="float"/>
          <table:table-cell office:value="0.016947204887866975" office:value-type="float"/>
          <table:table-cell office:value="0.8716268954425068" office:value-type="float"/>
          <table:table-cell office:value="36" office:value-type="float"/>
          <table:table-cell office:value="0.04716343879699707" office:value-type="float"/>
        </table:table-row>
        <table:table-row>
          <table:table-cell office:value="0.017418884456157684" office:value-type="float"/>
          <table:table-cell office:value="0.017418884456157684" office:value-type="float"/>
          <table:table-cell office:value="0.017418884456157684" office:value-type="float"/>
          <table:table-cell office:value="0.017418884456157684" office:value-type="float"/>
          <table:table-cell office:value="0.017418884456157684" office:value-type="float"/>
          <table:table-cell office:value="0.017418884456157684" office:value-type="float"/>
          <table:table-cell office:value="0.8704715211780983" office:value-type="float"/>
          <table:table-cell office:value="37" office:value-type="float"/>
          <table:table-cell office:value="0.047167956829071045" office:value-type="float"/>
        </table:table-row>
        <table:table-row>
          <table:table-cell office:value="0.01789059180021286" office:value-type="float"/>
          <table:table-cell office:value="0.01789059180021286" office:value-type="float"/>
          <table:table-cell office:value="0.01789059180021286" office:value-type="float"/>
          <table:table-cell office:value="0.01789059180021286" office:value-type="float"/>
          <table:table-cell office:value="0.01789059180021286" office:value-type="float"/>
          <table:table-cell office:value="0.01789059180021286" office:value-type="float"/>
          <table:table-cell office:value="0.8693160788772397" office:value-type="float"/>
          <table:table-cell office:value="38" office:value-type="float"/>
          <table:table-cell office:value="0.047170734405517584" office:value-type="float"/>
        </table:table-row>
        <table:table-row>
          <table:table-cell office:value="0.018362339615821836" office:value-type="float"/>
          <table:table-cell office:value="0.018362339615821836" office:value-type="float"/>
          <table:table-cell office:value="0.018362339615821836" office:value-type="float"/>
          <table:table-cell office:value="0.018362339615821836" office:value-type="float"/>
          <table:table-cell office:value="0.018362339615821836" office:value-type="float"/>
          <table:table-cell office:value="0.018362339615821836" office:value-type="float"/>
          <table:table-cell office:value="0.8681605374417252" office:value-type="float"/>
          <table:table-cell office:value="39" office:value-type="float"/>
          <table:table-cell office:value="0.04717478156089783" office:value-type="float"/>
        </table:table-row>
        <table:table-row>
          <table:table-cell office:value="0.018834115147590636" office:value-type="float"/>
          <table:table-cell office:value="0.018834115147590636" office:value-type="float"/>
          <table:table-cell office:value="0.018834115147590636" office:value-type="float"/>
          <table:table-cell office:value="0.018834115147590636" office:value-type="float"/>
          <table:table-cell office:value="0.018834115147590636" office:value-type="float"/>
          <table:table-cell office:value="0.018834115147590636" office:value-type="float"/>
          <table:table-cell office:value="0.8670049281157615" office:value-type="float"/>
          <table:table-cell office:value="40" office:value-type="float"/>
          <table:table-cell office:value="0.04717755317687988" office:value-type="float"/>
        </table:table-row>
        <table:table-row>
          <table:table-cell office:value="0.0193059264421463" office:value-type="float"/>
          <table:table-cell office:value="0.0193059264421463" office:value-type="float"/>
          <table:table-cell office:value="0.0193059264421463" office:value-type="float"/>
          <table:table-cell office:value="0.0193059264421463" office:value-type="float"/>
          <table:table-cell office:value="0.0193059264421463" office:value-type="float"/>
          <table:table-cell office:value="0.0193059264421463" office:value-type="float"/>
          <table:table-cell office:value="0.8658492311892181" office:value-type="float"/>
          <table:table-cell office:value="41" office:value-type="float"/>
          <table:table-cell office:value="0.047181129455566406" office:value-type="float"/>
        </table:table-row>
        <table:table-row>
          <table:table-cell office:value="0.019777765333652494" office:value-type="float"/>
          <table:table-cell office:value="0.019777765333652494" office:value-type="float"/>
          <table:table-cell office:value="0.019777765333652494" office:value-type="float"/>
          <table:table-cell office:value="0.019777765333652494" office:value-type="float"/>
          <table:table-cell office:value="0.019777765333652494" office:value-type="float"/>
          <table:table-cell office:value="0.019777765333652494" office:value-type="float"/>
          <table:table-cell office:value="0.8646934666642274" office:value-type="float"/>
          <table:table-cell office:value="42" office:value-type="float"/>
          <table:table-cell office:value="0.04718388915061951" office:value-type="float"/>
        </table:table-row>
        <table:table-row>
          <table:table-cell office:value="0.02024963480234146" office:value-type="float"/>
          <table:table-cell office:value="0.02024963480234146" office:value-type="float"/>
          <table:table-cell office:value="0.02024963480234146" office:value-type="float"/>
          <table:table-cell office:value="0.02024963480234146" office:value-type="float"/>
          <table:table-cell office:value="0.02024963480234146" office:value-type="float"/>
          <table:table-cell office:value="0.02024963480234146" office:value-type="float"/>
          <table:table-cell office:value="0.8635376272407412" office:value-type="float"/>
          <table:table-cell office:value="43" office:value-type="float"/>
          <table:table-cell office:value="0.04718694686889649" office:value-type="float"/>
        </table:table-row>
        <table:table-row>
          <table:table-cell office:value="0.020721531867980956" office:value-type="float"/>
          <table:table-cell office:value="0.020721531867980956" office:value-type="float"/>
          <table:table-cell office:value="0.020721531867980956" office:value-type="float"/>
          <table:table-cell office:value="0.020721531867980956" office:value-type="float"/>
          <table:table-cell office:value="0.020721531867980956" office:value-type="float"/>
          <table:table-cell office:value="0.020721531867980956" office:value-type="float"/>
          <table:table-cell office:value="0.8623817202188079" office:value-type="float"/>
          <table:table-cell office:value="44" office:value-type="float"/>
          <table:table-cell office:value="0.04718970656394959" office:value-type="float"/>
        </table:table-row>
        <table:table-row>
          <table:table-cell office:value="0.021193453788757324" office:value-type="float"/>
          <table:table-cell office:value="0.021193453788757324" office:value-type="float"/>
          <table:table-cell office:value="0.021193453788757324" office:value-type="float"/>
          <table:table-cell office:value="0.021193453788757324" office:value-type="float"/>
          <table:table-cell office:value="0.021193453788757324" office:value-type="float"/>
          <table:table-cell office:value="0.021193453788757324" office:value-type="float"/>
          <table:table-cell office:value="0.8612257523144715" office:value-type="float"/>
          <table:table-cell office:value="45" office:value-type="float"/>
          <table:table-cell office:value="0.047192192077636724" office:value-type="float"/>
        </table:table-row>
        <table:table-row>
          <table:table-cell office:value="0.02166540324687958" office:value-type="float"/>
          <table:table-cell office:value="0.02166540324687958" office:value-type="float"/>
          <table:table-cell office:value="0.02166540324687958" office:value-type="float"/>
          <table:table-cell office:value="0.02166540324687958" office:value-type="float"/>
          <table:table-cell office:value="0.02166540324687958" office:value-type="float"/>
          <table:table-cell office:value="0.02166540324687958" office:value-type="float"/>
          <table:table-cell office:value="0.8600697169576891" office:value-type="float"/>
          <table:table-cell office:value="46" office:value-type="float"/>
          <table:table-cell office:value="0.047194945812225345" office:value-type="float"/>
        </table:table-row>
        <table:table-row>
          <table:table-cell office:value="0.022137371063232422" office:value-type="float"/>
          <table:table-cell office:value="0.022137371063232422" office:value-type="float"/>
          <table:table-cell office:value="0.022137371063232422" office:value-type="float"/>
          <table:table-cell office:value="0.022137371063232422" office:value-type="float"/>
          <table:table-cell office:value="0.022137371063232422" office:value-type="float"/>
          <table:table-cell office:value="0.022137371063232422" office:value-type="float"/>
          <table:table-cell office:value="0.858913636632609" office:value-type="float"/>
          <table:table-cell office:value="47" office:value-type="float"/>
          <table:table-cell office:value="0.04719678163528443" office:value-type="float"/>
        </table:table-row>
        <table:table-row>
          <table:table-cell office:value="0.022609366357326507" office:value-type="float"/>
          <table:table-cell office:value="0.022609366357326507" office:value-type="float"/>
          <table:table-cell office:value="0.022609366357326507" office:value-type="float"/>
          <table:table-cell office:value="0.022609366357326507" office:value-type="float"/>
          <table:table-cell office:value="0.022609366357326507" office:value-type="float"/>
          <table:table-cell office:value="0.022609366357326507" office:value-type="float"/>
          <table:table-cell office:value="0.8577574890010836" office:value-type="float"/>
          <table:table-cell office:value="48" office:value-type="float"/>
          <table:table-cell office:value="0.04719952940940857" office:value-type="float"/>
        </table:table-row>
        <table:table-row>
          <table:table-cell office:value="0.023081373035907744" office:value-type="float"/>
          <table:table-cell office:value="0.023081373035907744" office:value-type="float"/>
          <table:table-cell office:value="0.023081373035907744" office:value-type="float"/>
          <table:table-cell office:value="0.023081373035907744" office:value-type="float"/>
          <table:table-cell office:value="0.023081373035907744" office:value-type="float"/>
          <table:table-cell office:value="0.023081373035907744" office:value-type="float"/>
          <table:table-cell office:value="0.8566013134833736" office:value-type="float"/>
          <table:table-cell office:value="49" office:value-type="float"/>
          <table:table-cell office:value="0.04720066785812378" office:value-type="float"/>
        </table:table-row>
        <table:table-row>
          <table:table-cell office:value="0.02355340713262558" office:value-type="float"/>
          <table:table-cell office:value="0.02355340713262558" office:value-type="float"/>
          <table:table-cell office:value="0.02355340713262558" office:value-type="float"/>
          <table:table-cell office:value="0.02355340713262558" office:value-type="float"/>
          <table:table-cell office:value="0.02355340713262558" office:value-type="float"/>
          <table:table-cell office:value="0.02355340713262558" office:value-type="float"/>
          <table:table-cell office:value="0.8554450708052195" office:value-type="float"/>
          <table:table-cell office:value="50" office:value-type="float"/>
          <table:table-cell office:value="0.04720340967178345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7066557407379154" office:value-type="float"/>
          <table:table-cell office:value="0.00047066557407379154" office:value-type="float"/>
          <table:table-cell office:value="0.00047066557407379154" office:value-type="float"/>
          <table:table-cell office:value="0.00047066557407379154" office:value-type="float"/>
          <table:table-cell office:value="0.00047066557407379154" office:value-type="float"/>
          <table:table-cell office:value="0.00047066557407379154" office:value-type="float"/>
          <table:table-cell office:value="0.933915091691757" office:value-type="float"/>
          <table:table-cell office:value="1" office:value-type="float"/>
          <table:table-cell office:value="0.04706655740737915" office:value-type="float"/>
        </table:table-row>
        <table:table-row>
          <table:table-cell office:value="0.0009413591623306276" office:value-type="float"/>
          <table:table-cell office:value="0.0009413591623306276" office:value-type="float"/>
          <table:table-cell office:value="0.0009413591623306276" office:value-type="float"/>
          <table:table-cell office:value="0.0009413591623306276" office:value-type="float"/>
          <table:table-cell office:value="0.0009413591623306276" office:value-type="float"/>
          <table:table-cell office:value="0.0009413591623306276" office:value-type="float"/>
          <table:table-cell office:value="0.9350680508081859" office:value-type="float"/>
          <table:table-cell office:value="2" office:value-type="float"/>
          <table:table-cell office:value="0.047069358825683597" office:value-type="float"/>
        </table:table-row>
        <table:table-row>
          <table:table-cell office:value="0.0014120527505874635" office:value-type="float"/>
          <table:table-cell office:value="0.0014120527505874635" office:value-type="float"/>
          <table:table-cell office:value="0.0014120527505874635" office:value-type="float"/>
          <table:table-cell office:value="0.0014120527505874635" office:value-type="float"/>
          <table:table-cell office:value="0.0014120527505874635" office:value-type="float"/>
          <table:table-cell office:value="0.0014120527505874635" office:value-type="float"/>
          <table:table-cell office:value="0.9362210099246149" office:value-type="float"/>
          <table:table-cell office:value="3" office:value-type="float"/>
          <table:table-cell office:value="0.047069358825683597" office:value-type="float"/>
        </table:table-row>
        <table:table-row>
          <table:table-cell office:value="0.001882774353027344" office:value-type="float"/>
          <table:table-cell office:value="0.001882774353027344" office:value-type="float"/>
          <table:table-cell office:value="0.001882774353027344" office:value-type="float"/>
          <table:table-cell office:value="0.001882774353027344" office:value-type="float"/>
          <table:table-cell office:value="0.001882774353027344" office:value-type="float"/>
          <table:table-cell office:value="0.001882774353027344" office:value-type="float"/>
          <table:table-cell office:value="0.9373740376614978" office:value-type="float"/>
          <table:table-cell office:value="4" office:value-type="float"/>
          <table:table-cell office:value="0.04707216024398804" office:value-type="float"/>
        </table:table-row>
        <table:table-row>
          <table:table-cell office:value="0.0023534904122352604" office:value-type="float"/>
          <table:table-cell office:value="0.0023534904122352604" office:value-type="float"/>
          <table:table-cell office:value="0.0023534904122352604" office:value-type="float"/>
          <table:table-cell office:value="0.0023534904122352604" office:value-type="float"/>
          <table:table-cell office:value="0.0023534904122352604" office:value-type="float"/>
          <table:table-cell office:value="0.0023534904122352604" office:value-type="float"/>
          <table:table-cell office:value="0.938527051820291" office:value-type="float"/>
          <table:table-cell office:value="5" office:value-type="float"/>
          <table:table-cell office:value="0.047071605920791626" office:value-type="float"/>
        </table:table-row>
        <table:table-row>
          <table:table-cell office:value="0.0028242343068122866" office:value-type="float"/>
          <table:table-cell office:value="0.0028242343068122866" office:value-type="float"/>
          <table:table-cell office:value="0.0028242343068122866" office:value-type="float"/>
          <table:table-cell office:value="0.0028242343068122866" office:value-type="float"/>
          <table:table-cell office:value="0.0028242343068122866" office:value-type="float"/>
          <table:table-cell office:value="0.0028242343068122866" office:value-type="float"/>
          <table:table-cell office:value="0.9396801341615352" office:value-type="float"/>
          <table:table-cell office:value="6" office:value-type="float"/>
          <table:table-cell office:value="0.047074389457702634" office:value-type="float"/>
        </table:table-row>
        <table:table-row>
          <table:table-cell office:value="0.0032949685454368594" office:value-type="float"/>
          <table:table-cell office:value="0.0032949685454368594" office:value-type="float"/>
          <table:table-cell office:value="0.0032949685454368594" office:value-type="float"/>
          <table:table-cell office:value="0.0032949685454368594" office:value-type="float"/>
          <table:table-cell office:value="0.0032949685454368594" office:value-type="float"/>
          <table:table-cell office:value="0.0032949685454368594" office:value-type="float"/>
          <table:table-cell office:value="0.940833192850623" office:value-type="float"/>
          <table:table-cell office:value="7" office:value-type="float"/>
          <table:table-cell office:value="0.047073423862457275" office:value-type="float"/>
        </table:table-row>
        <table:table-row>
          <table:table-cell office:value="0.003765730679035187" office:value-type="float"/>
          <table:table-cell office:value="0.003765730679035187" office:value-type="float"/>
          <table:table-cell office:value="0.003765730679035187" office:value-type="float"/>
          <table:table-cell office:value="0.003765730679035187" office:value-type="float"/>
          <table:table-cell office:value="0.003765730679035187" office:value-type="float"/>
          <table:table-cell office:value="0.003765730679035187" office:value-type="float"/>
          <table:table-cell office:value="0.9419863198681627" office:value-type="float"/>
          <table:table-cell office:value="8" office:value-type="float"/>
          <table:table-cell office:value="0.047076213359832766" office:value-type="float"/>
        </table:table-row>
        <table:table-row>
          <table:table-cell office:value="0.004236479938030243" office:value-type="float"/>
          <table:table-cell office:value="0.004236479938030243" office:value-type="float"/>
          <table:table-cell office:value="0.004236479938030243" office:value-type="float"/>
          <table:table-cell office:value="0.004236479938030243" office:value-type="float"/>
          <table:table-cell office:value="0.004236479938030243" office:value-type="float"/>
          <table:table-cell office:value="0.004236479938030243" office:value-type="float"/>
          <table:table-cell office:value="0.9431394153494939" office:value-type="float"/>
          <table:table-cell office:value="9" office:value-type="float"/>
          <table:table-cell office:value="0.04707492589950561" office:value-type="float"/>
        </table:table-row>
        <table:table-row>
          <table:table-cell office:value="0.0047072569727897645" office:value-type="float"/>
          <table:table-cell office:value="0.0047072569727897645" office:value-type="float"/>
          <table:table-cell office:value="0.0047072569727897645" office:value-type="float"/>
          <table:table-cell office:value="0.0047072569727897645" office:value-type="float"/>
          <table:table-cell office:value="0.0047072569727897645" office:value-type="float"/>
          <table:table-cell office:value="0.0047072569727897645" office:value-type="float"/>
          <table:table-cell office:value="0.9442925788672752" office:value-type="float"/>
          <table:table-cell office:value="10" office:value-type="float"/>
          <table:table-cell office:value="0.04707770347595215" office:value-type="float"/>
        </table:table-row>
        <table:table-row>
          <table:table-cell office:value="0.005178017318248749" office:value-type="float"/>
          <table:table-cell office:value="0.005178017318248749" office:value-type="float"/>
          <table:table-cell office:value="0.005178017318248749" office:value-type="float"/>
          <table:table-cell office:value="0.005178017318248749" office:value-type="float"/>
          <table:table-cell office:value="0.005178017318248749" office:value-type="float"/>
          <table:table-cell office:value="0.005178017318248749" office:value-type="float"/>
          <table:table-cell office:value="0.945445701504786" office:value-type="float"/>
          <table:table-cell office:value="11" office:value-type="float"/>
          <table:table-cell office:value="0.04707603454589844" office:value-type="float"/>
        </table:table-row>
        <table:table-row>
          <table:table-cell office:value="0.005648805379867554" office:value-type="float"/>
          <table:table-cell office:value="0.005648805379867554" office:value-type="float"/>
          <table:table-cell office:value="0.005648805379867554" office:value-type="float"/>
          <table:table-cell office:value="0.005648805379867554" office:value-type="float"/>
          <table:table-cell office:value="0.005648805379867554" office:value-type="float"/>
          <table:table-cell office:value="0.005648805379867554" office:value-type="float"/>
          <table:table-cell office:value="0.9465988920327462" office:value-type="float"/>
          <table:table-cell office:value="12" office:value-type="float"/>
          <table:table-cell office:value="0.047078806161880496" office:value-type="float"/>
        </table:table-row>
        <table:table-row>
          <table:table-cell office:value="0.006119571805000305" office:value-type="float"/>
          <table:table-cell office:value="0.006119571805000305" office:value-type="float"/>
          <table:table-cell office:value="0.006119571805000305" office:value-type="float"/>
          <table:table-cell office:value="0.006119571805000305" office:value-type="float"/>
          <table:table-cell office:value="0.006119571805000305" office:value-type="float"/>
          <table:table-cell office:value="0.006119571805000305" office:value-type="float"/>
          <table:table-cell office:value="0.9477520295623555" office:value-type="float"/>
          <table:table-cell office:value="13" office:value-type="float"/>
          <table:table-cell office:value="0.047076642513275146" office:value-type="float"/>
        </table:table-row>
        <table:table-row>
          <table:table-cell office:value="0.006590365886688232" office:value-type="float"/>
          <table:table-cell office:value="0.006590365886688232" office:value-type="float"/>
          <table:table-cell office:value="0.006590365886688232" office:value-type="float"/>
          <table:table-cell office:value="0.006590365886688232" office:value-type="float"/>
          <table:table-cell office:value="0.006590365886688232" office:value-type="float"/>
          <table:table-cell office:value="0.006590365886688232" office:value-type="float"/>
          <table:table-cell office:value="0.9489052348364131" office:value-type="float"/>
          <table:table-cell office:value="14" office:value-type="float"/>
          <table:table-cell office:value="0.04707940816879273" office:value-type="float"/>
        </table:table-row>
        <table:table-row>
          <table:table-cell office:value="0.007061132669448853" office:value-type="float"/>
          <table:table-cell office:value="0.007061132669448853" office:value-type="float"/>
          <table:table-cell office:value="0.007061132669448853" office:value-type="float"/>
          <table:table-cell office:value="0.007061132669448853" office:value-type="float"/>
          <table:table-cell office:value="0.007061132669448853" office:value-type="float"/>
          <table:table-cell office:value="0.007061132669448853" office:value-type="float"/>
          <table:table-cell office:value="0.9500583732420282" office:value-type="float"/>
          <table:table-cell office:value="15" office:value-type="float"/>
          <table:table-cell office:value="0.04707667827606202" office:value-type="float"/>
        </table:table-row>
        <table:table-row>
          <table:table-cell office:value="0.007531926989555359" office:value-type="float"/>
          <table:table-cell office:value="0.007531926989555359" office:value-type="float"/>
          <table:table-cell office:value="0.007531926989555359" office:value-type="float"/>
          <table:table-cell office:value="0.007531926989555359" office:value-type="float"/>
          <table:table-cell office:value="0.007531926989555359" office:value-type="float"/>
          <table:table-cell office:value="0.007531926989555359" office:value-type="float"/>
          <table:table-cell office:value="0.9512115791000897" office:value-type="float"/>
          <table:table-cell office:value="16" office:value-type="float"/>
          <table:table-cell office:value="0.04707943201065064" office:value-type="float"/>
        </table:table-row>
        <table:table-row>
          <table:table-cell office:value="0.00800268805027008" office:value-type="float"/>
          <table:table-cell office:value="0.00800268805027008" office:value-type="float"/>
          <table:table-cell office:value="0.00800268805027008" office:value-type="float"/>
          <table:table-cell office:value="0.00800268805027008" office:value-type="float"/>
          <table:table-cell office:value="0.00800268805027008" office:value-type="float"/>
          <table:table-cell office:value="0.00800268805027008" office:value-type="float"/>
          <table:table-cell office:value="0.9523647034896122" office:value-type="float"/>
          <table:table-cell office:value="17" office:value-type="float"/>
          <table:table-cell office:value="0.04707610607147217" office:value-type="float"/>
        </table:table-row>
        <table:table-row>
          <table:table-cell office:value="0.008473476648330688" office:value-type="float"/>
          <table:table-cell office:value="0.008473476648330688" office:value-type="float"/>
          <table:table-cell office:value="0.008473476648330688" office:value-type="float"/>
          <table:table-cell office:value="0.008473476648330688" office:value-type="float"/>
          <table:table-cell office:value="0.008473476648330688" office:value-type="float"/>
          <table:table-cell office:value="0.008473476648330688" office:value-type="float"/>
          <table:table-cell office:value="0.9535178953315809" office:value-type="float"/>
          <table:table-cell office:value="18" office:value-type="float"/>
          <table:table-cell office:value="0.04707885980606079" office:value-type="float"/>
        </table:table-row>
        <table:table-row>
          <table:table-cell office:value="0.008944225907325744" office:value-type="float"/>
          <table:table-cell office:value="0.008944225907325744" office:value-type="float"/>
          <table:table-cell office:value="0.008944225907325744" office:value-type="float"/>
          <table:table-cell office:value="0.008944225907325744" office:value-type="float"/>
          <table:table-cell office:value="0.008944225907325744" office:value-type="float"/>
          <table:table-cell office:value="0.008944225907325744" office:value-type="float"/>
          <table:table-cell office:value="0.9546709908129121" office:value-type="float"/>
          <table:table-cell office:value="19" office:value-type="float"/>
          <table:table-cell office:value="0.04707492589950561" office:value-type="float"/>
        </table:table-row>
        <table:table-row>
          <table:table-cell office:value="0.009415002703666686" office:value-type="float"/>
          <table:table-cell office:value="0.009415002703666686" office:value-type="float"/>
          <table:table-cell office:value="0.009415002703666686" office:value-type="float"/>
          <table:table-cell office:value="0.009415002703666686" office:value-type="float"/>
          <table:table-cell office:value="0.009415002703666686" office:value-type="float"/>
          <table:table-cell office:value="0.009415002703666686" office:value-type="float"/>
          <table:table-cell office:value="0.9558241537466895" office:value-type="float"/>
          <table:table-cell office:value="20" office:value-type="float"/>
          <table:table-cell office:value="0.04707767963409425" office:value-type="float"/>
        </table:table-row>
        <table:table-row>
          <table:table-cell office:value="0.009885734796524047" office:value-type="float"/>
          <table:table-cell office:value="0.009885734796524047" office:value-type="float"/>
          <table:table-cell office:value="0.009885734796524047" office:value-type="float"/>
          <table:table-cell office:value="0.009885734796524047" office:value-type="float"/>
          <table:table-cell office:value="0.009885734796524047" office:value-type="float"/>
          <table:table-cell office:value="0.009885734796524047" office:value-type="float"/>
          <table:table-cell office:value="0.9569772071797426" office:value-type="float"/>
          <table:table-cell office:value="21" office:value-type="float"/>
          <table:table-cell office:value="0.04707320928573609" office:value-type="float"/>
        </table:table-row>
        <table:table-row>
          <table:table-cell office:value="0.010356494307518005" office:value-type="float"/>
          <table:table-cell office:value="0.010356494307518005" office:value-type="float"/>
          <table:table-cell office:value="0.010356494307518005" office:value-type="float"/>
          <table:table-cell office:value="0.010356494307518005" office:value-type="float"/>
          <table:table-cell office:value="0.010356494307518005" office:value-type="float"/>
          <table:table-cell office:value="0.010356494307518005" office:value-type="float"/>
          <table:table-cell office:value="0.9581303277732398" office:value-type="float"/>
          <table:table-cell office:value="22" office:value-type="float"/>
          <table:table-cell office:value="0.04707595109939576" office:value-type="float"/>
        </table:table-row>
        <table:table-row>
          <table:table-cell office:value="0.010827205300331115" office:value-type="float"/>
          <table:table-cell office:value="0.010827205300331115" office:value-type="float"/>
          <table:table-cell office:value="0.010827205300331115" office:value-type="float"/>
          <table:table-cell office:value="0.010827205300331115" office:value-type="float"/>
          <table:table-cell office:value="0.010827205300331115" office:value-type="float"/>
          <table:table-cell office:value="0.010827205300331115" office:value-type="float"/>
          <table:table-cell office:value="0.9592833295219508" office:value-type="float"/>
          <table:table-cell office:value="23" office:value-type="float"/>
          <table:table-cell office:value="0.047071099281311035" office:value-type="float"/>
        </table:table-row>
        <table:table-row>
          <table:table-cell office:value="0.011297943592071534" office:value-type="float"/>
          <table:table-cell office:value="0.011297943592071534" office:value-type="float"/>
          <table:table-cell office:value="0.011297943592071534" office:value-type="float"/>
          <table:table-cell office:value="0.011297943592071534" office:value-type="float"/>
          <table:table-cell office:value="0.011297943592071534" office:value-type="float"/>
          <table:table-cell office:value="0.011297943592071534" office:value-type="float"/>
          <table:table-cell office:value="0.9604363981391043" office:value-type="float"/>
          <table:table-cell office:value="24" office:value-type="float"/>
          <table:table-cell office:value="0.04707382917404175" office:value-type="float"/>
        </table:table-row>
        <table:table-row>
          <table:table-cell office:value="0.011768630743026734" office:value-type="float"/>
          <table:table-cell office:value="0.011768630743026734" office:value-type="float"/>
          <table:table-cell office:value="0.011768630743026734" office:value-type="float"/>
          <table:table-cell office:value="0.011768630743026734" office:value-type="float"/>
          <table:table-cell office:value="0.011768630743026734" office:value-type="float"/>
          <table:table-cell office:value="0.011768630743026734" office:value-type="float"/>
          <table:table-cell office:value="0.9615893414874288" office:value-type="float"/>
          <table:table-cell office:value="25" office:value-type="float"/>
          <table:table-cell office:value="0.04706871509552002" office:value-type="float"/>
        </table:table-row>
        <table:table-row>
          <table:table-cell office:value="0.012239345192909241" office:value-type="float"/>
          <table:table-cell office:value="0.012239345192909241" office:value-type="float"/>
          <table:table-cell office:value="0.012239345192909241" office:value-type="float"/>
          <table:table-cell office:value="0.012239345192909241" office:value-type="float"/>
          <table:table-cell office:value="0.012239345192909241" office:value-type="float"/>
          <table:table-cell office:value="0.012239345192909241" office:value-type="float"/>
          <table:table-cell office:value="0.9627423517041959" office:value-type="float"/>
          <table:table-cell office:value="26" office:value-type="float"/>
          <table:table-cell office:value="0.047071444988250735" office:value-type="float"/>
        </table:table-row>
        <table:table-row>
          <table:table-cell office:value="0.01271000623703003" office:value-type="float"/>
          <table:table-cell office:value="0.01271000623703003" office:value-type="float"/>
          <table:table-cell office:value="0.01271000623703003" office:value-type="float"/>
          <table:table-cell office:value="0.01271000623703003" office:value-type="float"/>
          <table:table-cell office:value="0.01271000623703003" office:value-type="float"/>
          <table:table-cell office:value="0.01271000623703003" office:value-type="float"/>
          <table:table-cell office:value="0.9638952311040974" office:value-type="float"/>
          <table:table-cell office:value="27" office:value-type="float"/>
          <table:table-cell office:value="0.047066104412078855" office:value-type="float"/>
        </table:table-row>
        <table:table-row>
          <table:table-cell office:value="0.013180694460868836" office:value-type="float"/>
          <table:table-cell office:value="0.013180694460868836" office:value-type="float"/>
          <table:table-cell office:value="0.013180694460868836" office:value-type="float"/>
          <table:table-cell office:value="0.013180694460868836" office:value-type="float"/>
          <table:table-cell office:value="0.013180694460868836" office:value-type="float"/>
          <table:table-cell office:value="0.013180694460868836" office:value-type="float"/>
          <table:table-cell office:value="0.9650481770804393" office:value-type="float"/>
          <table:table-cell office:value="28" office:value-type="float"/>
          <table:table-cell office:value="0.04706882238388062" office:value-type="float"/>
        </table:table-row>
        <table:table-row>
          <table:table-cell office:value="0.01365132737159729" office:value-type="float"/>
          <table:table-cell office:value="0.01365132737159729" office:value-type="float"/>
          <table:table-cell office:value="0.01365132737159729" office:value-type="float"/>
          <table:table-cell office:value="0.01365132737159729" office:value-type="float"/>
          <table:table-cell office:value="0.01365132737159729" office:value-type="float"/>
          <table:table-cell office:value="0.01365132737159729" office:value-type="float"/>
          <table:table-cell office:value="0.9662009875678849" office:value-type="float"/>
          <table:table-cell office:value="29" office:value-type="float"/>
          <table:table-cell office:value="0.04706329107284546" office:value-type="float"/>
        </table:table-row>
        <table:table-row>
          <table:table-cell office:value="0.014121987462043763" office:value-type="float"/>
          <table:table-cell office:value="0.014121987462043763" office:value-type="float"/>
          <table:table-cell office:value="0.014121987462043763" office:value-type="float"/>
          <table:table-cell office:value="0.014121987462043763" office:value-type="float"/>
          <table:table-cell office:value="0.014121987462043763" office:value-type="float"/>
          <table:table-cell office:value="0.014121987462043763" office:value-type="float"/>
          <table:table-cell office:value="0.967353864631771" office:value-type="float"/>
          <table:table-cell office:value="30" office:value-type="float"/>
          <table:table-cell office:value="0.04706600904464722" office:value-type="float"/>
        </table:table-row>
        <table:table-row>
          <table:table-cell office:value="0.014592589974403382" office:value-type="float"/>
          <table:table-cell office:value="0.014592589974403382" office:value-type="float"/>
          <table:table-cell office:value="0.014592589974403382" office:value-type="float"/>
          <table:table-cell office:value="0.014592589974403382" office:value-type="float"/>
          <table:table-cell office:value="0.014592589974403382" office:value-type="float"/>
          <table:table-cell office:value="0.014592589974403382" office:value-type="float"/>
          <table:table-cell office:value="0.9685066006587238" office:value-type="float"/>
          <table:table-cell office:value="31" office:value-type="float"/>
          <table:table-cell office:value="0.047060251235961914" office:value-type="float"/>
        </table:table-row>
        <table:table-row>
          <table:table-cell office:value="0.015063219547271729" office:value-type="float"/>
          <table:table-cell office:value="0.015063219547271729" office:value-type="float"/>
          <table:table-cell office:value="0.015063219547271729" office:value-type="float"/>
          <table:table-cell office:value="0.015063219547271729" office:value-type="float"/>
          <table:table-cell office:value="0.015063219547271729" office:value-type="float"/>
          <table:table-cell office:value="0.015063219547271729" office:value-type="float"/>
          <table:table-cell office:value="0.9696594029701153" office:value-type="float"/>
          <table:table-cell office:value="32" office:value-type="float"/>
          <table:table-cell office:value="0.047062957286834725" office:value-type="float"/>
        </table:table-row>
        <table:table-row>
          <table:table-cell office:value="0.01553378838300705" office:value-type="float"/>
          <table:table-cell office:value="0.01553378838300705" office:value-type="float"/>
          <table:table-cell office:value="0.01553378838300705" office:value-type="float"/>
          <table:table-cell office:value="0.01553378838300705" office:value-type="float"/>
          <table:table-cell office:value="0.01553378838300705" office:value-type="float"/>
          <table:table-cell office:value="0.01553378838300705" office:value-type="float"/>
          <table:table-cell office:value="0.9708120565065224" office:value-type="float"/>
          <table:table-cell office:value="33" office:value-type="float"/>
          <table:table-cell office:value="0.047056883573532104" office:value-type="float"/>
        </table:table-row>
        <table:table-row>
          <table:table-cell office:value="0.016004384279251098" office:value-type="float"/>
          <table:table-cell office:value="0.016004384279251098" office:value-type="float"/>
          <table:table-cell office:value="0.016004384279251098" office:value-type="float"/>
          <table:table-cell office:value="0.016004384279251098" office:value-type="float"/>
          <table:table-cell office:value="0.016004384279251098" office:value-type="float"/>
          <table:table-cell office:value="0.016004384279251098" office:value-type="float"/>
          <table:table-cell office:value="0.971964776327368" office:value-type="float"/>
          <table:table-cell office:value="34" office:value-type="float"/>
          <table:table-cell office:value="0.047059589624404916" office:value-type="float"/>
        </table:table-row>
        <table:table-row>
          <table:table-cell office:value="0.016474915862083436" office:value-type="float"/>
          <table:table-cell office:value="0.016474915862083436" office:value-type="float"/>
          <table:table-cell office:value="0.016474915862083436" office:value-type="float"/>
          <table:table-cell office:value="0.016474915862083436" office:value-type="float"/>
          <table:table-cell office:value="0.016474915862083436" office:value-type="float"/>
          <table:table-cell office:value="0.016474915862083436" office:value-type="float"/>
          <table:table-cell office:value="0.9731173386131714" office:value-type="float"/>
          <table:table-cell office:value="35" office:value-type="float"/>
          <table:table-cell office:value="0.04705315828323364" office:value-type="float"/>
        </table:table-row>
        <table:table-row>
          <table:table-cell office:value="0.016945474445819855" office:value-type="float"/>
          <table:table-cell office:value="0.016945474445819855" office:value-type="float"/>
          <table:table-cell office:value="0.016945474445819855" office:value-type="float"/>
          <table:table-cell office:value="0.016945474445819855" office:value-type="float"/>
          <table:table-cell office:value="0.016945474445819855" office:value-type="float"/>
          <table:table-cell office:value="0.016945474445819855" office:value-type="float"/>
          <table:table-cell office:value="0.9742699670374123" office:value-type="float"/>
          <table:table-cell office:value="36" office:value-type="float"/>
          <table:table-cell office:value="0.04705585837364197" office:value-type="float"/>
        </table:table-row>
        <table:table-row>
          <table:table-cell office:value="0.01741596633195877" office:value-type="float"/>
          <table:table-cell office:value="0.01741596633195877" office:value-type="float"/>
          <table:table-cell office:value="0.01741596633195877" office:value-type="float"/>
          <table:table-cell office:value="0.01741596633195877" office:value-type="float"/>
          <table:table-cell office:value="0.01741596633195877" office:value-type="float"/>
          <table:table-cell office:value="0.01741596633195877" office:value-type="float"/>
          <table:table-cell office:value="0.9754224320865723" office:value-type="float"/>
          <table:table-cell office:value="37" office:value-type="float"/>
          <table:table-cell office:value="0.04704918861389161" office:value-type="float"/>
        </table:table-row>
        <table:table-row>
          <table:table-cell office:value="0.01788648509979248" office:value-type="float"/>
          <table:table-cell office:value="0.01788648509979248" office:value-type="float"/>
          <table:table-cell office:value="0.01788648509979248" office:value-type="float"/>
          <table:table-cell office:value="0.01788648509979248" office:value-type="float"/>
          <table:table-cell office:value="0.01788648509979248" office:value-type="float"/>
          <table:table-cell office:value="0.01788648509979248" office:value-type="float"/>
          <table:table-cell office:value="0.976574962982168" office:value-type="float"/>
          <table:table-cell office:value="38" office:value-type="float"/>
          <table:table-cell office:value="0.04705187678337097" office:value-type="float"/>
        </table:table-row>
        <table:table-row>
          <table:table-cell office:value="0.0183569358587265" office:value-type="float"/>
          <table:table-cell office:value="0.0183569358587265" office:value-type="float"/>
          <table:table-cell office:value="0.0183569358587265" office:value-type="float"/>
          <table:table-cell office:value="0.0183569358587265" office:value-type="float"/>
          <table:table-cell office:value="0.0183569358587265" office:value-type="float"/>
          <table:table-cell office:value="0.0183569358587265" office:value-type="float"/>
          <table:table-cell office:value="0.9777273272906614" office:value-type="float"/>
          <table:table-cell office:value="39" office:value-type="float"/>
          <table:table-cell office:value="0.04704507589340211" office:value-type="float"/>
        </table:table-row>
        <table:table-row>
          <table:table-cell office:value="0.01882741343975067" office:value-type="float"/>
          <table:table-cell office:value="0.01882741343975067" office:value-type="float"/>
          <table:table-cell office:value="0.01882741343975067" office:value-type="float"/>
          <table:table-cell office:value="0.01882741343975067" office:value-type="float"/>
          <table:table-cell office:value="0.01882741343975067" office:value-type="float"/>
          <table:table-cell office:value="0.01882741343975067" office:value-type="float"/>
          <table:table-cell office:value="0.9788797572995895" office:value-type="float"/>
          <table:table-cell office:value="40" office:value-type="float"/>
          <table:table-cell office:value="0.047047758102417" office:value-type="float"/>
        </table:table-row>
        <table:table-row>
          <table:table-cell office:value="0.019297822535037996" office:value-type="float"/>
          <table:table-cell office:value="0.019297822535037996" office:value-type="float"/>
          <table:table-cell office:value="0.019297822535037996" office:value-type="float"/>
          <table:table-cell office:value="0.019297822535037996" office:value-type="float"/>
          <table:table-cell office:value="0.019297822535037996" office:value-type="float"/>
          <table:table-cell office:value="0.019297822535037996" office:value-type="float"/>
          <table:table-cell office:value="0.9800320195534078" office:value-type="float"/>
          <table:table-cell office:value="41" office:value-type="float"/>
          <table:table-cell office:value="0.0470409095287323" office:value-type="float"/>
        </table:table-row>
        <table:table-row>
          <table:table-cell office:value="0.019768258392810822" office:value-type="float"/>
          <table:table-cell office:value="0.019768258392810822" office:value-type="float"/>
          <table:table-cell office:value="0.019768258392810822" office:value-type="float"/>
          <table:table-cell office:value="0.019768258392810822" office:value-type="float"/>
          <table:table-cell office:value="0.019768258392810822" office:value-type="float"/>
          <table:table-cell office:value="0.019768258392810822" office:value-type="float"/>
          <table:table-cell office:value="0.9811843473616597" office:value-type="float"/>
          <table:table-cell office:value="42" office:value-type="float"/>
          <table:table-cell office:value="0.04704358577728272" office:value-type="float"/>
        </table:table-row>
        <table:table-row>
          <table:table-cell office:value="0.02023862570524216" office:value-type="float"/>
          <table:table-cell office:value="0.02023862570524216" office:value-type="float"/>
          <table:table-cell office:value="0.02023862570524216" office:value-type="float"/>
          <table:table-cell office:value="0.02023862570524216" office:value-type="float"/>
          <table:table-cell office:value="0.02023862570524216" office:value-type="float"/>
          <table:table-cell office:value="0.02023862570524216" office:value-type="float"/>
          <table:table-cell office:value="0.9823365072688007" office:value-type="float"/>
          <table:table-cell office:value="43" office:value-type="float"/>
          <table:table-cell office:value="0.04703673124313355" office:value-type="float"/>
        </table:table-row>
        <table:table-row>
          <table:table-cell office:value="0.020709019720554354" office:value-type="float"/>
          <table:table-cell office:value="0.020709019720554354" office:value-type="float"/>
          <table:table-cell office:value="0.020709019720554354" office:value-type="float"/>
          <table:table-cell office:value="0.020709019720554354" office:value-type="float"/>
          <table:table-cell office:value="0.020709019720554354" office:value-type="float"/>
          <table:table-cell office:value="0.020709019720554354" office:value-type="float"/>
          <table:table-cell office:value="0.9834887325843745" office:value-type="float"/>
          <table:table-cell office:value="44" office:value-type="float"/>
          <table:table-cell office:value="0.04703940153121948" office:value-type="float"/>
        </table:table-row>
        <table:table-row>
          <table:table-cell office:value="0.021179344832897188" office:value-type="float"/>
          <table:table-cell office:value="0.021179344832897188" office:value-type="float"/>
          <table:table-cell office:value="0.021179344832897188" office:value-type="float"/>
          <table:table-cell office:value="0.021179344832897188" office:value-type="float"/>
          <table:table-cell office:value="0.021179344832897188" office:value-type="float"/>
          <table:table-cell office:value="0.021179344832897188" office:value-type="float"/>
          <table:table-cell office:value="0.9846407891228317" office:value-type="float"/>
          <table:table-cell office:value="45" office:value-type="float"/>
          <table:table-cell office:value="0.04703251123428345" office:value-type="float"/>
        </table:table-row>
        <table:table-row>
          <table:table-cell office:value="0.02164969658851624" office:value-type="float"/>
          <table:table-cell office:value="0.02164969658851624" office:value-type="float"/>
          <table:table-cell office:value="0.02164969658851624" office:value-type="float"/>
          <table:table-cell office:value="0.02164969658851624" office:value-type="float"/>
          <table:table-cell office:value="0.02164969658851624" office:value-type="float"/>
          <table:table-cell office:value="0.02164969658851624" office:value-type="float"/>
          <table:table-cell office:value="0.9857929109237206" office:value-type="float"/>
          <table:table-cell office:value="46" office:value-type="float"/>
          <table:table-cell office:value="0.04703517556190491" office:value-type="float"/>
        </table:table-row>
        <table:table-row>
          <table:table-cell office:value="0.022119979023933416" office:value-type="float"/>
          <table:table-cell office:value="0.022119979023933416" office:value-type="float"/>
          <table:table-cell office:value="0.022119979023933416" office:value-type="float"/>
          <table:table-cell office:value="0.022119979023933416" office:value-type="float"/>
          <table:table-cell office:value="0.022119979023933416" office:value-type="float"/>
          <table:table-cell office:value="0.022119979023933416" office:value-type="float"/>
          <table:table-cell office:value="0.9869448629254861" office:value-type="float"/>
          <table:table-cell office:value="47" office:value-type="float"/>
          <table:table-cell office:value="0.04702824354171753" office:value-type="float"/>
        </table:table-row>
        <table:table-row>
          <table:table-cell office:value="0.022590288102626806" office:value-type="float"/>
          <table:table-cell office:value="0.022590288102626806" office:value-type="float"/>
          <table:table-cell office:value="0.022590288102626806" office:value-type="float"/>
          <table:table-cell office:value="0.022590288102626806" office:value-type="float"/>
          <table:table-cell office:value="0.022590288102626806" office:value-type="float"/>
          <table:table-cell office:value="0.022590288102626806" office:value-type="float"/>
          <table:table-cell office:value="0.9880968801896833" office:value-type="float"/>
          <table:table-cell office:value="48" office:value-type="float"/>
          <table:table-cell office:value="0.047030907869338986" office:value-type="float"/>
        </table:table-row>
        <table:table-row>
          <table:table-cell office:value="0.02306052821874619" office:value-type="float"/>
          <table:table-cell office:value="0.02306052821874619" office:value-type="float"/>
          <table:table-cell office:value="0.02306052821874619" office:value-type="float"/>
          <table:table-cell office:value="0.02306052821874619" office:value-type="float"/>
          <table:table-cell office:value="0.02306052821874619" office:value-type="float"/>
          <table:table-cell office:value="0.02306052821874619" office:value-type="float"/>
          <table:table-cell office:value="0.989248728530763" office:value-type="float"/>
          <table:table-cell office:value="49" office:value-type="float"/>
          <table:table-cell office:value="0.04702401161193848" office:value-type="float"/>
        </table:table-row>
        <table:table-row>
          <table:table-cell office:value="0.023530794918537146" office:value-type="float"/>
          <table:table-cell office:value="0.023530794918537146" office:value-type="float"/>
          <table:table-cell office:value="0.023530794918537146" office:value-type="float"/>
          <table:table-cell office:value="0.023530794918537146" office:value-type="float"/>
          <table:table-cell office:value="0.023530794918537146" office:value-type="float"/>
          <table:table-cell office:value="0.023530794918537146" office:value-type="float"/>
          <table:table-cell office:value="0.9904006419882734" office:value-type="float"/>
          <table:table-cell office:value="50" office:value-type="float"/>
          <table:table-cell office:value="0.047026669979095465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880787611007697" office:value-type="float"/>
          <table:table-cell office:value="0.00046880787611007697" office:value-type="float"/>
          <table:table-cell office:value="0.00046880787611007697" office:value-type="float"/>
          <table:table-cell office:value="0.00046880787611007697" office:value-type="float"/>
          <table:table-cell office:value="0.00046880787611007697" office:value-type="float"/>
          <table:table-cell office:value="0.00046880787611007697" office:value-type="float"/>
          <table:table-cell office:value="0.8853341871037643" office:value-type="float"/>
          <table:table-cell office:value="1" office:value-type="float"/>
          <table:table-cell office:value="0.046880787611007696" office:value-type="float"/>
        </table:table-row>
        <table:table-row>
          <table:table-cell office:value="0.0009376416802406313" office:value-type="float"/>
          <table:table-cell office:value="0.0009376416802406313" office:value-type="float"/>
          <table:table-cell office:value="0.0009376416802406313" office:value-type="float"/>
          <table:table-cell office:value="0.0009376416802406313" office:value-type="float"/>
          <table:table-cell office:value="0.0009376416802406313" office:value-type="float"/>
          <table:table-cell office:value="0.0009376416802406313" office:value-type="float"/>
          <table:table-cell office:value="0.8841857835094765" office:value-type="float"/>
          <table:table-cell office:value="2" office:value-type="float"/>
          <table:table-cell office:value="0.046883380413055425" office:value-type="float"/>
        </table:table-row>
        <table:table-row>
          <table:table-cell office:value="0.001406407654285431" office:value-type="float"/>
          <table:table-cell office:value="0.001406407654285431" office:value-type="float"/>
          <table:table-cell office:value="0.001406407654285431" office:value-type="float"/>
          <table:table-cell office:value="0.001406407654285431" office:value-type="float"/>
          <table:table-cell office:value="0.001406407654285431" office:value-type="float"/>
          <table:table-cell office:value="0.001406407654285431" office:value-type="float"/>
          <table:table-cell office:value="0.8830375460642881" office:value-type="float"/>
          <table:table-cell office:value="3" office:value-type="float"/>
          <table:table-cell office:value="0.04687659740447998" office:value-type="float"/>
        </table:table-row>
        <table:table-row>
          <table:table-cell office:value="0.001875199615955353" office:value-type="float"/>
          <table:table-cell office:value="0.001875199615955353" office:value-type="float"/>
          <table:table-cell office:value="0.001875199615955353" office:value-type="float"/>
          <table:table-cell office:value="0.001875199615955353" office:value-type="float"/>
          <table:table-cell office:value="0.001875199615955353" office:value-type="float"/>
          <table:table-cell office:value="0.001875199615955353" office:value-type="float"/>
          <table:table-cell office:value="0.8818892449626784" office:value-type="float"/>
          <table:table-cell office:value="4" office:value-type="float"/>
          <table:table-cell office:value="0.046879196166992196" office:value-type="float"/>
        </table:table-row>
        <table:table-row>
          <table:table-cell office:value="0.0023439262509346013" office:value-type="float"/>
          <table:table-cell office:value="0.0023439262509346013" office:value-type="float"/>
          <table:table-cell office:value="0.0023439262509346013" office:value-type="float"/>
          <table:table-cell office:value="0.0023439262509346013" office:value-type="float"/>
          <table:table-cell office:value="0.0023439262509346013" office:value-type="float"/>
          <table:table-cell office:value="0.0023439262509346013" office:value-type="float"/>
          <table:table-cell office:value="0.8807411038781274" office:value-type="float"/>
          <table:table-cell office:value="5" office:value-type="float"/>
          <table:table-cell office:value="0.04687266349792481" office:value-type="float"/>
        </table:table-row>
        <table:table-row>
          <table:table-cell office:value="0.002812678754329682" office:value-type="float"/>
          <table:table-cell office:value="0.002812678754329682" office:value-type="float"/>
          <table:table-cell office:value="0.002812678754329682" office:value-type="float"/>
          <table:table-cell office:value="0.002812678754329682" office:value-type="float"/>
          <table:table-cell office:value="0.002812678754329682" office:value-type="float"/>
          <table:table-cell office:value="0.002812678754329682" office:value-type="float"/>
          <table:table-cell office:value="0.8795928994291572" office:value-type="float"/>
          <table:table-cell office:value="6" office:value-type="float"/>
          <table:table-cell office:value="0.046875250339508054" office:value-type="float"/>
        </table:table-row>
        <table:table-row>
          <table:table-cell office:value="0.00328136831521988" office:value-type="float"/>
          <table:table-cell office:value="0.00328136831521988" office:value-type="float"/>
          <table:table-cell office:value="0.00328136831521988" office:value-type="float"/>
          <table:table-cell office:value="0.00328136831521988" office:value-type="float"/>
          <table:table-cell office:value="0.00328136831521988" office:value-type="float"/>
          <table:table-cell office:value="0.00328136831521988" office:value-type="float"/>
          <table:table-cell office:value="0.8784448491572071" office:value-type="float"/>
          <table:table-cell office:value="7" office:value-type="float"/>
          <table:table-cell office:value="0.04686895608901978" office:value-type="float"/>
        </table:table-row>
        <table:table-row>
          <table:table-cell office:value="0.0037500836253166205" office:value-type="float"/>
          <table:table-cell office:value="0.0037500836253166205" office:value-type="float"/>
          <table:table-cell office:value="0.0037500836253166205" office:value-type="float"/>
          <table:table-cell office:value="0.0037500836253166205" office:value-type="float"/>
          <table:table-cell office:value="0.0037500836253166205" office:value-type="float"/>
          <table:table-cell office:value="0.0037500836253166205" office:value-type="float"/>
          <table:table-cell office:value="0.8772967358128397" office:value-type="float"/>
          <table:table-cell office:value="8" office:value-type="float"/>
          <table:table-cell office:value="0.046871531009674075" office:value-type="float"/>
        </table:table-row>
        <table:table-row>
          <table:table-cell office:value="0.0042187382578849795" office:value-type="float"/>
          <table:table-cell office:value="0.0042187382578849795" office:value-type="float"/>
          <table:table-cell office:value="0.0042187382578849795" office:value-type="float"/>
          <table:table-cell office:value="0.0042187382578849795" office:value-type="float"/>
          <table:table-cell office:value="0.0042187382578849795" office:value-type="float"/>
          <table:table-cell office:value="0.0042187382578849795" office:value-type="float"/>
          <table:table-cell office:value="0.8761487710974557" office:value-type="float"/>
          <table:table-cell office:value="9" office:value-type="float"/>
          <table:table-cell office:value="0.04686546325683594" office:value-type="float"/>
        </table:table-row>
        <table:table-row>
          <table:table-cell office:value="0.004687418639659882" office:value-type="float"/>
          <table:table-cell office:value="0.004687418639659882" office:value-type="float"/>
          <table:table-cell office:value="0.004687418639659882" office:value-type="float"/>
          <table:table-cell office:value="0.004687418639659882" office:value-type="float"/>
          <table:table-cell office:value="0.004687418639659882" office:value-type="float"/>
          <table:table-cell office:value="0.004687418639659882" office:value-type="float"/>
          <table:table-cell office:value="0.8750007433096544" office:value-type="float"/>
          <table:table-cell office:value="10" office:value-type="float"/>
          <table:table-cell office:value="0.04686803817749023" office:value-type="float"/>
        </table:table-row>
        <table:table-row>
          <table:table-cell office:value="0.005156040251255036" office:value-type="float"/>
          <table:table-cell office:value="0.005156040251255036" office:value-type="float"/>
          <table:table-cell office:value="0.005156040251255036" office:value-type="float"/>
          <table:table-cell office:value="0.005156040251255036" office:value-type="float"/>
          <table:table-cell office:value="0.005156040251255036" office:value-type="float"/>
          <table:table-cell office:value="0.005156040251255036" office:value-type="float"/>
          <table:table-cell office:value="0.8738528594788055" office:value-type="float"/>
          <table:table-cell office:value="11" office:value-type="float"/>
          <table:table-cell office:value="0.046862161159515386" office:value-type="float"/>
        </table:table-row>
        <table:table-row>
          <table:table-cell office:value="0.005624687492847443" office:value-type="float"/>
          <table:table-cell office:value="0.005624687492847443" office:value-type="float"/>
          <table:table-cell office:value="0.005624687492847443" office:value-type="float"/>
          <table:table-cell office:value="0.005624687492847443" office:value-type="float"/>
          <table:table-cell office:value="0.005624687492847443" office:value-type="float"/>
          <table:table-cell office:value="0.005624687492847443" office:value-type="float"/>
          <table:table-cell office:value="0.8727049128675413" office:value-type="float"/>
          <table:table-cell office:value="12" office:value-type="float"/>
          <table:table-cell office:value="0.04686472415924073" office:value-type="float"/>
        </table:table-row>
        <table:table-row>
          <table:table-cell office:value="0.006093278110027314" office:value-type="float"/>
          <table:table-cell office:value="0.006093278110027314" office:value-type="float"/>
          <table:table-cell office:value="0.006093278110027314" office:value-type="float"/>
          <table:table-cell office:value="0.006093278110027314" office:value-type="float"/>
          <table:table-cell office:value="0.006093278110027314" office:value-type="float"/>
          <table:table-cell office:value="0.006093278110027314" office:value-type="float"/>
          <table:table-cell office:value="0.8715571049571949" office:value-type="float"/>
          <table:table-cell office:value="13" office:value-type="float"/>
          <table:table-cell office:value="0.046859061717987066" office:value-type="float"/>
        </table:table-row>
        <table:table-row>
          <table:table-cell office:value="0.006561894357204438" office:value-type="float"/>
          <table:table-cell office:value="0.006561894357204438" office:value-type="float"/>
          <table:table-cell office:value="0.006561894357204438" office:value-type="float"/>
          <table:table-cell office:value="0.006561894357204438" office:value-type="float"/>
          <table:table-cell office:value="0.006561894357204438" office:value-type="float"/>
          <table:table-cell office:value="0.006561894357204438" office:value-type="float"/>
          <table:table-cell office:value="0.8704092342664329" office:value-type="float"/>
          <table:table-cell office:value="14" office:value-type="float"/>
          <table:table-cell office:value="0.04686162471771241" office:value-type="float"/>
        </table:table-row>
        <table:table-row>
          <table:table-cell office:value="0.00703045690059662" office:value-type="float"/>
          <table:table-cell office:value="0.00703045690059662" office:value-type="float"/>
          <table:table-cell office:value="0.00703045690059662" office:value-type="float"/>
          <table:table-cell office:value="0.00703045690059662" office:value-type="float"/>
          <table:table-cell office:value="0.00703045690059662" office:value-type="float"/>
          <table:table-cell office:value="0.00703045690059662" office:value-type="float"/>
          <table:table-cell office:value="0.8692614951225414" office:value-type="float"/>
          <table:table-cell office:value="15" office:value-type="float"/>
          <table:table-cell office:value="0.04685625433921814" office:value-type="float"/>
        </table:table-row>
        <table:table-row>
          <table:table-cell office:value="0.007499045610427858" office:value-type="float"/>
          <table:table-cell office:value="0.007499045610427858" office:value-type="float"/>
          <table:table-cell office:value="0.007499045610427858" office:value-type="float"/>
          <table:table-cell office:value="0.007499045610427858" office:value-type="float"/>
          <table:table-cell office:value="0.007499045610427858" office:value-type="float"/>
          <table:table-cell office:value="0.007499045610427858" office:value-type="float"/>
          <table:table-cell office:value="0.8681136918842257" office:value-type="float"/>
          <table:table-cell office:value="16" office:value-type="float"/>
          <table:table-cell office:value="0.04685887098312379" office:value-type="float"/>
        </table:table-row>
        <table:table-row>
          <table:table-cell office:value="0.007967583417892457" office:value-type="float"/>
          <table:table-cell office:value="0.007967583417892457" office:value-type="float"/>
          <table:table-cell office:value="0.007967583417892457" office:value-type="float"/>
          <table:table-cell office:value="0.007967583417892457" office:value-type="float"/>
          <table:table-cell office:value="0.007967583417892457" office:value-type="float"/>
          <table:table-cell office:value="0.007967583417892457" office:value-type="float"/>
          <table:table-cell office:value="0.8669660133307351" office:value-type="float"/>
          <table:table-cell office:value="17" office:value-type="float"/>
          <table:table-cell office:value="0.04685378074645996" office:value-type="float"/>
        </table:table-row>
        <table:table-row>
          <table:table-cell office:value="0.008436147332191469" office:value-type="float"/>
          <table:table-cell office:value="0.008436147332191469" office:value-type="float"/>
          <table:table-cell office:value="0.008436147332191469" office:value-type="float"/>
          <table:table-cell office:value="0.008436147332191469" office:value-type="float"/>
          <table:table-cell office:value="0.008436147332191469" office:value-type="float"/>
          <table:table-cell office:value="0.008436147332191469" office:value-type="float"/>
          <table:table-cell office:value="0.8658182708288213" office:value-type="float"/>
          <table:table-cell office:value="18" office:value-type="float"/>
          <table:table-cell office:value="0.046856391429901126" office:value-type="float"/>
        </table:table-row>
        <table:table-row>
          <table:table-cell office:value="0.008904663503170014" office:value-type="float"/>
          <table:table-cell office:value="0.008904663503170014" office:value-type="float"/>
          <table:table-cell office:value="0.008904663503170014" office:value-type="float"/>
          <table:table-cell office:value="0.008904663503170014" office:value-type="float"/>
          <table:table-cell office:value="0.008904663503170014" office:value-type="float"/>
          <table:table-cell office:value="0.008904663503170014" office:value-type="float"/>
          <table:table-cell office:value="0.8646706452736813" office:value-type="float"/>
          <table:table-cell office:value="19" office:value-type="float"/>
          <table:table-cell office:value="0.04685161709785461" office:value-type="float"/>
        </table:table-row>
        <table:table-row>
          <table:table-cell office:value="0.009373205721378328" office:value-type="float"/>
          <table:table-cell office:value="0.009373205721378328" office:value-type="float"/>
          <table:table-cell office:value="0.009373205721378328" office:value-type="float"/>
          <table:table-cell office:value="0.009373205721378328" office:value-type="float"/>
          <table:table-cell office:value="0.009373205721378328" office:value-type="float"/>
          <table:table-cell office:value="0.009373205721378328" office:value-type="float"/>
          <table:table-cell office:value="0.8635229559161192" office:value-type="float"/>
          <table:table-cell office:value="20" office:value-type="float"/>
          <table:table-cell office:value="0.04685422182083131" office:value-type="float"/>
        </table:table-row>
        <table:table-row>
          <table:table-cell office:value="0.009841703474521638" office:value-type="float"/>
          <table:table-cell office:value="0.009841703474521638" office:value-type="float"/>
          <table:table-cell office:value="0.009841703474521638" office:value-type="float"/>
          <table:table-cell office:value="0.009841703474521638" office:value-type="float"/>
          <table:table-cell office:value="0.009841703474521638" office:value-type="float"/>
          <table:table-cell office:value="0.009841703474521638" office:value-type="float"/>
          <table:table-cell office:value="0.8623753754752777" office:value-type="float"/>
          <table:table-cell office:value="21" office:value-type="float"/>
          <table:table-cell office:value="0.04684977531433106" office:value-type="float"/>
        </table:table-row>
        <table:table-row>
          <table:table-cell office:value="0.01031022721529007" office:value-type="float"/>
          <table:table-cell office:value="0.01031022721529007" office:value-type="float"/>
          <table:table-cell office:value="0.01031022721529007" office:value-type="float"/>
          <table:table-cell office:value="0.01031022721529007" office:value-type="float"/>
          <table:table-cell office:value="0.01031022721529007" office:value-type="float"/>
          <table:table-cell office:value="0.01031022721529007" office:value-type="float"/>
          <table:table-cell office:value="0.861227731378015" office:value-type="float"/>
          <table:table-cell office:value="22" office:value-type="float"/>
          <table:table-cell office:value="0.04685237407684327" office:value-type="float"/>
        </table:table-row>
        <table:table-row>
          <table:table-cell office:value="0.010778710424900056" office:value-type="float"/>
          <table:table-cell office:value="0.010778710424900056" office:value-type="float"/>
          <table:table-cell office:value="0.010778710424900056" office:value-type="float"/>
          <table:table-cell office:value="0.010778710424900056" office:value-type="float"/>
          <table:table-cell office:value="0.010778710424900056" office:value-type="float"/>
          <table:table-cell office:value="0.010778710424900056" office:value-type="float"/>
          <table:table-cell office:value="0.8600801865614092" office:value-type="float"/>
          <table:table-cell office:value="23" office:value-type="float"/>
          <table:table-cell office:value="0.046848320960998543" office:value-type="float"/>
        </table:table-row>
        <table:table-row>
          <table:table-cell office:value="0.011247219622135164" office:value-type="float"/>
          <table:table-cell office:value="0.011247219622135164" office:value-type="float"/>
          <table:table-cell office:value="0.011247219622135164" office:value-type="float"/>
          <table:table-cell office:value="0.011247219622135164" office:value-type="float"/>
          <table:table-cell office:value="0.011247219622135164" office:value-type="float"/>
          <table:table-cell office:value="0.011247219622135164" office:value-type="float"/>
          <table:table-cell office:value="0.8589325780883822" office:value-type="float"/>
          <table:table-cell office:value="24" office:value-type="float"/>
          <table:table-cell office:value="0.04685091972351074" office:value-type="float"/>
        </table:table-row>
        <table:table-row>
          <table:table-cell office:value="0.011715693056583406" office:value-type="float"/>
          <table:table-cell office:value="0.011715693056583406" office:value-type="float"/>
          <table:table-cell office:value="0.011715693056583406" office:value-type="float"/>
          <table:table-cell office:value="0.011715693056583406" office:value-type="float"/>
          <table:table-cell office:value="0.011715693056583406" office:value-type="float"/>
          <table:table-cell office:value="0.011715693056583406" office:value-type="float"/>
          <table:table-cell office:value="0.8577850572159348" office:value-type="float"/>
          <table:table-cell office:value="25" office:value-type="float"/>
          <table:table-cell office:value="0.04684734344482422" office:value-type="float"/>
        </table:table-row>
        <table:table-row>
          <table:table-cell office:value="0.01218419235944748" office:value-type="float"/>
          <table:table-cell office:value="0.01218419235944748" office:value-type="float"/>
          <table:table-cell office:value="0.01218419235944748" office:value-type="float"/>
          <table:table-cell office:value="0.01218419235944748" office:value-type="float"/>
          <table:table-cell office:value="0.01218419235944748" office:value-type="float"/>
          <table:table-cell office:value="0.01218419235944748" office:value-type="float"/>
          <table:table-cell office:value="0.8566374729790682" office:value-type="float"/>
          <table:table-cell office:value="26" office:value-type="float"/>
          <table:table-cell office:value="0.04684993028640748" office:value-type="float"/>
        </table:table-row>
        <table:table-row>
          <table:table-cell office:value="0.012652659177780152" office:value-type="float"/>
          <table:table-cell office:value="0.012652659177780152" office:value-type="float"/>
          <table:table-cell office:value="0.012652659177780152" office:value-type="float"/>
          <table:table-cell office:value="0.012652659177780152" office:value-type="float"/>
          <table:table-cell office:value="0.012652659177780152" office:value-type="float"/>
          <table:table-cell office:value="0.012652659177780152" office:value-type="float"/>
          <table:table-cell office:value="0.855489968312728" office:value-type="float"/>
          <table:table-cell office:value="27" office:value-type="float"/>
          <table:table-cell office:value="0.04684668183326722" office:value-type="float"/>
        </table:table-row>
        <table:table-row>
          <table:table-cell office:value="0.013121151804924012" office:value-type="float"/>
          <table:table-cell office:value="0.013121151804924012" office:value-type="float"/>
          <table:table-cell office:value="0.013121151804924012" office:value-type="float"/>
          <table:table-cell office:value="0.013121151804924012" office:value-type="float"/>
          <table:table-cell office:value="0.013121151804924012" office:value-type="float"/>
          <table:table-cell office:value="0.013121151804924012" office:value-type="float"/>
          <table:table-cell office:value="0.8543424004279696" office:value-type="float"/>
          <table:table-cell office:value="28" office:value-type="float"/>
          <table:table-cell office:value="0.046849262714385984" office:value-type="float"/>
        </table:table-row>
        <table:table-row>
          <table:table-cell office:value="0.013589615225791931" office:value-type="float"/>
          <table:table-cell office:value="0.013589615225791931" office:value-type="float"/>
          <table:table-cell office:value="0.013589615225791931" office:value-type="float"/>
          <table:table-cell office:value="0.013589615225791931" office:value-type="float"/>
          <table:table-cell office:value="0.013589615225791931" office:value-type="float"/>
          <table:table-cell office:value="0.013589615225791931" office:value-type="float"/>
          <table:table-cell office:value="0.8531949040836845" office:value-type="float"/>
          <table:table-cell office:value="29" office:value-type="float"/>
          <table:table-cell office:value="0.04684634208679199" office:value-type="float"/>
        </table:table-row>
        <table:table-row>
          <table:table-cell office:value="0.014058104395866394" office:value-type="float"/>
          <table:table-cell office:value="0.014058104395866394" office:value-type="float"/>
          <table:table-cell office:value="0.014058104395866394" office:value-type="float"/>
          <table:table-cell office:value="0.014058104395866394" office:value-type="float"/>
          <table:table-cell office:value="0.014058104395866394" office:value-type="float"/>
          <table:table-cell office:value="0.014058104395866394" office:value-type="float"/>
          <table:table-cell office:value="0.8520473446669821" office:value-type="float"/>
          <table:table-cell office:value="30" office:value-type="float"/>
          <table:table-cell office:value="0.0468489170074463" office:value-type="float"/>
        </table:table-row>
        <table:table-row>
          <table:table-cell office:value="0.014526567757129669" office:value-type="float"/>
          <table:table-cell office:value="0.014526567757129669" office:value-type="float"/>
          <table:table-cell office:value="0.014526567757129669" office:value-type="float"/>
          <table:table-cell office:value="0.014526567757129669" office:value-type="float"/>
          <table:table-cell office:value="0.014526567757129669" office:value-type="float"/>
          <table:table-cell office:value="0.014526567757129669" office:value-type="float"/>
          <table:table-cell office:value="0.850899848468698" office:value-type="float"/>
          <table:table-cell office:value="31" office:value-type="float"/>
          <table:table-cell office:value="0.04684633612632752" office:value-type="float"/>
        </table:table-row>
        <table:table-row>
          <table:table-cell office:value="0.014995056807994843" office:value-type="float"/>
          <table:table-cell office:value="0.014995056807994843" office:value-type="float"/>
          <table:table-cell office:value="0.014995056807994843" office:value-type="float"/>
          <table:table-cell office:value="0.014995056807994843" office:value-type="float"/>
          <table:table-cell office:value="0.014995056807994843" office:value-type="float"/>
          <table:table-cell office:value="0.014995056807994843" office:value-type="float"/>
          <table:table-cell office:value="0.8497522893439975" office:value-type="float"/>
          <table:table-cell office:value="32" office:value-type="float"/>
          <table:table-cell office:value="0.04684890508651733" office:value-type="float"/>
        </table:table-row>
        <table:table-row>
          <table:table-cell office:value="0.015463523626327514" office:value-type="float"/>
          <table:table-cell office:value="0.015463523626327514" office:value-type="float"/>
          <table:table-cell office:value="0.015463523626327514" office:value-type="float"/>
          <table:table-cell office:value="0.015463523626327514" office:value-type="float"/>
          <table:table-cell office:value="0.015463523626327514" office:value-type="float"/>
          <table:table-cell office:value="0.015463523626327514" office:value-type="float"/>
          <table:table-cell office:value="0.8486047846776574" office:value-type="float"/>
          <table:table-cell office:value="33" office:value-type="float"/>
          <table:table-cell office:value="0.04684668183326722" office:value-type="float"/>
        </table:table-row>
        <table:table-row>
          <table:table-cell office:value="0.015932016134262084" office:value-type="float"/>
          <table:table-cell office:value="0.015932016134262084" office:value-type="float"/>
          <table:table-cell office:value="0.015932016134262084" office:value-type="float"/>
          <table:table-cell office:value="0.015932016134262084" office:value-type="float"/>
          <table:table-cell office:value="0.015932016134262084" office:value-type="float"/>
          <table:table-cell office:value="0.015932016134262084" office:value-type="float"/>
          <table:table-cell office:value="0.8474572170849008" office:value-type="float"/>
          <table:table-cell office:value="34" office:value-type="float"/>
          <table:table-cell office:value="0.04684925079345703" office:value-type="float"/>
        </table:table-row>
        <table:table-row>
          <table:table-cell office:value="0.016400489687919614" office:value-type="float"/>
          <table:table-cell office:value="0.016400489687919614" office:value-type="float"/>
          <table:table-cell office:value="0.016400489687919614" office:value-type="float"/>
          <table:table-cell office:value="0.016400489687919614" office:value-type="float"/>
          <table:table-cell office:value="0.016400489687919614" office:value-type="float"/>
          <table:table-cell office:value="0.016400489687919614" office:value-type="float"/>
          <table:table-cell office:value="0.8463096959204516" office:value-type="float"/>
          <table:table-cell office:value="35" office:value-type="float"/>
          <table:table-cell office:value="0.04684735536575317" office:value-type="float"/>
        </table:table-row>
        <table:table-row>
          <table:table-cell office:value="0.0168689888715744" office:value-type="float"/>
          <table:table-cell office:value="0.0168689888715744" office:value-type="float"/>
          <table:table-cell office:value="0.0168689888715744" office:value-type="float"/>
          <table:table-cell office:value="0.0168689888715744" office:value-type="float"/>
          <table:table-cell office:value="0.0168689888715744" office:value-type="float"/>
          <table:table-cell office:value="0.0168689888715744" office:value-type="float"/>
          <table:table-cell office:value="0.8451621119755869" office:value-type="float"/>
          <table:table-cell office:value="36" office:value-type="float"/>
          <table:table-cell office:value="0.04684991836547851" office:value-type="float"/>
        </table:table-row>
        <table:table-row>
          <table:table-cell office:value="0.017337471961975097" office:value-type="float"/>
          <table:table-cell office:value="0.017337471961975097" office:value-type="float"/>
          <table:table-cell office:value="0.017337471961975097" office:value-type="float"/>
          <table:table-cell office:value="0.017337471961975097" office:value-type="float"/>
          <table:table-cell office:value="0.017337471961975097" office:value-type="float"/>
          <table:table-cell office:value="0.017337471961975097" office:value-type="float"/>
          <table:table-cell office:value="0.844014567450983" office:value-type="float"/>
          <table:table-cell office:value="37" office:value-type="float"/>
          <table:table-cell office:value="0.04684830904006958" office:value-type="float"/>
        </table:table-row>
        <table:table-row>
          <table:table-cell office:value="0.01780598175525665" office:value-type="float"/>
          <table:table-cell office:value="0.01780598175525665" office:value-type="float"/>
          <table:table-cell office:value="0.01780598175525665" office:value-type="float"/>
          <table:table-cell office:value="0.01780598175525665" office:value-type="float"/>
          <table:table-cell office:value="0.01780598175525665" office:value-type="float"/>
          <table:table-cell office:value="0.01780598175525665" office:value-type="float"/>
          <table:table-cell office:value="0.8428669575179464" office:value-type="float"/>
          <table:table-cell office:value="38" office:value-type="float"/>
          <table:table-cell office:value="0.04685097932815552" office:value-type="float"/>
        </table:table-row>
        <table:table-row>
          <table:table-cell office:value="0.018274478673934936" office:value-type="float"/>
          <table:table-cell office:value="0.018274478673934936" office:value-type="float"/>
          <table:table-cell office:value="0.018274478673934936" office:value-type="float"/>
          <table:table-cell office:value="0.018274478673934936" office:value-type="float"/>
          <table:table-cell office:value="0.018274478673934936" office:value-type="float"/>
          <table:table-cell office:value="0.018274478673934936" office:value-type="float"/>
          <table:table-cell office:value="0.8417193791211184" office:value-type="float"/>
          <table:table-cell office:value="39" office:value-type="float"/>
          <table:table-cell office:value="0.04684969186782838" office:value-type="float"/>
        </table:table-row>
        <table:table-row>
          <table:table-cell office:value="0.01874300217628479" office:value-type="float"/>
          <table:table-cell office:value="0.01874300217628479" office:value-type="float"/>
          <table:table-cell office:value="0.01874300217628479" office:value-type="float"/>
          <table:table-cell office:value="0.01874300217628479" office:value-type="float"/>
          <table:table-cell office:value="0.01874300217628479" office:value-type="float"/>
          <table:table-cell office:value="0.01874300217628479" office:value-type="float"/>
          <table:table-cell office:value="0.8405717356078596" office:value-type="float"/>
          <table:table-cell office:value="40" office:value-type="float"/>
          <table:table-cell office:value="0.04685235023498535" office:value-type="float"/>
        </table:table-row>
        <table:table-row>
          <table:table-cell office:value="0.019211514174938202" office:value-type="float"/>
          <table:table-cell office:value="0.019211514174938202" office:value-type="float"/>
          <table:table-cell office:value="0.019211514174938202" office:value-type="float"/>
          <table:table-cell office:value="0.019211514174938202" office:value-type="float"/>
          <table:table-cell office:value="0.019211514174938202" office:value-type="float"/>
          <table:table-cell office:value="0.019211514174938202" office:value-type="float"/>
          <table:table-cell office:value="0.8394241202727872" office:value-type="float"/>
          <table:table-cell office:value="41" office:value-type="float"/>
          <table:table-cell office:value="0.046851199865341184" office:value-type="float"/>
        </table:table-row>
        <table:table-row>
          <table:table-cell office:value="0.01968005269765854" office:value-type="float"/>
          <table:table-cell office:value="0.01968005269765854" office:value-type="float"/>
          <table:table-cell office:value="0.01968005269765854" office:value-type="float"/>
          <table:table-cell office:value="0.01968005269765854" office:value-type="float"/>
          <table:table-cell office:value="0.01968005269765854" office:value-type="float"/>
          <table:table-cell office:value="0.01968005269765854" office:value-type="float"/>
          <table:table-cell office:value="0.838276439967285" office:value-type="float"/>
          <table:table-cell office:value="42" office:value-type="float"/>
          <table:table-cell office:value="0.04685385227203369" office:value-type="float"/>
        </table:table-row>
        <table:table-row>
          <table:table-cell office:value="0.02014857977628708" office:value-type="float"/>
          <table:table-cell office:value="0.02014857977628708" office:value-type="float"/>
          <table:table-cell office:value="0.02014857977628708" office:value-type="float"/>
          <table:table-cell office:value="0.02014857977628708" office:value-type="float"/>
          <table:table-cell office:value="0.02014857977628708" office:value-type="float"/>
          <table:table-cell office:value="0.02014857977628708" office:value-type="float"/>
          <table:table-cell office:value="0.8371287876939681" office:value-type="float"/>
          <table:table-cell office:value="43" office:value-type="float"/>
          <table:table-cell office:value="0.046852707862854004" office:value-type="float"/>
        </table:table-row>
        <table:table-row>
          <table:table-cell office:value="0.0206171333193779" office:value-type="float"/>
          <table:table-cell office:value="0.0206171333193779" office:value-type="float"/>
          <table:table-cell office:value="0.0206171333193779" office:value-type="float"/>
          <table:table-cell office:value="0.0206171333193779" office:value-type="float"/>
          <table:table-cell office:value="0.0206171333193779" office:value-type="float"/>
          <table:table-cell office:value="0.0206171333193779" office:value-type="float"/>
          <table:table-cell office:value="0.8359810705962225" office:value-type="float"/>
          <table:table-cell office:value="44" office:value-type="float"/>
          <table:table-cell office:value="0.04685535430908204" office:value-type="float"/>
        </table:table-row>
        <table:table-row>
          <table:table-cell office:value="0.02108567625284195" office:value-type="float"/>
          <table:table-cell office:value="0.02108567625284195" office:value-type="float"/>
          <table:table-cell office:value="0.02108567625284195" office:value-type="float"/>
          <table:table-cell office:value="0.02108567625284195" office:value-type="float"/>
          <table:table-cell office:value="0.02108567625284195" office:value-type="float"/>
          <table:table-cell office:value="0.02108567625284195" office:value-type="float"/>
          <table:table-cell office:value="0.8348333794866487" office:value-type="float"/>
          <table:table-cell office:value="45" office:value-type="float"/>
          <table:table-cell office:value="0.046854293346405035" office:value-type="float"/>
        </table:table-row>
        <table:table-row>
          <table:table-cell office:value="0.021554245173931123" office:value-type="float"/>
          <table:table-cell office:value="0.021554245173931123" office:value-type="float"/>
          <table:table-cell office:value="0.021554245173931123" office:value-type="float"/>
          <table:table-cell office:value="0.021554245173931123" office:value-type="float"/>
          <table:table-cell office:value="0.021554245173931123" office:value-type="float"/>
          <table:table-cell office:value="0.021554245173931123" office:value-type="float"/>
          <table:table-cell office:value="0.8336856247206539" office:value-type="float"/>
          <table:table-cell office:value="46" office:value-type="float"/>
          <table:table-cell office:value="0.046856892108917234" office:value-type="float"/>
        </table:table-row>
        <table:table-row>
          <table:table-cell office:value="0.022022804319858553" office:value-type="float"/>
          <table:table-cell office:value="0.022022804319858553" office:value-type="float"/>
          <table:table-cell office:value="0.022022804319858553" office:value-type="float"/>
          <table:table-cell office:value="0.022022804319858553" office:value-type="float"/>
          <table:table-cell office:value="0.022022804319858553" office:value-type="float"/>
          <table:table-cell office:value="0.022022804319858553" office:value-type="float"/>
          <table:table-cell office:value="0.8325378938988174" office:value-type="float"/>
          <table:table-cell office:value="47" office:value-type="float"/>
          <table:table-cell office:value="0.04685591459274292" office:value-type="float"/>
        </table:table-row>
        <table:table-row>
          <table:table-cell office:value="0.022491389453411104" office:value-type="float"/>
          <table:table-cell office:value="0.022491389453411104" office:value-type="float"/>
          <table:table-cell office:value="0.022491389453411104" office:value-type="float"/>
          <table:table-cell office:value="0.022491389453411104" office:value-type="float"/>
          <table:table-cell office:value="0.022491389453411104" office:value-type="float"/>
          <table:table-cell office:value="0.022491389453411104" office:value-type="float"/>
          <table:table-cell office:value="0.8313900994205597" office:value-type="float"/>
          <table:table-cell office:value="48" office:value-type="float"/>
          <table:table-cell office:value="0.046858513355255135" office:value-type="float"/>
        </table:table-row>
        <table:table-row>
          <table:table-cell office:value="0.022959964811801913" office:value-type="float"/>
          <table:table-cell office:value="0.022959964811801913" office:value-type="float"/>
          <table:table-cell office:value="0.022959964811801913" office:value-type="float"/>
          <table:table-cell office:value="0.022959964811801913" office:value-type="float"/>
          <table:table-cell office:value="0.022959964811801913" office:value-type="float"/>
          <table:table-cell office:value="0.022959964811801913" office:value-type="float"/>
          <table:table-cell office:value="0.8302423288864604" office:value-type="float"/>
          <table:table-cell office:value="49" office:value-type="float"/>
          <table:table-cell office:value="0.04685753583908081" office:value-type="float"/>
        </table:table-row>
        <table:table-row>
          <table:table-cell office:value="0.0234285660982132" office:value-type="float"/>
          <table:table-cell office:value="0.0234285660982132" office:value-type="float"/>
          <table:table-cell office:value="0.0234285660982132" office:value-type="float"/>
          <table:table-cell office:value="0.0234285660982132" office:value-type="float"/>
          <table:table-cell office:value="0.0234285660982132" office:value-type="float"/>
          <table:table-cell office:value="0.0234285660982132" office:value-type="float"/>
          <table:table-cell office:value="0.829094494841941" office:value-type="float"/>
          <table:table-cell office:value="50" office:value-type="float"/>
          <table:table-cell office:value="0.04686012864112854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728903055191047" office:value-type="float"/>
          <table:table-cell office:value="0.00046728903055191047" office:value-type="float"/>
          <table:table-cell office:value="0.00046728903055191047" office:value-type="float"/>
          <table:table-cell office:value="0.00046728903055191047" office:value-type="float"/>
          <table:table-cell office:value="0.00046728903055191047" office:value-type="float"/>
          <table:table-cell office:value="0.00046728903055191047" office:value-type="float"/>
          <table:table-cell office:value="0.9376133085781698" office:value-type="float"/>
          <table:table-cell office:value="1" office:value-type="float"/>
          <table:table-cell office:value="0.04672890305519105" office:value-type="float"/>
        </table:table-row>
        <table:table-row>
          <table:table-cell office:value="0.0009346040487289429" office:value-type="float"/>
          <table:table-cell office:value="0.0009346040487289429" office:value-type="float"/>
          <table:table-cell office:value="0.0009346040487289429" office:value-type="float"/>
          <table:table-cell office:value="0.0009346040487289429" office:value-type="float"/>
          <table:table-cell office:value="0.0009346040487289429" office:value-type="float"/>
          <table:table-cell office:value="0.0009346040487289429" office:value-type="float"/>
          <table:table-cell office:value="0.9364686252344967" office:value-type="float"/>
          <table:table-cell office:value="2" office:value-type="float"/>
          <table:table-cell office:value="0.04673150181770325" office:value-type="float"/>
        </table:table-row>
        <table:table-row>
          <table:table-cell office:value="0.0014019098281860352" office:value-type="float"/>
          <table:table-cell office:value="0.0014019098281860352" office:value-type="float"/>
          <table:table-cell office:value="0.0014019098281860352" office:value-type="float"/>
          <table:table-cell office:value="0.0014019098281860352" office:value-type="float"/>
          <table:table-cell office:value="0.0014019098281860352" office:value-type="float"/>
          <table:table-cell office:value="0.0014019098281860352" office:value-type="float"/>
          <table:table-cell office:value="0.9353239645209732" office:value-type="float"/>
          <table:table-cell office:value="3" office:value-type="float"/>
          <table:table-cell office:value="0.04673057794570923" office:value-type="float"/>
        </table:table-row>
        <table:table-row>
          <table:table-cell office:value="0.0018692415952682496" office:value-type="float"/>
          <table:table-cell office:value="0.0018692415952682496" office:value-type="float"/>
          <table:table-cell office:value="0.0018692415952682496" office:value-type="float"/>
          <table:table-cell office:value="0.0018692415952682496" office:value-type="float"/>
          <table:table-cell office:value="0.0018692415952682496" office:value-type="float"/>
          <table:table-cell office:value="0.0018692415952682496" office:value-type="float"/>
          <table:table-cell office:value="0.9341792401510286" office:value-type="float"/>
          <table:table-cell office:value="4" office:value-type="float"/>
          <table:table-cell office:value="0.04673317670822144" office:value-type="float"/>
        </table:table-row>
        <table:table-row>
          <table:table-cell office:value="0.002336563348770142" office:value-type="float"/>
          <table:table-cell office:value="0.002336563348770142" office:value-type="float"/>
          <table:table-cell office:value="0.002336563348770142" office:value-type="float"/>
          <table:table-cell office:value="0.002336563348770142" office:value-type="float"/>
          <table:table-cell office:value="0.002336563348770142" office:value-type="float"/>
          <table:table-cell office:value="0.002336563348770142" office:value-type="float"/>
          <table:table-cell office:value="0.9330345403092463" office:value-type="float"/>
          <table:table-cell office:value="5" office:value-type="float"/>
          <table:table-cell office:value="0.04673217535018921" office:value-type="float"/>
        </table:table-row>
        <table:table-row>
          <table:table-cell office:value="0.002803911030292511" office:value-type="float"/>
          <table:table-cell office:value="0.002803911030292511" office:value-type="float"/>
          <table:table-cell office:value="0.002803911030292511" office:value-type="float"/>
          <table:table-cell office:value="0.002803911030292511" office:value-type="float"/>
          <table:table-cell office:value="0.002803911030292511" office:value-type="float"/>
          <table:table-cell office:value="0.002803911030292511" office:value-type="float"/>
          <table:table-cell office:value="0.9318897769570438" office:value-type="float"/>
          <table:table-cell office:value="6" office:value-type="float"/>
          <table:table-cell office:value="0.04673476815223694" office:value-type="float"/>
        </table:table-row>
        <table:table-row>
          <table:table-cell office:value="0.003271248281002045" office:value-type="float"/>
          <table:table-cell office:value="0.003271248281002045" office:value-type="float"/>
          <table:table-cell office:value="0.003271248281002045" office:value-type="float"/>
          <table:table-cell office:value="0.003271248281002045" office:value-type="float"/>
          <table:table-cell office:value="0.003271248281002045" office:value-type="float"/>
          <table:table-cell office:value="0.003271248281002045" office:value-type="float"/>
          <table:table-cell office:value="0.9307450391550103" office:value-type="float"/>
          <table:table-cell office:value="7" office:value-type="float"/>
          <table:table-cell office:value="0.04673372507095337" office:value-type="float"/>
        </table:table-row>
        <table:table-row>
          <table:table-cell office:value="0.0037386114001274114" office:value-type="float"/>
          <table:table-cell office:value="0.0037386114001274114" office:value-type="float"/>
          <table:table-cell office:value="0.0037386114001274114" office:value-type="float"/>
          <table:table-cell office:value="0.0037386114001274114" office:value-type="float"/>
          <table:table-cell office:value="0.0037386114001274114" office:value-type="float"/>
          <table:table-cell office:value="0.0037386114001274114" office:value-type="float"/>
          <table:table-cell office:value="0.9296002379885575" office:value-type="float"/>
          <table:table-cell office:value="8" office:value-type="float"/>
          <table:table-cell office:value="0.04673631191253662" office:value-type="float"/>
        </table:table-row>
        <table:table-row>
          <table:table-cell office:value="0.00420596468448639" office:value-type="float"/>
          <table:table-cell office:value="0.00420596468448639" office:value-type="float"/>
          <table:table-cell office:value="0.00420596468448639" office:value-type="float"/>
          <table:table-cell office:value="0.00420596468448639" office:value-type="float"/>
          <table:table-cell office:value="0.00420596468448639" office:value-type="float"/>
          <table:table-cell office:value="0.00420596468448639" office:value-type="float"/>
          <table:table-cell office:value="0.9284554609122642" office:value-type="float"/>
          <table:table-cell office:value="9" office:value-type="float"/>
          <table:table-cell office:value="0.046735328435897824" office:value-type="float"/>
        </table:table-row>
        <table:table-row>
          <table:table-cell office:value="0.004673343777656555" office:value-type="float"/>
          <table:table-cell office:value="0.004673343777656555" office:value-type="float"/>
          <table:table-cell office:value="0.004673343777656555" office:value-type="float"/>
          <table:table-cell office:value="0.004673343777656555" office:value-type="float"/>
          <table:table-cell office:value="0.004673343777656555" office:value-type="float"/>
          <table:table-cell office:value="0.004673343777656555" office:value-type="float"/>
          <table:table-cell office:value="0.9273106206175525" office:value-type="float"/>
          <table:table-cell office:value="10" office:value-type="float"/>
          <table:table-cell office:value="0.0467379093170166" office:value-type="float"/>
        </table:table-row>
        <table:table-row>
          <table:table-cell office:value="0.005140713512897492" office:value-type="float"/>
          <table:table-cell office:value="0.005140713512897492" office:value-type="float"/>
          <table:table-cell office:value="0.005140713512897492" office:value-type="float"/>
          <table:table-cell office:value="0.005140713512897492" office:value-type="float"/>
          <table:table-cell office:value="0.005140713512897492" office:value-type="float"/>
          <table:table-cell office:value="0.005140713512897492" office:value-type="float"/>
          <table:table-cell office:value="0.9261658032449925" office:value-type="float"/>
          <table:table-cell office:value="11" office:value-type="float"/>
          <table:table-cell office:value="0.04673697352409363" office:value-type="float"/>
        </table:table-row>
        <table:table-row>
          <table:table-cell office:value="0.005608108997344971" office:value-type="float"/>
          <table:table-cell office:value="0.005608108997344971" office:value-type="float"/>
          <table:table-cell office:value="0.005608108997344971" office:value-type="float"/>
          <table:table-cell office:value="0.005608108997344971" office:value-type="float"/>
          <table:table-cell office:value="0.005608108997344971" office:value-type="float"/>
          <table:table-cell office:value="0.005608108997344971" office:value-type="float"/>
          <table:table-cell office:value="0.9250209228000152" office:value-type="float"/>
          <table:table-cell office:value="12" office:value-type="float"/>
          <table:table-cell office:value="0.046739548444747925" office:value-type="float"/>
        </table:table-row>
        <table:table-row>
          <table:table-cell office:value="0.006075495958328248" office:value-type="float"/>
          <table:table-cell office:value="0.006075495958328248" office:value-type="float"/>
          <table:table-cell office:value="0.006075495958328248" office:value-type="float"/>
          <table:table-cell office:value="0.006075495958328248" office:value-type="float"/>
          <table:table-cell office:value="0.006075495958328248" office:value-type="float"/>
          <table:table-cell office:value="0.006075495958328248" office:value-type="float"/>
          <table:table-cell office:value="0.9238760632331762" office:value-type="float"/>
          <table:table-cell office:value="13" office:value-type="float"/>
          <table:table-cell office:value="0.046738696098327634" office:value-type="float"/>
        </table:table-row>
        <table:table-row>
          <table:table-cell office:value="0.006542908608913422" office:value-type="float"/>
          <table:table-cell office:value="0.006542908608913422" office:value-type="float"/>
          <table:table-cell office:value="0.006542908608913422" office:value-type="float"/>
          <table:table-cell office:value="0.006542908608913422" office:value-type="float"/>
          <table:table-cell office:value="0.006542908608913422" office:value-type="float"/>
          <table:table-cell office:value="0.006542908608913422" office:value-type="float"/>
          <table:table-cell office:value="0.9227311407399207" office:value-type="float"/>
          <table:table-cell office:value="14" office:value-type="float"/>
          <table:table-cell office:value="0.04674126505851746" office:value-type="float"/>
        </table:table-row>
        <table:table-row>
          <table:table-cell office:value="0.007010314226150513" office:value-type="float"/>
          <table:table-cell office:value="0.007010314226150513" office:value-type="float"/>
          <table:table-cell office:value="0.007010314226150513" office:value-type="float"/>
          <table:table-cell office:value="0.007010314226150513" office:value-type="float"/>
          <table:table-cell office:value="0.007010314226150513" office:value-type="float"/>
          <table:table-cell office:value="0.007010314226150513" office:value-type="float"/>
          <table:table-cell office:value="0.9215862354747791" office:value-type="float"/>
          <table:table-cell office:value="15" office:value-type="float"/>
          <table:table-cell office:value="0.046740561723709106" office:value-type="float"/>
        </table:table-row>
        <table:table-row>
          <table:table-cell office:value="0.007477745532989502" office:value-type="float"/>
          <table:table-cell office:value="0.007477745532989502" office:value-type="float"/>
          <table:table-cell office:value="0.007477745532989502" office:value-type="float"/>
          <table:table-cell office:value="0.007477745532989502" office:value-type="float"/>
          <table:table-cell office:value="0.007477745532989502" office:value-type="float"/>
          <table:table-cell office:value="0.007477745532989502" office:value-type="float"/>
          <table:table-cell office:value="0.9204412672832214" office:value-type="float"/>
          <table:table-cell office:value="16" office:value-type="float"/>
          <table:table-cell office:value="0.04674313068389893" office:value-type="float"/>
        </table:table-row>
        <table:table-row>
          <table:table-cell office:value="0.007945169925689697" office:value-type="float"/>
          <table:table-cell office:value="0.007945169925689697" office:value-type="float"/>
          <table:table-cell office:value="0.007945169925689697" office:value-type="float"/>
          <table:table-cell office:value="0.007945169925689697" office:value-type="float"/>
          <table:table-cell office:value="0.007945169925689697" office:value-type="float"/>
          <table:table-cell office:value="0.007945169925689697" office:value-type="float"/>
          <table:table-cell office:value="0.9192963160277756" office:value-type="float"/>
          <table:table-cell office:value="17" office:value-type="float"/>
          <table:table-cell office:value="0.04674243927001953" office:value-type="float"/>
        </table:table-row>
        <table:table-row>
          <table:table-cell office:value="0.008412620306015015" office:value-type="float"/>
          <table:table-cell office:value="0.008412620306015015" office:value-type="float"/>
          <table:table-cell office:value="0.008412620306015015" office:value-type="float"/>
          <table:table-cell office:value="0.008412620306015015" office:value-type="float"/>
          <table:table-cell office:value="0.008412620306015015" office:value-type="float"/>
          <table:table-cell office:value="0.008412620306015015" office:value-type="float"/>
          <table:table-cell office:value="0.9181513011159086" office:value-type="float"/>
          <table:table-cell office:value="18" office:value-type="float"/>
          <table:table-cell office:value="0.046745038032531744" office:value-type="float"/>
        </table:table-row>
        <table:table-row>
          <table:table-cell office:value="0.008880062937736511" office:value-type="float"/>
          <table:table-cell office:value="0.008880062937736511" office:value-type="float"/>
          <table:table-cell office:value="0.008880062937736511" office:value-type="float"/>
          <table:table-cell office:value="0.008880062937736511" office:value-type="float"/>
          <table:table-cell office:value="0.008880062937736511" office:value-type="float"/>
          <table:table-cell office:value="0.008880062937736511" office:value-type="float"/>
          <table:table-cell office:value="0.9170063051841673" office:value-type="float"/>
          <table:table-cell office:value="19" office:value-type="float"/>
          <table:table-cell office:value="0.046744263172149664" office:value-type="float"/>
        </table:table-row>
        <table:table-row>
          <table:table-cell office:value="0.009347532272338867" office:value-type="float"/>
          <table:table-cell office:value="0.009347532272338867" office:value-type="float"/>
          <table:table-cell office:value="0.009347532272338867" office:value-type="float"/>
          <table:table-cell office:value="0.009347532272338867" office:value-type="float"/>
          <table:table-cell office:value="0.009347532272338867" office:value-type="float"/>
          <table:table-cell office:value="0.009347532272338867" office:value-type="float"/>
          <table:table-cell office:value="0.915861243843993" office:value-type="float"/>
          <table:table-cell office:value="20" office:value-type="float"/>
          <table:table-cell office:value="0.046746933460235604" office:value-type="float"/>
        </table:table-row>
        <table:table-row>
          <table:table-cell office:value="0.009814992070198059" office:value-type="float"/>
          <table:table-cell office:value="0.009814992070198059" office:value-type="float"/>
          <table:table-cell office:value="0.009814992070198059" office:value-type="float"/>
          <table:table-cell office:value="0.009814992070198059" office:value-type="float"/>
          <table:table-cell office:value="0.009814992070198059" office:value-type="float"/>
          <table:table-cell office:value="0.009814992070198059" office:value-type="float"/>
          <table:table-cell office:value="0.9147162058639735" office:value-type="float"/>
          <table:table-cell office:value="21" office:value-type="float"/>
          <table:table-cell office:value="0.0467459797859192" office:value-type="float"/>
        </table:table-row>
        <table:table-row>
          <table:table-cell office:value="0.01028247857093811" office:value-type="float"/>
          <table:table-cell office:value="0.01028247857093811" office:value-type="float"/>
          <table:table-cell office:value="0.01028247857093811" office:value-type="float"/>
          <table:table-cell office:value="0.01028247857093811" office:value-type="float"/>
          <table:table-cell office:value="0.01028247857093811" office:value-type="float"/>
          <table:table-cell office:value="0.01028247857093811" office:value-type="float"/>
          <table:table-cell office:value="0.9135711024755211" office:value-type="float"/>
          <table:table-cell office:value="22" office:value-type="float"/>
          <table:table-cell office:value="0.046748650074005124" office:value-type="float"/>
        </table:table-row>
        <table:table-row>
          <table:table-cell office:value="0.010749953269958496" office:value-type="float"/>
          <table:table-cell office:value="0.010749953269958496" office:value-type="float"/>
          <table:table-cell office:value="0.010749953269958496" office:value-type="float"/>
          <table:table-cell office:value="0.010749953269958496" office:value-type="float"/>
          <table:table-cell office:value="0.010749953269958496" office:value-type="float"/>
          <table:table-cell office:value="0.010749953269958496" office:value-type="float"/>
          <table:table-cell office:value="0.9124260279952601" office:value-type="float"/>
          <table:table-cell office:value="23" office:value-type="float"/>
          <table:table-cell office:value="0.04674746990203858" office:value-type="float"/>
        </table:table-row>
        <table:table-row>
          <table:table-cell office:value="0.011217454671859741" office:value-type="float"/>
          <table:table-cell office:value="0.011217454671859741" office:value-type="float"/>
          <table:table-cell office:value="0.011217454671859741" office:value-type="float"/>
          <table:table-cell office:value="0.011217454671859741" office:value-type="float"/>
          <table:table-cell office:value="0.011217454671859741" office:value-type="float"/>
          <table:table-cell office:value="0.011217454671859741" office:value-type="float"/>
          <table:table-cell office:value="0.9112808881065662" office:value-type="float"/>
          <table:table-cell office:value="24" office:value-type="float"/>
          <table:table-cell office:value="0.04675014019012451" office:value-type="float"/>
        </table:table-row>
        <table:table-row>
          <table:table-cell office:value="0.011684943079948426" office:value-type="float"/>
          <table:table-cell office:value="0.011684943079948426" office:value-type="float"/>
          <table:table-cell office:value="0.011684943079948426" office:value-type="float"/>
          <table:table-cell office:value="0.011684943079948426" office:value-type="float"/>
          <table:table-cell office:value="0.011684943079948426" office:value-type="float"/>
          <table:table-cell office:value="0.011684943079948426" office:value-type="float"/>
          <table:table-cell office:value="0.9101357800460829" office:value-type="float"/>
          <table:table-cell office:value="25" office:value-type="float"/>
          <table:table-cell office:value="0.046748840808868417" office:value-type="float"/>
        </table:table-row>
        <table:table-row>
          <table:table-cell office:value="0.012152458310127259" office:value-type="float"/>
          <table:table-cell office:value="0.012152458310127259" office:value-type="float"/>
          <table:table-cell office:value="0.012152458310127259" office:value-type="float"/>
          <table:table-cell office:value="0.012152458310127259" office:value-type="float"/>
          <table:table-cell office:value="0.012152458310127259" office:value-type="float"/>
          <table:table-cell office:value="0.012152458310127259" office:value-type="float"/>
          <table:table-cell office:value="0.9089906062851649" office:value-type="float"/>
          <table:table-cell office:value="26" office:value-type="float"/>
          <table:table-cell office:value="0.04675152301788331" office:value-type="float"/>
        </table:table-row>
        <table:table-row>
          <table:table-cell office:value="0.01261995953321457" office:value-type="float"/>
          <table:table-cell office:value="0.01261995953321457" office:value-type="float"/>
          <table:table-cell office:value="0.01261995953321457" office:value-type="float"/>
          <table:table-cell office:value="0.01261995953321457" office:value-type="float"/>
          <table:table-cell office:value="0.01261995953321457" office:value-type="float"/>
          <table:table-cell office:value="0.01261995953321457" office:value-type="float"/>
          <table:table-cell office:value="0.907845466834474" office:value-type="float"/>
          <table:table-cell office:value="27" office:value-type="float"/>
          <table:table-cell office:value="0.04675012230873109" office:value-type="float"/>
        </table:table-row>
        <table:table-row>
          <table:table-cell office:value="0.013087487518787385" office:value-type="float"/>
          <table:table-cell office:value="0.013087487518787385" office:value-type="float"/>
          <table:table-cell office:value="0.013087487518787385" office:value-type="float"/>
          <table:table-cell office:value="0.013087487518787385" office:value-type="float"/>
          <table:table-cell office:value="0.013087487518787385" office:value-type="float"/>
          <table:table-cell office:value="0.013087487518787385" office:value-type="float"/>
          <table:table-cell office:value="0.9067002618293493" office:value-type="float"/>
          <table:table-cell office:value="28" office:value-type="float"/>
          <table:table-cell office:value="0.0467527985572815" office:value-type="float"/>
        </table:table-row>
        <table:table-row>
          <table:table-cell office:value="0.013554999649524689" office:value-type="float"/>
          <table:table-cell office:value="0.013554999649524689" office:value-type="float"/>
          <table:table-cell office:value="0.013554999649524689" office:value-type="float"/>
          <table:table-cell office:value="0.013554999649524689" office:value-type="float"/>
          <table:table-cell office:value="0.013554999649524689" office:value-type="float"/>
          <table:table-cell office:value="0.013554999649524689" office:value-type="float"/>
          <table:table-cell office:value="0.9055550956604815" office:value-type="float"/>
          <table:table-cell office:value="29" office:value-type="float"/>
          <table:table-cell office:value="0.046751213073730466" office:value-type="float"/>
        </table:table-row>
        <table:table-row>
          <table:table-cell office:value="0.014022538483142853" office:value-type="float"/>
          <table:table-cell office:value="0.014022538483142853" office:value-type="float"/>
          <table:table-cell office:value="0.014022538483142853" office:value-type="float"/>
          <table:table-cell office:value="0.014022538483142853" office:value-type="float"/>
          <table:table-cell office:value="0.014022538483142853" office:value-type="float"/>
          <table:table-cell office:value="0.014022538483142853" office:value-type="float"/>
          <table:table-cell office:value="0.904409864083181" office:value-type="float"/>
          <table:table-cell office:value="30" office:value-type="float"/>
          <table:table-cell office:value="0.046753883361816406" office:value-type="float"/>
        </table:table-row>
        <table:table-row>
          <table:table-cell office:value="0.014490059912204744" office:value-type="float"/>
          <table:table-cell office:value="0.014490059912204744" office:value-type="float"/>
          <table:table-cell office:value="0.014490059912204744" office:value-type="float"/>
          <table:table-cell office:value="0.014490059912204744" office:value-type="float"/>
          <table:table-cell office:value="0.014490059912204744" office:value-type="float"/>
          <table:table-cell office:value="0.014490059912204744" office:value-type="float"/>
          <table:table-cell office:value="0.9032646751381626" office:value-type="float"/>
          <table:table-cell office:value="31" office:value-type="float"/>
          <table:table-cell office:value="0.04675214290618897" office:value-type="float"/>
        </table:table-row>
        <table:table-row>
          <table:table-cell office:value="0.014957607984542848" office:value-type="float"/>
          <table:table-cell office:value="0.014957607984542848" office:value-type="float"/>
          <table:table-cell office:value="0.014957607984542848" office:value-type="float"/>
          <table:table-cell office:value="0.014957607984542848" office:value-type="float"/>
          <table:table-cell office:value="0.014957607984542848" office:value-type="float"/>
          <table:table-cell office:value="0.014957607984542848" office:value-type="float"/>
          <table:table-cell office:value="0.9021194209307124" office:value-type="float"/>
          <table:table-cell office:value="32" office:value-type="float"/>
          <table:table-cell office:value="0.046754807233810425" office:value-type="float"/>
        </table:table-row>
        <table:table-row>
          <table:table-cell office:value="0.015425137281417848" office:value-type="float"/>
          <table:table-cell office:value="0.015425137281417848" office:value-type="float"/>
          <table:table-cell office:value="0.015425137281417848" office:value-type="float"/>
          <table:table-cell office:value="0.015425137281417848" office:value-type="float"/>
          <table:table-cell office:value="0.015425137281417848" office:value-type="float"/>
          <table:table-cell office:value="0.015425137281417848" office:value-type="float"/>
          <table:table-cell office:value="0.9009742127135665" office:value-type="float"/>
          <table:table-cell office:value="33" office:value-type="float"/>
          <table:table-cell office:value="0.0467529296875" office:value-type="float"/>
        </table:table-row>
        <table:table-row>
          <table:table-cell office:value="0.015892693161964417" office:value-type="float"/>
          <table:table-cell office:value="0.015892693161964417" office:value-type="float"/>
          <table:table-cell office:value="0.015892693161964417" office:value-type="float"/>
          <table:table-cell office:value="0.015892693161964417" office:value-type="float"/>
          <table:table-cell office:value="0.015892693161964417" office:value-type="float"/>
          <table:table-cell office:value="0.015892693161964417" office:value-type="float"/>
          <table:table-cell office:value="0.8998289393799896" office:value-type="float"/>
          <table:table-cell office:value="34" office:value-type="float"/>
          <table:table-cell office:value="0.04675558805465699" office:value-type="float"/>
        </table:table-row>
        <table:table-row>
          <table:table-cell office:value="0.016360230326652528" office:value-type="float"/>
          <table:table-cell office:value="0.016360230326652528" office:value-type="float"/>
          <table:table-cell office:value="0.016360230326652528" office:value-type="float"/>
          <table:table-cell office:value="0.016360230326652528" office:value-type="float"/>
          <table:table-cell office:value="0.016360230326652528" office:value-type="float"/>
          <table:table-cell office:value="0.016360230326652528" office:value-type="float"/>
          <table:table-cell office:value="0.8986837118907162" office:value-type="float"/>
          <table:table-cell office:value="35" office:value-type="float"/>
          <table:table-cell office:value="0.04675371646881103" office:value-type="float"/>
        </table:table-row>
        <table:table-row>
          <table:table-cell office:value="0.01682779407501221" office:value-type="float"/>
          <table:table-cell office:value="0.01682779407501221" office:value-type="float"/>
          <table:table-cell office:value="0.01682779407501221" office:value-type="float"/>
          <table:table-cell office:value="0.01682779407501221" office:value-type="float"/>
          <table:table-cell office:value="0.01682779407501221" office:value-type="float"/>
          <table:table-cell office:value="0.01682779407501221" office:value-type="float"/>
          <table:table-cell office:value="0.8975384192850119" office:value-type="float"/>
          <table:table-cell office:value="36" office:value-type="float"/>
          <table:table-cell office:value="0.04675637483596802" office:value-type="float"/>
        </table:table-row>
        <table:table-row>
          <table:table-cell office:value="0.017295340955257418" office:value-type="float"/>
          <table:table-cell office:value="0.017295340955257418" office:value-type="float"/>
          <table:table-cell office:value="0.017295340955257418" office:value-type="float"/>
          <table:table-cell office:value="0.017295340955257418" office:value-type="float"/>
          <table:table-cell office:value="0.017295340955257418" office:value-type="float"/>
          <table:table-cell office:value="0.017295340955257418" office:value-type="float"/>
          <table:table-cell office:value="0.896393167997581" office:value-type="float"/>
          <table:table-cell office:value="37" office:value-type="float"/>
          <table:table-cell office:value="0.046754688024520874" office:value-type="float"/>
        </table:table-row>
        <table:table-row>
          <table:table-cell office:value="0.017762914359569552" office:value-type="float"/>
          <table:table-cell office:value="0.017762914359569552" office:value-type="float"/>
          <table:table-cell office:value="0.017762914359569552" office:value-type="float"/>
          <table:table-cell office:value="0.017762914359569552" office:value-type="float"/>
          <table:table-cell office:value="0.017762914359569552" office:value-type="float"/>
          <table:table-cell office:value="0.017762914359569552" office:value-type="float"/>
          <table:table-cell office:value="0.8952478517397202" office:value-type="float"/>
          <table:table-cell office:value="38" office:value-type="float"/>
          <table:table-cell office:value="0.04675734043121338" office:value-type="float"/>
        </table:table-row>
        <table:table-row>
          <table:table-cell office:value="0.01823047357797623" office:value-type="float"/>
          <table:table-cell office:value="0.01823047357797623" office:value-type="float"/>
          <table:table-cell office:value="0.01823047357797623" office:value-type="float"/>
          <table:table-cell office:value="0.01823047357797623" office:value-type="float"/>
          <table:table-cell office:value="0.01823047357797623" office:value-type="float"/>
          <table:table-cell office:value="0.01823047357797623" office:value-type="float"/>
          <table:table-cell office:value="0.8941025702300893" office:value-type="float"/>
          <table:table-cell office:value="39" office:value-type="float"/>
          <table:table-cell office:value="0.04675592184066772" office:value-type="float"/>
        </table:table-row>
        <table:table-row>
          <table:table-cell office:value="0.01869805926084519" office:value-type="float"/>
          <table:table-cell office:value="0.01869805926084519" office:value-type="float"/>
          <table:table-cell office:value="0.01869805926084519" office:value-type="float"/>
          <table:table-cell office:value="0.01869805926084519" office:value-type="float"/>
          <table:table-cell office:value="0.01869805926084519" office:value-type="float"/>
          <table:table-cell office:value="0.01869805926084519" office:value-type="float"/>
          <table:table-cell office:value="0.8929572238960296" office:value-type="float"/>
          <table:table-cell office:value="40" office:value-type="float"/>
          <table:table-cell office:value="0.04675856828689576" office:value-type="float"/>
        </table:table-row>
        <table:table-row>
          <table:table-cell office:value="0.019165633559226992" office:value-type="float"/>
          <table:table-cell office:value="0.019165633559226992" office:value-type="float"/>
          <table:table-cell office:value="0.019165633559226992" office:value-type="float"/>
          <table:table-cell office:value="0.019165633559226992" office:value-type="float"/>
          <table:table-cell office:value="0.019165633559226992" office:value-type="float"/>
          <table:table-cell office:value="0.019165633559226992" office:value-type="float"/>
          <table:table-cell office:value="0.8918119054481544" office:value-type="float"/>
          <table:table-cell office:value="41" office:value-type="float"/>
          <table:table-cell office:value="0.04675742983818054" office:value-type="float"/>
        </table:table-row>
        <table:table-row>
          <table:table-cell office:value="0.019633234262466433" office:value-type="float"/>
          <table:table-cell office:value="0.019633234262466433" office:value-type="float"/>
          <table:table-cell office:value="0.019633234262466433" office:value-type="float"/>
          <table:table-cell office:value="0.019633234262466433" office:value-type="float"/>
          <table:table-cell office:value="0.019633234262466433" office:value-type="float"/>
          <table:table-cell office:value="0.019633234262466433" office:value-type="float"/>
          <table:table-cell office:value="0.8906665223218511" office:value-type="float"/>
          <table:table-cell office:value="42" office:value-type="float"/>
          <table:table-cell office:value="0.046760070323944095" office:value-type="float"/>
        </table:table-row>
        <table:table-row>
          <table:table-cell office:value="0.020100824952125552" office:value-type="float"/>
          <table:table-cell office:value="0.020100824952125552" office:value-type="float"/>
          <table:table-cell office:value="0.020100824952125552" office:value-type="float"/>
          <table:table-cell office:value="0.020100824952125552" office:value-type="float"/>
          <table:table-cell office:value="0.020100824952125552" office:value-type="float"/>
          <table:table-cell office:value="0.020100824952125552" office:value-type="float"/>
          <table:table-cell office:value="0.8895211637237102" office:value-type="float"/>
          <table:table-cell office:value="43" office:value-type="float"/>
          <table:table-cell office:value="0.046759068965911865" office:value-type="float"/>
        </table:table-row>
        <table:table-row>
          <table:table-cell office:value="0.020568442046642307" office:value-type="float"/>
          <table:table-cell office:value="0.020568442046642307" office:value-type="float"/>
          <table:table-cell office:value="0.020568442046642307" office:value-type="float"/>
          <table:table-cell office:value="0.020568442046642307" office:value-type="float"/>
          <table:table-cell office:value="0.020568442046642307" office:value-type="float"/>
          <table:table-cell office:value="0.020568442046642307" office:value-type="float"/>
          <table:table-cell office:value="0.8883757404471413" office:value-type="float"/>
          <table:table-cell office:value="44" office:value-type="float"/>
          <table:table-cell office:value="0.04676170945167542" office:value-type="float"/>
        </table:table-row>
        <table:table-row>
          <table:table-cell office:value="0.021036049842834477" office:value-type="float"/>
          <table:table-cell office:value="0.021036049842834477" office:value-type="float"/>
          <table:table-cell office:value="0.021036049842834477" office:value-type="float"/>
          <table:table-cell office:value="0.021036049842834477" office:value-type="float"/>
          <table:table-cell office:value="0.021036049842834477" office:value-type="float"/>
          <table:table-cell office:value="0.021036049842834477" office:value-type="float"/>
          <table:table-cell office:value="0.8872303399467232" office:value-type="float"/>
          <table:table-cell office:value="45" office:value-type="float"/>
          <table:table-cell office:value="0.046760779619216916" office:value-type="float"/>
        </table:table-row>
        <table:table-row>
          <table:table-cell office:value="0.021503683984279636" office:value-type="float"/>
          <table:table-cell office:value="0.021503683984279636" office:value-type="float"/>
          <table:table-cell office:value="0.021503683984279636" office:value-type="float"/>
          <table:table-cell office:value="0.021503683984279636" office:value-type="float"/>
          <table:table-cell office:value="0.021503683984279636" office:value-type="float"/>
          <table:table-cell office:value="0.021503683984279636" office:value-type="float"/>
          <table:table-cell office:value="0.886084874913878" office:value-type="float"/>
          <table:table-cell office:value="46" office:value-type="float"/>
          <table:table-cell office:value="0.046763414144516" office:value-type="float"/>
        </table:table-row>
        <table:table-row>
          <table:table-cell office:value="0.021971307575702672" office:value-type="float"/>
          <table:table-cell office:value="0.021971307575702672" office:value-type="float"/>
          <table:table-cell office:value="0.021971307575702672" office:value-type="float"/>
          <table:table-cell office:value="0.021971307575702672" office:value-type="float"/>
          <table:table-cell office:value="0.021971307575702672" office:value-type="float"/>
          <table:table-cell office:value="0.021971307575702672" office:value-type="float"/>
          <table:table-cell office:value="0.8849394357232039" office:value-type="float"/>
          <table:table-cell office:value="47" office:value-type="float"/>
          <table:table-cell office:value="0.046762359142303464" office:value-type="float"/>
        </table:table-row>
        <table:table-row>
          <table:table-cell office:value="0.022438957512378697" office:value-type="float"/>
          <table:table-cell office:value="0.022438957512378697" office:value-type="float"/>
          <table:table-cell office:value="0.022438957512378697" office:value-type="float"/>
          <table:table-cell office:value="0.022438957512378697" office:value-type="float"/>
          <table:table-cell office:value="0.022438957512378697" office:value-type="float"/>
          <table:table-cell office:value="0.022438957512378697" office:value-type="float"/>
          <table:table-cell office:value="0.8837939320001027" office:value-type="float"/>
          <table:table-cell office:value="48" office:value-type="float"/>
          <table:table-cell office:value="0.04676499366760255" office:value-type="float"/>
        </table:table-row>
        <table:table-row>
          <table:table-cell office:value="0.022906597018241888" office:value-type="float"/>
          <table:table-cell office:value="0.022906597018241888" office:value-type="float"/>
          <table:table-cell office:value="0.022906597018241888" office:value-type="float"/>
          <table:table-cell office:value="0.022906597018241888" office:value-type="float"/>
          <table:table-cell office:value="0.022906597018241888" office:value-type="float"/>
          <table:table-cell office:value="0.022906597018241888" office:value-type="float"/>
          <table:table-cell office:value="0.8826484538271706" office:value-type="float"/>
          <table:table-cell office:value="49" office:value-type="float"/>
          <table:table-cell office:value="0.04676395058631898" office:value-type="float"/>
        </table:table-row>
        <table:table-row>
          <table:table-cell office:value="0.023374262809753424" office:value-type="float"/>
          <table:table-cell office:value="0.023374262809753424" office:value-type="float"/>
          <table:table-cell office:value="0.023374262809753424" office:value-type="float"/>
          <table:table-cell office:value="0.023374262809753424" office:value-type="float"/>
          <table:table-cell office:value="0.023374262809753424" office:value-type="float"/>
          <table:table-cell office:value="0.023374262809753424" office:value-type="float"/>
          <table:table-cell office:value="0.8815029112678126" office:value-type="float"/>
          <table:table-cell office:value="50" office:value-type="float"/>
          <table:table-cell office:value="0.046766579151153564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63593769073486" office:value-type="float"/>
          <table:table-cell office:value="0.0004663593769073486" office:value-type="float"/>
          <table:table-cell office:value="0.0004663593769073486" office:value-type="float"/>
          <table:table-cell office:value="0.0004663593769073486" office:value-type="float"/>
          <table:table-cell office:value="0.0004663593769073486" office:value-type="float"/>
          <table:table-cell office:value="0.0004663593769073486" office:value-type="float"/>
          <table:table-cell office:value="0.8828205100018496" office:value-type="float"/>
          <table:table-cell office:value="1" office:value-type="float"/>
          <table:table-cell office:value="0.04663593769073486" office:value-type="float"/>
        </table:table-row>
        <table:table-row>
          <table:table-cell office:value="0.0009327437877655029" office:value-type="float"/>
          <table:table-cell office:value="0.0009327437877655029" office:value-type="float"/>
          <table:table-cell office:value="0.0009327437877655029" office:value-type="float"/>
          <table:table-cell office:value="0.0009327437877655029" office:value-type="float"/>
          <table:table-cell office:value="0.0009327437877655029" office:value-type="float"/>
          <table:table-cell office:value="0.0009327437877655029" office:value-type="float"/>
          <table:table-cell office:value="0.8816781061712585" office:value-type="float"/>
          <table:table-cell office:value="2" office:value-type="float"/>
          <table:table-cell office:value="0.04663844108581543" office:value-type="float"/>
        </table:table-row>
        <table:table-row>
          <table:table-cell office:value="0.0013991214036941529" office:value-type="float"/>
          <table:table-cell office:value="0.0013991214036941529" office:value-type="float"/>
          <table:table-cell office:value="0.0013991214036941529" office:value-type="float"/>
          <table:table-cell office:value="0.0013991214036941529" office:value-type="float"/>
          <table:table-cell office:value="0.0013991214036941529" office:value-type="float"/>
          <table:table-cell office:value="0.0013991214036941529" office:value-type="float"/>
          <table:table-cell office:value="0.8805357189847777" office:value-type="float"/>
          <table:table-cell office:value="3" office:value-type="float"/>
          <table:table-cell office:value="0.04663776159286499" office:value-type="float"/>
        </table:table-row>
        <table:table-row>
          <table:table-cell office:value="0.0018655240535736086" office:value-type="float"/>
          <table:table-cell office:value="0.0018655240535736086" office:value-type="float"/>
          <table:table-cell office:value="0.0018655240535736086" office:value-type="float"/>
          <table:table-cell office:value="0.0018655240535736086" office:value-type="float"/>
          <table:table-cell office:value="0.0018655240535736086" office:value-type="float"/>
          <table:table-cell office:value="0.0018655240535736086" office:value-type="float"/>
          <table:table-cell office:value="0.8793932704778911" office:value-type="float"/>
          <table:table-cell office:value="4" office:value-type="float"/>
          <table:table-cell office:value="0.04664026498794556" office:value-type="float"/>
        </table:table-row>
        <table:table-row>
          <table:table-cell office:value="0.0023319230079650883" office:value-type="float"/>
          <table:table-cell office:value="0.0023319230079650883" office:value-type="float"/>
          <table:table-cell office:value="0.0023319230079650883" office:value-type="float"/>
          <table:table-cell office:value="0.0023319230079650883" office:value-type="float"/>
          <table:table-cell office:value="0.0023319230079650883" office:value-type="float"/>
          <table:table-cell office:value="0.0023319230079650883" office:value-type="float"/>
          <table:table-cell office:value="0.8782508310230643" office:value-type="float"/>
          <table:table-cell office:value="5" office:value-type="float"/>
          <table:table-cell office:value="0.046639895439147955" office:value-type="float"/>
        </table:table-row>
        <table:table-row>
          <table:table-cell office:value="0.0027983469963073736" office:value-type="float"/>
          <table:table-cell office:value="0.0027983469963073736" office:value-type="float"/>
          <table:table-cell office:value="0.0027983469963073736" office:value-type="float"/>
          <table:table-cell office:value="0.0027983469963073736" office:value-type="float"/>
          <table:table-cell office:value="0.0027983469963073736" office:value-type="float"/>
          <table:table-cell office:value="0.0027983469963073736" office:value-type="float"/>
          <table:table-cell office:value="0.8771083302478319" office:value-type="float"/>
          <table:table-cell office:value="6" office:value-type="float"/>
          <table:table-cell office:value="0.04664239883422852" office:value-type="float"/>
        </table:table-row>
        <table:table-row>
          <table:table-cell office:value="0.0032647705078125006" office:value-type="float"/>
          <table:table-cell office:value="0.0032647705078125006" office:value-type="float"/>
          <table:table-cell office:value="0.0032647705078125006" office:value-type="float"/>
          <table:table-cell office:value="0.0032647705078125006" office:value-type="float"/>
          <table:table-cell office:value="0.0032647705078125006" office:value-type="float"/>
          <table:table-cell office:value="0.0032647705078125006" office:value-type="float"/>
          <table:table-cell office:value="0.8759658306406071" office:value-type="float"/>
          <table:table-cell office:value="7" office:value-type="float"/>
          <table:table-cell office:value="0.0466423511505127" office:value-type="float"/>
        </table:table-row>
        <table:table-row>
          <table:table-cell office:value="0.003731219053268433" office:value-type="float"/>
          <table:table-cell office:value="0.003731219053268433" office:value-type="float"/>
          <table:table-cell office:value="0.003731219053268433" office:value-type="float"/>
          <table:table-cell office:value="0.003731219053268433" office:value-type="float"/>
          <table:table-cell office:value="0.003731219053268433" office:value-type="float"/>
          <table:table-cell office:value="0.003731219053268433" office:value-type="float"/>
          <table:table-cell office:value="0.8748232697129766" office:value-type="float"/>
          <table:table-cell office:value="8" office:value-type="float"/>
          <table:table-cell office:value="0.046644854545593264" office:value-type="float"/>
        </table:table-row>
        <table:table-row>
          <table:table-cell office:value="0.0041976690292358405" office:value-type="float"/>
          <table:table-cell office:value="0.0041976690292358405" office:value-type="float"/>
          <table:table-cell office:value="0.0041976690292358405" office:value-type="float"/>
          <table:table-cell office:value="0.0041976690292358405" office:value-type="float"/>
          <table:table-cell office:value="0.0041976690292358405" office:value-type="float"/>
          <table:table-cell office:value="0.0041976690292358405" office:value-type="float"/>
          <table:table-cell office:value="0.873680705281323" office:value-type="float"/>
          <table:table-cell office:value="9" office:value-type="float"/>
          <table:table-cell office:value="0.04664499759674072" office:value-type="float"/>
        </table:table-row>
        <table:table-row>
          <table:table-cell office:value="0.004664144158363343" office:value-type="float"/>
          <table:table-cell office:value="0.004664144158363343" office:value-type="float"/>
          <table:table-cell office:value="0.004664144158363343" office:value-type="float"/>
          <table:table-cell office:value="0.004664144158363343" office:value-type="float"/>
          <table:table-cell office:value="0.004664144158363343" office:value-type="float"/>
          <table:table-cell office:value="0.004664144158363343" office:value-type="float"/>
          <table:table-cell office:value="0.8725380792372618" office:value-type="float"/>
          <table:table-cell office:value="10" office:value-type="float"/>
          <table:table-cell office:value="0.04664751291275025" office:value-type="float"/>
        </table:table-row>
        <table:table-row>
          <table:table-cell office:value="0.005130620777606965" office:value-type="float"/>
          <table:table-cell office:value="0.005130620777606965" office:value-type="float"/>
          <table:table-cell office:value="0.005130620777606965" office:value-type="float"/>
          <table:table-cell office:value="0.005130620777606965" office:value-type="float"/>
          <table:table-cell office:value="0.005130620777606965" office:value-type="float"/>
          <table:table-cell office:value="0.005130620777606965" office:value-type="float"/>
          <table:table-cell office:value="0.8713954495431764" office:value-type="float"/>
          <table:table-cell office:value="11" office:value-type="float"/>
          <table:table-cell office:value="0.04664766192436219" office:value-type="float"/>
        </table:table-row>
        <table:table-row>
          <table:table-cell office:value="0.005597122490406037" office:value-type="float"/>
          <table:table-cell office:value="0.005597122490406037" office:value-type="float"/>
          <table:table-cell office:value="0.005597122490406037" office:value-type="float"/>
          <table:table-cell office:value="0.005597122490406037" office:value-type="float"/>
          <table:table-cell office:value="0.005597122490406037" office:value-type="float"/>
          <table:table-cell office:value="0.005597122490406037" office:value-type="float"/>
          <table:table-cell office:value="0.8702527583826842" office:value-type="float"/>
          <table:table-cell office:value="12" office:value-type="float"/>
          <table:table-cell office:value="0.04665017127990723" office:value-type="float"/>
        </table:table-row>
        <table:table-row>
          <table:table-cell office:value="0.00606362420320511" office:value-type="float"/>
          <table:table-cell office:value="0.00606362420320511" office:value-type="float"/>
          <table:table-cell office:value="0.00606362420320511" office:value-type="float"/>
          <table:table-cell office:value="0.00606362420320511" office:value-type="float"/>
          <table:table-cell office:value="0.00606362420320511" office:value-type="float"/>
          <table:table-cell office:value="0.00606362420320511" office:value-type="float"/>
          <table:table-cell office:value="0.8691100672221921" office:value-type="float"/>
          <table:table-cell office:value="13" office:value-type="float"/>
          <table:table-cell office:value="0.04665017127990723" office:value-type="float"/>
        </table:table-row>
        <table:table-row>
          <table:table-cell office:value="0.006530150949954988" office:value-type="float"/>
          <table:table-cell office:value="0.006530150949954988" office:value-type="float"/>
          <table:table-cell office:value="0.006530150949954988" office:value-type="float"/>
          <table:table-cell office:value="0.006530150949954988" office:value-type="float"/>
          <table:table-cell office:value="0.006530150949954988" office:value-type="float"/>
          <table:table-cell office:value="0.006530150949954988" office:value-type="float"/>
          <table:table-cell office:value="0.8679673147412943" office:value-type="float"/>
          <table:table-cell office:value="14" office:value-type="float"/>
          <table:table-cell office:value="0.04665267467498779" office:value-type="float"/>
        </table:table-row>
        <table:table-row>
          <table:table-cell office:value="0.006996676266193391" office:value-type="float"/>
          <table:table-cell office:value="0.006996676266193391" office:value-type="float"/>
          <table:table-cell office:value="0.006996676266193391" office:value-type="float"/>
          <table:table-cell office:value="0.006996676266193391" office:value-type="float"/>
          <table:table-cell office:value="0.006996676266193391" office:value-type="float"/>
          <table:table-cell office:value="0.006996676266193391" office:value-type="float"/>
          <table:table-cell office:value="0.8668245657644196" office:value-type="float"/>
          <table:table-cell office:value="15" office:value-type="float"/>
          <table:table-cell office:value="0.04665253162384034" office:value-type="float"/>
        </table:table-row>
        <table:table-row>
          <table:table-cell office:value="0.007463226556777955" office:value-type="float"/>
          <table:table-cell office:value="0.007463226556777955" office:value-type="float"/>
          <table:table-cell office:value="0.007463226556777955" office:value-type="float"/>
          <table:table-cell office:value="0.007463226556777955" office:value-type="float"/>
          <table:table-cell office:value="0.007463226556777955" office:value-type="float"/>
          <table:table-cell office:value="0.007463226556777955" office:value-type="float"/>
          <table:table-cell office:value="0.8656817556131402" office:value-type="float"/>
          <table:table-cell office:value="16" office:value-type="float"/>
          <table:table-cell office:value="0.04665502905845642" office:value-type="float"/>
        </table:table-row>
        <table:table-row>
          <table:table-cell office:value="0.007929774940013887" office:value-type="float"/>
          <table:table-cell office:value="0.007929774940013887" office:value-type="float"/>
          <table:table-cell office:value="0.007929774940013887" office:value-type="float"/>
          <table:table-cell office:value="0.007929774940013887" office:value-type="float"/>
          <table:table-cell office:value="0.007929774940013887" office:value-type="float"/>
          <table:table-cell office:value="0.007929774940013887" office:value-type="float"/>
          <table:table-cell office:value="0.8645389501338918" office:value-type="float"/>
          <table:table-cell office:value="17" office:value-type="float"/>
          <table:table-cell office:value="0.04665483832359314" office:value-type="float"/>
        </table:table-row>
        <table:table-row>
          <table:table-cell office:value="0.008396348774433137" office:value-type="float"/>
          <table:table-cell office:value="0.008396348774433137" office:value-type="float"/>
          <table:table-cell office:value="0.008396348774433137" office:value-type="float"/>
          <table:table-cell office:value="0.008396348774433137" office:value-type="float"/>
          <table:table-cell office:value="0.008396348774433137" office:value-type="float"/>
          <table:table-cell office:value="0.008396348774433137" office:value-type="float"/>
          <table:table-cell office:value="0.8633960823122308" office:value-type="float"/>
          <table:table-cell office:value="18" office:value-type="float"/>
          <table:table-cell office:value="0.04665738344192505" office:value-type="float"/>
        </table:table-row>
        <table:table-row>
          <table:table-cell office:value="0.008862922132015229" office:value-type="float"/>
          <table:table-cell office:value="0.008862922132015229" office:value-type="float"/>
          <table:table-cell office:value="0.008862922132015229" office:value-type="float"/>
          <table:table-cell office:value="0.008862922132015229" office:value-type="float"/>
          <table:table-cell office:value="0.008862922132015229" office:value-type="float"/>
          <table:table-cell office:value="0.008862922132015229" office:value-type="float"/>
          <table:table-cell office:value="0.8622532156585776" office:value-type="float"/>
          <table:table-cell office:value="19" office:value-type="float"/>
          <table:table-cell office:value="0.046657335758209226" office:value-type="float"/>
        </table:table-row>
        <table:table-row>
          <table:table-cell office:value="0.009329521119594574" office:value-type="float"/>
          <table:table-cell office:value="0.009329521119594574" office:value-type="float"/>
          <table:table-cell office:value="0.009329521119594574" office:value-type="float"/>
          <table:table-cell office:value="0.009329521119594574" office:value-type="float"/>
          <table:table-cell office:value="0.009329521119594574" office:value-type="float"/>
          <table:table-cell office:value="0.009329521119594574" office:value-type="float"/>
          <table:table-cell office:value="0.8611102862245089" office:value-type="float"/>
          <table:table-cell office:value="20" office:value-type="float"/>
          <table:table-cell office:value="0.04665989875793457" office:value-type="float"/>
        </table:table-row>
        <table:table-row>
          <table:table-cell office:value="0.009796121001243592" office:value-type="float"/>
          <table:table-cell office:value="0.009796121001243592" office:value-type="float"/>
          <table:table-cell office:value="0.009796121001243592" office:value-type="float"/>
          <table:table-cell office:value="0.009796121001243592" office:value-type="float"/>
          <table:table-cell office:value="0.009796121001243592" office:value-type="float"/>
          <table:table-cell office:value="0.009796121001243592" office:value-type="float"/>
          <table:table-cell office:value="0.8599673546004258" office:value-type="float"/>
          <table:table-cell office:value="21" office:value-type="float"/>
          <table:table-cell office:value="0.04665998816490173" office:value-type="float"/>
        </table:table-row>
        <table:table-row>
          <table:table-cell office:value="0.010262746453285218" office:value-type="float"/>
          <table:table-cell office:value="0.010262746453285218" office:value-type="float"/>
          <table:table-cell office:value="0.010262746453285218" office:value-type="float"/>
          <table:table-cell office:value="0.010262746453285218" office:value-type="float"/>
          <table:table-cell office:value="0.010262746453285218" office:value-type="float"/>
          <table:table-cell office:value="0.010262746453285218" office:value-type="float"/>
          <table:table-cell office:value="0.8588243603419283" office:value-type="float"/>
          <table:table-cell office:value="22" office:value-type="float"/>
          <table:table-cell office:value="0.0466625452041626" office:value-type="float"/>
        </table:table-row>
        <table:table-row>
          <table:table-cell office:value="0.010729373574256898" office:value-type="float"/>
          <table:table-cell office:value="0.010729373574256898" office:value-type="float"/>
          <table:table-cell office:value="0.010729373574256898" office:value-type="float"/>
          <table:table-cell office:value="0.010729373574256898" office:value-type="float"/>
          <table:table-cell office:value="0.010729373574256898" office:value-type="float"/>
          <table:table-cell office:value="0.010729373574256898" office:value-type="float"/>
          <table:table-cell office:value="0.8576813619954037" office:value-type="float"/>
          <table:table-cell office:value="23" office:value-type="float"/>
          <table:table-cell office:value="0.04666271209716798" office:value-type="float"/>
        </table:table-row>
        <table:table-row>
          <table:table-cell office:value="0.011196026206016542" office:value-type="float"/>
          <table:table-cell office:value="0.011196026206016542" office:value-type="float"/>
          <table:table-cell office:value="0.011196026206016542" office:value-type="float"/>
          <table:table-cell office:value="0.011196026206016542" office:value-type="float"/>
          <table:table-cell office:value="0.011196026206016542" office:value-type="float"/>
          <table:table-cell office:value="0.011196026206016542" office:value-type="float"/>
          <table:table-cell office:value="0.8565383011604657" office:value-type="float"/>
          <table:table-cell office:value="24" office:value-type="float"/>
          <table:table-cell office:value="0.04666526317596435" office:value-type="float"/>
        </table:table-row>
        <table:table-row>
          <table:table-cell office:value="0.011662680208683015" office:value-type="float"/>
          <table:table-cell office:value="0.011662680208683015" office:value-type="float"/>
          <table:table-cell office:value="0.011662680208683015" office:value-type="float"/>
          <table:table-cell office:value="0.011662680208683015" office:value-type="float"/>
          <table:table-cell office:value="0.011662680208683015" office:value-type="float"/>
          <table:table-cell office:value="0.011662680208683015" office:value-type="float"/>
          <table:table-cell office:value="0.8553952369675054" office:value-type="float"/>
          <table:table-cell office:value="25" office:value-type="float"/>
          <table:table-cell office:value="0.04666540026664734" office:value-type="float"/>
        </table:table-row>
        <table:table-row>
          <table:table-cell office:value="0.012129359185695649" office:value-type="float"/>
          <table:table-cell office:value="0.012129359185695649" office:value-type="float"/>
          <table:table-cell office:value="0.012129359185695649" office:value-type="float"/>
          <table:table-cell office:value="0.012129359185695649" office:value-type="float"/>
          <table:table-cell office:value="0.012129359185695649" office:value-type="float"/>
          <table:table-cell office:value="0.012129359185695649" office:value-type="float"/>
          <table:table-cell office:value="0.8542521116001405" office:value-type="float"/>
          <table:table-cell office:value="26" office:value-type="float"/>
          <table:table-cell office:value="0.046667897701263436" office:value-type="float"/>
        </table:table-row>
        <table:table-row>
          <table:table-cell office:value="0.012596038818359375" office:value-type="float"/>
          <table:table-cell office:value="0.012596038818359375" office:value-type="float"/>
          <table:table-cell office:value="0.012596038818359375" office:value-type="float"/>
          <table:table-cell office:value="0.012596038818359375" office:value-type="float"/>
          <table:table-cell office:value="0.012596038818359375" office:value-type="float"/>
          <table:table-cell office:value="0.012596038818359375" office:value-type="float"/>
          <table:table-cell office:value="0.8531089846267648" office:value-type="float"/>
          <table:table-cell office:value="27" office:value-type="float"/>
          <table:table-cell office:value="0.04666796326637268" office:value-type="float"/>
        </table:table-row>
        <table:table-row>
          <table:table-cell office:value="0.013062743425369264" office:value-type="float"/>
          <table:table-cell office:value="0.013062743425369264" office:value-type="float"/>
          <table:table-cell office:value="0.013062743425369264" office:value-type="float"/>
          <table:table-cell office:value="0.013062743425369264" office:value-type="float"/>
          <table:table-cell office:value="0.013062743425369264" office:value-type="float"/>
          <table:table-cell office:value="0.013062743425369264" office:value-type="float"/>
          <table:table-cell office:value="0.8519657964789844" office:value-type="float"/>
          <table:table-cell office:value="28" office:value-type="float"/>
          <table:table-cell office:value="0.04667046070098878" office:value-type="float"/>
        </table:table-row>
        <table:table-row>
          <table:table-cell office:value="0.013529448986053468" office:value-type="float"/>
          <table:table-cell office:value="0.013529448986053468" office:value-type="float"/>
          <table:table-cell office:value="0.013529448986053468" office:value-type="float"/>
          <table:table-cell office:value="0.013529448986053468" office:value-type="float"/>
          <table:table-cell office:value="0.013529448986053468" office:value-type="float"/>
          <table:table-cell office:value="0.013529448986053468" office:value-type="float"/>
          <table:table-cell office:value="0.8508226059951887" office:value-type="float"/>
          <table:table-cell office:value="29" office:value-type="float"/>
          <table:table-cell office:value="0.04667055606842041" office:value-type="float"/>
        </table:table-row>
        <table:table-row>
          <table:table-cell office:value="0.013996179461479187" office:value-type="float"/>
          <table:table-cell office:value="0.013996179461479187" office:value-type="float"/>
          <table:table-cell office:value="0.013996179461479187" office:value-type="float"/>
          <table:table-cell office:value="0.013996179461479187" office:value-type="float"/>
          <table:table-cell office:value="0.013996179461479187" office:value-type="float"/>
          <table:table-cell office:value="0.013996179461479187" office:value-type="float"/>
          <table:table-cell office:value="0.849679354482989" office:value-type="float"/>
          <table:table-cell office:value="30" office:value-type="float"/>
          <table:table-cell office:value="0.046673047542572024" office:value-type="float"/>
        </table:table-row>
        <table:table-row>
          <table:table-cell office:value="0.014462911248207092" office:value-type="float"/>
          <table:table-cell office:value="0.014462911248207092" office:value-type="float"/>
          <table:table-cell office:value="0.014462911248207092" office:value-type="float"/>
          <table:table-cell office:value="0.014462911248207092" office:value-type="float"/>
          <table:table-cell office:value="0.014462911248207092" office:value-type="float"/>
          <table:table-cell office:value="0.014462911248207092" office:value-type="float"/>
          <table:table-cell office:value="0.8485360997587681" office:value-type="float"/>
          <table:table-cell office:value="31" office:value-type="float"/>
          <table:table-cell office:value="0.04667317867279053" office:value-type="float"/>
        </table:table-row>
        <table:table-row>
          <table:table-cell office:value="0.014929667830467223" office:value-type="float"/>
          <table:table-cell office:value="0.014929667830467223" office:value-type="float"/>
          <table:table-cell office:value="0.014929667830467223" office:value-type="float"/>
          <table:table-cell office:value="0.014929667830467223" office:value-type="float"/>
          <table:table-cell office:value="0.014929667830467223" office:value-type="float"/>
          <table:table-cell office:value="0.014929667830467223" office:value-type="float"/>
          <table:table-cell office:value="0.8473927842981455" office:value-type="float"/>
          <table:table-cell office:value="32" office:value-type="float"/>
          <table:table-cell office:value="0.04667565822601319" office:value-type="float"/>
        </table:table-row>
        <table:table-row>
          <table:table-cell office:value="0.015396425783634185" office:value-type="float"/>
          <table:table-cell office:value="0.015396425783634185" office:value-type="float"/>
          <table:table-cell office:value="0.015396425783634185" office:value-type="float"/>
          <table:table-cell office:value="0.015396425783634185" office:value-type="float"/>
          <table:table-cell office:value="0.015396425783634185" office:value-type="float"/>
          <table:table-cell office:value="0.015396425783634185" office:value-type="float"/>
          <table:table-cell office:value="0.8462494654795004" office:value-type="float"/>
          <table:table-cell office:value="33" office:value-type="float"/>
          <table:table-cell office:value="0.046675795316696175" office:value-type="float"/>
        </table:table-row>
        <table:table-row>
          <table:table-cell office:value="0.01586320859193802" office:value-type="float"/>
          <table:table-cell office:value="0.01586320859193802" office:value-type="float"/>
          <table:table-cell office:value="0.01586320859193802" office:value-type="float"/>
          <table:table-cell office:value="0.01586320859193802" office:value-type="float"/>
          <table:table-cell office:value="0.01586320859193802" office:value-type="float"/>
          <table:table-cell office:value="0.01586320859193802" office:value-type="float"/>
          <table:table-cell office:value="0.8451060857784527" office:value-type="float"/>
          <table:table-cell office:value="34" office:value-type="float"/>
          <table:table-cell office:value="0.046678280830383306" office:value-type="float"/>
        </table:table-row>
        <table:table-row>
          <table:table-cell office:value="0.016329992651939393" office:value-type="float"/>
          <table:table-cell office:value="0.016329992651939393" office:value-type="float"/>
          <table:table-cell office:value="0.016329992651939393" office:value-type="float"/>
          <table:table-cell office:value="0.016329992651939393" office:value-type="float"/>
          <table:table-cell office:value="0.016329992651939393" office:value-type="float"/>
          <table:table-cell office:value="0.016329992651939393" office:value-type="float"/>
          <table:table-cell office:value="0.8439627030113847" office:value-type="float"/>
          <table:table-cell office:value="35" office:value-type="float"/>
          <table:table-cell office:value="0.046678406000137326" office:value-type="float"/>
        </table:table-row>
        <table:table-row>
          <table:table-cell office:value="0.016796801447868347" office:value-type="float"/>
          <table:table-cell office:value="0.016796801447868347" office:value-type="float"/>
          <table:table-cell office:value="0.016796801447868347" office:value-type="float"/>
          <table:table-cell office:value="0.016796801447868347" office:value-type="float"/>
          <table:table-cell office:value="0.016796801447868347" office:value-type="float"/>
          <table:table-cell office:value="0.016796801447868347" office:value-type="float"/>
          <table:table-cell office:value="0.8428192596539157" office:value-type="float"/>
          <table:table-cell office:value="36" office:value-type="float"/>
          <table:table-cell office:value="0.046680879592895505" office:value-type="float"/>
        </table:table-row>
        <table:table-row>
          <table:table-cell office:value="0.017263610005378724" office:value-type="float"/>
          <table:table-cell office:value="0.017263610005378724" office:value-type="float"/>
          <table:table-cell office:value="0.017263610005378724" office:value-type="float"/>
          <table:table-cell office:value="0.017263610005378724" office:value-type="float"/>
          <table:table-cell office:value="0.017263610005378724" office:value-type="float"/>
          <table:table-cell office:value="0.017263610005378724" office:value-type="float"/>
          <table:table-cell office:value="0.8416758168804507" office:value-type="float"/>
          <table:table-cell office:value="37" office:value-type="float"/>
          <table:table-cell office:value="0.0466808557510376" office:value-type="float"/>
        </table:table-row>
        <table:table-row>
          <table:table-cell office:value="0.017730443239212038" office:value-type="float"/>
          <table:table-cell office:value="0.017730443239212038" office:value-type="float"/>
          <table:table-cell office:value="0.017730443239212038" office:value-type="float"/>
          <table:table-cell office:value="0.017730443239212038" office:value-type="float"/>
          <table:table-cell office:value="0.017730443239212038" office:value-type="float"/>
          <table:table-cell office:value="0.017730443239212038" office:value-type="float"/>
          <table:table-cell office:value="0.8405323136625856" office:value-type="float"/>
          <table:table-cell office:value="38" office:value-type="float"/>
          <table:table-cell office:value="0.046683323383331296" office:value-type="float"/>
        </table:table-row>
        <table:table-row>
          <table:table-cell office:value="0.01819727474451065" office:value-type="float"/>
          <table:table-cell office:value="0.01819727474451065" office:value-type="float"/>
          <table:table-cell office:value="0.01819727474451065" office:value-type="float"/>
          <table:table-cell office:value="0.01819727474451065" office:value-type="float"/>
          <table:table-cell office:value="0.01819727474451065" office:value-type="float"/>
          <table:table-cell office:value="0.01819727474451065" office:value-type="float"/>
          <table:table-cell office:value="0.8393888146787487" office:value-type="float"/>
          <table:table-cell office:value="39" office:value-type="float"/>
          <table:table-cell office:value="0.04668315052986145" office:value-type="float"/>
        </table:table-row>
        <table:table-row>
          <table:table-cell office:value="0.018664131939411164" office:value-type="float"/>
          <table:table-cell office:value="0.018664131939411164" office:value-type="float"/>
          <table:table-cell office:value="0.018664131939411164" office:value-type="float"/>
          <table:table-cell office:value="0.018664131939411164" office:value-type="float"/>
          <table:table-cell office:value="0.018664131939411164" office:value-type="float"/>
          <table:table-cell office:value="0.018664131939411164" office:value-type="float"/>
          <table:table-cell office:value="0.8382452527684954" office:value-type="float"/>
          <table:table-cell office:value="40" office:value-type="float"/>
          <table:table-cell office:value="0.04668571949005128" office:value-type="float"/>
        </table:table-row>
        <table:table-row>
          <table:table-cell office:value="0.0191309877038002" office:value-type="float"/>
          <table:table-cell office:value="0.0191309877038002" office:value-type="float"/>
          <table:table-cell office:value="0.0191309877038002" office:value-type="float"/>
          <table:table-cell office:value="0.0191309877038002" office:value-type="float"/>
          <table:table-cell office:value="0.0191309877038002" office:value-type="float"/>
          <table:table-cell office:value="0.0191309877038002" office:value-type="float"/>
          <table:table-cell office:value="0.8371016943622651" office:value-type="float"/>
          <table:table-cell office:value="41" office:value-type="float"/>
          <table:table-cell office:value="0.04668557643890381" office:value-type="float"/>
        </table:table-row>
        <table:table-row>
          <table:table-cell office:value="0.01959786909818649" office:value-type="float"/>
          <table:table-cell office:value="0.01959786909818649" office:value-type="float"/>
          <table:table-cell office:value="0.01959786909818649" office:value-type="float"/>
          <table:table-cell office:value="0.01959786909818649" office:value-type="float"/>
          <table:table-cell office:value="0.01959786909818649" office:value-type="float"/>
          <table:table-cell office:value="0.01959786909818649" office:value-type="float"/>
          <table:table-cell office:value="0.8359580731756197" office:value-type="float"/>
          <table:table-cell office:value="42" office:value-type="float"/>
          <table:table-cell office:value="0.04668813943862915" office:value-type="float"/>
        </table:table-row>
        <table:table-row>
          <table:table-cell office:value="0.020064748287200927" office:value-type="float"/>
          <table:table-cell office:value="0.020064748287200927" office:value-type="float"/>
          <table:table-cell office:value="0.020064748287200927" office:value-type="float"/>
          <table:table-cell office:value="0.020064748287200927" office:value-type="float"/>
          <table:table-cell office:value="0.020064748287200927" office:value-type="float"/>
          <table:table-cell office:value="0.020064748287200927" office:value-type="float"/>
          <table:table-cell office:value="0.8348144573910099" office:value-type="float"/>
          <table:table-cell office:value="43" office:value-type="float"/>
          <table:table-cell office:value="0.046687918901443484" office:value-type="float"/>
        </table:table-row>
        <table:table-row>
          <table:table-cell office:value="0.020531653106212615" office:value-type="float"/>
          <table:table-cell office:value="0.020531653106212615" office:value-type="float"/>
          <table:table-cell office:value="0.020531653106212615" office:value-type="float"/>
          <table:table-cell office:value="0.020531653106212615" office:value-type="float"/>
          <table:table-cell office:value="0.020531653106212615" office:value-type="float"/>
          <table:table-cell office:value="0.020531653106212615" office:value-type="float"/>
          <table:table-cell office:value="0.8336707788259847" office:value-type="float"/>
          <table:table-cell office:value="44" office:value-type="float"/>
          <table:table-cell office:value="0.046690481901168826" office:value-type="float"/>
        </table:table-row>
        <table:table-row>
          <table:table-cell office:value="0.02099855536222458" office:value-type="float"/>
          <table:table-cell office:value="0.02099855536222458" office:value-type="float"/>
          <table:table-cell office:value="0.02099855536222458" office:value-type="float"/>
          <table:table-cell office:value="0.02099855536222458" office:value-type="float"/>
          <table:table-cell office:value="0.02099855536222458" office:value-type="float"/>
          <table:table-cell office:value="0.02099855536222458" office:value-type="float"/>
          <table:table-cell office:value="0.832527106539001" office:value-type="float"/>
          <table:table-cell office:value="45" office:value-type="float"/>
          <table:table-cell office:value="0.04669022560119629" office:value-type="float"/>
        </table:table-row>
        <table:table-row>
          <table:table-cell office:value="0.021465483129024507" office:value-type="float"/>
          <table:table-cell office:value="0.021465483129024507" office:value-type="float"/>
          <table:table-cell office:value="0.021465483129024507" office:value-type="float"/>
          <table:table-cell office:value="0.021465483129024507" office:value-type="float"/>
          <table:table-cell office:value="0.021465483129024507" office:value-type="float"/>
          <table:table-cell office:value="0.021465483129024507" office:value-type="float"/>
          <table:table-cell office:value="0.831383371763604" office:value-type="float"/>
          <table:table-cell office:value="46" office:value-type="float"/>
          <table:table-cell office:value="0.04669277667999268" office:value-type="float"/>
        </table:table-row>
        <table:table-row>
          <table:table-cell office:value="0.02193240958452225" office:value-type="float"/>
          <table:table-cell office:value="0.02193240958452225" office:value-type="float"/>
          <table:table-cell office:value="0.02193240958452225" office:value-type="float"/>
          <table:table-cell office:value="0.02193240958452225" office:value-type="float"/>
          <table:table-cell office:value="0.02193240958452225" office:value-type="float"/>
          <table:table-cell office:value="0.02193240958452225" office:value-type="float"/>
          <table:table-cell office:value="0.8302396402002281" office:value-type="float"/>
          <table:table-cell office:value="47" office:value-type="float"/>
          <table:table-cell office:value="0.046692645549774175" office:value-type="float"/>
        </table:table-row>
        <table:table-row>
          <table:table-cell office:value="0.022399361550807954" office:value-type="float"/>
          <table:table-cell office:value="0.022399361550807954" office:value-type="float"/>
          <table:table-cell office:value="0.022399361550807954" office:value-type="float"/>
          <table:table-cell office:value="0.022399361550807954" office:value-type="float"/>
          <table:table-cell office:value="0.022399361550807954" office:value-type="float"/>
          <table:table-cell office:value="0.022399361550807954" office:value-type="float"/>
          <table:table-cell office:value="0.8290958461484389" office:value-type="float"/>
          <table:table-cell office:value="48" office:value-type="float"/>
          <table:table-cell office:value="0.046695196628570565" office:value-type="float"/>
        </table:table-row>
        <table:table-row>
          <table:table-cell office:value="0.022866314828395844" office:value-type="float"/>
          <table:table-cell office:value="0.022866314828395844" office:value-type="float"/>
          <table:table-cell office:value="0.022866314828395844" office:value-type="float"/>
          <table:table-cell office:value="0.022866314828395844" office:value-type="float"/>
          <table:table-cell office:value="0.022866314828395844" office:value-type="float"/>
          <table:table-cell office:value="0.022866314828395844" office:value-type="float"/>
          <table:table-cell office:value="0.8279520488846284" office:value-type="float"/>
          <table:table-cell office:value="49" office:value-type="float"/>
          <table:table-cell office:value="0.04669532775878907" office:value-type="float"/>
        </table:table-row>
        <table:table-row>
          <table:table-cell office:value="0.023333293557167054" office:value-type="float"/>
          <table:table-cell office:value="0.023333293557167054" office:value-type="float"/>
          <table:table-cell office:value="0.023333293557167054" office:value-type="float"/>
          <table:table-cell office:value="0.023333293557167054" office:value-type="float"/>
          <table:table-cell office:value="0.023333293557167054" office:value-type="float"/>
          <table:table-cell office:value="0.023333293557167054" office:value-type="float"/>
          <table:table-cell office:value="0.8268081892784054" office:value-type="float"/>
          <table:table-cell office:value="50" office:value-type="float"/>
          <table:table-cell office:value="0.046697872877120974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572077274322513" office:value-type="float"/>
          <table:table-cell office:value="0.00046572077274322513" office:value-type="float"/>
          <table:table-cell office:value="0.00046572077274322513" office:value-type="float"/>
          <table:table-cell office:value="0.00046572077274322513" office:value-type="float"/>
          <table:table-cell office:value="0.00046572077274322513" office:value-type="float"/>
          <table:table-cell office:value="0.00046572077274322513" office:value-type="float"/>
          <table:table-cell office:value="0.970777031131469" office:value-type="float"/>
          <table:table-cell office:value="1" office:value-type="float"/>
          <table:table-cell office:value="0.04657207727432251" office:value-type="float"/>
        </table:table-row>
        <table:table-row>
          <table:table-cell office:value="0.0009314671754837037" office:value-type="float"/>
          <table:table-cell office:value="0.0009314671754837037" office:value-type="float"/>
          <table:table-cell office:value="0.0009314671754837037" office:value-type="float"/>
          <table:table-cell office:value="0.0009314671754837037" office:value-type="float"/>
          <table:table-cell office:value="0.0009314671754837037" office:value-type="float"/>
          <table:table-cell office:value="0.0009314671754837037" office:value-type="float"/>
          <table:table-cell office:value="0.969636190095218" office:value-type="float"/>
          <table:table-cell office:value="2" office:value-type="float"/>
          <table:table-cell office:value="0.046574640274047854" office:value-type="float"/>
        </table:table-row>
        <table:table-row>
          <table:table-cell office:value="0.0013972198963165285" office:value-type="float"/>
          <table:table-cell office:value="0.0013972198963165285" office:value-type="float"/>
          <table:table-cell office:value="0.0013972198963165285" office:value-type="float"/>
          <table:table-cell office:value="0.0013972198963165285" office:value-type="float"/>
          <table:table-cell office:value="0.0013972198963165285" office:value-type="float"/>
          <table:table-cell office:value="0.0013972198963165285" office:value-type="float"/>
          <table:table-cell office:value="0.9684953335828647" office:value-type="float"/>
          <table:table-cell office:value="3" office:value-type="float"/>
          <table:table-cell office:value="0.04657527208328248" office:value-type="float"/>
        </table:table-row>
        <table:table-row>
          <table:table-cell office:value="0.0018629982471466068" office:value-type="float"/>
          <table:table-cell office:value="0.0018629982471466068" office:value-type="float"/>
          <table:table-cell office:value="0.0018629982471466068" office:value-type="float"/>
          <table:table-cell office:value="0.0018629982471466068" office:value-type="float"/>
          <table:table-cell office:value="0.0018629982471466068" office:value-type="float"/>
          <table:table-cell office:value="0.0018629982471466068" office:value-type="float"/>
          <table:table-cell office:value="0.9673544142900958" office:value-type="float"/>
          <table:table-cell office:value="4" office:value-type="float"/>
          <table:table-cell office:value="0.04657783508300782" office:value-type="float"/>
        </table:table-row>
        <table:table-row>
          <table:table-cell office:value="0.002328784227371216" office:value-type="float"/>
          <table:table-cell office:value="0.002328784227371216" office:value-type="float"/>
          <table:table-cell office:value="0.002328784227371216" office:value-type="float"/>
          <table:table-cell office:value="0.002328784227371216" office:value-type="float"/>
          <table:table-cell office:value="0.002328784227371216" office:value-type="float"/>
          <table:table-cell office:value="0.002328784227371216" office:value-type="float"/>
          <table:table-cell office:value="0.9662134763092035" office:value-type="float"/>
          <table:table-cell office:value="5" office:value-type="float"/>
          <table:table-cell office:value="0.046578598022460935" office:value-type="float"/>
        </table:table-row>
        <table:table-row>
          <table:table-cell office:value="0.0027945959568023686" office:value-type="float"/>
          <table:table-cell office:value="0.0027945959568023686" office:value-type="float"/>
          <table:table-cell office:value="0.0027945959568023686" office:value-type="float"/>
          <table:table-cell office:value="0.0027945959568023686" office:value-type="float"/>
          <table:table-cell office:value="0.0027945959568023686" office:value-type="float"/>
          <table:table-cell office:value="0.0027945959568023686" office:value-type="float"/>
          <table:table-cell office:value="0.9650724752558938" office:value-type="float"/>
          <table:table-cell office:value="6" office:value-type="float"/>
          <table:table-cell office:value="0.04658117294311524" office:value-type="float"/>
        </table:table-row>
        <table:table-row>
          <table:table-cell office:value="0.0032604190111160283" office:value-type="float"/>
          <table:table-cell office:value="0.0032604190111160283" office:value-type="float"/>
          <table:table-cell office:value="0.0032604190111160283" office:value-type="float"/>
          <table:table-cell office:value="0.0032604190111160283" office:value-type="float"/>
          <table:table-cell office:value="0.0032604190111160283" office:value-type="float"/>
          <table:table-cell office:value="0.0032604190111160283" office:value-type="float"/>
          <table:table-cell office:value="0.9639314464624006" office:value-type="float"/>
          <table:table-cell office:value="7" office:value-type="float"/>
          <table:table-cell office:value="0.046582305431365975" office:value-type="float"/>
        </table:table-row>
        <table:table-row>
          <table:table-cell office:value="0.003726268827915192" office:value-type="float"/>
          <table:table-cell office:value="0.003726268827915192" office:value-type="float"/>
          <table:table-cell office:value="0.003726268827915192" office:value-type="float"/>
          <table:table-cell office:value="0.003726268827915192" office:value-type="float"/>
          <table:table-cell office:value="0.003726268827915192" office:value-type="float"/>
          <table:table-cell office:value="0.003726268827915192" office:value-type="float"/>
          <table:table-cell office:value="0.9627903521144736" office:value-type="float"/>
          <table:table-cell office:value="8" office:value-type="float"/>
          <table:table-cell office:value="0.046584981679916385" office:value-type="float"/>
        </table:table-row>
        <table:table-row>
          <table:table-cell office:value="0.004192133784294129" office:value-type="float"/>
          <table:table-cell office:value="0.004192133784294129" office:value-type="float"/>
          <table:table-cell office:value="0.004192133784294129" office:value-type="float"/>
          <table:table-cell office:value="0.004192133784294129" office:value-type="float"/>
          <table:table-cell office:value="0.004192133784294129" office:value-type="float"/>
          <table:table-cell office:value="0.004192133784294129" office:value-type="float"/>
          <table:table-cell office:value="0.9616492206823012" office:value-type="float"/>
          <table:table-cell office:value="9" office:value-type="float"/>
          <table:table-cell office:value="0.046586495637893674" office:value-type="float"/>
        </table:table-row>
        <table:table-row>
          <table:table-cell office:value="0.00465802538394928" office:value-type="float"/>
          <table:table-cell office:value="0.00465802538394928" office:value-type="float"/>
          <table:table-cell office:value="0.00465802538394928" office:value-type="float"/>
          <table:table-cell office:value="0.00465802538394928" office:value-type="float"/>
          <table:table-cell office:value="0.00465802538394928" office:value-type="float"/>
          <table:table-cell office:value="0.00465802538394928" office:value-type="float"/>
          <table:table-cell office:value="0.9605080239876971" office:value-type="float"/>
          <table:table-cell office:value="10" office:value-type="float"/>
          <table:table-cell office:value="0.046589159965515145" office:value-type="float"/>
        </table:table-row>
        <table:table-row>
          <table:table-cell office:value="0.005123934984207153" office:value-type="float"/>
          <table:table-cell office:value="0.005123934984207153" office:value-type="float"/>
          <table:table-cell office:value="0.005123934984207153" office:value-type="float"/>
          <table:table-cell office:value="0.005123934984207153" office:value-type="float"/>
          <table:table-cell office:value="0.005123934984207153" office:value-type="float"/>
          <table:table-cell office:value="0.005123934984207153" office:value-type="float"/>
          <table:table-cell office:value="0.9593667832008013" office:value-type="float"/>
          <table:table-cell office:value="11" office:value-type="float"/>
          <table:table-cell office:value="0.04659096002578736" office:value-type="float"/>
        </table:table-row>
        <table:table-row>
          <table:table-cell office:value="0.005589871287345886" office:value-type="float"/>
          <table:table-cell office:value="0.005589871287345886" office:value-type="float"/>
          <table:table-cell office:value="0.005589871287345886" office:value-type="float"/>
          <table:table-cell office:value="0.005589871287345886" office:value-type="float"/>
          <table:table-cell office:value="0.005589871287345886" office:value-type="float"/>
          <table:table-cell office:value="0.005589871287345886" office:value-type="float"/>
          <table:table-cell office:value="0.9582254770054726" office:value-type="float"/>
          <table:table-cell office:value="12" office:value-type="float"/>
          <table:table-cell office:value="0.0465936303138733" office:value-type="float"/>
        </table:table-row>
        <table:table-row>
          <table:table-cell office:value="0.006055827260017395" office:value-type="float"/>
          <table:table-cell office:value="0.006055827260017395" office:value-type="float"/>
          <table:table-cell office:value="0.006055827260017395" office:value-type="float"/>
          <table:table-cell office:value="0.006055827260017395" office:value-type="float"/>
          <table:table-cell office:value="0.006055827260017395" office:value-type="float"/>
          <table:table-cell office:value="0.006055827260017395" office:value-type="float"/>
          <table:table-cell office:value="0.9570841226298251" office:value-type="float"/>
          <table:table-cell office:value="13" office:value-type="float"/>
          <table:table-cell office:value="0.04659559726715089" office:value-type="float"/>
        </table:table-row>
        <table:table-row>
          <table:table-cell office:value="0.006521809875965119" office:value-type="float"/>
          <table:table-cell office:value="0.006521809875965119" office:value-type="float"/>
          <table:table-cell office:value="0.006521809875965119" office:value-type="float"/>
          <table:table-cell office:value="0.006521809875965119" office:value-type="float"/>
          <table:table-cell office:value="0.006521809875965119" office:value-type="float"/>
          <table:table-cell office:value="0.006521809875965119" office:value-type="float"/>
          <table:table-cell office:value="0.955942702991746" office:value-type="float"/>
          <table:table-cell office:value="14" office:value-type="float"/>
          <table:table-cell office:value="0.046598261594772344" office:value-type="float"/>
        </table:table-row>
        <table:table-row>
          <table:table-cell office:value="0.00698781305551529" office:value-type="float"/>
          <table:table-cell office:value="0.00698781305551529" office:value-type="float"/>
          <table:table-cell office:value="0.00698781305551529" office:value-type="float"/>
          <table:table-cell office:value="0.00698781305551529" office:value-type="float"/>
          <table:table-cell office:value="0.00698781305551529" office:value-type="float"/>
          <table:table-cell office:value="0.00698781305551529" office:value-type="float"/>
          <table:table-cell office:value="0.9548012329833334" office:value-type="float"/>
          <table:table-cell office:value="15" office:value-type="float"/>
          <table:table-cell office:value="0.046600317955017095" office:value-type="float"/>
        </table:table-row>
        <table:table-row>
          <table:table-cell office:value="0.007453842818737031" office:value-type="float"/>
          <table:table-cell office:value="0.007453842818737031" office:value-type="float"/>
          <table:table-cell office:value="0.007453842818737031" office:value-type="float"/>
          <table:table-cell office:value="0.007453842818737031" office:value-type="float"/>
          <table:table-cell office:value="0.007453842818737031" office:value-type="float"/>
          <table:table-cell office:value="0.007453842818737031" office:value-type="float"/>
          <table:table-cell office:value="0.9536596978584901" office:value-type="float"/>
          <table:table-cell office:value="16" office:value-type="float"/>
          <table:table-cell office:value="0.04660297632217407" office:value-type="float"/>
        </table:table-row>
        <table:table-row>
          <table:table-cell office:value="0.007919894278049469" office:value-type="float"/>
          <table:table-cell office:value="0.007919894278049469" office:value-type="float"/>
          <table:table-cell office:value="0.007919894278049469" office:value-type="float"/>
          <table:table-cell office:value="0.007919894278049469" office:value-type="float"/>
          <table:table-cell office:value="0.007919894278049469" office:value-type="float"/>
          <table:table-cell office:value="0.007919894278049469" office:value-type="float"/>
          <table:table-cell office:value="0.9525181095892952" office:value-type="float"/>
          <table:table-cell office:value="17" office:value-type="float"/>
          <table:table-cell office:value="0.0466051459312439" office:value-type="float"/>
        </table:table-row>
        <table:table-row>
          <table:table-cell office:value="0.008385972261428834" office:value-type="float"/>
          <table:table-cell office:value="0.008385972261428834" office:value-type="float"/>
          <table:table-cell office:value="0.008385972261428834" office:value-type="float"/>
          <table:table-cell office:value="0.008385972261428834" office:value-type="float"/>
          <table:table-cell office:value="0.008385972261428834" office:value-type="float"/>
          <table:table-cell office:value="0.008385972261428834" office:value-type="float"/>
          <table:table-cell office:value="0.9513764563496704" office:value-type="float"/>
          <table:table-cell office:value="18" office:value-type="float"/>
          <table:table-cell office:value="0.04660779833793641" office:value-type="float"/>
        </table:table-row>
        <table:table-row>
          <table:table-cell office:value="0.008852074980735779" office:value-type="float"/>
          <table:table-cell office:value="0.008852074980735779" office:value-type="float"/>
          <table:table-cell office:value="0.008852074980735779" office:value-type="float"/>
          <table:table-cell office:value="0.008852074980735779" office:value-type="float"/>
          <table:table-cell office:value="0.008852074980735779" office:value-type="float"/>
          <table:table-cell office:value="0.008852074980735779" office:value-type="float"/>
          <table:table-cell office:value="0.9502347425196447" office:value-type="float"/>
          <table:table-cell office:value="19" office:value-type="float"/>
          <table:table-cell office:value="0.046610271930694586" office:value-type="float"/>
        </table:table-row>
        <table:table-row>
          <table:table-cell office:value="0.009318204164505005" office:value-type="float"/>
          <table:table-cell office:value="0.009318204164505005" office:value-type="float"/>
          <table:table-cell office:value="0.009318204164505005" office:value-type="float"/>
          <table:table-cell office:value="0.009318204164505005" office:value-type="float"/>
          <table:table-cell office:value="0.009318204164505005" office:value-type="float"/>
          <table:table-cell office:value="0.009318204164505005" office:value-type="float"/>
          <table:table-cell office:value="0.94909296386519" office:value-type="float"/>
          <table:table-cell office:value="20" office:value-type="float"/>
          <table:table-cell office:value="0.04661291837692261" office:value-type="float"/>
        </table:table-row>
        <table:table-row>
          <table:table-cell office:value="0.009784362196922303" office:value-type="float"/>
          <table:table-cell office:value="0.009784362196922303" office:value-type="float"/>
          <table:table-cell office:value="0.009784362196922303" office:value-type="float"/>
          <table:table-cell office:value="0.009784362196922303" office:value-type="float"/>
          <table:table-cell office:value="0.009784362196922303" office:value-type="float"/>
          <table:table-cell office:value="0.009784362196922303" office:value-type="float"/>
          <table:table-cell office:value="0.9479511145462679" office:value-type="float"/>
          <table:table-cell office:value="21" office:value-type="float"/>
          <table:table-cell office:value="0.046615803241729745" office:value-type="float"/>
        </table:table-row>
        <table:table-row>
          <table:table-cell office:value="0.01025054669380188" office:value-type="float"/>
          <table:table-cell office:value="0.01025054669380188" office:value-type="float"/>
          <table:table-cell office:value="0.01025054669380188" office:value-type="float"/>
          <table:table-cell office:value="0.01025054669380188" office:value-type="float"/>
          <table:table-cell office:value="0.01025054669380188" office:value-type="float"/>
          <table:table-cell office:value="0.01025054669380188" office:value-type="float"/>
          <table:table-cell office:value="0.9468092004029168" office:value-type="float"/>
          <table:table-cell office:value="22" office:value-type="float"/>
          <table:table-cell office:value="0.046618449687957766" office:value-type="float"/>
        </table:table-row>
        <table:table-row>
          <table:table-cell office:value="0.010716763913631439" office:value-type="float"/>
          <table:table-cell office:value="0.010716763913631439" office:value-type="float"/>
          <table:table-cell office:value="0.010716763913631439" office:value-type="float"/>
          <table:table-cell office:value="0.010716763913631439" office:value-type="float"/>
          <table:table-cell office:value="0.010716763913631439" office:value-type="float"/>
          <table:table-cell office:value="0.010716763913631439" office:value-type="float"/>
          <table:table-cell office:value="0.9456672061050354" office:value-type="float"/>
          <table:table-cell office:value="23" office:value-type="float"/>
          <table:table-cell office:value="0.04662172198295593" office:value-type="float"/>
        </table:table-row>
        <table:table-row>
          <table:table-cell office:value="0.011183007538318633" office:value-type="float"/>
          <table:table-cell office:value="0.011183007538318633" office:value-type="float"/>
          <table:table-cell office:value="0.011183007538318633" office:value-type="float"/>
          <table:table-cell office:value="0.011183007538318633" office:value-type="float"/>
          <table:table-cell office:value="0.011183007538318633" office:value-type="float"/>
          <table:table-cell office:value="0.011183007538318633" office:value-type="float"/>
          <table:table-cell office:value="0.944525147128726" office:value-type="float"/>
          <table:table-cell office:value="24" office:value-type="float"/>
          <table:table-cell office:value="0.04662436246871948" office:value-type="float"/>
        </table:table-row>
        <table:table-row>
          <table:table-cell office:value="0.01164928650856018" office:value-type="float"/>
          <table:table-cell office:value="0.01164928650856018" office:value-type="float"/>
          <table:table-cell office:value="0.01164928650856018" office:value-type="float"/>
          <table:table-cell office:value="0.01164928650856018" office:value-type="float"/>
          <table:table-cell office:value="0.01164928650856018" office:value-type="float"/>
          <table:table-cell office:value="0.01164928650856018" office:value-type="float"/>
          <table:table-cell office:value="0.9433830015738439" office:value-type="float"/>
          <table:table-cell office:value="25" office:value-type="float"/>
          <table:table-cell office:value="0.046627897024154666" office:value-type="float"/>
        </table:table-row>
        <table:table-row>
          <table:table-cell office:value="0.012115591824054717" office:value-type="float"/>
          <table:table-cell office:value="0.012115591824054717" office:value-type="float"/>
          <table:table-cell office:value="0.012115591824054717" office:value-type="float"/>
          <table:table-cell office:value="0.012115591824054717" office:value-type="float"/>
          <table:table-cell office:value="0.012115591824054717" office:value-type="float"/>
          <table:table-cell office:value="0.012115591824054717" office:value-type="float"/>
          <table:table-cell office:value="0.9422407914865347" office:value-type="float"/>
          <table:table-cell office:value="26" office:value-type="float"/>
          <table:table-cell office:value="0.046630531549453735" office:value-type="float"/>
        </table:table-row>
        <table:table-row>
          <table:table-cell office:value="0.012581933975219726" office:value-type="float"/>
          <table:table-cell office:value="0.012581933975219726" office:value-type="float"/>
          <table:table-cell office:value="0.012581933975219726" office:value-type="float"/>
          <table:table-cell office:value="0.012581933975219726" office:value-type="float"/>
          <table:table-cell office:value="0.012581933975219726" office:value-type="float"/>
          <table:table-cell office:value="0.012581933975219726" office:value-type="float"/>
          <table:table-cell office:value="0.9410984911706286" office:value-type="float"/>
          <table:table-cell office:value="27" office:value-type="float"/>
          <table:table-cell office:value="0.04663421511650086" office:value-type="float"/>
        </table:table-row>
        <table:table-row>
          <table:table-cell office:value="0.01304830241203308" office:value-type="float"/>
          <table:table-cell office:value="0.01304830241203308" office:value-type="float"/>
          <table:table-cell office:value="0.01304830241203308" office:value-type="float"/>
          <table:table-cell office:value="0.01304830241203308" office:value-type="float"/>
          <table:table-cell office:value="0.01304830241203308" office:value-type="float"/>
          <table:table-cell office:value="0.01304830241203308" office:value-type="float"/>
          <table:table-cell office:value="0.9399561264682965" office:value-type="float"/>
          <table:table-cell office:value="28" office:value-type="float"/>
          <table:table-cell office:value="0.04663684368133546" office:value-type="float"/>
        </table:table-row>
        <table:table-row>
          <table:table-cell office:value="0.01351470923423767" office:value-type="float"/>
          <table:table-cell office:value="0.01351470923423767" office:value-type="float"/>
          <table:table-cell office:value="0.01351470923423767" office:value-type="float"/>
          <table:table-cell office:value="0.01351470923423767" office:value-type="float"/>
          <table:table-cell office:value="0.01351470923423767" office:value-type="float"/>
          <table:table-cell office:value="0.01351470923423767" office:value-type="float"/>
          <table:table-cell office:value="0.9388136677413422" office:value-type="float"/>
          <table:table-cell office:value="29" office:value-type="float"/>
          <table:table-cell office:value="0.04664068222045899" office:value-type="float"/>
        </table:table-row>
        <table:table-row>
          <table:table-cell office:value="0.013981142342090606" office:value-type="float"/>
          <table:table-cell office:value="0.013981142342090606" office:value-type="float"/>
          <table:table-cell office:value="0.013981142342090606" office:value-type="float"/>
          <table:table-cell office:value="0.013981142342090606" office:value-type="float"/>
          <table:table-cell office:value="0.013981142342090606" office:value-type="float"/>
          <table:table-cell office:value="0.013981142342090606" office:value-type="float"/>
          <table:table-cell office:value="0.937671144627962" office:value-type="float"/>
          <table:table-cell office:value="30" office:value-type="float"/>
          <table:table-cell office:value="0.04664331078529359" office:value-type="float"/>
        </table:table-row>
        <table:table-row>
          <table:table-cell office:value="0.014447614133358001" office:value-type="float"/>
          <table:table-cell office:value="0.014447614133358001" office:value-type="float"/>
          <table:table-cell office:value="0.014447614133358001" office:value-type="float"/>
          <table:table-cell office:value="0.014447614133358001" office:value-type="float"/>
          <table:table-cell office:value="0.014447614133358001" office:value-type="float"/>
          <table:table-cell office:value="0.014447614133358001" office:value-type="float"/>
          <table:table-cell office:value="0.9365285267599548" office:value-type="float"/>
          <table:table-cell office:value="31" office:value-type="float"/>
          <table:table-cell office:value="0.046647179126739505" office:value-type="float"/>
        </table:table-row>
        <table:table-row>
          <table:table-cell office:value="0.014914112210273741" office:value-type="float"/>
          <table:table-cell office:value="0.014914112210273741" office:value-type="float"/>
          <table:table-cell office:value="0.014914112210273741" office:value-type="float"/>
          <table:table-cell office:value="0.014914112210273741" office:value-type="float"/>
          <table:table-cell office:value="0.014914112210273741" office:value-type="float"/>
          <table:table-cell office:value="0.014914112210273741" office:value-type="float"/>
          <table:table-cell office:value="0.9353858445055216" office:value-type="float"/>
          <table:table-cell office:value="32" office:value-type="float"/>
          <table:table-cell office:value="0.046649807691574105" office:value-type="float"/>
        </table:table-row>
        <table:table-row>
          <table:table-cell office:value="0.015380651235580443" office:value-type="float"/>
          <table:table-cell office:value="0.015380651235580443" office:value-type="float"/>
          <table:table-cell office:value="0.015380651235580443" office:value-type="float"/>
          <table:table-cell office:value="0.015380651235580443" office:value-type="float"/>
          <table:table-cell office:value="0.015380651235580443" office:value-type="float"/>
          <table:table-cell office:value="0.015380651235580443" office:value-type="float"/>
          <table:table-cell office:value="0.9342430619484248" office:value-type="float"/>
          <table:table-cell office:value="33" office:value-type="float"/>
          <table:table-cell office:value="0.04665390253067017" office:value-type="float"/>
        </table:table-row>
        <table:table-row>
          <table:table-cell office:value="0.015847216486930847" office:value-type="float"/>
          <table:table-cell office:value="0.015847216486930847" office:value-type="float"/>
          <table:table-cell office:value="0.015847216486930847" office:value-type="float"/>
          <table:table-cell office:value="0.015847216486930847" office:value-type="float"/>
          <table:table-cell office:value="0.015847216486930847" office:value-type="float"/>
          <table:table-cell office:value="0.015847216486930847" office:value-type="float"/>
          <table:table-cell office:value="0.9331002151509029" office:value-type="float"/>
          <table:table-cell office:value="34" office:value-type="float"/>
          <table:table-cell office:value="0.04665652513504029" office:value-type="float"/>
        </table:table-row>
        <table:table-row>
          <table:table-cell office:value="0.01631382632255554" office:value-type="float"/>
          <table:table-cell office:value="0.01631382632255554" office:value-type="float"/>
          <table:table-cell office:value="0.01631382632255554" office:value-type="float"/>
          <table:table-cell office:value="0.01631382632255554" office:value-type="float"/>
          <table:table-cell office:value="0.01631382632255554" office:value-type="float"/>
          <table:table-cell office:value="0.01631382632255554" office:value-type="float"/>
          <table:table-cell office:value="0.9319572591446585" office:value-type="float"/>
          <table:table-cell office:value="35" office:value-type="float"/>
          <table:table-cell office:value="0.04666098356246949" office:value-type="float"/>
        </table:table-row>
        <table:table-row>
          <table:table-cell office:value="0.016780462324619293" office:value-type="float"/>
          <table:table-cell office:value="0.016780462324619293" office:value-type="float"/>
          <table:table-cell office:value="0.016780462324619293" office:value-type="float"/>
          <table:table-cell office:value="0.016780462324619293" office:value-type="float"/>
          <table:table-cell office:value="0.016780462324619293" office:value-type="float"/>
          <table:table-cell office:value="0.016780462324619293" office:value-type="float"/>
          <table:table-cell office:value="0.93081423904399" office:value-type="float"/>
          <table:table-cell office:value="36" office:value-type="float"/>
          <table:table-cell office:value="0.046663600206375125" office:value-type="float"/>
        </table:table-row>
        <table:table-row>
          <table:table-cell office:value="0.01724714821577072" office:value-type="float"/>
          <table:table-cell office:value="0.01724714821577072" office:value-type="float"/>
          <table:table-cell office:value="0.01724714821577072" office:value-type="float"/>
          <table:table-cell office:value="0.01724714821577072" office:value-type="float"/>
          <table:table-cell office:value="0.01724714821577072" office:value-type="float"/>
          <table:table-cell office:value="0.01724714821577072" office:value-type="float"/>
          <table:table-cell office:value="0.929671096740513" office:value-type="float"/>
          <table:table-cell office:value="37" office:value-type="float"/>
          <table:table-cell office:value="0.04666858911514282" office:value-type="float"/>
        </table:table-row>
        <table:table-row>
          <table:table-cell office:value="0.017713860392570495" office:value-type="float"/>
          <table:table-cell office:value="0.017713860392570495" office:value-type="float"/>
          <table:table-cell office:value="0.017713860392570495" office:value-type="float"/>
          <table:table-cell office:value="0.017713860392570495" office:value-type="float"/>
          <table:table-cell office:value="0.017713860392570495" office:value-type="float"/>
          <table:table-cell office:value="0.017713860392570495" office:value-type="float"/>
          <table:table-cell office:value="0.9285278900506099" office:value-type="float"/>
          <table:table-cell office:value="38" office:value-type="float"/>
          <table:table-cell office:value="0.04667121767997742" office:value-type="float"/>
        </table:table-row>
        <table:table-row>
          <table:table-cell office:value="0.01818062674999237" office:value-type="float"/>
          <table:table-cell office:value="0.01818062674999237" office:value-type="float"/>
          <table:table-cell office:value="0.01818062674999237" office:value-type="float"/>
          <table:table-cell office:value="0.01818062674999237" office:value-type="float"/>
          <table:table-cell office:value="0.01818062674999237" office:value-type="float"/>
          <table:table-cell office:value="0.01818062674999237" office:value-type="float"/>
          <table:table-cell office:value="0.9273845506458287" office:value-type="float"/>
          <table:table-cell office:value="39" office:value-type="float"/>
          <table:table-cell office:value="0.0466766357421875" office:value-type="float"/>
        </table:table-row>
        <table:table-row>
          <table:table-cell office:value="0.01864741939306259" office:value-type="float"/>
          <table:table-cell office:value="0.01864741939306259" office:value-type="float"/>
          <table:table-cell office:value="0.01864741939306259" office:value-type="float"/>
          <table:table-cell office:value="0.01864741939306259" office:value-type="float"/>
          <table:table-cell office:value="0.01864741939306259" office:value-type="float"/>
          <table:table-cell office:value="0.01864741939306259" office:value-type="float"/>
          <table:table-cell office:value="0.9262411468546216" office:value-type="float"/>
          <table:table-cell office:value="40" office:value-type="float"/>
          <table:table-cell office:value="0.0466792643070221" office:value-type="float"/>
        </table:table-row>
        <table:table-row>
          <table:table-cell office:value="0.019114269435405732" office:value-type="float"/>
          <table:table-cell office:value="0.019114269435405732" office:value-type="float"/>
          <table:table-cell office:value="0.019114269435405732" office:value-type="float"/>
          <table:table-cell office:value="0.019114269435405732" office:value-type="float"/>
          <table:table-cell office:value="0.019114269435405732" office:value-type="float"/>
          <table:table-cell office:value="0.019114269435405732" office:value-type="float"/>
          <table:table-cell office:value="0.9250976024644841" office:value-type="float"/>
          <table:table-cell office:value="41" office:value-type="float"/>
          <table:table-cell office:value="0.04668500423431397" office:value-type="float"/>
        </table:table-row>
        <table:table-row>
          <table:table-cell office:value="0.01958114618062973" office:value-type="float"/>
          <table:table-cell office:value="0.01958114618062973" office:value-type="float"/>
          <table:table-cell office:value="0.01958114618062973" office:value-type="float"/>
          <table:table-cell office:value="0.01958114618062973" office:value-type="float"/>
          <table:table-cell office:value="0.01958114618062973" office:value-type="float"/>
          <table:table-cell office:value="0.01958114618062973" office:value-type="float"/>
          <table:table-cell office:value="0.923953992665914" office:value-type="float"/>
          <table:table-cell office:value="42" office:value-type="float"/>
          <table:table-cell office:value="0.0466876745223999" office:value-type="float"/>
        </table:table-row>
        <table:table-row>
          <table:table-cell office:value="0.020048081934452056" office:value-type="float"/>
          <table:table-cell office:value="0.020048081934452056" office:value-type="float"/>
          <table:table-cell office:value="0.020048081934452056" office:value-type="float"/>
          <table:table-cell office:value="0.020048081934452056" office:value-type="float"/>
          <table:table-cell office:value="0.020048081934452056" office:value-type="float"/>
          <table:table-cell office:value="0.020048081934452056" office:value-type="float"/>
          <table:table-cell office:value="0.9228102383263875" office:value-type="float"/>
          <table:table-cell office:value="43" office:value-type="float"/>
          <table:table-cell office:value="0.04669357538223266" office:value-type="float"/>
        </table:table-row>
        <table:table-row>
          <table:table-cell office:value="0.020515044033527375" office:value-type="float"/>
          <table:table-cell office:value="0.020515044033527375" office:value-type="float"/>
          <table:table-cell office:value="0.020515044033527375" office:value-type="float"/>
          <table:table-cell office:value="0.020515044033527375" office:value-type="float"/>
          <table:table-cell office:value="0.020515044033527375" office:value-type="float"/>
          <table:table-cell office:value="0.020515044033527375" office:value-type="float"/>
          <table:table-cell office:value="0.921666419454434" office:value-type="float"/>
          <table:table-cell office:value="44" office:value-type="float"/>
          <table:table-cell office:value="0.04669620990753175" office:value-type="float"/>
        </table:table-row>
        <table:table-row>
          <table:table-cell office:value="0.02098206728696823" office:value-type="float"/>
          <table:table-cell office:value="0.02098206728696823" office:value-type="float"/>
          <table:table-cell office:value="0.02098206728696823" office:value-type="float"/>
          <table:table-cell office:value="0.02098206728696823" office:value-type="float"/>
          <table:table-cell office:value="0.02098206728696823" office:value-type="float"/>
          <table:table-cell office:value="0.02098206728696823" office:value-type="float"/>
          <table:table-cell office:value="0.9205224507854893" office:value-type="float"/>
          <table:table-cell office:value="45" office:value-type="float"/>
          <table:table-cell office:value="0.04670232534408569" office:value-type="float"/>
        </table:table-row>
        <table:table-row>
          <table:table-cell office:value="0.0214491166472435" office:value-type="float"/>
          <table:table-cell office:value="0.0214491166472435" office:value-type="float"/>
          <table:table-cell office:value="0.0214491166472435" office:value-type="float"/>
          <table:table-cell office:value="0.0214491166472435" office:value-type="float"/>
          <table:table-cell office:value="0.0214491166472435" office:value-type="float"/>
          <table:table-cell office:value="0.0214491166472435" office:value-type="float"/>
          <table:table-cell office:value="0.9193784181681217" office:value-type="float"/>
          <table:table-cell office:value="46" office:value-type="float"/>
          <table:table-cell office:value="0.04670493602752686" office:value-type="float"/>
        </table:table-row>
        <table:table-row>
          <table:table-cell office:value="0.02191623055934906" office:value-type="float"/>
          <table:table-cell office:value="0.02191623055934906" office:value-type="float"/>
          <table:table-cell office:value="0.02191623055934906" office:value-type="float"/>
          <table:table-cell office:value="0.02191623055934906" office:value-type="float"/>
          <table:table-cell office:value="0.02191623055934906" office:value-type="float"/>
          <table:table-cell office:value="0.02191623055934906" office:value-type="float"/>
          <table:table-cell office:value="0.9182342274317078" office:value-type="float"/>
          <table:table-cell office:value="47" office:value-type="float"/>
          <table:table-cell office:value="0.046711391210556036" office:value-type="float"/>
        </table:table-row>
        <table:table-row>
          <table:table-cell office:value="0.022383370518684387" office:value-type="float"/>
          <table:table-cell office:value="0.022383370518684387" office:value-type="float"/>
          <table:table-cell office:value="0.022383370518684387" office:value-type="float"/>
          <table:table-cell office:value="0.022383370518684387" office:value-type="float"/>
          <table:table-cell office:value="0.022383370518684387" office:value-type="float"/>
          <table:table-cell office:value="0.022383370518684387" office:value-type="float"/>
          <table:table-cell office:value="0.9170899728928718" office:value-type="float"/>
          <table:table-cell office:value="48" office:value-type="float"/>
          <table:table-cell office:value="0.04671399593353272" office:value-type="float"/>
        </table:table-row>
        <table:table-row>
          <table:table-cell office:value="0.022850578904151916" office:value-type="float"/>
          <table:table-cell office:value="0.022850578904151916" office:value-type="float"/>
          <table:table-cell office:value="0.022850578904151916" office:value-type="float"/>
          <table:table-cell office:value="0.022850578904151916" office:value-type="float"/>
          <table:table-cell office:value="0.022850578904151916" office:value-type="float"/>
          <table:table-cell office:value="0.022850578904151916" office:value-type="float"/>
          <table:table-cell office:value="0.9159455507449268" office:value-type="float"/>
          <table:table-cell office:value="49" office:value-type="float"/>
          <table:table-cell office:value="0.046720838546752935" office:value-type="float"/>
        </table:table-row>
        <table:table-row>
          <table:table-cell office:value="0.02331781339645386" office:value-type="float"/>
          <table:table-cell office:value="0.02331781339645386" office:value-type="float"/>
          <table:table-cell office:value="0.02331781339645386" office:value-type="float"/>
          <table:table-cell office:value="0.02331781339645386" office:value-type="float"/>
          <table:table-cell office:value="0.02331781339645386" office:value-type="float"/>
          <table:table-cell office:value="0.02331781339645386" office:value-type="float"/>
          <table:table-cell office:value="0.9148010646485586" office:value-type="float"/>
          <table:table-cell office:value="50" office:value-type="float"/>
          <table:table-cell office:value="0.0467234492301941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6120719909668" office:value-type="float"/>
          <table:table-cell office:value="0.000466120719909668" office:value-type="float"/>
          <table:table-cell office:value="0.000466120719909668" office:value-type="float"/>
          <table:table-cell office:value="0.000466120719909668" office:value-type="float"/>
          <table:table-cell office:value="0.000466120719909668" office:value-type="float"/>
          <table:table-cell office:value="0.000466120719909668" office:value-type="float"/>
          <table:table-cell office:value="0.8960847748422973" office:value-type="float"/>
          <table:table-cell office:value="1" office:value-type="float"/>
          <table:table-cell office:value="0.0466120719909668" office:value-type="float"/>
        </table:table-row>
        <table:table-row>
          <table:table-cell office:value="0.0009322669506072999" office:value-type="float"/>
          <table:table-cell office:value="0.0009322669506072999" office:value-type="float"/>
          <table:table-cell office:value="0.0009322669506072999" office:value-type="float"/>
          <table:table-cell office:value="0.0009322669506072999" office:value-type="float"/>
          <table:table-cell office:value="0.0009322669506072999" office:value-type="float"/>
          <table:table-cell office:value="0.0009322669506072999" office:value-type="float"/>
          <table:table-cell office:value="0.8972265952530282" office:value-type="float"/>
          <table:table-cell office:value="2" office:value-type="float"/>
          <table:table-cell office:value="0.04661462306976319" office:value-type="float"/>
        </table:table-row>
        <table:table-row>
          <table:table-cell office:value="0.0013984858989715577" office:value-type="float"/>
          <table:table-cell office:value="0.0013984858989715577" office:value-type="float"/>
          <table:table-cell office:value="0.0013984858989715577" office:value-type="float"/>
          <table:table-cell office:value="0.0013984858989715577" office:value-type="float"/>
          <table:table-cell office:value="0.0013984858989715577" office:value-type="float"/>
          <table:table-cell office:value="0.0013984858989715577" office:value-type="float"/>
          <table:table-cell office:value="0.8983685937849376" office:value-type="float"/>
          <table:table-cell office:value="3" office:value-type="float"/>
          <table:table-cell office:value="0.04662189483642579" office:value-type="float"/>
        </table:table-row>
        <table:table-row>
          <table:table-cell office:value="0.0018647302389144897" office:value-type="float"/>
          <table:table-cell office:value="0.0018647302389144897" office:value-type="float"/>
          <table:table-cell office:value="0.0018647302389144897" office:value-type="float"/>
          <table:table-cell office:value="0.0018647302389144897" office:value-type="float"/>
          <table:table-cell office:value="0.0018647302389144897" office:value-type="float"/>
          <table:table-cell office:value="0.0018647302389144897" office:value-type="float"/>
          <table:table-cell office:value="0.8995106545132585" office:value-type="float"/>
          <table:table-cell office:value="4" office:value-type="float"/>
          <table:table-cell office:value="0.04662443399429321" office:value-type="float"/>
        </table:table-row>
        <table:table-row>
          <table:table-cell office:value="0.0023310510516166686" office:value-type="float"/>
          <table:table-cell office:value="0.0023310510516166686" office:value-type="float"/>
          <table:table-cell office:value="0.0023310510516166686" office:value-type="float"/>
          <table:table-cell office:value="0.0023310510516166686" office:value-type="float"/>
          <table:table-cell office:value="0.0023310510516166686" office:value-type="float"/>
          <table:table-cell office:value="0.0023310510516166686" office:value-type="float"/>
          <table:table-cell office:value="0.9006529025608188" office:value-type="float"/>
          <table:table-cell office:value="5" office:value-type="float"/>
          <table:table-cell office:value="0.046632081270217896" office:value-type="float"/>
        </table:table-row>
        <table:table-row>
          <table:table-cell office:value="0.002797397196292877" office:value-type="float"/>
          <table:table-cell office:value="0.002797397196292877" office:value-type="float"/>
          <table:table-cell office:value="0.002797397196292877" office:value-type="float"/>
          <table:table-cell office:value="0.002797397196292877" office:value-type="float"/>
          <table:table-cell office:value="0.002797397196292877" office:value-type="float"/>
          <table:table-cell office:value="0.002797397196292877" office:value-type="float"/>
          <table:table-cell office:value="0.9017952126587896" office:value-type="float"/>
          <table:table-cell office:value="6" office:value-type="float"/>
          <table:table-cell office:value="0.04663461446762085" office:value-type="float"/>
        </table:table-row>
        <table:table-row>
          <table:table-cell office:value="0.003263823330402374" office:value-type="float"/>
          <table:table-cell office:value="0.003263823330402374" office:value-type="float"/>
          <table:table-cell office:value="0.003263823330402374" office:value-type="float"/>
          <table:table-cell office:value="0.003263823330402374" office:value-type="float"/>
          <table:table-cell office:value="0.003263823330402374" office:value-type="float"/>
          <table:table-cell office:value="0.003263823330402374" office:value-type="float"/>
          <table:table-cell office:value="0.9029377186900569" office:value-type="float"/>
          <table:table-cell office:value="7" office:value-type="float"/>
          <table:table-cell office:value="0.046642613410949704" office:value-type="float"/>
        </table:table-row>
        <table:table-row>
          <table:table-cell office:value="0.0037302748560905457" office:value-type="float"/>
          <table:table-cell office:value="0.0037302748560905457" office:value-type="float"/>
          <table:table-cell office:value="0.0037302748560905457" office:value-type="float"/>
          <table:table-cell office:value="0.0037302748560905457" office:value-type="float"/>
          <table:table-cell office:value="0.0037302748560905457" office:value-type="float"/>
          <table:table-cell office:value="0.0037302748560905457" office:value-type="float"/>
          <table:table-cell office:value="0.9040802869177356" office:value-type="float"/>
          <table:table-cell office:value="8" office:value-type="float"/>
          <table:table-cell office:value="0.04664515256881714" office:value-type="float"/>
        </table:table-row>
        <table:table-row>
          <table:table-cell office:value="0.004196808397769928" office:value-type="float"/>
          <table:table-cell office:value="0.004196808397769928" office:value-type="float"/>
          <table:table-cell office:value="0.004196808397769928" office:value-type="float"/>
          <table:table-cell office:value="0.004196808397769928" office:value-type="float"/>
          <table:table-cell office:value="0.004196808397769928" office:value-type="float"/>
          <table:table-cell office:value="0.004196808397769928" office:value-type="float"/>
          <table:table-cell office:value="0.9052230560427436" office:value-type="float"/>
          <table:table-cell office:value="9" office:value-type="float"/>
          <table:table-cell office:value="0.04665335416793824" office:value-type="float"/>
        </table:table-row>
        <table:table-row>
          <table:table-cell office:value="0.004663367211818695" office:value-type="float"/>
          <table:table-cell office:value="0.004663367211818695" office:value-type="float"/>
          <table:table-cell office:value="0.004663367211818695" office:value-type="float"/>
          <table:table-cell office:value="0.004663367211818695" office:value-type="float"/>
          <table:table-cell office:value="0.004663367211818695" office:value-type="float"/>
          <table:table-cell office:value="0.004663367211818695" office:value-type="float"/>
          <table:table-cell office:value="0.9063658870721611" office:value-type="float"/>
          <table:table-cell office:value="10" office:value-type="float"/>
          <table:table-cell office:value="0.04665588140487671" office:value-type="float"/>
        </table:table-row>
        <table:table-row>
          <table:table-cell office:value="0.005130009710788727" office:value-type="float"/>
          <table:table-cell office:value="0.005130009710788727" office:value-type="float"/>
          <table:table-cell office:value="0.005130009710788727" office:value-type="float"/>
          <table:table-cell office:value="0.005130009710788727" office:value-type="float"/>
          <table:table-cell office:value="0.005130009710788727" office:value-type="float"/>
          <table:table-cell office:value="0.005130009710788727" office:value-type="float"/>
          <table:table-cell office:value="0.9075089230869349" office:value-type="float"/>
          <table:table-cell office:value="11" office:value-type="float"/>
          <table:table-cell office:value="0.04666424989700317" office:value-type="float"/>
        </table:table-row>
        <table:table-row>
          <table:table-cell office:value="0.005596678078174591" office:value-type="float"/>
          <table:table-cell office:value="0.005596678078174591" office:value-type="float"/>
          <table:table-cell office:value="0.005596678078174591" office:value-type="float"/>
          <table:table-cell office:value="0.005596678078174591" office:value-type="float"/>
          <table:table-cell office:value="0.005596678078174591" office:value-type="float"/>
          <table:table-cell office:value="0.005596678078174591" office:value-type="float"/>
          <table:table-cell office:value="0.908652022466128" office:value-type="float"/>
          <table:table-cell office:value="12" office:value-type="float"/>
          <table:table-cell office:value="0.04666683673858643" office:value-type="float"/>
        </table:table-row>
        <table:table-row>
          <table:table-cell office:value="0.006063431918621063" office:value-type="float"/>
          <table:table-cell office:value="0.006063431918621063" office:value-type="float"/>
          <table:table-cell office:value="0.006063431918621063" office:value-type="float"/>
          <table:table-cell office:value="0.006063431918621063" office:value-type="float"/>
          <table:table-cell office:value="0.006063431918621063" office:value-type="float"/>
          <table:table-cell office:value="0.006063431918621063" office:value-type="float"/>
          <table:table-cell office:value="0.9097953312107062" office:value-type="float"/>
          <table:table-cell office:value="13" office:value-type="float"/>
          <table:table-cell office:value="0.04667538404464722" office:value-type="float"/>
        </table:table-row>
        <table:table-row>
          <table:table-cell office:value="0.0065302116274833675" office:value-type="float"/>
          <table:table-cell office:value="0.0065302116274833675" office:value-type="float"/>
          <table:table-cell office:value="0.0065302116274833675" office:value-type="float"/>
          <table:table-cell office:value="0.0065302116274833675" office:value-type="float"/>
          <table:table-cell office:value="0.0065302116274833675" office:value-type="float"/>
          <table:table-cell office:value="0.0065302116274833675" office:value-type="float"/>
          <table:table-cell office:value="0.9109387033197037" office:value-type="float"/>
          <table:table-cell office:value="14" office:value-type="float"/>
          <table:table-cell office:value="0.04667797088623048" office:value-type="float"/>
        </table:table-row>
        <table:table-row>
          <table:table-cell office:value="0.006997079670429229" office:value-type="float"/>
          <table:table-cell office:value="0.006997079670429229" office:value-type="float"/>
          <table:table-cell office:value="0.006997079670429229" office:value-type="float"/>
          <table:table-cell office:value="0.006997079670429229" office:value-type="float"/>
          <table:table-cell office:value="0.006997079670429229" office:value-type="float"/>
          <table:table-cell office:value="0.006997079670429229" office:value-type="float"/>
          <table:table-cell office:value="0.912082291802133" office:value-type="float"/>
          <table:table-cell office:value="15" office:value-type="float"/>
          <table:table-cell office:value="0.04668680429458619" office:value-type="float"/>
        </table:table-row>
        <table:table-row>
          <table:table-cell office:value="0.00746397453546524" office:value-type="float"/>
          <table:table-cell office:value="0.00746397453546524" office:value-type="float"/>
          <table:table-cell office:value="0.00746397453546524" office:value-type="float"/>
          <table:table-cell office:value="0.00746397453546524" office:value-type="float"/>
          <table:table-cell office:value="0.00746397453546524" office:value-type="float"/>
          <table:table-cell office:value="0.00746397453546524" office:value-type="float"/>
          <table:table-cell office:value="0.9132259459849967" office:value-type="float"/>
          <table:table-cell office:value="16" office:value-type="float"/>
          <table:table-cell office:value="0.04668948650360108" office:value-type="float"/>
        </table:table-row>
        <table:table-row>
          <table:table-cell office:value="0.00793095999956131" office:value-type="float"/>
          <table:table-cell office:value="0.00793095999956131" office:value-type="float"/>
          <table:table-cell office:value="0.00793095999956131" office:value-type="float"/>
          <table:table-cell office:value="0.00793095999956131" office:value-type="float"/>
          <table:table-cell office:value="0.00793095999956131" office:value-type="float"/>
          <table:table-cell office:value="0.00793095999956131" office:value-type="float"/>
          <table:table-cell office:value="0.9143698220893289" office:value-type="float"/>
          <table:table-cell office:value="17" office:value-type="float"/>
          <table:table-cell office:value="0.04669854640960694" office:value-type="float"/>
        </table:table-row>
        <table:table-row>
          <table:table-cell office:value="0.008397972285747528" office:value-type="float"/>
          <table:table-cell office:value="0.008397972285747528" office:value-type="float"/>
          <table:table-cell office:value="0.008397972285747528" office:value-type="float"/>
          <table:table-cell office:value="0.008397972285747528" office:value-type="float"/>
          <table:table-cell office:value="0.008397972285747528" office:value-type="float"/>
          <table:table-cell office:value="0.008397972285747528" office:value-type="float"/>
          <table:table-cell office:value="0.9155137638940958" office:value-type="float"/>
          <table:table-cell office:value="18" office:value-type="float"/>
          <table:table-cell office:value="0.04670122861862183" office:value-type="float"/>
        </table:table-row>
        <table:table-row>
          <table:table-cell office:value="0.008865077376365662" office:value-type="float"/>
          <table:table-cell office:value="0.008865077376365662" office:value-type="float"/>
          <table:table-cell office:value="0.008865077376365662" office:value-type="float"/>
          <table:table-cell office:value="0.008865077376365662" office:value-type="float"/>
          <table:table-cell office:value="0.008865077376365662" office:value-type="float"/>
          <table:table-cell office:value="0.008865077376365662" office:value-type="float"/>
          <table:table-cell office:value="0.9166579330223668" office:value-type="float"/>
          <table:table-cell office:value="19" office:value-type="float"/>
          <table:table-cell office:value="0.04671050906181336" office:value-type="float"/>
        </table:table-row>
        <table:table-row>
          <table:table-cell office:value="0.009332209289073945" office:value-type="float"/>
          <table:table-cell office:value="0.009332209289073945" office:value-type="float"/>
          <table:table-cell office:value="0.009332209289073945" office:value-type="float"/>
          <table:table-cell office:value="0.009332209289073945" office:value-type="float"/>
          <table:table-cell office:value="0.009332209289073945" office:value-type="float"/>
          <table:table-cell office:value="0.009332209289073945" office:value-type="float"/>
          <table:table-cell office:value="0.9178021678510724" office:value-type="float"/>
          <table:table-cell office:value="20" office:value-type="float"/>
          <table:table-cell office:value="0.04671319127082825" office:value-type="float"/>
        </table:table-row>
        <table:table-row>
          <table:table-cell office:value="0.009799435496330262" office:value-type="float"/>
          <table:table-cell office:value="0.009799435496330262" office:value-type="float"/>
          <table:table-cell office:value="0.009799435496330262" office:value-type="float"/>
          <table:table-cell office:value="0.009799435496330262" office:value-type="float"/>
          <table:table-cell office:value="0.009799435496330262" office:value-type="float"/>
          <table:table-cell office:value="0.009799435496330262" office:value-type="float"/>
          <table:table-cell office:value="0.9189466336533062" office:value-type="float"/>
          <table:table-cell office:value="21" office:value-type="float"/>
          <table:table-cell office:value="0.046722620725631714" office:value-type="float"/>
        </table:table-row>
        <table:table-row>
          <table:table-cell office:value="0.010266688525676727" office:value-type="float"/>
          <table:table-cell office:value="0.010266688525676727" office:value-type="float"/>
          <table:table-cell office:value="0.010266688525676727" office:value-type="float"/>
          <table:table-cell office:value="0.010266688525676727" office:value-type="float"/>
          <table:table-cell office:value="0.010266688525676727" office:value-type="float"/>
          <table:table-cell office:value="0.010266688525676727" office:value-type="float"/>
          <table:table-cell office:value="0.9200911651559747" office:value-type="float"/>
          <table:table-cell office:value="22" office:value-type="float"/>
          <table:table-cell office:value="0.046725302934646606" office:value-type="float"/>
        </table:table-row>
        <table:table-row>
          <table:table-cell office:value="0.010734035909175873" office:value-type="float"/>
          <table:table-cell office:value="0.010734035909175873" office:value-type="float"/>
          <table:table-cell office:value="0.010734035909175873" office:value-type="float"/>
          <table:table-cell office:value="0.010734035909175873" office:value-type="float"/>
          <table:table-cell office:value="0.010734035909175873" office:value-type="float"/>
          <table:table-cell office:value="0.010734035909175873" office:value-type="float"/>
          <table:table-cell office:value="0.9212359277781724" office:value-type="float"/>
          <table:table-cell office:value="23" office:value-type="float"/>
          <table:table-cell office:value="0.046734738349914554" office:value-type="float"/>
        </table:table-row>
        <table:table-row>
          <table:table-cell office:value="0.011201409995555878" office:value-type="float"/>
          <table:table-cell office:value="0.011201409995555878" office:value-type="float"/>
          <table:table-cell office:value="0.011201409995555878" office:value-type="float"/>
          <table:table-cell office:value="0.011201409995555878" office:value-type="float"/>
          <table:table-cell office:value="0.011201409995555878" office:value-type="float"/>
          <table:table-cell office:value="0.011201409995555878" office:value-type="float"/>
          <table:table-cell office:value="0.9223807558088029" office:value-type="float"/>
          <table:table-cell office:value="24" office:value-type="float"/>
          <table:table-cell office:value="0.046737408638000494" office:value-type="float"/>
        </table:table-row>
        <table:table-row>
          <table:table-cell office:value="0.011668879568576812" office:value-type="float"/>
          <table:table-cell office:value="0.011668879568576812" office:value-type="float"/>
          <table:table-cell office:value="0.011668879568576812" office:value-type="float"/>
          <table:table-cell office:value="0.011668879568576812" office:value-type="float"/>
          <table:table-cell office:value="0.011668879568576812" office:value-type="float"/>
          <table:table-cell office:value="0.011668879568576812" office:value-type="float"/>
          <table:table-cell office:value="0.9235258177329809" office:value-type="float"/>
          <table:table-cell office:value="25" office:value-type="float"/>
          <table:table-cell office:value="0.04674695730209351" office:value-type="float"/>
        </table:table-row>
        <table:table-row>
          <table:table-cell office:value="0.012136375963687896" office:value-type="float"/>
          <table:table-cell office:value="0.012136375963687896" office:value-type="float"/>
          <table:table-cell office:value="0.012136375963687896" office:value-type="float"/>
          <table:table-cell office:value="0.012136375963687896" office:value-type="float"/>
          <table:table-cell office:value="0.012136375963687896" office:value-type="float"/>
          <table:table-cell office:value="0.012136375963687896" office:value-type="float"/>
          <table:table-cell office:value="0.9246709453575936" office:value-type="float"/>
          <table:table-cell office:value="26" office:value-type="float"/>
          <table:table-cell office:value="0.0467496395111084" office:value-type="float"/>
        </table:table-row>
        <table:table-row>
          <table:table-cell office:value="0.012603967845439911" office:value-type="float"/>
          <table:table-cell office:value="0.012603967845439911" office:value-type="float"/>
          <table:table-cell office:value="0.012603967845439911" office:value-type="float"/>
          <table:table-cell office:value="0.012603967845439911" office:value-type="float"/>
          <table:table-cell office:value="0.012603967845439911" office:value-type="float"/>
          <table:table-cell office:value="0.012603967845439911" office:value-type="float"/>
          <table:table-cell office:value="0.9258163068757539" office:value-type="float"/>
          <table:table-cell office:value="27" office:value-type="float"/>
          <table:table-cell office:value="0.046759188175201416" office:value-type="float"/>
        </table:table-row>
        <table:table-row>
          <table:table-cell office:value="0.013071586430072784" office:value-type="float"/>
          <table:table-cell office:value="0.013071586430072784" office:value-type="float"/>
          <table:table-cell office:value="0.013071586430072784" office:value-type="float"/>
          <table:table-cell office:value="0.013071586430072784" office:value-type="float"/>
          <table:table-cell office:value="0.013071586430072784" office:value-type="float"/>
          <table:table-cell office:value="0.013071586430072784" office:value-type="float"/>
          <table:table-cell office:value="0.9269617338023469" office:value-type="float"/>
          <table:table-cell office:value="28" office:value-type="float"/>
          <table:table-cell office:value="0.046761858463287356" office:value-type="float"/>
        </table:table-row>
        <table:table-row>
          <table:table-cell office:value="0.01353929841518402" office:value-type="float"/>
          <table:table-cell office:value="0.01353929841518402" office:value-type="float"/>
          <table:table-cell office:value="0.01353929841518402" office:value-type="float"/>
          <table:table-cell office:value="0.01353929841518402" office:value-type="float"/>
          <table:table-cell office:value="0.01353929841518402" office:value-type="float"/>
          <table:table-cell office:value="0.01353929841518402" office:value-type="float"/>
          <table:table-cell office:value="0.9281073895124536" office:value-type="float"/>
          <table:table-cell office:value="29" office:value-type="float"/>
          <table:table-cell office:value="0.04677119851112366" office:value-type="float"/>
        </table:table-row>
        <table:table-row>
          <table:table-cell office:value="0.014007037103176117" office:value-type="float"/>
          <table:table-cell office:value="0.014007037103176117" office:value-type="float"/>
          <table:table-cell office:value="0.014007037103176117" office:value-type="float"/>
          <table:table-cell office:value="0.014007037103176117" office:value-type="float"/>
          <table:table-cell office:value="0.014007037103176117" office:value-type="float"/>
          <table:table-cell office:value="0.014007037103176117" office:value-type="float"/>
          <table:table-cell office:value="0.9292531106309931" office:value-type="float"/>
          <table:table-cell office:value="30" office:value-type="float"/>
          <table:table-cell office:value="0.0467738687992096" office:value-type="float"/>
        </table:table-row>
        <table:table-row>
          <table:table-cell office:value="0.014474867165088653" office:value-type="float"/>
          <table:table-cell office:value="0.014474867165088653" office:value-type="float"/>
          <table:table-cell office:value="0.014474867165088653" office:value-type="float"/>
          <table:table-cell office:value="0.014474867165088653" office:value-type="float"/>
          <table:table-cell office:value="0.014474867165088653" office:value-type="float"/>
          <table:table-cell office:value="0.014474867165088653" office:value-type="float"/>
          <table:table-cell office:value="0.9303990555690135" office:value-type="float"/>
          <table:table-cell office:value="31" office:value-type="float"/>
          <table:table-cell office:value="0.04678300619125367" office:value-type="float"/>
        </table:table-row>
        <table:table-row>
          <table:table-cell office:value="0.01494272392988205" office:value-type="float"/>
          <table:table-cell office:value="0.01494272392988205" office:value-type="float"/>
          <table:table-cell office:value="0.01494272392988205" office:value-type="float"/>
          <table:table-cell office:value="0.01494272392988205" office:value-type="float"/>
          <table:table-cell office:value="0.01494272392988205" office:value-type="float"/>
          <table:table-cell office:value="0.01494272392988205" office:value-type="float"/>
          <table:table-cell office:value="0.9315450659154666" office:value-type="float"/>
          <table:table-cell office:value="32" office:value-type="float"/>
          <table:table-cell office:value="0.04678567647933961" office:value-type="float"/>
        </table:table-row>
        <table:table-row>
          <table:table-cell office:value="0.015410672724246979" office:value-type="float"/>
          <table:table-cell office:value="0.015410672724246979" office:value-type="float"/>
          <table:table-cell office:value="0.015410672724246979" office:value-type="float"/>
          <table:table-cell office:value="0.015410672724246979" office:value-type="float"/>
          <table:table-cell office:value="0.015410672724246979" office:value-type="float"/>
          <table:table-cell office:value="0.015410672724246979" office:value-type="float"/>
          <table:table-cell office:value="0.9326913016874113" office:value-type="float"/>
          <table:table-cell office:value="33" office:value-type="float"/>
          <table:table-cell office:value="0.04679487943649292" office:value-type="float"/>
        </table:table-row>
        <table:table-row>
          <table:table-cell office:value="0.015878648221492767" office:value-type="float"/>
          <table:table-cell office:value="0.015878648221492767" office:value-type="float"/>
          <table:table-cell office:value="0.015878648221492767" office:value-type="float"/>
          <table:table-cell office:value="0.015878648221492767" office:value-type="float"/>
          <table:table-cell office:value="0.015878648221492767" office:value-type="float"/>
          <table:table-cell office:value="0.015878648221492767" office:value-type="float"/>
          <table:table-cell office:value="0.9338376028677887" office:value-type="float"/>
          <table:table-cell office:value="34" office:value-type="float"/>
          <table:table-cell office:value="0.04679754972457886" office:value-type="float"/>
        </table:table-row>
        <table:table-row>
          <table:table-cell office:value="0.016346717417240142" office:value-type="float"/>
          <table:table-cell office:value="0.016346717417240142" office:value-type="float"/>
          <table:table-cell office:value="0.016346717417240142" office:value-type="float"/>
          <table:table-cell office:value="0.016346717417240142" office:value-type="float"/>
          <table:table-cell office:value="0.016346717417240142" office:value-type="float"/>
          <table:table-cell office:value="0.016346717417240142" office:value-type="float"/>
          <table:table-cell office:value="0.9349841335616846" office:value-type="float"/>
          <table:table-cell office:value="35" office:value-type="float"/>
          <table:table-cell office:value="0.04680691957473755" office:value-type="float"/>
        </table:table-row>
        <table:table-row>
          <table:table-cell office:value="0.016814813196659086" office:value-type="float"/>
          <table:table-cell office:value="0.016814813196659086" office:value-type="float"/>
          <table:table-cell office:value="0.016814813196659086" office:value-type="float"/>
          <table:table-cell office:value="0.016814813196659086" office:value-type="float"/>
          <table:table-cell office:value="0.016814813196659086" office:value-type="float"/>
          <table:table-cell office:value="0.016814813196659086" office:value-type="float"/>
          <table:table-cell office:value="0.9361307293720115" office:value-type="float"/>
          <table:table-cell office:value="36" office:value-type="float"/>
          <table:table-cell office:value="0.04680957794189454" office:value-type="float"/>
        </table:table-row>
        <table:table-row>
          <table:table-cell office:value="0.017283003985881805" office:value-type="float"/>
          <table:table-cell office:value="0.017283003985881805" office:value-type="float"/>
          <table:table-cell office:value="0.017283003985881805" office:value-type="float"/>
          <table:table-cell office:value="0.017283003985881805" office:value-type="float"/>
          <table:table-cell office:value="0.017283003985881805" office:value-type="float"/>
          <table:table-cell office:value="0.017283003985881805" office:value-type="float"/>
          <table:table-cell office:value="0.937277557907878" office:value-type="float"/>
          <table:table-cell office:value="37" office:value-type="float"/>
          <table:table-cell office:value="0.04681907892227173" office:value-type="float"/>
        </table:table-row>
        <table:table-row>
          <table:table-cell office:value="0.017751221358776093" office:value-type="float"/>
          <table:table-cell office:value="0.017751221358776093" office:value-type="float"/>
          <table:table-cell office:value="0.017751221358776093" office:value-type="float"/>
          <table:table-cell office:value="0.017751221358776093" office:value-type="float"/>
          <table:table-cell office:value="0.017751221358776093" office:value-type="float"/>
          <table:table-cell office:value="0.017751221358776093" office:value-type="float"/>
          <table:table-cell office:value="0.9384244515601755" office:value-type="float"/>
          <table:table-cell office:value="38" office:value-type="float"/>
          <table:table-cell office:value="0.04682173728942872" office:value-type="float"/>
        </table:table-row>
        <table:table-row>
          <table:table-cell office:value="0.01821953231096268" office:value-type="float"/>
          <table:table-cell office:value="0.01821953231096268" office:value-type="float"/>
          <table:table-cell office:value="0.01821953231096268" office:value-type="float"/>
          <table:table-cell office:value="0.01821953231096268" office:value-type="float"/>
          <table:table-cell office:value="0.01821953231096268" office:value-type="float"/>
          <table:table-cell office:value="0.01821953231096268" office:value-type="float"/>
          <table:table-cell office:value="0.9395715744339896" office:value-type="float"/>
          <table:table-cell office:value="39" office:value-type="float"/>
          <table:table-cell office:value="0.046831095218658456" office:value-type="float"/>
        </table:table-row>
        <table:table-row>
          <table:table-cell office:value="0.01868786990642548" office:value-type="float"/>
          <table:table-cell office:value="0.01868786990642548" office:value-type="float"/>
          <table:table-cell office:value="0.01868786990642548" office:value-type="float"/>
          <table:table-cell office:value="0.01868786990642548" office:value-type="float"/>
          <table:table-cell office:value="0.01868786990642548" office:value-type="float"/>
          <table:table-cell office:value="0.01868786990642548" office:value-type="float"/>
          <table:table-cell office:value="0.9407187625702355" office:value-type="float"/>
          <table:table-cell office:value="40" office:value-type="float"/>
          <table:table-cell office:value="0.04683375954627991" office:value-type="float"/>
        </table:table-row>
        <table:table-row>
          <table:table-cell office:value="0.01915629851818085" office:value-type="float"/>
          <table:table-cell office:value="0.01915629851818085" office:value-type="float"/>
          <table:table-cell office:value="0.01915629851818085" office:value-type="float"/>
          <table:table-cell office:value="0.01915629851818085" office:value-type="float"/>
          <table:table-cell office:value="0.01915629851818085" office:value-type="float"/>
          <table:table-cell office:value="0.01915629851818085" office:value-type="float"/>
          <table:table-cell office:value="0.9418661736499564" office:value-type="float"/>
          <table:table-cell office:value="41" office:value-type="float"/>
          <table:table-cell office:value="0.04684286117553711" office:value-type="float"/>
        </table:table-row>
        <table:table-row>
          <table:table-cell office:value="0.019624753713607793" office:value-type="float"/>
          <table:table-cell office:value="0.019624753713607793" office:value-type="float"/>
          <table:table-cell office:value="0.019624753713607793" office:value-type="float"/>
          <table:table-cell office:value="0.019624753713607793" office:value-type="float"/>
          <table:table-cell office:value="0.019624753713607793" office:value-type="float"/>
          <table:table-cell office:value="0.019624753713607793" office:value-type="float"/>
          <table:table-cell office:value="0.9430136498461081" office:value-type="float"/>
          <table:table-cell office:value="42" office:value-type="float"/>
          <table:table-cell office:value="0.0468455195426941" office:value-type="float"/>
        </table:table-row>
        <table:table-row>
          <table:table-cell office:value="0.020093296647071844" office:value-type="float"/>
          <table:table-cell office:value="0.020093296647071844" office:value-type="float"/>
          <table:table-cell office:value="0.020093296647071844" office:value-type="float"/>
          <table:table-cell office:value="0.020093296647071844" office:value-type="float"/>
          <table:table-cell office:value="0.020093296647071844" office:value-type="float"/>
          <table:table-cell office:value="0.020093296647071844" office:value-type="float"/>
          <table:table-cell office:value="0.9441613409556819" office:value-type="float"/>
          <table:table-cell office:value="43" office:value-type="float"/>
          <table:table-cell office:value="0.046854293346405035" office:value-type="float"/>
        </table:table-row>
        <table:table-row>
          <table:table-cell office:value="0.020561866164207465" office:value-type="float"/>
          <table:table-cell office:value="0.020561866164207465" office:value-type="float"/>
          <table:table-cell office:value="0.020561866164207465" office:value-type="float"/>
          <table:table-cell office:value="0.020561866164207465" office:value-type="float"/>
          <table:table-cell office:value="0.020561866164207465" office:value-type="float"/>
          <table:table-cell office:value="0.020561866164207465" office:value-type="float"/>
          <table:table-cell office:value="0.9453090971816865" office:value-type="float"/>
          <table:table-cell office:value="44" office:value-type="float"/>
          <table:table-cell office:value="0.04685695171356201" office:value-type="float"/>
        </table:table-row>
        <table:table-row>
          <table:table-cell office:value="0.02103052210807801" office:value-type="float"/>
          <table:table-cell office:value="0.02103052210807801" office:value-type="float"/>
          <table:table-cell office:value="0.02103052210807801" office:value-type="float"/>
          <table:table-cell office:value="0.02103052210807801" office:value-type="float"/>
          <table:table-cell office:value="0.02103052210807801" office:value-type="float"/>
          <table:table-cell office:value="0.02103052210807801" office:value-type="float"/>
          <table:table-cell office:value="0.9464570651090918" office:value-type="float"/>
          <table:table-cell office:value="45" office:value-type="float"/>
          <table:table-cell office:value="0.04686559438705444" office:value-type="float"/>
        </table:table-row>
        <table:table-row>
          <table:table-cell office:value="0.021499204516410835" office:value-type="float"/>
          <table:table-cell office:value="0.021499204516410835" office:value-type="float"/>
          <table:table-cell office:value="0.021499204516410835" office:value-type="float"/>
          <table:table-cell office:value="0.021499204516410835" office:value-type="float"/>
          <table:table-cell office:value="0.021499204516410835" office:value-type="float"/>
          <table:table-cell office:value="0.021499204516410835" office:value-type="float"/>
          <table:table-cell office:value="0.947605097860926" office:value-type="float"/>
          <table:table-cell office:value="46" office:value-type="float"/>
          <table:table-cell office:value="0.046868240833282476" office:value-type="float"/>
        </table:table-row>
        <table:table-row>
          <table:table-cell office:value="0.021967973828315744" office:value-type="float"/>
          <table:table-cell office:value="0.021967973828315744" office:value-type="float"/>
          <table:table-cell office:value="0.021967973828315744" office:value-type="float"/>
          <table:table-cell office:value="0.021967973828315744" office:value-type="float"/>
          <table:table-cell office:value="0.021967973828315744" office:value-type="float"/>
          <table:table-cell office:value="0.021967973828315744" office:value-type="float"/>
          <table:table-cell office:value="0.9487533434821686" office:value-type="float"/>
          <table:table-cell office:value="47" office:value-type="float"/>
          <table:table-cell office:value="0.04687693119049073" office:value-type="float"/>
        </table:table-row>
        <table:table-row>
          <table:table-cell office:value="0.02243676960468293" office:value-type="float"/>
          <table:table-cell office:value="0.02243676960468293" office:value-type="float"/>
          <table:table-cell office:value="0.02243676960468293" office:value-type="float"/>
          <table:table-cell office:value="0.02243676960468293" office:value-type="float"/>
          <table:table-cell office:value="0.02243676960468293" office:value-type="float"/>
          <table:table-cell office:value="0.02243676960468293" office:value-type="float"/>
          <table:table-cell office:value="0.94990165392784" office:value-type="float"/>
          <table:table-cell office:value="48" office:value-type="float"/>
          <table:table-cell office:value="0.04687957763671875" office:value-type="float"/>
        </table:table-row>
        <table:table-row>
          <table:table-cell office:value="0.02290565299987794" office:value-type="float"/>
          <table:table-cell office:value="0.02290565299987794" office:value-type="float"/>
          <table:table-cell office:value="0.02290565299987794" office:value-type="float"/>
          <table:table-cell office:value="0.02290565299987794" office:value-type="float"/>
          <table:table-cell office:value="0.02290565299987794" office:value-type="float"/>
          <table:table-cell office:value="0.02290565299987794" office:value-type="float"/>
          <table:table-cell office:value="0.9510501789949316" office:value-type="float"/>
          <table:table-cell office:value="49" office:value-type="float"/>
          <table:table-cell office:value="0.046888339519500735" office:value-type="float"/>
        </table:table-row>
        <table:table-row>
          <table:table-cell office:value="0.023374562859535226" office:value-type="float"/>
          <table:table-cell office:value="0.023374562859535226" office:value-type="float"/>
          <table:table-cell office:value="0.023374562859535226" office:value-type="float"/>
          <table:table-cell office:value="0.023374562859535226" office:value-type="float"/>
          <table:table-cell office:value="0.023374562859535226" office:value-type="float"/>
          <table:table-cell office:value="0.023374562859535226" office:value-type="float"/>
          <table:table-cell office:value="0.9521987688864519" office:value-type="float"/>
          <table:table-cell office:value="50" office:value-type="float"/>
          <table:table-cell office:value="0.04689098596572876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76221609115601" office:value-type="float"/>
          <table:table-cell office:value="0.0004676221609115601" office:value-type="float"/>
          <table:table-cell office:value="0.0004676221609115601" office:value-type="float"/>
          <table:table-cell office:value="0.0004676221609115601" office:value-type="float"/>
          <table:table-cell office:value="0.0004676221609115601" office:value-type="float"/>
          <table:table-cell office:value="0.0004676221609115601" office:value-type="float"/>
          <table:table-cell office:value="0.88725521778352" office:value-type="float"/>
          <table:table-cell office:value="1" office:value-type="float"/>
          <table:table-cell office:value="0.04676221609115601" office:value-type="float"/>
        </table:table-row>
        <table:table-row>
          <table:table-cell office:value="0.0009352698922157288" office:value-type="float"/>
          <table:table-cell office:value="0.0009352698922157288" office:value-type="float"/>
          <table:table-cell office:value="0.0009352698922157288" office:value-type="float"/>
          <table:table-cell office:value="0.0009352698922157288" office:value-type="float"/>
          <table:table-cell office:value="0.0009352698922157288" office:value-type="float"/>
          <table:table-cell office:value="0.0009352698922157288" office:value-type="float"/>
          <table:table-cell office:value="0.8861097194624546" office:value-type="float"/>
          <table:table-cell office:value="2" office:value-type="float"/>
          <table:table-cell office:value="0.04676477313041687" office:value-type="float"/>
        </table:table-row>
        <table:table-row>
          <table:table-cell office:value="0.001403006136417389" office:value-type="float"/>
          <table:table-cell office:value="0.001403006136417389" office:value-type="float"/>
          <table:table-cell office:value="0.001403006136417389" office:value-type="float"/>
          <table:table-cell office:value="0.001403006136417389" office:value-type="float"/>
          <table:table-cell office:value="0.001403006136417389" office:value-type="float"/>
          <table:table-cell office:value="0.001403006136417389" office:value-type="float"/>
          <table:table-cell office:value="0.8849640043299548" office:value-type="float"/>
          <table:table-cell office:value="3" office:value-type="float"/>
          <table:table-cell office:value="0.04677362442016601" office:value-type="float"/>
        </table:table-row>
        <table:table-row>
          <table:table-cell office:value="0.001870767891407013" office:value-type="float"/>
          <table:table-cell office:value="0.001870767891407013" office:value-type="float"/>
          <table:table-cell office:value="0.001870767891407013" office:value-type="float"/>
          <table:table-cell office:value="0.001870767891407013" office:value-type="float"/>
          <table:table-cell office:value="0.001870767891407013" office:value-type="float"/>
          <table:table-cell office:value="0.001870767891407013" office:value-type="float"/>
          <table:table-cell office:value="0.8838182267090414" office:value-type="float"/>
          <table:table-cell office:value="4" office:value-type="float"/>
          <table:table-cell office:value="0.0467761754989624" office:value-type="float"/>
        </table:table-row>
        <table:table-row>
          <table:table-cell office:value="0.0023386178612709047" office:value-type="float"/>
          <table:table-cell office:value="0.0023386178612709047" office:value-type="float"/>
          <table:table-cell office:value="0.0023386178612709047" office:value-type="float"/>
          <table:table-cell office:value="0.0023386178612709047" office:value-type="float"/>
          <table:table-cell office:value="0.0023386178612709047" office:value-type="float"/>
          <table:table-cell office:value="0.0023386178612709047" office:value-type="float"/>
          <table:table-cell office:value="0.8826722330066984" office:value-type="float"/>
          <table:table-cell office:value="5" office:value-type="float"/>
          <table:table-cell office:value="0.04678499698638916" office:value-type="float"/>
        </table:table-row>
        <table:table-row>
          <table:table-cell office:value="0.0028064933419227603" office:value-type="float"/>
          <table:table-cell office:value="0.0028064933419227603" office:value-type="float"/>
          <table:table-cell office:value="0.0028064933419227603" office:value-type="float"/>
          <table:table-cell office:value="0.0028064933419227603" office:value-type="float"/>
          <table:table-cell office:value="0.0028064933419227603" office:value-type="float"/>
          <table:table-cell office:value="0.0028064933419227603" office:value-type="float"/>
          <table:table-cell office:value="0.8815261768159419" office:value-type="float"/>
          <table:table-cell office:value="6" office:value-type="float"/>
          <table:table-cell office:value="0.04678754806518555" office:value-type="float"/>
        </table:table-row>
        <table:table-row>
          <table:table-cell office:value="0.0032744565606117253" office:value-type="float"/>
          <table:table-cell office:value="0.0032744565606117253" office:value-type="float"/>
          <table:table-cell office:value="0.0032744565606117253" office:value-type="float"/>
          <table:table-cell office:value="0.0032744565606117253" office:value-type="float"/>
          <table:table-cell office:value="0.0032744565606117253" office:value-type="float"/>
          <table:table-cell office:value="0.0032744565606117253" office:value-type="float"/>
          <table:table-cell office:value="0.8803799057117635" office:value-type="float"/>
          <table:table-cell office:value="7" office:value-type="float"/>
          <table:table-cell office:value="0.046796321868896484" office:value-type="float"/>
        </table:table-row>
        <table:table-row>
          <table:table-cell office:value="0.0037424455285072333" office:value-type="float"/>
          <table:table-cell office:value="0.0037424455285072333" office:value-type="float"/>
          <table:table-cell office:value="0.0037424455285072333" office:value-type="float"/>
          <table:table-cell office:value="0.0037424455285072333" office:value-type="float"/>
          <table:table-cell office:value="0.0037424455285072333" office:value-type="float"/>
          <table:table-cell office:value="0.0037424455285072333" office:value-type="float"/>
          <table:table-cell office:value="0.8792335715351678" office:value-type="float"/>
          <table:table-cell office:value="8" office:value-type="float"/>
          <table:table-cell office:value="0.04679889678955078" office:value-type="float"/>
        </table:table-row>
        <table:table-row>
          <table:table-cell office:value="0.004210521280765534" office:value-type="float"/>
          <table:table-cell office:value="0.004210521280765534" office:value-type="float"/>
          <table:table-cell office:value="0.004210521280765534" office:value-type="float"/>
          <table:table-cell office:value="0.004210521280765534" office:value-type="float"/>
          <table:table-cell office:value="0.004210521280765534" office:value-type="float"/>
          <table:table-cell office:value="0.004210521280765534" office:value-type="float"/>
          <table:table-cell office:value="0.8780870247811656" office:value-type="float"/>
          <table:table-cell office:value="9" office:value-type="float"/>
          <table:table-cell office:value="0.04680757522583008" office:value-type="float"/>
        </table:table-row>
        <table:table-row>
          <table:table-cell office:value="0.004678622722625733" office:value-type="float"/>
          <table:table-cell office:value="0.004678622722625733" office:value-type="float"/>
          <table:table-cell office:value="0.004678622722625733" office:value-type="float"/>
          <table:table-cell office:value="0.004678622722625733" office:value-type="float"/>
          <table:table-cell office:value="0.004678622722625733" office:value-type="float"/>
          <table:table-cell office:value="0.004678622722625733" office:value-type="float"/>
          <table:table-cell office:value="0.876940415100747" office:value-type="float"/>
          <table:table-cell office:value="10" office:value-type="float"/>
          <table:table-cell office:value="0.046810144186019906" office:value-type="float"/>
        </table:table-row>
        <table:table-row>
          <table:table-cell office:value="0.005146811544895173" office:value-type="float"/>
          <table:table-cell office:value="0.005146811544895173" office:value-type="float"/>
          <table:table-cell office:value="0.005146811544895173" office:value-type="float"/>
          <table:table-cell office:value="0.005146811544895173" office:value-type="float"/>
          <table:table-cell office:value="0.005146811544895173" office:value-type="float"/>
          <table:table-cell office:value="0.005146811544895173" office:value-type="float"/>
          <table:table-cell office:value="0.8757935913829122" office:value-type="float"/>
          <table:table-cell office:value="11" office:value-type="float"/>
          <table:table-cell office:value="0.04681888222694397" office:value-type="float"/>
        </table:table-row>
        <table:table-row>
          <table:table-cell office:value="0.005615026116371155" office:value-type="float"/>
          <table:table-cell office:value="0.005615026116371155" office:value-type="float"/>
          <table:table-cell office:value="0.005615026116371155" office:value-type="float"/>
          <table:table-cell office:value="0.005615026116371155" office:value-type="float"/>
          <table:table-cell office:value="0.005615026116371155" office:value-type="float"/>
          <table:table-cell office:value="0.005615026116371155" office:value-type="float"/>
          <table:table-cell office:value="0.8746467045926603" office:value-type="float"/>
          <table:table-cell office:value="12" office:value-type="float"/>
          <table:table-cell office:value="0.046821457147598264" office:value-type="float"/>
        </table:table-row>
        <table:table-row>
          <table:table-cell office:value="0.006083330094814301" office:value-type="float"/>
          <table:table-cell office:value="0.006083330094814301" office:value-type="float"/>
          <table:table-cell office:value="0.006083330094814301" office:value-type="float"/>
          <table:table-cell office:value="0.006083330094814301" office:value-type="float"/>
          <table:table-cell office:value="0.006083330094814301" office:value-type="float"/>
          <table:table-cell office:value="0.006083330094814301" office:value-type="float"/>
          <table:table-cell office:value="0.8734995988009592" office:value-type="float"/>
          <table:table-cell office:value="13" office:value-type="float"/>
          <table:table-cell office:value="0.04683039784431457" office:value-type="float"/>
        </table:table-row>
        <table:table-row>
          <table:table-cell office:value="0.006551660001277924" office:value-type="float"/>
          <table:table-cell office:value="0.006551660001277924" office:value-type="float"/>
          <table:table-cell office:value="0.006551660001277924" office:value-type="float"/>
          <table:table-cell office:value="0.006551660001277924" office:value-type="float"/>
          <table:table-cell office:value="0.006551660001277924" office:value-type="float"/>
          <table:table-cell office:value="0.006551660001277924" office:value-type="float"/>
          <table:table-cell office:value="0.872352429498838" office:value-type="float"/>
          <table:table-cell office:value="14" office:value-type="float"/>
          <table:table-cell office:value="0.0468329906463623" office:value-type="float"/>
        </table:table-row>
        <table:table-row>
          <table:table-cell office:value="0.007020082175731659" office:value-type="float"/>
          <table:table-cell office:value="0.007020082175731659" office:value-type="float"/>
          <table:table-cell office:value="0.007020082175731659" office:value-type="float"/>
          <table:table-cell office:value="0.007020082175731659" office:value-type="float"/>
          <table:table-cell office:value="0.007020082175731659" office:value-type="float"/>
          <table:table-cell office:value="0.007020082175731659" office:value-type="float"/>
          <table:table-cell office:value="0.8712050341872213" office:value-type="float"/>
          <table:table-cell office:value="15" office:value-type="float"/>
          <table:table-cell office:value="0.046842217445373535" office:value-type="float"/>
        </table:table-row>
        <table:table-row>
          <table:table-cell office:value="0.007488530695438385" office:value-type="float"/>
          <table:table-cell office:value="0.007488530695438385" office:value-type="float"/>
          <table:table-cell office:value="0.007488530695438385" office:value-type="float"/>
          <table:table-cell office:value="0.007488530695438385" office:value-type="float"/>
          <table:table-cell office:value="0.007488530695438385" office:value-type="float"/>
          <table:table-cell office:value="0.007488530695438385" office:value-type="float"/>
          <table:table-cell office:value="0.8700575743431778" office:value-type="float"/>
          <table:table-cell office:value="16" office:value-type="float"/>
          <table:table-cell office:value="0.046844851970672605" office:value-type="float"/>
        </table:table-row>
        <table:table-row>
          <table:table-cell office:value="0.00795707207918167" office:value-type="float"/>
          <table:table-cell office:value="0.00795707207918167" office:value-type="float"/>
          <table:table-cell office:value="0.00795707207918167" office:value-type="float"/>
          <table:table-cell office:value="0.00795707207918167" office:value-type="float"/>
          <table:table-cell office:value="0.00795707207918167" office:value-type="float"/>
          <table:table-cell office:value="0.00795707207918167" office:value-type="float"/>
          <table:table-cell office:value="0.8689098870296291" office:value-type="float"/>
          <table:table-cell office:value="17" office:value-type="float"/>
          <table:table-cell office:value="0.04685413837432861" office:value-type="float"/>
        </table:table-row>
        <table:table-row>
          <table:table-cell office:value="0.008425639808177947" office:value-type="float"/>
          <table:table-cell office:value="0.008425639808177947" office:value-type="float"/>
          <table:table-cell office:value="0.008425639808177947" office:value-type="float"/>
          <table:table-cell office:value="0.008425639808177947" office:value-type="float"/>
          <table:table-cell office:value="0.008425639808177947" office:value-type="float"/>
          <table:table-cell office:value="0.008425639808177947" office:value-type="float"/>
          <table:table-cell office:value="0.8677621351836535" office:value-type="float"/>
          <table:table-cell office:value="18" office:value-type="float"/>
          <table:table-cell office:value="0.04685677289962768" office:value-type="float"/>
        </table:table-row>
        <table:table-row>
          <table:table-cell office:value="0.00889429748058319" office:value-type="float"/>
          <table:table-cell office:value="0.00889429748058319" office:value-type="float"/>
          <table:table-cell office:value="0.00889429748058319" office:value-type="float"/>
          <table:table-cell office:value="0.00889429748058319" office:value-type="float"/>
          <table:table-cell office:value="0.00889429748058319" office:value-type="float"/>
          <table:table-cell office:value="0.00889429748058319" office:value-type="float"/>
          <table:table-cell office:value="0.8666141630222203" office:value-type="float"/>
          <table:table-cell office:value="19" office:value-type="float"/>
          <table:table-cell office:value="0.0468657672405243" office:value-type="float"/>
        </table:table-row>
        <table:table-row>
          <table:table-cell office:value="0.009362981498241423" office:value-type="float"/>
          <table:table-cell office:value="0.009362981498241423" office:value-type="float"/>
          <table:table-cell office:value="0.009362981498241423" office:value-type="float"/>
          <table:table-cell office:value="0.009362981498241423" office:value-type="float"/>
          <table:table-cell office:value="0.009362981498241423" office:value-type="float"/>
          <table:table-cell office:value="0.009362981498241423" office:value-type="float"/>
          <table:table-cell office:value="0.86546612632836" office:value-type="float"/>
          <table:table-cell office:value="20" office:value-type="float"/>
          <table:table-cell office:value="0.04686840176582337" office:value-type="float"/>
        </table:table-row>
        <table:table-row>
          <table:table-cell office:value="0.009831749498844146" office:value-type="float"/>
          <table:table-cell office:value="0.009831749498844146" office:value-type="float"/>
          <table:table-cell office:value="0.009831749498844146" office:value-type="float"/>
          <table:table-cell office:value="0.009831749498844146" office:value-type="float"/>
          <table:table-cell office:value="0.009831749498844146" office:value-type="float"/>
          <table:table-cell office:value="0.009831749498844146" office:value-type="float"/>
          <table:table-cell office:value="0.8643178839191387" office:value-type="float"/>
          <table:table-cell office:value="21" office:value-type="float"/>
          <table:table-cell office:value="0.046876800060272214" office:value-type="float"/>
        </table:table-row>
        <table:table-row>
          <table:table-cell office:value="0.01030054384469986" office:value-type="float"/>
          <table:table-cell office:value="0.01030054384469986" office:value-type="float"/>
          <table:table-cell office:value="0.01030054384469986" office:value-type="float"/>
          <table:table-cell office:value="0.01030054384469986" office:value-type="float"/>
          <table:table-cell office:value="0.01030054384469986" office:value-type="float"/>
          <table:table-cell office:value="0.01030054384469986" office:value-type="float"/>
          <table:table-cell office:value="0.8631695769774903" office:value-type="float"/>
          <table:table-cell office:value="22" office:value-type="float"/>
          <table:table-cell office:value="0.0468794345855713" office:value-type="float"/>
        </table:table-row>
        <table:table-row>
          <table:table-cell office:value="0.0107694171667099" office:value-type="float"/>
          <table:table-cell office:value="0.0107694171667099" office:value-type="float"/>
          <table:table-cell office:value="0.0107694171667099" office:value-type="float"/>
          <table:table-cell office:value="0.0107694171667099" office:value-type="float"/>
          <table:table-cell office:value="0.0107694171667099" office:value-type="float"/>
          <table:table-cell office:value="0.0107694171667099" office:value-type="float"/>
          <table:table-cell office:value="0.8620210765845621" office:value-type="float"/>
          <table:table-cell office:value="23" office:value-type="float"/>
          <table:table-cell office:value="0.04688733220100404" office:value-type="float"/>
        </table:table-row>
        <table:table-row>
          <table:table-cell office:value="0.011238316774368285" office:value-type="float"/>
          <table:table-cell office:value="0.011238316774368285" office:value-type="float"/>
          <table:table-cell office:value="0.011238316774368285" office:value-type="float"/>
          <table:table-cell office:value="0.011238316774368285" office:value-type="float"/>
          <table:table-cell office:value="0.011238316774368285" office:value-type="float"/>
          <table:table-cell office:value="0.011238316774368285" office:value-type="float"/>
          <table:table-cell office:value="0.8608725118052079" office:value-type="float"/>
          <table:table-cell office:value="24" office:value-type="float"/>
          <table:table-cell office:value="0.04688996076583862" office:value-type="float"/>
        </table:table-row>
        <table:table-row>
          <table:table-cell office:value="0.011707294821739196" office:value-type="float"/>
          <table:table-cell office:value="0.011707294821739196" office:value-type="float"/>
          <table:table-cell office:value="0.011707294821739196" office:value-type="float"/>
          <table:table-cell office:value="0.011707294821739196" office:value-type="float"/>
          <table:table-cell office:value="0.011707294821739196" office:value-type="float"/>
          <table:table-cell office:value="0.011707294821739196" office:value-type="float"/>
          <table:table-cell office:value="0.8597237548885823" office:value-type="float"/>
          <table:table-cell office:value="25" office:value-type="float"/>
          <table:table-cell office:value="0.04689780473709107" office:value-type="float"/>
        </table:table-row>
        <table:table-row>
          <table:table-cell office:value="0.012176299095153808" office:value-type="float"/>
          <table:table-cell office:value="0.012176299095153808" office:value-type="float"/>
          <table:table-cell office:value="0.012176299095153808" office:value-type="float"/>
          <table:table-cell office:value="0.012176299095153808" office:value-type="float"/>
          <table:table-cell office:value="0.012176299095153808" office:value-type="float"/>
          <table:table-cell office:value="0.012176299095153808" office:value-type="float"/>
          <table:table-cell office:value="0.8585749337315317" office:value-type="float"/>
          <table:table-cell office:value="26" office:value-type="float"/>
          <table:table-cell office:value="0.04690042734146119" office:value-type="float"/>
        </table:table-row>
        <table:table-row>
          <table:table-cell office:value="0.012645383417606354" office:value-type="float"/>
          <table:table-cell office:value="0.012645383417606354" office:value-type="float"/>
          <table:table-cell office:value="0.012645383417606354" office:value-type="float"/>
          <table:table-cell office:value="0.012645383417606354" office:value-type="float"/>
          <table:table-cell office:value="0.012645383417606354" office:value-type="float"/>
          <table:table-cell office:value="0.012645383417606354" office:value-type="float"/>
          <table:table-cell office:value="0.8574259164951838" office:value-type="float"/>
          <table:table-cell office:value="27" office:value-type="float"/>
          <table:table-cell office:value="0.046908432245254525" office:value-type="float"/>
        </table:table-row>
        <table:table-row>
          <table:table-cell office:value="0.013114494025707244" office:value-type="float"/>
          <table:table-cell office:value="0.013114494025707244" office:value-type="float"/>
          <table:table-cell office:value="0.013114494025707244" office:value-type="float"/>
          <table:table-cell office:value="0.013114494025707244" office:value-type="float"/>
          <table:table-cell office:value="0.013114494025707244" office:value-type="float"/>
          <table:table-cell office:value="0.013114494025707244" office:value-type="float"/>
          <table:table-cell office:value="0.8562768348724099" office:value-type="float"/>
          <table:table-cell office:value="28" office:value-type="float"/>
          <table:table-cell office:value="0.04691106081008911" office:value-type="float"/>
        </table:table-row>
        <table:table-row>
          <table:table-cell office:value="0.013583685398101807" office:value-type="float"/>
          <table:table-cell office:value="0.013583685398101807" office:value-type="float"/>
          <table:table-cell office:value="0.013583685398101807" office:value-type="float"/>
          <table:table-cell office:value="0.013583685398101807" office:value-type="float"/>
          <table:table-cell office:value="0.013583685398101807" office:value-type="float"/>
          <table:table-cell office:value="0.013583685398101807" office:value-type="float"/>
          <table:table-cell office:value="0.8551275554183271" office:value-type="float"/>
          <table:table-cell office:value="29" office:value-type="float"/>
          <table:table-cell office:value="0.04691913723945618" office:value-type="float"/>
        </table:table-row>
        <table:table-row>
          <table:table-cell office:value="0.014052903056144714" office:value-type="float"/>
          <table:table-cell office:value="0.014052903056144714" office:value-type="float"/>
          <table:table-cell office:value="0.014052903056144714" office:value-type="float"/>
          <table:table-cell office:value="0.014052903056144714" office:value-type="float"/>
          <table:table-cell office:value="0.014052903056144714" office:value-type="float"/>
          <table:table-cell office:value="0.014052903056144714" office:value-type="float"/>
          <table:table-cell office:value="0.8539782115778182" office:value-type="float"/>
          <table:table-cell office:value="30" office:value-type="float"/>
          <table:table-cell office:value="0.04692176580429078" office:value-type="float"/>
        </table:table-row>
        <table:table-row>
          <table:table-cell office:value="0.01452219820022583" office:value-type="float"/>
          <table:table-cell office:value="0.01452219820022583" office:value-type="float"/>
          <table:table-cell office:value="0.01452219820022583" office:value-type="float"/>
          <table:table-cell office:value="0.01452219820022583" office:value-type="float"/>
          <table:table-cell office:value="0.01452219820022583" office:value-type="float"/>
          <table:table-cell office:value="0.01452219820022583" office:value-type="float"/>
          <table:table-cell office:value="0.8528286779360535" office:value-type="float"/>
          <table:table-cell office:value="31" office:value-type="float"/>
          <table:table-cell office:value="0.04692951440811158" office:value-type="float"/>
        </table:table-row>
        <table:table-row>
          <table:table-cell office:value="0.014991519570350647" office:value-type="float"/>
          <table:table-cell office:value="0.014991519570350647" office:value-type="float"/>
          <table:table-cell office:value="0.014991519570350647" office:value-type="float"/>
          <table:table-cell office:value="0.014991519570350647" office:value-type="float"/>
          <table:table-cell office:value="0.014991519570350647" office:value-type="float"/>
          <table:table-cell office:value="0.014991519570350647" office:value-type="float"/>
          <table:table-cell office:value="0.8516790800538638" office:value-type="float"/>
          <table:table-cell office:value="32" office:value-type="float"/>
          <table:table-cell office:value="0.046932137012481695" office:value-type="float"/>
        </table:table-row>
        <table:table-row>
          <table:table-cell office:value="0.015460912108421326" office:value-type="float"/>
          <table:table-cell office:value="0.015460912108421326" office:value-type="float"/>
          <table:table-cell office:value="0.015460912108421326" office:value-type="float"/>
          <table:table-cell office:value="0.015460912108421326" office:value-type="float"/>
          <table:table-cell office:value="0.015460912108421326" office:value-type="float"/>
          <table:table-cell office:value="0.015460912108421326" office:value-type="float"/>
          <table:table-cell office:value="0.8505293078465208" office:value-type="float"/>
          <table:table-cell office:value="33" office:value-type="float"/>
          <table:table-cell office:value="0.04693925380706787" office:value-type="float"/>
        </table:table-row>
        <table:table-row>
          <table:table-cell office:value="0.015930330872535706" office:value-type="float"/>
          <table:table-cell office:value="0.015930330872535706" office:value-type="float"/>
          <table:table-cell office:value="0.015930330872535706" office:value-type="float"/>
          <table:table-cell office:value="0.015930330872535706" office:value-type="float"/>
          <table:table-cell office:value="0.015930330872535706" office:value-type="float"/>
          <table:table-cell office:value="0.015930330872535706" office:value-type="float"/>
          <table:table-cell office:value="0.8493794713987526" office:value-type="float"/>
          <table:table-cell office:value="34" office:value-type="float"/>
          <table:table-cell office:value="0.04694187641143799" office:value-type="float"/>
        </table:table-row>
        <table:table-row>
          <table:table-cell office:value="0.0163998139500618" office:value-type="float"/>
          <table:table-cell office:value="0.0163998139500618" office:value-type="float"/>
          <table:table-cell office:value="0.0163998139500618" office:value-type="float"/>
          <table:table-cell office:value="0.0163998139500618" office:value-type="float"/>
          <table:table-cell office:value="0.0163998139500618" office:value-type="float"/>
          <table:table-cell office:value="0.0163998139500618" office:value-type="float"/>
          <table:table-cell office:value="0.8482294774159422" office:value-type="float"/>
          <table:table-cell office:value="35" office:value-type="float"/>
          <table:table-cell office:value="0.04694830775260926" office:value-type="float"/>
        </table:table-row>
        <table:table-row>
          <table:table-cell office:value="0.01686932319402695" office:value-type="float"/>
          <table:table-cell office:value="0.01686932319402695" office:value-type="float"/>
          <table:table-cell office:value="0.01686932319402695" office:value-type="float"/>
          <table:table-cell office:value="0.01686932319402695" office:value-type="float"/>
          <table:table-cell office:value="0.01686932319402695" office:value-type="float"/>
          <table:table-cell office:value="0.01686932319402695" office:value-type="float"/>
          <table:table-cell office:value="0.8470794193387077" office:value-type="float"/>
          <table:table-cell office:value="36" office:value-type="float"/>
          <table:table-cell office:value="0.046950924396514895" office:value-type="float"/>
        </table:table-row>
        <table:table-row>
          <table:table-cell office:value="0.017338894069194796" office:value-type="float"/>
          <table:table-cell office:value="0.017338894069194796" office:value-type="float"/>
          <table:table-cell office:value="0.017338894069194796" office:value-type="float"/>
          <table:table-cell office:value="0.017338894069194796" office:value-type="float"/>
          <table:table-cell office:value="0.017338894069194796" office:value-type="float"/>
          <table:table-cell office:value="0.017338894069194796" office:value-type="float"/>
          <table:table-cell office:value="0.8459292102964743" office:value-type="float"/>
          <table:table-cell office:value="37" office:value-type="float"/>
          <table:table-cell office:value="0.046957087516784665" office:value-type="float"/>
        </table:table-row>
        <table:table-row>
          <table:table-cell office:value="0.01780849224328995" office:value-type="float"/>
          <table:table-cell office:value="0.01780849224328995" office:value-type="float"/>
          <table:table-cell office:value="0.01780849224328995" office:value-type="float"/>
          <table:table-cell office:value="0.01780849224328995" office:value-type="float"/>
          <table:table-cell office:value="0.01780849224328995" office:value-type="float"/>
          <table:table-cell office:value="0.01780849224328995" office:value-type="float"/>
          <table:table-cell office:value="0.8447789343857985" office:value-type="float"/>
          <table:table-cell office:value="38" office:value-type="float"/>
          <table:table-cell office:value="0.04695981740951538" office:value-type="float"/>
        </table:table-row>
        <table:table-row>
          <table:table-cell office:value="0.018278152704238892" office:value-type="float"/>
          <table:table-cell office:value="0.018278152704238892" office:value-type="float"/>
          <table:table-cell office:value="0.018278152704238892" office:value-type="float"/>
          <table:table-cell office:value="0.018278152704238892" office:value-type="float"/>
          <table:table-cell office:value="0.018278152704238892" office:value-type="float"/>
          <table:table-cell office:value="0.018278152704238892" office:value-type="float"/>
          <table:table-cell office:value="0.8436285059041133" office:value-type="float"/>
          <table:table-cell office:value="39" office:value-type="float"/>
          <table:table-cell office:value="0.04696604609489441" office:value-type="float"/>
        </table:table-row>
        <table:table-row>
          <table:table-cell office:value="0.0187478404045105" office:value-type="float"/>
          <table:table-cell office:value="0.0187478404045105" office:value-type="float"/>
          <table:table-cell office:value="0.0187478404045105" office:value-type="float"/>
          <table:table-cell office:value="0.0187478404045105" office:value-type="float"/>
          <table:table-cell office:value="0.0187478404045105" office:value-type="float"/>
          <table:table-cell office:value="0.0187478404045105" office:value-type="float"/>
          <table:table-cell office:value="0.8424780106999865" office:value-type="float"/>
          <table:table-cell office:value="40" office:value-type="float"/>
          <table:table-cell office:value="0.04696877002716064" office:value-type="float"/>
        </table:table-row>
        <table:table-row>
          <table:table-cell office:value="0.0192175909280777" office:value-type="float"/>
          <table:table-cell office:value="0.0192175909280777" office:value-type="float"/>
          <table:table-cell office:value="0.0192175909280777" office:value-type="float"/>
          <table:table-cell office:value="0.0192175909280777" office:value-type="float"/>
          <table:table-cell office:value="0.0192175909280777" office:value-type="float"/>
          <table:table-cell office:value="0.0192175909280777" office:value-type="float"/>
          <table:table-cell office:value="0.8413273616108417" office:value-type="float"/>
          <table:table-cell office:value="41" office:value-type="float"/>
          <table:table-cell office:value="0.046975052356719976" office:value-type="float"/>
        </table:table-row>
        <table:table-row>
          <table:table-cell office:value="0.019687368571758273" office:value-type="float"/>
          <table:table-cell office:value="0.019687368571758273" office:value-type="float"/>
          <table:table-cell office:value="0.019687368571758273" office:value-type="float"/>
          <table:table-cell office:value="0.019687368571758273" office:value-type="float"/>
          <table:table-cell office:value="0.019687368571758273" office:value-type="float"/>
          <table:table-cell office:value="0.019687368571758273" office:value-type="float"/>
          <table:table-cell office:value="0.8401766460912572" office:value-type="float"/>
          <table:table-cell office:value="42" office:value-type="float"/>
          <table:table-cell office:value="0.046977764368057257" office:value-type="float"/>
        </table:table-row>
        <table:table-row>
          <table:table-cell office:value="0.020157206356525424" office:value-type="float"/>
          <table:table-cell office:value="0.020157206356525424" office:value-type="float"/>
          <table:table-cell office:value="0.020157206356525424" office:value-type="float"/>
          <table:table-cell office:value="0.020157206356525424" office:value-type="float"/>
          <table:table-cell office:value="0.020157206356525424" office:value-type="float"/>
          <table:table-cell office:value="0.020157206356525424" office:value-type="float"/>
          <table:table-cell office:value="0.8390257832566981" office:value-type="float"/>
          <table:table-cell office:value="43" office:value-type="float"/>
          <table:table-cell office:value="0.04698377847671509" office:value-type="float"/>
        </table:table-row>
        <table:table-row>
          <table:table-cell office:value="0.02062707126140595" office:value-type="float"/>
          <table:table-cell office:value="0.02062707126140595" office:value-type="float"/>
          <table:table-cell office:value="0.02062707126140595" office:value-type="float"/>
          <table:table-cell office:value="0.02062707126140595" office:value-type="float"/>
          <table:table-cell office:value="0.02062707126140595" office:value-type="float"/>
          <table:table-cell office:value="0.02062707126140595" office:value-type="float"/>
          <table:table-cell office:value="0.8378748539916995" office:value-type="float"/>
          <table:table-cell office:value="44" office:value-type="float"/>
          <table:table-cell office:value="0.04698649048805237" office:value-type="float"/>
        </table:table-row>
        <table:table-row>
          <table:table-cell office:value="0.021096990227699283" office:value-type="float"/>
          <table:table-cell office:value="0.021096990227699283" office:value-type="float"/>
          <table:table-cell office:value="0.021096990227699283" office:value-type="float"/>
          <table:table-cell office:value="0.021096990227699283" office:value-type="float"/>
          <table:table-cell office:value="0.021096990227699283" office:value-type="float"/>
          <table:table-cell office:value="0.021096990227699283" office:value-type="float"/>
          <table:table-cell office:value="0.8367237923038247" office:value-type="float"/>
          <table:table-cell office:value="45" office:value-type="float"/>
          <table:table-cell office:value="0.04699189662933349" office:value-type="float"/>
        </table:table-row>
        <table:table-row>
          <table:table-cell office:value="0.02156693595647812" office:value-type="float"/>
          <table:table-cell office:value="0.02156693595647812" office:value-type="float"/>
          <table:table-cell office:value="0.02156693595647812" office:value-type="float"/>
          <table:table-cell office:value="0.02156693595647812" office:value-type="float"/>
          <table:table-cell office:value="0.02156693595647812" office:value-type="float"/>
          <table:table-cell office:value="0.02156693595647812" office:value-type="float"/>
          <table:table-cell office:value="0.8355726650615162" office:value-type="float"/>
          <table:table-cell office:value="46" office:value-type="float"/>
          <table:table-cell office:value="0.04699457287788392" office:value-type="float"/>
        </table:table-row>
        <table:table-row>
          <table:table-cell office:value="0.022036929786205296" office:value-type="float"/>
          <table:table-cell office:value="0.022036929786205296" office:value-type="float"/>
          <table:table-cell office:value="0.022036929786205296" office:value-type="float"/>
          <table:table-cell office:value="0.022036929786205296" office:value-type="float"/>
          <table:table-cell office:value="0.022036929786205296" office:value-type="float"/>
          <table:table-cell office:value="0.022036929786205296" office:value-type="float"/>
          <table:table-cell office:value="0.834421419996428" office:value-type="float"/>
          <table:table-cell office:value="47" office:value-type="float"/>
          <table:table-cell office:value="0.04699938297271729" office:value-type="float"/>
        </table:table-row>
        <table:table-row>
          <table:table-cell office:value="0.022506950378417972" office:value-type="float"/>
          <table:table-cell office:value="0.022506950378417972" office:value-type="float"/>
          <table:table-cell office:value="0.022506950378417972" office:value-type="float"/>
          <table:table-cell office:value="0.022506950378417972" office:value-type="float"/>
          <table:table-cell office:value="0.022506950378417972" office:value-type="float"/>
          <table:table-cell office:value="0.022506950378417972" office:value-type="float"/>
          <table:table-cell office:value="0.8332701093769063" office:value-type="float"/>
          <table:table-cell office:value="48" office:value-type="float"/>
          <table:table-cell office:value="0.0470020592212677" office:value-type="float"/>
        </table:table-row>
        <table:table-row>
          <table:table-cell office:value="0.022977014780044557" office:value-type="float"/>
          <table:table-cell office:value="0.022977014780044557" office:value-type="float"/>
          <table:table-cell office:value="0.022977014780044557" office:value-type="float"/>
          <table:table-cell office:value="0.022977014780044557" office:value-type="float"/>
          <table:table-cell office:value="0.022977014780044557" office:value-type="float"/>
          <table:table-cell office:value="0.022977014780044557" office:value-type="float"/>
          <table:table-cell office:value="0.8321186914466744" office:value-type="float"/>
          <table:table-cell office:value="49" office:value-type="float"/>
          <table:table-cell office:value="0.04700644016265869" office:value-type="float"/>
        </table:table-row>
        <table:table-row>
          <table:table-cell office:value="0.023447105944156648" office:value-type="float"/>
          <table:table-cell office:value="0.023447105944156648" office:value-type="float"/>
          <table:table-cell office:value="0.023447105944156648" office:value-type="float"/>
          <table:table-cell office:value="0.023447105944156648" office:value-type="float"/>
          <table:table-cell office:value="0.023447105944156648" office:value-type="float"/>
          <table:table-cell office:value="0.023447105944156648" office:value-type="float"/>
          <table:table-cell office:value="0.8309672079620088" office:value-type="float"/>
          <table:table-cell office:value="50" office:value-type="float"/>
          <table:table-cell office:value="0.04700911641120911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87854051589967" office:value-type="float"/>
          <table:table-cell office:value="0.0004687854051589967" office:value-type="float"/>
          <table:table-cell office:value="0.0004687854051589967" office:value-type="float"/>
          <table:table-cell office:value="0.0004687854051589967" office:value-type="float"/>
          <table:table-cell office:value="0.0004687854051589967" office:value-type="float"/>
          <table:table-cell office:value="0.0004687854051589967" office:value-type="float"/>
          <table:table-cell office:value="0.9171883578694091" office:value-type="float"/>
          <table:table-cell office:value="1" office:value-type="float"/>
          <table:table-cell office:value="0.046878540515899667" office:value-type="float"/>
        </table:table-row>
        <table:table-row>
          <table:table-cell office:value="0.0009375972747802736" office:value-type="float"/>
          <table:table-cell office:value="0.0009375972747802736" office:value-type="float"/>
          <table:table-cell office:value="0.0009375972747802736" office:value-type="float"/>
          <table:table-cell office:value="0.0009375972747802736" office:value-type="float"/>
          <table:table-cell office:value="0.0009375972747802736" office:value-type="float"/>
          <table:table-cell office:value="0.0009375972747802736" office:value-type="float"/>
          <table:table-cell office:value="0.9183367077353414" office:value-type="float"/>
          <table:table-cell office:value="2" office:value-type="float"/>
          <table:table-cell office:value="0.04688118696212769" office:value-type="float"/>
        </table:table-row>
        <table:table-row>
          <table:table-cell office:value="0.0014064507484436038" office:value-type="float"/>
          <table:table-cell office:value="0.0014064507484436038" office:value-type="float"/>
          <table:table-cell office:value="0.0014064507484436038" office:value-type="float"/>
          <table:table-cell office:value="0.0014064507484436038" office:value-type="float"/>
          <table:table-cell office:value="0.0014064507484436038" office:value-type="float"/>
          <table:table-cell office:value="0.0014064507484436038" office:value-type="float"/>
          <table:table-cell office:value="0.919485159509948" office:value-type="float"/>
          <table:table-cell office:value="3" office:value-type="float"/>
          <table:table-cell office:value="0.04688534736633301" office:value-type="float"/>
        </table:table-row>
        <table:table-row>
          <table:table-cell office:value="0.0018753306865692142" office:value-type="float"/>
          <table:table-cell office:value="0.0018753306865692142" office:value-type="float"/>
          <table:table-cell office:value="0.0018753306865692142" office:value-type="float"/>
          <table:table-cell office:value="0.0018753306865692142" office:value-type="float"/>
          <table:table-cell office:value="0.0018753306865692142" office:value-type="float"/>
          <table:table-cell office:value="0.0018753306865692142" office:value-type="float"/>
          <table:table-cell office:value="0.9206336761089835" office:value-type="float"/>
          <table:table-cell office:value="4" office:value-type="float"/>
          <table:table-cell office:value="0.046887993812561035" office:value-type="float"/>
        </table:table-row>
        <table:table-row>
          <table:table-cell office:value="0.0023442525863647465" office:value-type="float"/>
          <table:table-cell office:value="0.0023442525863647465" office:value-type="float"/>
          <table:table-cell office:value="0.0023442525863647465" office:value-type="float"/>
          <table:table-cell office:value="0.0023442525863647465" office:value-type="float"/>
          <table:table-cell office:value="0.0023442525863647465" office:value-type="float"/>
          <table:table-cell office:value="0.0023442525863647465" office:value-type="float"/>
          <table:table-cell office:value="0.9217822954926991" office:value-type="float"/>
          <table:table-cell office:value="5" office:value-type="float"/>
          <table:table-cell office:value="0.04689218997955323" office:value-type="float"/>
        </table:table-row>
        <table:table-row>
          <table:table-cell office:value="0.002813200891017914" office:value-type="float"/>
          <table:table-cell office:value="0.002813200891017914" office:value-type="float"/>
          <table:table-cell office:value="0.002813200891017914" office:value-type="float"/>
          <table:table-cell office:value="0.002813200891017914" office:value-type="float"/>
          <table:table-cell office:value="0.002813200891017914" office:value-type="float"/>
          <table:table-cell office:value="0.002813200891017914" office:value-type="float"/>
          <table:table-cell office:value="0.9229309795548426" office:value-type="float"/>
          <table:table-cell office:value="6" office:value-type="float"/>
          <table:table-cell office:value="0.04689483046531677" office:value-type="float"/>
        </table:table-row>
        <table:table-row>
          <table:table-cell office:value="0.0032821896672248843" office:value-type="float"/>
          <table:table-cell office:value="0.0032821896672248843" office:value-type="float"/>
          <table:table-cell office:value="0.0032821896672248843" office:value-type="float"/>
          <table:table-cell office:value="0.0032821896672248843" office:value-type="float"/>
          <table:table-cell office:value="0.0032821896672248843" office:value-type="float"/>
          <table:table-cell office:value="0.0032821896672248843" office:value-type="float"/>
          <table:table-cell office:value="0.9240797627516419" office:value-type="float"/>
          <table:table-cell office:value="7" office:value-type="float"/>
          <table:table-cell office:value="0.04689887762069703" office:value-type="float"/>
        </table:table-row>
        <table:table-row>
          <table:table-cell office:value="0.0037512060999870304" office:value-type="float"/>
          <table:table-cell office:value="0.0037512060999870304" office:value-type="float"/>
          <table:table-cell office:value="0.0037512060999870304" office:value-type="float"/>
          <table:table-cell office:value="0.0037512060999870304" office:value-type="float"/>
          <table:table-cell office:value="0.0037512060999870304" office:value-type="float"/>
          <table:table-cell office:value="0.0037512060999870304" office:value-type="float"/>
          <table:table-cell office:value="0.9252286136928896" office:value-type="float"/>
          <table:table-cell office:value="8" office:value-type="float"/>
          <table:table-cell office:value="0.0469016432762146" office:value-type="float"/>
        </table:table-row>
        <table:table-row>
          <table:table-cell office:value="0.004220259726047516" office:value-type="float"/>
          <table:table-cell office:value="0.004220259726047516" office:value-type="float"/>
          <table:table-cell office:value="0.004220259726047516" office:value-type="float"/>
          <table:table-cell office:value="0.004220259726047516" office:value-type="float"/>
          <table:table-cell office:value="0.004220259726047516" office:value-type="float"/>
          <table:table-cell office:value="0.004220259726047516" office:value-type="float"/>
          <table:table-cell office:value="0.92637755573874" office:value-type="float"/>
          <table:table-cell office:value="9" office:value-type="float"/>
          <table:table-cell office:value="0.04690536260604859" office:value-type="float"/>
        </table:table-row>
        <table:table-row>
          <table:table-cell office:value="0.0046893410086631775" office:value-type="float"/>
          <table:table-cell office:value="0.0046893410086631775" office:value-type="float"/>
          <table:table-cell office:value="0.0046893410086631775" office:value-type="float"/>
          <table:table-cell office:value="0.0046893410086631775" office:value-type="float"/>
          <table:table-cell office:value="0.0046893410086631775" office:value-type="float"/>
          <table:table-cell office:value="0.0046893410086631775" office:value-type="float"/>
          <table:table-cell office:value="0.9275265655290387" office:value-type="float"/>
          <table:table-cell office:value="10" office:value-type="float"/>
          <table:table-cell office:value="0.046908128261566165" office:value-type="float"/>
        </table:table-row>
        <table:table-row>
          <table:table-cell office:value="0.005158455431461335" office:value-type="float"/>
          <table:table-cell office:value="0.005158455431461335" office:value-type="float"/>
          <table:table-cell office:value="0.005158455431461335" office:value-type="float"/>
          <table:table-cell office:value="0.005158455431461335" office:value-type="float"/>
          <table:table-cell office:value="0.005158455431461335" office:value-type="float"/>
          <table:table-cell office:value="0.005158455431461335" office:value-type="float"/>
          <table:table-cell office:value="0.9286756564958744" office:value-type="float"/>
          <table:table-cell office:value="11" office:value-type="float"/>
          <table:table-cell office:value="0.04691144227981568" office:value-type="float"/>
        </table:table-row>
        <table:table-row>
          <table:table-cell office:value="0.005627597510814667" office:value-type="float"/>
          <table:table-cell office:value="0.005627597510814667" office:value-type="float"/>
          <table:table-cell office:value="0.005627597510814667" office:value-type="float"/>
          <table:table-cell office:value="0.005627597510814667" office:value-type="float"/>
          <table:table-cell office:value="0.005627597510814667" office:value-type="float"/>
          <table:table-cell office:value="0.005627597510814667" office:value-type="float"/>
          <table:table-cell office:value="0.9298248152071583" office:value-type="float"/>
          <table:table-cell office:value="12" office:value-type="float"/>
          <table:table-cell office:value="0.046914207935333255" office:value-type="float"/>
        </table:table-row>
        <table:table-row>
          <table:table-cell office:value="0.006096770644187928" office:value-type="float"/>
          <table:table-cell office:value="0.006096770644187928" office:value-type="float"/>
          <table:table-cell office:value="0.006096770644187928" office:value-type="float"/>
          <table:table-cell office:value="0.006096770644187928" office:value-type="float"/>
          <table:table-cell office:value="0.006096770644187928" office:value-type="float"/>
          <table:table-cell office:value="0.006096770644187928" office:value-type="float"/>
          <table:table-cell office:value="0.9309740499849456" office:value-type="float"/>
          <table:table-cell office:value="13" office:value-type="float"/>
          <table:table-cell office:value="0.04691731333732606" office:value-type="float"/>
        </table:table-row>
        <table:table-row>
          <table:table-cell office:value="0.006565971314907075" office:value-type="float"/>
          <table:table-cell office:value="0.006565971314907075" office:value-type="float"/>
          <table:table-cell office:value="0.006565971314907075" office:value-type="float"/>
          <table:table-cell office:value="0.006565971314907075" office:value-type="float"/>
          <table:table-cell office:value="0.006565971314907075" office:value-type="float"/>
          <table:table-cell office:value="0.006565971314907075" office:value-type="float"/>
          <table:table-cell office:value="0.9321233522151792" office:value-type="float"/>
          <table:table-cell office:value="14" office:value-type="float"/>
          <table:table-cell office:value="0.04692006707191468" office:value-type="float"/>
        </table:table-row>
        <table:table-row>
          <table:table-cell office:value="0.007035202264785767" office:value-type="float"/>
          <table:table-cell office:value="0.007035202264785767" office:value-type="float"/>
          <table:table-cell office:value="0.007035202264785767" office:value-type="float"/>
          <table:table-cell office:value="0.007035202264785767" office:value-type="float"/>
          <table:table-cell office:value="0.007035202264785767" office:value-type="float"/>
          <table:table-cell office:value="0.007035202264785767" office:value-type="float"/>
          <table:table-cell office:value="0.9332727286139034" office:value-type="float"/>
          <table:table-cell office:value="15" office:value-type="float"/>
          <table:table-cell office:value="0.04692309498786927" office:value-type="float"/>
        </table:table-row>
        <table:table-row>
          <table:table-cell office:value="0.0075044606924057015" office:value-type="float"/>
          <table:table-cell office:value="0.0075044606924057015" office:value-type="float"/>
          <table:table-cell office:value="0.0075044606924057015" office:value-type="float"/>
          <table:table-cell office:value="0.0075044606924057015" office:value-type="float"/>
          <table:table-cell office:value="0.0075044606924057015" office:value-type="float"/>
          <table:table-cell office:value="0.0075044606924057015" office:value-type="float"/>
          <table:table-cell office:value="0.934422172319073" office:value-type="float"/>
          <table:table-cell office:value="16" office:value-type="float"/>
          <table:table-cell office:value="0.04692584276199341" office:value-type="float"/>
        </table:table-row>
        <table:table-row>
          <table:table-cell office:value="0.007973748683929444" office:value-type="float"/>
          <table:table-cell office:value="0.007973748683929444" office:value-type="float"/>
          <table:table-cell office:value="0.007973748683929444" office:value-type="float"/>
          <table:table-cell office:value="0.007973748683929444" office:value-type="float"/>
          <table:table-cell office:value="0.007973748683929444" office:value-type="float"/>
          <table:table-cell office:value="0.007973748683929444" office:value-type="float"/>
          <table:table-cell office:value="0.9355716884407217" office:value-type="float"/>
          <table:table-cell office:value="17" office:value-type="float"/>
          <table:table-cell office:value="0.04692879915237427" office:value-type="float"/>
        </table:table-row>
        <table:table-row>
          <table:table-cell office:value="0.008443064093589784" office:value-type="float"/>
          <table:table-cell office:value="0.008443064093589784" office:value-type="float"/>
          <table:table-cell office:value="0.008443064093589784" office:value-type="float"/>
          <table:table-cell office:value="0.008443064093589784" office:value-type="float"/>
          <table:table-cell office:value="0.008443064093589784" office:value-type="float"/>
          <table:table-cell office:value="0.008443064093589784" office:value-type="float"/>
          <table:table-cell office:value="0.9367212717228148" office:value-type="float"/>
          <table:table-cell office:value="18" office:value-type="float"/>
          <table:table-cell office:value="0.04693154096603394" office:value-type="float"/>
        </table:table-row>
        <table:table-row>
          <table:table-cell office:value="0.008912407279014588" office:value-type="float"/>
          <table:table-cell office:value="0.008912407279014588" office:value-type="float"/>
          <table:table-cell office:value="0.008912407279014588" office:value-type="float"/>
          <table:table-cell office:value="0.008912407279014588" office:value-type="float"/>
          <table:table-cell office:value="0.008912407279014588" office:value-type="float"/>
          <table:table-cell office:value="0.008912407279014588" office:value-type="float"/>
          <table:table-cell office:value="0.937870923041358" office:value-type="float"/>
          <table:table-cell office:value="19" office:value-type="float"/>
          <table:table-cell office:value="0.046934318542480466" office:value-type="float"/>
        </table:table-row>
        <table:table-row>
          <table:table-cell office:value="0.009381777882575989" office:value-type="float"/>
          <table:table-cell office:value="0.009381777882575989" office:value-type="float"/>
          <table:table-cell office:value="0.009381777882575989" office:value-type="float"/>
          <table:table-cell office:value="0.009381777882575989" office:value-type="float"/>
          <table:table-cell office:value="0.009381777882575989" office:value-type="float"/>
          <table:table-cell office:value="0.009381777882575989" office:value-type="float"/>
          <table:table-cell office:value="0.9390206415203457" office:value-type="float"/>
          <table:table-cell office:value="20" office:value-type="float"/>
          <table:table-cell office:value="0.046937060356140134" office:value-type="float"/>
        </table:table-row>
        <table:table-row>
          <table:table-cell office:value="0.009851173877716064" office:value-type="float"/>
          <table:table-cell office:value="0.009851173877716064" office:value-type="float"/>
          <table:table-cell office:value="0.009851173877716064" office:value-type="float"/>
          <table:table-cell office:value="0.009851173877716064" office:value-type="float"/>
          <table:table-cell office:value="0.009851173877716064" office:value-type="float"/>
          <table:table-cell office:value="0.009851173877716064" office:value-type="float"/>
          <table:table-cell office:value="0.9401704221957448" office:value-type="float"/>
          <table:table-cell office:value="21" office:value-type="float"/>
          <table:table-cell office:value="0.04693959951400757" office:value-type="float"/>
        </table:table-row>
        <table:table-row>
          <table:table-cell office:value="0.010320597231388092" office:value-type="float"/>
          <table:table-cell office:value="0.010320597231388092" office:value-type="float"/>
          <table:table-cell office:value="0.010320597231388092" office:value-type="float"/>
          <table:table-cell office:value="0.010320597231388092" office:value-type="float"/>
          <table:table-cell office:value="0.010320597231388092" office:value-type="float"/>
          <table:table-cell office:value="0.010320597231388092" office:value-type="float"/>
          <table:table-cell office:value="0.9413202698855873" office:value-type="float"/>
          <table:table-cell office:value="22" office:value-type="float"/>
          <table:table-cell office:value="0.046942335367202756" office:value-type="float"/>
        </table:table-row>
        <table:table-row>
          <table:table-cell office:value="0.010790043890476227" office:value-type="float"/>
          <table:table-cell office:value="0.010790043890476227" office:value-type="float"/>
          <table:table-cell office:value="0.010790043890476227" office:value-type="float"/>
          <table:table-cell office:value="0.010790043890476227" office:value-type="float"/>
          <table:table-cell office:value="0.010790043890476227" office:value-type="float"/>
          <table:table-cell office:value="0.010790043890476227" office:value-type="float"/>
          <table:table-cell office:value="0.9424701746618075" office:value-type="float"/>
          <table:table-cell office:value="23" office:value-type="float"/>
          <table:table-cell office:value="0.04694466590881348" office:value-type="float"/>
        </table:table-row>
        <table:table-row>
          <table:table-cell office:value="0.01125951784849167" office:value-type="float"/>
          <table:table-cell office:value="0.01125951784849167" office:value-type="float"/>
          <table:table-cell office:value="0.01125951784849167" office:value-type="float"/>
          <table:table-cell office:value="0.01125951784849167" office:value-type="float"/>
          <table:table-cell office:value="0.01125951784849167" office:value-type="float"/>
          <table:table-cell office:value="0.01125951784849167" office:value-type="float"/>
          <table:table-cell office:value="0.9436201463064702" office:value-type="float"/>
          <table:table-cell office:value="24" office:value-type="float"/>
          <table:table-cell office:value="0.046947395801544195" office:value-type="float"/>
        </table:table-row>
        <table:table-row>
          <table:table-cell office:value="0.011729012072086336" office:value-type="float"/>
          <table:table-cell office:value="0.011729012072086336" office:value-type="float"/>
          <table:table-cell office:value="0.011729012072086336" office:value-type="float"/>
          <table:table-cell office:value="0.011729012072086336" office:value-type="float"/>
          <table:table-cell office:value="0.011729012072086336" office:value-type="float"/>
          <table:table-cell office:value="0.011729012072086336" office:value-type="float"/>
          <table:table-cell office:value="0.9447701675914613" office:value-type="float"/>
          <table:table-cell office:value="25" office:value-type="float"/>
          <table:table-cell office:value="0.04694942235946656" office:value-type="float"/>
        </table:table-row>
        <table:table-row>
          <table:table-cell office:value="0.012198533535003664" office:value-type="float"/>
          <table:table-cell office:value="0.012198533535003664" office:value-type="float"/>
          <table:table-cell office:value="0.012198533535003664" office:value-type="float"/>
          <table:table-cell office:value="0.012198533535003664" office:value-type="float"/>
          <table:table-cell office:value="0.012198533535003664" office:value-type="float"/>
          <table:table-cell office:value="0.012198533535003664" office:value-type="float"/>
          <table:table-cell office:value="0.9459202555988938" office:value-type="float"/>
          <table:table-cell office:value="26" office:value-type="float"/>
          <table:table-cell office:value="0.04695214629173279" office:value-type="float"/>
        </table:table-row>
        <table:table-row>
          <table:table-cell office:value="0.012668071508407595" office:value-type="float"/>
          <table:table-cell office:value="0.012668071508407595" office:value-type="float"/>
          <table:table-cell office:value="0.012668071508407595" office:value-type="float"/>
          <table:table-cell office:value="0.012668071508407595" office:value-type="float"/>
          <table:table-cell office:value="0.012668071508407595" office:value-type="float"/>
          <table:table-cell office:value="0.012668071508407595" office:value-type="float"/>
          <table:table-cell office:value="0.9470703840485939" office:value-type="float"/>
          <table:table-cell office:value="27" office:value-type="float"/>
          <table:table-cell office:value="0.046953797340393066" office:value-type="float"/>
        </table:table-row>
        <table:table-row>
          <table:table-cell office:value="0.013137636721134188" office:value-type="float"/>
          <table:table-cell office:value="0.013137636721134188" office:value-type="float"/>
          <table:table-cell office:value="0.013137636721134188" office:value-type="float"/>
          <table:table-cell office:value="0.013137636721134188" office:value-type="float"/>
          <table:table-cell office:value="0.013137636721134188" office:value-type="float"/>
          <table:table-cell office:value="0.013137636721134188" office:value-type="float"/>
          <table:table-cell office:value="0.9482205792207355" office:value-type="float"/>
          <table:table-cell office:value="28" office:value-type="float"/>
          <table:table-cell office:value="0.0469565212726593" office:value-type="float"/>
        </table:table-row>
        <table:table-row>
          <table:table-cell office:value="0.013607215464115145" office:value-type="float"/>
          <table:table-cell office:value="0.013607215464115145" office:value-type="float"/>
          <table:table-cell office:value="0.013607215464115145" office:value-type="float"/>
          <table:table-cell office:value="0.013607215464115145" office:value-type="float"/>
          <table:table-cell office:value="0.013607215464115145" office:value-type="float"/>
          <table:table-cell office:value="0.013607215464115145" office:value-type="float"/>
          <table:table-cell office:value="0.9493708075350964" office:value-type="float"/>
          <table:table-cell office:value="29" office:value-type="float"/>
          <table:table-cell office:value="0.04695787429809571" office:value-type="float"/>
        </table:table-row>
        <table:table-row>
          <table:table-cell office:value="0.014076821446418765" office:value-type="float"/>
          <table:table-cell office:value="0.014076821446418765" office:value-type="float"/>
          <table:table-cell office:value="0.014076821446418765" office:value-type="float"/>
          <table:table-cell office:value="0.014076821446418765" office:value-type="float"/>
          <table:table-cell office:value="0.014076821446418765" office:value-type="float"/>
          <table:table-cell office:value="0.014076821446418765" office:value-type="float"/>
          <table:table-cell office:value="0.9505211025718987" office:value-type="float"/>
          <table:table-cell office:value="30" office:value-type="float"/>
          <table:table-cell office:value="0.046960598230361944" office:value-type="float"/>
        </table:table-row>
        <table:table-row>
          <table:table-cell office:value="0.014546440005302431" office:value-type="float"/>
          <table:table-cell office:value="0.014546440005302431" office:value-type="float"/>
          <table:table-cell office:value="0.014546440005302431" office:value-type="float"/>
          <table:table-cell office:value="0.014546440005302431" office:value-type="float"/>
          <table:table-cell office:value="0.014546440005302431" office:value-type="float"/>
          <table:table-cell office:value="0.014546440005302431" office:value-type="float"/>
          <table:table-cell office:value="0.9516714284149048" office:value-type="float"/>
          <table:table-cell office:value="31" office:value-type="float"/>
          <table:table-cell office:value="0.046961855888366696" office:value-type="float"/>
        </table:table-row>
        <table:table-row>
          <table:table-cell office:value="0.015016085743904116" office:value-type="float"/>
          <table:table-cell office:value="0.015016085743904116" office:value-type="float"/>
          <table:table-cell office:value="0.015016085743904116" office:value-type="float"/>
          <table:table-cell office:value="0.015016085743904116" office:value-type="float"/>
          <table:table-cell office:value="0.015016085743904116" office:value-type="float"/>
          <table:table-cell office:value="0.015016085743904116" office:value-type="float"/>
          <table:table-cell office:value="0.9528218208343515" office:value-type="float"/>
          <table:table-cell office:value="32" office:value-type="float"/>
          <table:table-cell office:value="0.04696457386016846" office:value-type="float"/>
        </table:table-row>
        <table:table-row>
          <table:table-cell office:value="0.015485743403434756" office:value-type="float"/>
          <table:table-cell office:value="0.015485743403434756" office:value-type="float"/>
          <table:table-cell office:value="0.015485743403434756" office:value-type="float"/>
          <table:table-cell office:value="0.015485743403434756" office:value-type="float"/>
          <table:table-cell office:value="0.015485743403434756" office:value-type="float"/>
          <table:table-cell office:value="0.015485743403434756" office:value-type="float"/>
          <table:table-cell office:value="0.9539722424539914" office:value-type="float"/>
          <table:table-cell office:value="33" office:value-type="float"/>
          <table:table-cell office:value="0.04696576595306397" office:value-type="float"/>
        </table:table-row>
        <table:table-row>
          <table:table-cell office:value="0.015955428242683412" office:value-type="float"/>
          <table:table-cell office:value="0.015955428242683412" office:value-type="float"/>
          <table:table-cell office:value="0.015955428242683412" office:value-type="float"/>
          <table:table-cell office:value="0.015955428242683412" office:value-type="float"/>
          <table:table-cell office:value="0.015955428242683412" office:value-type="float"/>
          <table:table-cell office:value="0.015955428242683412" office:value-type="float"/>
          <table:table-cell office:value="0.9551227306500717" office:value-type="float"/>
          <table:table-cell office:value="34" office:value-type="float"/>
          <table:table-cell office:value="0.04696848392486573" office:value-type="float"/>
        </table:table-row>
        <table:table-row>
          <table:table-cell office:value="0.016425125002861026" office:value-type="float"/>
          <table:table-cell office:value="0.016425125002861026" office:value-type="float"/>
          <table:table-cell office:value="0.016425125002861026" office:value-type="float"/>
          <table:table-cell office:value="0.016425125002861026" office:value-type="float"/>
          <table:table-cell office:value="0.016425125002861026" office:value-type="float"/>
          <table:table-cell office:value="0.016425125002861026" office:value-type="float"/>
          <table:table-cell office:value="0.9562732480463453" office:value-type="float"/>
          <table:table-cell office:value="35" office:value-type="float"/>
          <table:table-cell office:value="0.04696967601776124" office:value-type="float"/>
        </table:table-row>
        <table:table-row>
          <table:table-cell office:value="0.016894848823547366" office:value-type="float"/>
          <table:table-cell office:value="0.016894848823547366" office:value-type="float"/>
          <table:table-cell office:value="0.016894848823547366" office:value-type="float"/>
          <table:table-cell office:value="0.016894848823547366" office:value-type="float"/>
          <table:table-cell office:value="0.016894848823547366" office:value-type="float"/>
          <table:table-cell office:value="0.016894848823547366" office:value-type="float"/>
          <table:table-cell office:value="0.9574238317270574" office:value-type="float"/>
          <table:table-cell office:value="36" office:value-type="float"/>
          <table:table-cell office:value="0.046972382068634036" office:value-type="float"/>
        </table:table-row>
        <table:table-row>
          <table:table-cell office:value="0.017364582717418673" office:value-type="float"/>
          <table:table-cell office:value="0.017364582717418673" office:value-type="float"/>
          <table:table-cell office:value="0.017364582717418673" office:value-type="float"/>
          <table:table-cell office:value="0.017364582717418673" office:value-type="float"/>
          <table:table-cell office:value="0.017364582717418673" office:value-type="float"/>
          <table:table-cell office:value="0.017364582717418673" office:value-type="float"/>
          <table:table-cell office:value="0.9585744400819327" office:value-type="float"/>
          <table:table-cell office:value="37" office:value-type="float"/>
          <table:table-cell office:value="0.046973389387130735" office:value-type="float"/>
        </table:table-row>
        <table:table-row>
          <table:table-cell office:value="0.017834343612194065" office:value-type="float"/>
          <table:table-cell office:value="0.017834343612194065" office:value-type="float"/>
          <table:table-cell office:value="0.017834343612194065" office:value-type="float"/>
          <table:table-cell office:value="0.017834343612194065" office:value-type="float"/>
          <table:table-cell office:value="0.017834343612194065" office:value-type="float"/>
          <table:table-cell office:value="0.017834343612194065" office:value-type="float"/>
          <table:table-cell office:value="0.9597251145752458" office:value-type="float"/>
          <table:table-cell office:value="38" office:value-type="float"/>
          <table:table-cell office:value="0.04697608947753906" office:value-type="float"/>
        </table:table-row>
        <table:table-row>
          <table:table-cell office:value="0.01830411142110825" office:value-type="float"/>
          <table:table-cell office:value="0.01830411142110825" office:value-type="float"/>
          <table:table-cell office:value="0.01830411142110825" office:value-type="float"/>
          <table:table-cell office:value="0.01830411142110825" office:value-type="float"/>
          <table:table-cell office:value="0.01830411142110825" office:value-type="float"/>
          <table:table-cell office:value="0.01830411142110825" office:value-type="float"/>
          <table:table-cell office:value="0.9608758060046707" office:value-type="float"/>
          <table:table-cell office:value="39" office:value-type="float"/>
          <table:table-cell office:value="0.04697678089141846" office:value-type="float"/>
        </table:table-row>
        <table:table-row>
          <table:table-cell office:value="0.018773906171321873" office:value-type="float"/>
          <table:table-cell office:value="0.018773906171321873" office:value-type="float"/>
          <table:table-cell office:value="0.018773906171321873" office:value-type="float"/>
          <table:table-cell office:value="0.018773906171321873" office:value-type="float"/>
          <table:table-cell office:value="0.018773906171321873" office:value-type="float"/>
          <table:table-cell office:value="0.018773906171321873" office:value-type="float"/>
          <table:table-cell office:value="0.9620265634265324" office:value-type="float"/>
          <table:table-cell office:value="40" office:value-type="float"/>
          <table:table-cell office:value="0.04697947502136231" office:value-type="float"/>
        </table:table-row>
        <table:table-row>
          <table:table-cell office:value="0.01924370461702347" office:value-type="float"/>
          <table:table-cell office:value="0.01924370461702347" office:value-type="float"/>
          <table:table-cell office:value="0.01924370461702347" office:value-type="float"/>
          <table:table-cell office:value="0.01924370461702347" office:value-type="float"/>
          <table:table-cell office:value="0.01924370461702347" office:value-type="float"/>
          <table:table-cell office:value="0.01924370461702347" office:value-type="float"/>
          <table:table-cell office:value="0.963177329900454" office:value-type="float"/>
          <table:table-cell office:value="41" office:value-type="float"/>
          <table:table-cell office:value="0.04697984457015991" office:value-type="float"/>
        </table:table-row>
        <table:table-row>
          <table:table-cell office:value="0.01971353000402451" office:value-type="float"/>
          <table:table-cell office:value="0.01971353000402451" office:value-type="float"/>
          <table:table-cell office:value="0.01971353000402451" office:value-type="float"/>
          <table:table-cell office:value="0.01971353000402451" office:value-type="float"/>
          <table:table-cell office:value="0.01971353000402451" office:value-type="float"/>
          <table:table-cell office:value="0.01971353000402451" office:value-type="float"/>
          <table:table-cell office:value="0.9643281623668122" office:value-type="float"/>
          <table:table-cell office:value="42" office:value-type="float"/>
          <table:table-cell office:value="0.04698253870010376" office:value-type="float"/>
        </table:table-row>
        <table:table-row>
          <table:table-cell office:value="0.02018335753679276" office:value-type="float"/>
          <table:table-cell office:value="0.02018335753679276" office:value-type="float"/>
          <table:table-cell office:value="0.02018335753679276" office:value-type="float"/>
          <table:table-cell office:value="0.02018335753679276" office:value-type="float"/>
          <table:table-cell office:value="0.02018335753679276" office:value-type="float"/>
          <table:table-cell office:value="0.02018335753679276" office:value-type="float"/>
          <table:table-cell office:value="0.9654790000892051" office:value-type="float"/>
          <table:table-cell office:value="43" office:value-type="float"/>
          <table:table-cell office:value="0.046982753276824954" office:value-type="float"/>
        </table:table-row>
        <table:table-row>
          <table:table-cell office:value="0.020653211891651157" office:value-type="float"/>
          <table:table-cell office:value="0.020653211891651157" office:value-type="float"/>
          <table:table-cell office:value="0.020653211891651157" office:value-type="float"/>
          <table:table-cell office:value="0.020653211891651157" office:value-type="float"/>
          <table:table-cell office:value="0.020653211891651157" office:value-type="float"/>
          <table:table-cell office:value="0.020653211891651157" office:value-type="float"/>
          <table:table-cell office:value="0.9666299035120327" office:value-type="float"/>
          <table:table-cell office:value="44" office:value-type="float"/>
          <table:table-cell office:value="0.046985435485839847" office:value-type="float"/>
        </table:table-row>
        <table:table-row>
          <table:table-cell office:value="0.02112306678295136" office:value-type="float"/>
          <table:table-cell office:value="0.02112306678295136" office:value-type="float"/>
          <table:table-cell office:value="0.02112306678295136" office:value-type="float"/>
          <table:table-cell office:value="0.02112306678295136" office:value-type="float"/>
          <table:table-cell office:value="0.02112306678295136" office:value-type="float"/>
          <table:table-cell office:value="0.02112306678295136" office:value-type="float"/>
          <table:table-cell office:value="0.9677808082488691" office:value-type="float"/>
          <table:table-cell office:value="45" office:value-type="float"/>
          <table:table-cell office:value="0.04698548913002014" office:value-type="float"/>
        </table:table-row>
        <table:table-row>
          <table:table-cell office:value="0.021592948496341708" office:value-type="float"/>
          <table:table-cell office:value="0.021592948496341708" office:value-type="float"/>
          <table:table-cell office:value="0.021592948496341708" office:value-type="float"/>
          <table:table-cell office:value="0.021592948496341708" office:value-type="float"/>
          <table:table-cell office:value="0.021592948496341708" office:value-type="float"/>
          <table:table-cell office:value="0.021592948496341708" office:value-type="float"/>
          <table:table-cell office:value="0.9689317786861401" office:value-type="float"/>
          <table:table-cell office:value="46" office:value-type="float"/>
          <table:table-cell office:value="0.04698817133903503" office:value-type="float"/>
        </table:table-row>
        <table:table-row>
          <table:table-cell office:value="0.02206282836198807" office:value-type="float"/>
          <table:table-cell office:value="0.02206282836198807" office:value-type="float"/>
          <table:table-cell office:value="0.02206282836198807" office:value-type="float"/>
          <table:table-cell office:value="0.02206282836198807" office:value-type="float"/>
          <table:table-cell office:value="0.02206282836198807" office:value-type="float"/>
          <table:table-cell office:value="0.02206282836198807" office:value-type="float"/>
          <table:table-cell office:value="0.9700827445973812" office:value-type="float"/>
          <table:table-cell office:value="47" office:value-type="float"/>
          <table:table-cell office:value="0.046987986564636236" office:value-type="float"/>
        </table:table-row>
        <table:table-row>
          <table:table-cell office:value="0.022532735049724584" office:value-type="float"/>
          <table:table-cell office:value="0.022532735049724584" office:value-type="float"/>
          <table:table-cell office:value="0.022532735049724584" office:value-type="float"/>
          <table:table-cell office:value="0.022532735049724584" office:value-type="float"/>
          <table:table-cell office:value="0.022532735049724584" office:value-type="float"/>
          <table:table-cell office:value="0.022532735049724584" office:value-type="float"/>
          <table:table-cell office:value="0.971233776209057" office:value-type="float"/>
          <table:table-cell office:value="48" office:value-type="float"/>
          <table:table-cell office:value="0.04699066877365113" office:value-type="float"/>
        </table:table-row>
        <table:table-row>
          <table:table-cell office:value="0.02300263732671738" office:value-type="float"/>
          <table:table-cell office:value="0.02300263732671738" office:value-type="float"/>
          <table:table-cell office:value="0.02300263732671738" office:value-type="float"/>
          <table:table-cell office:value="0.02300263732671738" office:value-type="float"/>
          <table:table-cell office:value="0.02300263732671738" office:value-type="float"/>
          <table:table-cell office:value="0.02300263732671738" office:value-type="float"/>
          <table:table-cell office:value="0.9723847970166614" office:value-type="float"/>
          <table:table-cell office:value="49" office:value-type="float"/>
          <table:table-cell office:value="0.04699022769927978" office:value-type="float"/>
        </table:table-row>
        <table:table-row>
          <table:table-cell office:value="0.023472566306591038" office:value-type="float"/>
          <table:table-cell office:value="0.023472566306591038" office:value-type="float"/>
          <table:table-cell office:value="0.023472566306591038" office:value-type="float"/>
          <table:table-cell office:value="0.023472566306591038" office:value-type="float"/>
          <table:table-cell office:value="0.023472566306591038" office:value-type="float"/>
          <table:table-cell office:value="0.023472566306591038" office:value-type="float"/>
          <table:table-cell office:value="0.9735358832326985" office:value-type="float"/>
          <table:table-cell office:value="50" office:value-type="float"/>
          <table:table-cell office:value="0.04699289798736572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856659650802615" office:value-type="float"/>
          <table:table-cell office:value="0.00046856659650802615" office:value-type="float"/>
          <table:table-cell office:value="0.00046856659650802615" office:value-type="float"/>
          <table:table-cell office:value="0.00046856659650802615" office:value-type="float"/>
          <table:table-cell office:value="0.00046856659650802615" office:value-type="float"/>
          <table:table-cell office:value="0.00046856659650802615" office:value-type="float"/>
          <table:table-cell office:value="0.9195330326582447" office:value-type="float"/>
          <table:table-cell office:value="1" office:value-type="float"/>
          <table:table-cell office:value="0.046856659650802615" office:value-type="float"/>
        </table:table-row>
        <table:table-row>
          <table:table-cell office:value="0.0009371597170829773" office:value-type="float"/>
          <table:table-cell office:value="0.0009371597170829773" office:value-type="float"/>
          <table:table-cell office:value="0.0009371597170829773" office:value-type="float"/>
          <table:table-cell office:value="0.0009371597170829773" office:value-type="float"/>
          <table:table-cell office:value="0.0009371597170829773" office:value-type="float"/>
          <table:table-cell office:value="0.0009371597170829773" office:value-type="float"/>
          <table:table-cell office:value="0.9206808467006319" office:value-type="float"/>
          <table:table-cell office:value="2" office:value-type="float"/>
          <table:table-cell office:value="0.04685931205749512" office:value-type="float"/>
        </table:table-row>
        <table:table-row>
          <table:table-cell office:value="0.001405746936798096" office:value-type="float"/>
          <table:table-cell office:value="0.001405746936798096" office:value-type="float"/>
          <table:table-cell office:value="0.001405746936798096" office:value-type="float"/>
          <table:table-cell office:value="0.001405746936798096" office:value-type="float"/>
          <table:table-cell office:value="0.001405746936798096" office:value-type="float"/>
          <table:table-cell office:value="0.001405746936798096" office:value-type="float"/>
          <table:table-cell office:value="0.9218286462889234" office:value-type="float"/>
          <table:table-cell office:value="3" office:value-type="float"/>
          <table:table-cell office:value="0.04685872197151185" office:value-type="float"/>
        </table:table-row>
        <table:table-row>
          <table:table-cell office:value="0.0018743605613708498" office:value-type="float"/>
          <table:table-cell office:value="0.0018743605613708498" office:value-type="float"/>
          <table:table-cell office:value="0.0018743605613708498" office:value-type="float"/>
          <table:table-cell office:value="0.0018743605613708498" office:value-type="float"/>
          <table:table-cell office:value="0.0018743605613708498" office:value-type="float"/>
          <table:table-cell office:value="0.0018743605613708498" office:value-type="float"/>
          <table:table-cell office:value="0.9229765105556428" office:value-type="float"/>
          <table:table-cell office:value="4" office:value-type="float"/>
          <table:table-cell office:value="0.04686136245727539" office:value-type="float"/>
        </table:table-row>
        <table:table-row>
          <table:table-cell office:value="0.0023429684638977054" office:value-type="float"/>
          <table:table-cell office:value="0.0023429684638977054" office:value-type="float"/>
          <table:table-cell office:value="0.0023429684638977054" office:value-type="float"/>
          <table:table-cell office:value="0.0023429684638977054" office:value-type="float"/>
          <table:table-cell office:value="0.0023429684638977054" office:value-type="float"/>
          <table:table-cell office:value="0.0023429684638977054" office:value-type="float"/>
          <table:table-cell office:value="0.9241243608062695" office:value-type="float"/>
          <table:table-cell office:value="5" office:value-type="float"/>
          <table:table-cell office:value="0.04686079025268555" office:value-type="float"/>
        </table:table-row>
        <table:table-row>
          <table:table-cell office:value="0.0028116027712821964" office:value-type="float"/>
          <table:table-cell office:value="0.0028116027712821964" office:value-type="float"/>
          <table:table-cell office:value="0.0028116027712821964" office:value-type="float"/>
          <table:table-cell office:value="0.0028116027712821964" office:value-type="float"/>
          <table:table-cell office:value="0.0028116027712821964" office:value-type="float"/>
          <table:table-cell office:value="0.0028116027712821964" office:value-type="float"/>
          <table:table-cell office:value="0.925272275735324" office:value-type="float"/>
          <table:table-cell office:value="6" office:value-type="float"/>
          <table:table-cell office:value="0.046863430738449105" office:value-type="float"/>
        </table:table-row>
        <table:table-row>
          <table:table-cell office:value="0.003280229568481446" office:value-type="float"/>
          <table:table-cell office:value="0.003280229568481446" office:value-type="float"/>
          <table:table-cell office:value="0.003280229568481446" office:value-type="float"/>
          <table:table-cell office:value="0.003280229568481446" office:value-type="float"/>
          <table:table-cell office:value="0.003280229568481446" office:value-type="float"/>
          <table:table-cell office:value="0.003280229568481446" office:value-type="float"/>
          <table:table-cell office:value="0.9264201722682569" office:value-type="float"/>
          <table:table-cell office:value="7" office:value-type="float"/>
          <table:table-cell office:value="0.04686267971992493" office:value-type="float"/>
        </table:table-row>
        <table:table-row>
          <table:table-cell office:value="0.003748883962631226" office:value-type="float"/>
          <table:table-cell office:value="0.003748883962631226" office:value-type="float"/>
          <table:table-cell office:value="0.003748883962631226" office:value-type="float"/>
          <table:table-cell office:value="0.003748883962631226" office:value-type="float"/>
          <table:table-cell office:value="0.003748883962631226" office:value-type="float"/>
          <table:table-cell office:value="0.003748883962631226" office:value-type="float"/>
          <table:table-cell office:value="0.9275681363996371" office:value-type="float"/>
          <table:table-cell office:value="8" office:value-type="float"/>
          <table:table-cell office:value="0.04686543941497803" office:value-type="float"/>
        </table:table-row>
        <table:table-row>
          <table:table-cell office:value="0.004217529118061066" office:value-type="float"/>
          <table:table-cell office:value="0.004217529118061066" office:value-type="float"/>
          <table:table-cell office:value="0.004217529118061066" office:value-type="float"/>
          <table:table-cell office:value="0.004217529118061066" office:value-type="float"/>
          <table:table-cell office:value="0.004217529118061066" office:value-type="float"/>
          <table:table-cell office:value="0.004217529118061066" office:value-type="float"/>
          <table:table-cell office:value="0.9287160779008675" office:value-type="float"/>
          <table:table-cell office:value="9" office:value-type="float"/>
          <table:table-cell office:value="0.046864515542984014" office:value-type="float"/>
        </table:table-row>
        <table:table-row>
          <table:table-cell office:value="0.004686201870441438" office:value-type="float"/>
          <table:table-cell office:value="0.004686201870441438" office:value-type="float"/>
          <table:table-cell office:value="0.004686201870441438" office:value-type="float"/>
          <table:table-cell office:value="0.004686201870441438" office:value-type="float"/>
          <table:table-cell office:value="0.004686201870441438" office:value-type="float"/>
          <table:table-cell office:value="0.004686201870441438" office:value-type="float"/>
          <table:table-cell office:value="0.9298640870005452" office:value-type="float"/>
          <table:table-cell office:value="10" office:value-type="float"/>
          <table:table-cell office:value="0.04686727523803712" office:value-type="float"/>
        </table:table-row>
        <table:table-row>
          <table:table-cell office:value="0.005154863595962526" office:value-type="float"/>
          <table:table-cell office:value="0.005154863595962526" office:value-type="float"/>
          <table:table-cell office:value="0.005154863595962526" office:value-type="float"/>
          <table:table-cell office:value="0.005154863595962526" office:value-type="float"/>
          <table:table-cell office:value="0.005154863595962526" office:value-type="float"/>
          <table:table-cell office:value="0.005154863595962526" office:value-type="float"/>
          <table:table-cell office:value="0.9310120690900441" office:value-type="float"/>
          <table:table-cell office:value="11" office:value-type="float"/>
          <table:table-cell office:value="0.04686617255210877" office:value-type="float"/>
        </table:table-row>
        <table:table-row>
          <table:table-cell office:value="0.005623552799224855" office:value-type="float"/>
          <table:table-cell office:value="0.005623552799224855" office:value-type="float"/>
          <table:table-cell office:value="0.005623552799224855" office:value-type="float"/>
          <table:table-cell office:value="0.005623552799224855" office:value-type="float"/>
          <table:table-cell office:value="0.005623552799224855" office:value-type="float"/>
          <table:table-cell office:value="0.005623552799224855" office:value-type="float"/>
          <table:table-cell office:value="0.9321601184859885" office:value-type="float"/>
          <table:table-cell office:value="12" office:value-type="float"/>
          <table:table-cell office:value="0.04686892032623291" office:value-type="float"/>
        </table:table-row>
        <table:table-row>
          <table:table-cell office:value="0.00609223121404648" office:value-type="float"/>
          <table:table-cell office:value="0.00609223121404648" office:value-type="float"/>
          <table:table-cell office:value="0.00609223121404648" office:value-type="float"/>
          <table:table-cell office:value="0.00609223121404648" office:value-type="float"/>
          <table:table-cell office:value="0.00609223121404648" office:value-type="float"/>
          <table:table-cell office:value="0.00609223121404648" office:value-type="float"/>
          <table:table-cell office:value="0.9333081414557579" office:value-type="float"/>
          <table:table-cell office:value="13" office:value-type="float"/>
          <table:table-cell office:value="0.046867841482162484" office:value-type="float"/>
        </table:table-row>
        <table:table-row>
          <table:table-cell office:value="0.0065609371066093465" office:value-type="float"/>
          <table:table-cell office:value="0.0065609371066093465" office:value-type="float"/>
          <table:table-cell office:value="0.0065609371066093465" office:value-type="float"/>
          <table:table-cell office:value="0.0065609371066093465" office:value-type="float"/>
          <table:table-cell office:value="0.0065609371066093465" office:value-type="float"/>
          <table:table-cell office:value="0.0065609371066093465" office:value-type="float"/>
          <table:table-cell office:value="0.9344562317319727" office:value-type="float"/>
          <table:table-cell office:value="14" office:value-type="float"/>
          <table:table-cell office:value="0.04687058925628662" office:value-type="float"/>
        </table:table-row>
        <table:table-row>
          <table:table-cell office:value="0.007029632031917574" office:value-type="float"/>
          <table:table-cell office:value="0.007029632031917574" office:value-type="float"/>
          <table:table-cell office:value="0.007029632031917574" office:value-type="float"/>
          <table:table-cell office:value="0.007029632031917574" office:value-type="float"/>
          <table:table-cell office:value="0.007029632031917574" office:value-type="float"/>
          <table:table-cell office:value="0.007029632031917574" office:value-type="float"/>
          <table:table-cell office:value="0.9356042951440097" office:value-type="float"/>
          <table:table-cell office:value="15" office:value-type="float"/>
          <table:table-cell office:value="0.04686949253082276" office:value-type="float"/>
        </table:table-row>
        <table:table-row>
          <table:table-cell office:value="0.007498354375362398" office:value-type="float"/>
          <table:table-cell office:value="0.007498354375362398" office:value-type="float"/>
          <table:table-cell office:value="0.007498354375362398" office:value-type="float"/>
          <table:table-cell office:value="0.007498354375362398" office:value-type="float"/>
          <table:table-cell office:value="0.007498354375362398" office:value-type="float"/>
          <table:table-cell office:value="0.007498354375362398" office:value-type="float"/>
          <table:table-cell office:value="0.9367524257164911" office:value-type="float"/>
          <table:table-cell office:value="16" office:value-type="float"/>
          <table:table-cell office:value="0.04687223434448243" office:value-type="float"/>
        </table:table-row>
        <table:table-row>
          <table:table-cell office:value="0.007967063903808596" office:value-type="float"/>
          <table:table-cell office:value="0.007967063903808596" office:value-type="float"/>
          <table:table-cell office:value="0.007967063903808596" office:value-type="float"/>
          <table:table-cell office:value="0.007967063903808596" office:value-type="float"/>
          <table:table-cell office:value="0.007967063903808596" office:value-type="float"/>
          <table:table-cell office:value="0.007967063903808596" office:value-type="float"/>
          <table:table-cell office:value="0.9379005248987647" office:value-type="float"/>
          <table:table-cell office:value="17" office:value-type="float"/>
          <table:table-cell office:value="0.046870952844619757" office:value-type="float"/>
        </table:table-row>
        <table:table-row>
          <table:table-cell office:value="0.008435800790786745" office:value-type="float"/>
          <table:table-cell office:value="0.008435800790786745" office:value-type="float"/>
          <table:table-cell office:value="0.008435800790786745" office:value-type="float"/>
          <table:table-cell office:value="0.008435800790786745" office:value-type="float"/>
          <table:table-cell office:value="0.008435800790786745" office:value-type="float"/>
          <table:table-cell office:value="0.008435800790786745" office:value-type="float"/>
          <table:table-cell office:value="0.9390486910954818" office:value-type="float"/>
          <table:table-cell office:value="18" office:value-type="float"/>
          <table:table-cell office:value="0.04687368869781494" office:value-type="float"/>
        </table:table-row>
        <table:table-row>
          <table:table-cell office:value="0.008904521107673646" office:value-type="float"/>
          <table:table-cell office:value="0.008904521107673646" office:value-type="float"/>
          <table:table-cell office:value="0.008904521107673646" office:value-type="float"/>
          <table:table-cell office:value="0.008904521107673646" office:value-type="float"/>
          <table:table-cell office:value="0.008904521107673646" office:value-type="float"/>
          <table:table-cell office:value="0.008904521107673646" office:value-type="float"/>
          <table:table-cell office:value="0.9401968167039304" office:value-type="float"/>
          <table:table-cell office:value="19" office:value-type="float"/>
          <table:table-cell office:value="0.04687203168869018" office:value-type="float"/>
        </table:table-row>
        <table:table-row>
          <table:table-cell office:value="0.009373268723487855" office:value-type="float"/>
          <table:table-cell office:value="0.009373268723487855" office:value-type="float"/>
          <table:table-cell office:value="0.009373268723487855" office:value-type="float"/>
          <table:table-cell office:value="0.009373268723487855" office:value-type="float"/>
          <table:table-cell office:value="0.009373268723487855" office:value-type="float"/>
          <table:table-cell office:value="0.009373268723487855" office:value-type="float"/>
          <table:table-cell office:value="0.9413450091808214" office:value-type="float"/>
          <table:table-cell office:value="20" office:value-type="float"/>
          <table:table-cell office:value="0.0468747615814209" office:value-type="float"/>
        </table:table-row>
        <table:table-row>
          <table:table-cell office:value="0.009841996312141419" office:value-type="float"/>
          <table:table-cell office:value="0.009841996312141419" office:value-type="float"/>
          <table:table-cell office:value="0.009841996312141419" office:value-type="float"/>
          <table:table-cell office:value="0.009841996312141419" office:value-type="float"/>
          <table:table-cell office:value="0.009841996312141419" office:value-type="float"/>
          <table:table-cell office:value="0.009841996312141419" office:value-type="float"/>
          <table:table-cell office:value="0.9424931526013878" office:value-type="float"/>
          <table:table-cell office:value="21" office:value-type="float"/>
          <table:table-cell office:value="0.046872758865356454" office:value-type="float"/>
        </table:table-row>
        <table:table-row>
          <table:table-cell office:value="0.010310751080513" office:value-type="float"/>
          <table:table-cell office:value="0.010310751080513" office:value-type="float"/>
          <table:table-cell office:value="0.010310751080513" office:value-type="float"/>
          <table:table-cell office:value="0.010310751080513" office:value-type="float"/>
          <table:table-cell office:value="0.010310751080513" office:value-type="float"/>
          <table:table-cell office:value="0.010310751080513" office:value-type="float"/>
          <table:table-cell office:value="0.9436413625983947" office:value-type="float"/>
          <table:table-cell office:value="22" office:value-type="float"/>
          <table:table-cell office:value="0.0468754768371582" office:value-type="float"/>
        </table:table-row>
        <table:table-row>
          <table:table-cell office:value="0.01077948296070099" office:value-type="float"/>
          <table:table-cell office:value="0.01077948296070099" office:value-type="float"/>
          <table:table-cell office:value="0.01077948296070099" office:value-type="float"/>
          <table:table-cell office:value="0.01077948296070099" office:value-type="float"/>
          <table:table-cell office:value="0.01077948296070099" office:value-type="float"/>
          <table:table-cell office:value="0.01077948296070099" office:value-type="float"/>
          <table:table-cell office:value="0.9447895165310306" office:value-type="float"/>
          <table:table-cell office:value="23" office:value-type="float"/>
          <table:table-cell office:value="0.046873188018798834" office:value-type="float"/>
        </table:table-row>
        <table:table-row>
          <table:table-cell office:value="0.011248242020606996" office:value-type="float"/>
          <table:table-cell office:value="0.011248242020606996" office:value-type="float"/>
          <table:table-cell office:value="0.011248242020606996" office:value-type="float"/>
          <table:table-cell office:value="0.011248242020606996" office:value-type="float"/>
          <table:table-cell office:value="0.011248242020606996" office:value-type="float"/>
          <table:table-cell office:value="0.011248242020606996" office:value-type="float"/>
          <table:table-cell office:value="0.9459377370401071" office:value-type="float"/>
          <table:table-cell office:value="24" office:value-type="float"/>
          <table:table-cell office:value="0.04687590599060058" office:value-type="float"/>
        </table:table-row>
        <table:table-row>
          <table:table-cell office:value="0.011716976523399354" office:value-type="float"/>
          <table:table-cell office:value="0.011716976523399354" office:value-type="float"/>
          <table:table-cell office:value="0.011716976523399354" office:value-type="float"/>
          <table:table-cell office:value="0.011716976523399354" office:value-type="float"/>
          <table:table-cell office:value="0.011716976523399354" office:value-type="float"/>
          <table:table-cell office:value="0.011716976523399354" office:value-type="float"/>
          <table:table-cell office:value="0.9470858973967855" office:value-type="float"/>
          <table:table-cell office:value="25" office:value-type="float"/>
          <table:table-cell office:value="0.04687345027923584" office:value-type="float"/>
        </table:table-row>
        <table:table-row>
          <table:table-cell office:value="0.01218573808670044" office:value-type="float"/>
          <table:table-cell office:value="0.01218573808670044" office:value-type="float"/>
          <table:table-cell office:value="0.01218573808670044" office:value-type="float"/>
          <table:table-cell office:value="0.01218573808670044" office:value-type="float"/>
          <table:table-cell office:value="0.01218573808670044" office:value-type="float"/>
          <table:table-cell office:value="0.01218573808670044" office:value-type="float"/>
          <table:table-cell office:value="0.9482341240379025" office:value-type="float"/>
          <table:table-cell office:value="26" office:value-type="float"/>
          <table:table-cell office:value="0.04687615633010865" office:value-type="float"/>
        </table:table-row>
        <table:table-row>
          <table:table-cell office:value="0.012654474616050721" office:value-type="float"/>
          <table:table-cell office:value="0.012654474616050721" office:value-type="float"/>
          <table:table-cell office:value="0.012654474616050721" office:value-type="float"/>
          <table:table-cell office:value="0.012654474616050721" office:value-type="float"/>
          <table:table-cell office:value="0.012654474616050721" office:value-type="float"/>
          <table:table-cell office:value="0.012654474616050721" office:value-type="float"/>
          <table:table-cell office:value="0.9493822893586139" office:value-type="float"/>
          <table:table-cell office:value="27" office:value-type="float"/>
          <table:table-cell office:value="0.046873652935028084" office:value-type="float"/>
        </table:table-row>
        <table:table-row>
          <table:table-cell office:value="0.01312323820590973" office:value-type="float"/>
          <table:table-cell office:value="0.01312323820590973" office:value-type="float"/>
          <table:table-cell office:value="0.01312323820590973" office:value-type="float"/>
          <table:table-cell office:value="0.01312323820590973" office:value-type="float"/>
          <table:table-cell office:value="0.01312323820590973" office:value-type="float"/>
          <table:table-cell office:value="0.01312323820590973" office:value-type="float"/>
          <table:table-cell office:value="0.9505305209637638" office:value-type="float"/>
          <table:table-cell office:value="28" office:value-type="float"/>
          <table:table-cell office:value="0.04687635898590088" office:value-type="float"/>
        </table:table-row>
        <table:table-row>
          <table:table-cell office:value="0.013591975808143617" office:value-type="float"/>
          <table:table-cell office:value="0.013591975808143617" office:value-type="float"/>
          <table:table-cell office:value="0.013591975808143617" office:value-type="float"/>
          <table:table-cell office:value="0.013591975808143617" office:value-type="float"/>
          <table:table-cell office:value="0.013591975808143617" office:value-type="float"/>
          <table:table-cell office:value="0.013591975808143617" office:value-type="float"/>
          <table:table-cell office:value="0.9516786889124924" office:value-type="float"/>
          <table:table-cell office:value="29" office:value-type="float"/>
          <table:table-cell office:value="0.04687376022338867" office:value-type="float"/>
        </table:table-row>
        <table:table-row>
          <table:table-cell office:value="0.014060740411281587" office:value-type="float"/>
          <table:table-cell office:value="0.014060740411281587" office:value-type="float"/>
          <table:table-cell office:value="0.014060740411281587" office:value-type="float"/>
          <table:table-cell office:value="0.014060740411281587" office:value-type="float"/>
          <table:table-cell office:value="0.014060740411281587" office:value-type="float"/>
          <table:table-cell office:value="0.014060740411281587" office:value-type="float"/>
          <table:table-cell office:value="0.9528269229996587" office:value-type="float"/>
          <table:table-cell office:value="30" office:value-type="float"/>
          <table:table-cell office:value="0.046876460313797" office:value-type="float"/>
        </table:table-row>
        <table:table-row>
          <table:table-cell office:value="0.01452947610616684" office:value-type="float"/>
          <table:table-cell office:value="0.01452947610616684" office:value-type="float"/>
          <table:table-cell office:value="0.01452947610616684" office:value-type="float"/>
          <table:table-cell office:value="0.01452947610616684" office:value-type="float"/>
          <table:table-cell office:value="0.01452947610616684" office:value-type="float"/>
          <table:table-cell office:value="0.01452947610616684" office:value-type="float"/>
          <table:table-cell office:value="0.9539750862763565" office:value-type="float"/>
          <table:table-cell office:value="31" office:value-type="float"/>
          <table:table-cell office:value="0.04687356948852539" office:value-type="float"/>
        </table:table-row>
        <table:table-row>
          <table:table-cell office:value="0.014998238742351533" office:value-type="float"/>
          <table:table-cell office:value="0.014998238742351533" office:value-type="float"/>
          <table:table-cell office:value="0.014998238742351533" office:value-type="float"/>
          <table:table-cell office:value="0.014998238742351533" office:value-type="float"/>
          <table:table-cell office:value="0.014998238742351533" office:value-type="float"/>
          <table:table-cell office:value="0.014998238742351533" office:value-type="float"/>
          <table:table-cell office:value="0.9551233155454909" office:value-type="float"/>
          <table:table-cell office:value="32" office:value-type="float"/>
          <table:table-cell office:value="0.046876263618469236" office:value-type="float"/>
        </table:table-row>
        <table:table-row>
          <table:table-cell office:value="0.015466968894004823" office:value-type="float"/>
          <table:table-cell office:value="0.015466968894004823" office:value-type="float"/>
          <table:table-cell office:value="0.015466968894004823" office:value-type="float"/>
          <table:table-cell office:value="0.015466968894004823" office:value-type="float"/>
          <table:table-cell office:value="0.015466968894004823" office:value-type="float"/>
          <table:table-cell office:value="0.015466968894004823" office:value-type="float"/>
          <table:table-cell office:value="0.9562714652440988" office:value-type="float"/>
          <table:table-cell office:value="33" office:value-type="float"/>
          <table:table-cell office:value="0.04687301516532898" office:value-type="float"/>
        </table:table-row>
        <table:table-row>
          <table:table-cell office:value="0.015935725927352908" office:value-type="float"/>
          <table:table-cell office:value="0.015935725927352908" office:value-type="float"/>
          <table:table-cell office:value="0.015935725927352908" office:value-type="float"/>
          <table:table-cell office:value="0.015935725927352908" office:value-type="float"/>
          <table:table-cell office:value="0.015935725927352908" office:value-type="float"/>
          <table:table-cell office:value="0.015935725927352908" office:value-type="float"/>
          <table:table-cell office:value="0.9574196807891424" office:value-type="float"/>
          <table:table-cell office:value="34" office:value-type="float"/>
          <table:table-cell office:value="0.04687570333480835" office:value-type="float"/>
        </table:table-row>
        <table:table-row>
          <table:table-cell office:value="0.01640444648265839" office:value-type="float"/>
          <table:table-cell office:value="0.01640444648265839" office:value-type="float"/>
          <table:table-cell office:value="0.01640444648265839" office:value-type="float"/>
          <table:table-cell office:value="0.01640444648265839" office:value-type="float"/>
          <table:table-cell office:value="0.01640444648265839" office:value-type="float"/>
          <table:table-cell office:value="0.01640444648265839" office:value-type="float"/>
          <table:table-cell office:value="0.9585678069815948" office:value-type="float"/>
          <table:table-cell office:value="35" office:value-type="float"/>
          <table:table-cell office:value="0.0468720555305481" office:value-type="float"/>
        </table:table-row>
        <table:table-row>
          <table:table-cell office:value="0.01687319386005402" office:value-type="float"/>
          <table:table-cell office:value="0.01687319386005402" office:value-type="float"/>
          <table:table-cell office:value="0.01687319386005402" office:value-type="float"/>
          <table:table-cell office:value="0.01687319386005402" office:value-type="float"/>
          <table:table-cell office:value="0.01687319386005402" office:value-type="float"/>
          <table:table-cell office:value="0.01687319386005402" office:value-type="float"/>
          <table:table-cell office:value="0.9597159988744819" office:value-type="float"/>
          <table:table-cell office:value="36" office:value-type="float"/>
          <table:table-cell office:value="0.046874737739562994" office:value-type="float"/>
        </table:table-row>
        <table:table-row>
          <table:table-cell office:value="0.017341903150081637" office:value-type="float"/>
          <table:table-cell office:value="0.017341903150081637" office:value-type="float"/>
          <table:table-cell office:value="0.017341903150081637" office:value-type="float"/>
          <table:table-cell office:value="0.017341903150081637" office:value-type="float"/>
          <table:table-cell office:value="0.017341903150081637" office:value-type="float"/>
          <table:table-cell office:value="0.017341903150081637" office:value-type="float"/>
          <table:table-cell office:value="0.9608640974727518" office:value-type="float"/>
          <table:table-cell office:value="37" office:value-type="float"/>
          <table:table-cell office:value="0.04687092900276184" office:value-type="float"/>
        </table:table-row>
        <table:table-row>
          <table:table-cell office:value="0.01781063920259476" office:value-type="float"/>
          <table:table-cell office:value="0.01781063920259476" office:value-type="float"/>
          <table:table-cell office:value="0.01781063920259476" office:value-type="float"/>
          <table:table-cell office:value="0.01781063920259476" office:value-type="float"/>
          <table:table-cell office:value="0.01781063920259476" office:value-type="float"/>
          <table:table-cell office:value="0.01781063920259476" office:value-type="float"/>
          <table:table-cell office:value="0.9620122616254554" office:value-type="float"/>
          <table:table-cell office:value="38" office:value-type="float"/>
          <table:table-cell office:value="0.04687360525131226" office:value-type="float"/>
        </table:table-row>
        <table:table-row>
          <table:table-cell office:value="0.018279336571693422" office:value-type="float"/>
          <table:table-cell office:value="0.018279336571693422" office:value-type="float"/>
          <table:table-cell office:value="0.018279336571693422" office:value-type="float"/>
          <table:table-cell office:value="0.018279336571693422" office:value-type="float"/>
          <table:table-cell office:value="0.018279336571693422" office:value-type="float"/>
          <table:table-cell office:value="0.018279336571693422" office:value-type="float"/>
          <table:table-cell office:value="0.9631603310235319" office:value-type="float"/>
          <table:table-cell office:value="39" office:value-type="float"/>
          <table:table-cell office:value="0.04686973690986633" office:value-type="float"/>
        </table:table-row>
        <table:table-row>
          <table:table-cell office:value="0.01874806070327759" office:value-type="float"/>
          <table:table-cell office:value="0.01874806070327759" office:value-type="float"/>
          <table:table-cell office:value="0.01874806070327759" office:value-type="float"/>
          <table:table-cell office:value="0.01874806070327759" office:value-type="float"/>
          <table:table-cell office:value="0.01874806070327759" office:value-type="float"/>
          <table:table-cell office:value="0.01874806070327759" office:value-type="float"/>
          <table:table-cell office:value="0.9643084659760424" office:value-type="float"/>
          <table:table-cell office:value="40" office:value-type="float"/>
          <table:table-cell office:value="0.046872413158416754" office:value-type="float"/>
        </table:table-row>
        <table:table-row>
          <table:table-cell office:value="0.01921674454212189" office:value-type="float"/>
          <table:table-cell office:value="0.01921674454212189" office:value-type="float"/>
          <table:table-cell office:value="0.01921674454212189" office:value-type="float"/>
          <table:table-cell office:value="0.01921674454212189" office:value-type="float"/>
          <table:table-cell office:value="0.01921674454212189" office:value-type="float"/>
          <table:table-cell office:value="0.01921674454212189" office:value-type="float"/>
          <table:table-cell office:value="0.9654565022318997" office:value-type="float"/>
          <table:table-cell office:value="41" office:value-type="float"/>
          <table:table-cell office:value="0.04686838388442993" office:value-type="float"/>
        </table:table-row>
        <table:table-row>
          <table:table-cell office:value="0.01968545508384705" office:value-type="float"/>
          <table:table-cell office:value="0.01968545508384705" office:value-type="float"/>
          <table:table-cell office:value="0.01968545508384705" office:value-type="float"/>
          <table:table-cell office:value="0.01968545508384705" office:value-type="float"/>
          <table:table-cell office:value="0.01968545508384705" office:value-type="float"/>
          <table:table-cell office:value="0.01968545508384705" office:value-type="float"/>
          <table:table-cell office:value="0.9666046038961899" office:value-type="float"/>
          <table:table-cell office:value="42" office:value-type="float"/>
          <table:table-cell office:value="0.04687105417251587" office:value-type="float"/>
        </table:table-row>
        <table:table-row>
          <table:table-cell office:value="0.02015412223339081" office:value-type="float"/>
          <table:table-cell office:value="0.02015412223339081" office:value-type="float"/>
          <table:table-cell office:value="0.02015412223339081" office:value-type="float"/>
          <table:table-cell office:value="0.02015412223339081" office:value-type="float"/>
          <table:table-cell office:value="0.02015412223339081" office:value-type="float"/>
          <table:table-cell office:value="0.02015412223339081" office:value-type="float"/>
          <table:table-cell office:value="0.9677525992717767" office:value-type="float"/>
          <table:table-cell office:value="43" office:value-type="float"/>
          <table:table-cell office:value="0.04686671495437622" office:value-type="float"/>
        </table:table-row>
        <table:table-row>
          <table:table-cell office:value="0.020622816026210786" office:value-type="float"/>
          <table:table-cell office:value="0.020622816026210786" office:value-type="float"/>
          <table:table-cell office:value="0.020622816026210786" office:value-type="float"/>
          <table:table-cell office:value="0.020622816026210786" office:value-type="float"/>
          <table:table-cell office:value="0.020622816026210786" office:value-type="float"/>
          <table:table-cell office:value="0.020622816026210786" office:value-type="float"/>
          <table:table-cell office:value="0.9689006599097953" office:value-type="float"/>
          <table:table-cell office:value="44" office:value-type="float"/>
          <table:table-cell office:value="0.04686937928199768" office:value-type="float"/>
        </table:table-row>
        <table:table-row>
          <table:table-cell office:value="0.02109146350622177" office:value-type="float"/>
          <table:table-cell office:value="0.02109146350622177" office:value-type="float"/>
          <table:table-cell office:value="0.02109146350622177" office:value-type="float"/>
          <table:table-cell office:value="0.02109146350622177" office:value-type="float"/>
          <table:table-cell office:value="0.02109146350622177" office:value-type="float"/>
          <table:table-cell office:value="0.02109146350622177" office:value-type="float"/>
          <table:table-cell office:value="0.9700486071050635" office:value-type="float"/>
          <table:table-cell office:value="45" office:value-type="float"/>
          <table:table-cell office:value="0.04686474800109863" office:value-type="float"/>
        </table:table-row>
        <table:table-row>
          <table:table-cell office:value="0.021560137569904325" office:value-type="float"/>
          <table:table-cell office:value="0.021560137569904325" office:value-type="float"/>
          <table:table-cell office:value="0.021560137569904325" office:value-type="float"/>
          <table:table-cell office:value="0.021560137569904325" office:value-type="float"/>
          <table:table-cell office:value="0.021560137569904325" office:value-type="float"/>
          <table:table-cell office:value="0.021560137569904325" office:value-type="float"/>
          <table:table-cell office:value="0.9711966194167624" office:value-type="float"/>
          <table:table-cell office:value="46" office:value-type="float"/>
          <table:table-cell office:value="0.04686740636825562" office:value-type="float"/>
        </table:table-row>
        <table:table-row>
          <table:table-cell office:value="0.022028762638568875" office:value-type="float"/>
          <table:table-cell office:value="0.022028762638568875" office:value-type="float"/>
          <table:table-cell office:value="0.022028762638568875" office:value-type="float"/>
          <table:table-cell office:value="0.022028762638568875" office:value-type="float"/>
          <table:table-cell office:value="0.022028762638568875" office:value-type="float"/>
          <table:table-cell office:value="0.022028762638568875" office:value-type="float"/>
          <table:table-cell office:value="0.9723445117156673" office:value-type="float"/>
          <table:table-cell office:value="47" office:value-type="float"/>
          <table:table-cell office:value="0.046862506866455086" office:value-type="float"/>
        </table:table-row>
        <table:table-row>
          <table:table-cell office:value="0.022497414171695707" office:value-type="float"/>
          <table:table-cell office:value="0.022497414171695707" office:value-type="float"/>
          <table:table-cell office:value="0.022497414171695707" office:value-type="float"/>
          <table:table-cell office:value="0.022497414171695707" office:value-type="float"/>
          <table:table-cell office:value="0.022497414171695707" office:value-type="float"/>
          <table:table-cell office:value="0.022497414171695707" office:value-type="float"/>
          <table:table-cell office:value="0.9734924688390011" office:value-type="float"/>
          <table:table-cell office:value="48" office:value-type="float"/>
          <table:table-cell office:value="0.04686515331268311" office:value-type="float"/>
        </table:table-row>
        <table:table-row>
          <table:table-cell office:value="0.022966015756130217" office:value-type="float"/>
          <table:table-cell office:value="0.022966015756130217" office:value-type="float"/>
          <table:table-cell office:value="0.022966015756130217" office:value-type="float"/>
          <table:table-cell office:value="0.022966015756130217" office:value-type="float"/>
          <table:table-cell office:value="0.022966015756130217" office:value-type="float"/>
          <table:table-cell office:value="0.022966015756130217" office:value-type="float"/>
          <table:table-cell office:value="0.9746403036135254" office:value-type="float"/>
          <table:table-cell office:value="49" office:value-type="float"/>
          <table:table-cell office:value="0.04686015844345093" office:value-type="float"/>
        </table:table-row>
        <table:table-row>
          <table:table-cell office:value="0.023434643805027005" office:value-type="float"/>
          <table:table-cell office:value="0.023434643805027005" office:value-type="float"/>
          <table:table-cell office:value="0.023434643805027005" office:value-type="float"/>
          <table:table-cell office:value="0.023434643805027005" office:value-type="float"/>
          <table:table-cell office:value="0.023434643805027005" office:value-type="float"/>
          <table:table-cell office:value="0.023434643805027005" office:value-type="float"/>
          <table:table-cell office:value="0.9757882032124785" office:value-type="float"/>
          <table:table-cell office:value="50" office:value-type="float"/>
          <table:table-cell office:value="0.04686280488967896" office:value-type="float"/>
        </table:table-row>
      </table:table>
      <table:table table:name="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71798944473267" office:value-type="float"/>
          <table:table-cell office:value="0.0004671798944473267" office:value-type="float"/>
          <table:table-cell office:value="0.0004671798944473267" office:value-type="float"/>
          <table:table-cell office:value="0.0004671798944473267" office:value-type="float"/>
          <table:table-cell office:value="0.0004671798944473267" office:value-type="float"/>
          <table:table-cell office:value="0.0004671798944473267" office:value-type="float"/>
          <table:table-cell office:value="0.9768876127502144" office:value-type="float"/>
          <table:table-cell office:value="1" office:value-type="float"/>
          <table:table-cell office:value="0.04671798944473267" office:value-type="float"/>
        </table:table-row>
        <table:table-row>
          <table:table-cell office:value="0.0009343860745429994" office:value-type="float"/>
          <table:table-cell office:value="0.0009343860745429994" office:value-type="float"/>
          <table:table-cell office:value="0.0009343860745429994" office:value-type="float"/>
          <table:table-cell office:value="0.0009343860745429994" office:value-type="float"/>
          <table:table-cell office:value="0.0009343860745429994" office:value-type="float"/>
          <table:table-cell office:value="0.0009343860745429994" office:value-type="float"/>
          <table:table-cell office:value="0.9780320294961237" office:value-type="float"/>
          <table:table-cell office:value="2" office:value-type="float"/>
          <table:table-cell office:value="0.04672061800956727" office:value-type="float"/>
        </table:table-row>
        <table:table-row>
          <table:table-cell office:value="0.0014015379548072816" office:value-type="float"/>
          <table:table-cell office:value="0.0014015379548072816" office:value-type="float"/>
          <table:table-cell office:value="0.0014015379548072816" office:value-type="float"/>
          <table:table-cell office:value="0.0014015379548072816" office:value-type="float"/>
          <table:table-cell office:value="0.0014015379548072816" office:value-type="float"/>
          <table:table-cell office:value="0.0014015379548072816" office:value-type="float"/>
          <table:table-cell office:value="0.9791763132351529" office:value-type="float"/>
          <table:table-cell office:value="3" office:value-type="float"/>
          <table:table-cell office:value="0.046715188026428225" office:value-type="float"/>
        </table:table-row>
        <table:table-row>
          <table:table-cell office:value="0.0018687167763710023" office:value-type="float"/>
          <table:table-cell office:value="0.0018687167763710023" office:value-type="float"/>
          <table:table-cell office:value="0.0018687167763710023" office:value-type="float"/>
          <table:table-cell office:value="0.0018687167763710023" office:value-type="float"/>
          <table:table-cell office:value="0.0018687167763710023" office:value-type="float"/>
          <table:table-cell office:value="0.0018687167763710023" office:value-type="float"/>
          <table:table-cell office:value="0.9803206629666187" office:value-type="float"/>
          <table:table-cell office:value="4" office:value-type="float"/>
          <table:table-cell office:value="0.04671788215637207" office:value-type="float"/>
        </table:table-row>
        <table:table-row>
          <table:table-cell office:value="0.002335839569568634" office:value-type="float"/>
          <table:table-cell office:value="0.002335839569568634" office:value-type="float"/>
          <table:table-cell office:value="0.002335839569568634" office:value-type="float"/>
          <table:table-cell office:value="0.002335839569568634" office:value-type="float"/>
          <table:table-cell office:value="0.002335839569568634" office:value-type="float"/>
          <table:table-cell office:value="0.002335839569568634" office:value-type="float"/>
          <table:table-cell office:value="0.9814648754571765" office:value-type="float"/>
          <table:table-cell office:value="5" office:value-type="float"/>
          <table:table-cell office:value="0.046712279319763184" office:value-type="float"/>
        </table:table-row>
        <table:table-row>
          <table:table-cell office:value="0.0028029896616935733" office:value-type="float"/>
          <table:table-cell office:value="0.0028029896616935733" office:value-type="float"/>
          <table:table-cell office:value="0.0028029896616935733" office:value-type="float"/>
          <table:table-cell office:value="0.0028029896616935733" office:value-type="float"/>
          <table:table-cell office:value="0.0028029896616935733" office:value-type="float"/>
          <table:table-cell office:value="0.0028029896616935733" office:value-type="float"/>
          <table:table-cell office:value="0.9826091548161768" office:value-type="float"/>
          <table:table-cell office:value="6" office:value-type="float"/>
          <table:table-cell office:value="0.0467150092124939" office:value-type="float"/>
        </table:table-row>
        <table:table-row>
          <table:table-cell office:value="0.00327008205652237" office:value-type="float"/>
          <table:table-cell office:value="0.00327008205652237" office:value-type="float"/>
          <table:table-cell office:value="0.00327008205652237" office:value-type="float"/>
          <table:table-cell office:value="0.00327008205652237" office:value-type="float"/>
          <table:table-cell office:value="0.00327008205652237" office:value-type="float"/>
          <table:table-cell office:value="0.00327008205652237" office:value-type="float"/>
          <table:table-cell office:value="0.983753292846242" office:value-type="float"/>
          <table:table-cell office:value="7" office:value-type="float"/>
          <table:table-cell office:value="0.04670923948287964" office:value-type="float"/>
        </table:table-row>
        <table:table-row>
          <table:table-cell office:value="0.0037372017502784734" office:value-type="float"/>
          <table:table-cell office:value="0.0037372017502784734" office:value-type="float"/>
          <table:table-cell office:value="0.0037372017502784734" office:value-type="float"/>
          <table:table-cell office:value="0.0037372017502784734" office:value-type="float"/>
          <table:table-cell office:value="0.0037372017502784734" office:value-type="float"/>
          <table:table-cell office:value="0.0037372017502784734" office:value-type="float"/>
          <table:table-cell office:value="0.9848974977447496" office:value-type="float"/>
          <table:table-cell office:value="8" office:value-type="float"/>
          <table:table-cell office:value="0.046711969375610354" office:value-type="float"/>
        </table:table-row>
        <table:table-row>
          <table:table-cell office:value="0.004204261958599091" office:value-type="float"/>
          <table:table-cell office:value="0.004204261958599091" office:value-type="float"/>
          <table:table-cell office:value="0.004204261958599091" office:value-type="float"/>
          <table:table-cell office:value="0.004204261958599091" office:value-type="float"/>
          <table:table-cell office:value="0.004204261958599091" office:value-type="float"/>
          <table:table-cell office:value="0.004204261958599091" office:value-type="float"/>
          <table:table-cell office:value="0.9860415569342931" office:value-type="float"/>
          <table:table-cell office:value="9" office:value-type="float"/>
          <table:table-cell office:value="0.04670602083206177" office:value-type="float"/>
        </table:table-row>
        <table:table-row>
          <table:table-cell office:value="0.004671349346637726" office:value-type="float"/>
          <table:table-cell office:value="0.004671349346637726" office:value-type="float"/>
          <table:table-cell office:value="0.004671349346637726" office:value-type="float"/>
          <table:table-cell office:value="0.004671349346637726" office:value-type="float"/>
          <table:table-cell office:value="0.004671349346637726" office:value-type="float"/>
          <table:table-cell office:value="0.004671349346637726" office:value-type="float"/>
          <table:table-cell office:value="0.9871856827002771" office:value-type="float"/>
          <table:table-cell office:value="10" office:value-type="float"/>
          <table:table-cell office:value="0.04670873880386353" office:value-type="float"/>
        </table:table-row>
        <table:table-row>
          <table:table-cell office:value="0.00513837331533432" office:value-type="float"/>
          <table:table-cell office:value="0.00513837331533432" office:value-type="float"/>
          <table:table-cell office:value="0.00513837331533432" office:value-type="float"/>
          <table:table-cell office:value="0.00513837331533432" office:value-type="float"/>
          <table:table-cell office:value="0.00513837331533432" office:value-type="float"/>
          <table:table-cell office:value="0.00513837331533432" office:value-type="float"/>
          <table:table-cell office:value="0.9883296531212333" office:value-type="float"/>
          <table:table-cell office:value="11" office:value-type="float"/>
          <table:table-cell office:value="0.04670239686965942" office:value-type="float"/>
        </table:table-row>
        <table:table-row>
          <table:table-cell office:value="0.005605424463748932" office:value-type="float"/>
          <table:table-cell office:value="0.005605424463748932" office:value-type="float"/>
          <table:table-cell office:value="0.005605424463748932" office:value-type="float"/>
          <table:table-cell office:value="0.005605424463748932" office:value-type="float"/>
          <table:table-cell office:value="0.005605424463748932" office:value-type="float"/>
          <table:table-cell office:value="0.005605424463748932" office:value-type="float"/>
          <table:table-cell office:value="0.9894736901186301" office:value-type="float"/>
          <table:table-cell office:value="12" office:value-type="float"/>
          <table:table-cell office:value="0.046705114841461184" office:value-type="float"/>
        </table:table-row>
        <table:table-row>
          <table:table-cell office:value="0.006072404980659485" office:value-type="float"/>
          <table:table-cell office:value="0.006072404980659485" office:value-type="float"/>
          <table:table-cell office:value="0.006072404980659485" office:value-type="float"/>
          <table:table-cell office:value="0.006072404980659485" office:value-type="float"/>
          <table:table-cell office:value="0.006072404980659485" office:value-type="float"/>
          <table:table-cell office:value="0.006072404980659485" office:value-type="float"/>
          <table:table-cell office:value="0.990617554104882" office:value-type="float"/>
          <table:table-cell office:value="13" office:value-type="float"/>
          <table:table-cell office:value="0.0466980516910553" office:value-type="float"/>
        </table:table-row>
        <table:table-row>
          <table:table-cell office:value="0.006539412617683411" office:value-type="float"/>
          <table:table-cell office:value="0.006539412617683411" office:value-type="float"/>
          <table:table-cell office:value="0.006539412617683411" office:value-type="float"/>
          <table:table-cell office:value="0.006539412617683411" office:value-type="float"/>
          <table:table-cell office:value="0.006539412617683411" office:value-type="float"/>
          <table:table-cell office:value="0.006539412617683411" office:value-type="float"/>
          <table:table-cell office:value="0.9917614845215735" office:value-type="float"/>
          <table:table-cell office:value="14" office:value-type="float"/>
          <table:table-cell office:value="0.04670076370239258" office:value-type="float"/>
        </table:table-row>
        <table:table-row>
          <table:table-cell office:value="0.007006343364715576" office:value-type="float"/>
          <table:table-cell office:value="0.007006343364715576" office:value-type="float"/>
          <table:table-cell office:value="0.007006343364715576" office:value-type="float"/>
          <table:table-cell office:value="0.007006343364715576" office:value-type="float"/>
          <table:table-cell office:value="0.007006343364715576" office:value-type="float"/>
          <table:table-cell office:value="0.007006343364715576" office:value-type="float"/>
          <table:table-cell office:value="0.9929052265970189" office:value-type="float"/>
          <table:table-cell office:value="15" office:value-type="float"/>
          <table:table-cell office:value="0.046693074703216556" office:value-type="float"/>
        </table:table-row>
        <table:table-row>
          <table:table-cell office:value="0.0074733014702796936" office:value-type="float"/>
          <table:table-cell office:value="0.0074733014702796936" office:value-type="float"/>
          <table:table-cell office:value="0.0074733014702796936" office:value-type="float"/>
          <table:table-cell office:value="0.0074733014702796936" office:value-type="float"/>
          <table:table-cell office:value="0.0074733014702796936" office:value-type="float"/>
          <table:table-cell office:value="0.0074733014702796936" office:value-type="float"/>
          <table:table-cell office:value="0.9940490356869076" office:value-type="float"/>
          <table:table-cell office:value="16" office:value-type="float"/>
          <table:table-cell office:value="0.04669581055641174" office:value-type="float"/>
        </table:table-row>
        <table:table-row>
          <table:table-cell office:value="0.007940182149410249" office:value-type="float"/>
          <table:table-cell office:value="0.007940182149410249" office:value-type="float"/>
          <table:table-cell office:value="0.007940182149410249" office:value-type="float"/>
          <table:table-cell office:value="0.007940182149410249" office:value-type="float"/>
          <table:table-cell office:value="0.007940182149410249" office:value-type="float"/>
          <table:table-cell office:value="0.007940182149410249" office:value-type="float"/>
          <table:table-cell office:value="0.9951926551215416" office:value-type="float"/>
          <table:table-cell office:value="17" office:value-type="float"/>
          <table:table-cell office:value="0.04668806791305542" office:value-type="float"/>
        </table:table-row>
        <table:table-row>
          <table:table-cell office:value="0.00840709012746811" office:value-type="float"/>
          <table:table-cell office:value="0.00840709012746811" office:value-type="float"/>
          <table:table-cell office:value="0.00840709012746811" office:value-type="float"/>
          <table:table-cell office:value="0.00840709012746811" office:value-type="float"/>
          <table:table-cell office:value="0.00840709012746811" office:value-type="float"/>
          <table:table-cell office:value="0.00840709012746811" office:value-type="float"/>
          <table:table-cell office:value="0.9963363414246179" office:value-type="float"/>
          <table:table-cell office:value="18" office:value-type="float"/>
          <table:table-cell office:value="0.04669079780578614" office:value-type="float"/>
        </table:table-row>
        <table:table-row>
          <table:table-cell office:value="0.0088739230632782" office:value-type="float"/>
          <table:table-cell office:value="0.0088739230632782" office:value-type="float"/>
          <table:table-cell office:value="0.0088739230632782" office:value-type="float"/>
          <table:table-cell office:value="0.0088739230632782" office:value-type="float"/>
          <table:table-cell office:value="0.0088739230632782" office:value-type="float"/>
          <table:table-cell office:value="0.0088739230632782" office:value-type="float"/>
          <table:table-cell office:value="0.9974798439124781" office:value-type="float"/>
          <table:table-cell office:value="19" office:value-type="float"/>
          <table:table-cell office:value="0.04668329358100891" office:value-type="float"/>
        </table:table-row>
        <table:table-row>
          <table:table-cell office:value="0.00934078323841095" office:value-type="float"/>
          <table:table-cell office:value="0.00934078323841095" office:value-type="float"/>
          <table:table-cell office:value="0.00934078323841095" office:value-type="float"/>
          <table:table-cell office:value="0.00934078323841095" office:value-type="float"/>
          <table:table-cell office:value="0.00934078323841095" office:value-type="float"/>
          <table:table-cell office:value="0.00934078323841095" office:value-type="float"/>
          <table:table-cell office:value="0.9986234131227798" office:value-type="float"/>
          <table:table-cell office:value="20" office:value-type="float"/>
          <table:table-cell office:value="0.046686017513275155" office:value-type="float"/>
        </table:table-row>
      </table:table>
      <table:table table:name="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62555456161499" office:value-type="float"/>
          <table:table-cell office:value="0.0004662555456161499" office:value-type="float"/>
          <table:table-cell office:value="0.0004662555456161499" office:value-type="float"/>
          <table:table-cell office:value="0.0004662555456161499" office:value-type="float"/>
          <table:table-cell office:value="0.0004662555456161499" office:value-type="float"/>
          <table:table-cell office:value="0.0004662555456161499" office:value-type="float"/>
          <table:table-cell office:value="0.9122918063864398" office:value-type="float"/>
          <table:table-cell office:value="1" office:value-type="float"/>
          <table:table-cell office:value="0.04662555456161499" office:value-type="float"/>
        </table:table-row>
        <table:table-row>
          <table:table-cell office:value="0.0009325370192527771" office:value-type="float"/>
          <table:table-cell office:value="0.0009325370192527771" office:value-type="float"/>
          <table:table-cell office:value="0.0009325370192527771" office:value-type="float"/>
          <table:table-cell office:value="0.0009325370192527771" office:value-type="float"/>
          <table:table-cell office:value="0.0009325370192527771" office:value-type="float"/>
          <table:table-cell office:value="0.0009325370192527771" office:value-type="float"/>
          <table:table-cell office:value="0.911149654699517" office:value-type="float"/>
          <table:table-cell office:value="2" office:value-type="float"/>
          <table:table-cell office:value="0.04662814736366272" office:value-type="float"/>
        </table:table-row>
        <table:table-row>
          <table:table-cell office:value="0.0013987389206886291" office:value-type="float"/>
          <table:table-cell office:value="0.0013987389206886291" office:value-type="float"/>
          <table:table-cell office:value="0.0013987389206886291" office:value-type="float"/>
          <table:table-cell office:value="0.0013987389206886291" office:value-type="float"/>
          <table:table-cell office:value="0.0013987389206886291" office:value-type="float"/>
          <table:table-cell office:value="0.0013987389206886291" office:value-type="float"/>
          <table:table-cell office:value="0.9100076979238839" office:value-type="float"/>
          <table:table-cell office:value="3" office:value-type="float"/>
          <table:table-cell office:value="0.046620190143585205" office:value-type="float"/>
        </table:table-row>
        <table:table-row>
          <table:table-cell office:value="0.0018649667501449585" office:value-type="float"/>
          <table:table-cell office:value="0.0018649667501449585" office:value-type="float"/>
          <table:table-cell office:value="0.0018649667501449585" office:value-type="float"/>
          <table:table-cell office:value="0.0018649667501449585" office:value-type="float"/>
          <table:table-cell office:value="0.0018649667501449585" office:value-type="float"/>
          <table:table-cell office:value="0.0018649667501449585" office:value-type="float"/>
          <table:table-cell office:value="0.9088656776378305" office:value-type="float"/>
          <table:table-cell office:value="4" office:value-type="float"/>
          <table:table-cell office:value="0.046622782945632935" office:value-type="float"/>
        </table:table-row>
        <table:table-row>
          <table:table-cell office:value="0.0023311127424240114" office:value-type="float"/>
          <table:table-cell office:value="0.0023311127424240114" office:value-type="float"/>
          <table:table-cell office:value="0.0023311127424240114" office:value-type="float"/>
          <table:table-cell office:value="0.0023311127424240114" office:value-type="float"/>
          <table:table-cell office:value="0.0023311127424240114" office:value-type="float"/>
          <table:table-cell office:value="0.0023311127424240114" office:value-type="float"/>
          <table:table-cell office:value="0.9077238578111035" office:value-type="float"/>
          <table:table-cell office:value="5" office:value-type="float"/>
          <table:table-cell office:value="0.04661459922790527" office:value-type="float"/>
        </table:table-row>
        <table:table-row>
          <table:table-cell office:value="0.002797284483909607" office:value-type="float"/>
          <table:table-cell office:value="0.002797284483909607" office:value-type="float"/>
          <table:table-cell office:value="0.002797284483909607" office:value-type="float"/>
          <table:table-cell office:value="0.002797284483909607" office:value-type="float"/>
          <table:table-cell office:value="0.002797284483909607" office:value-type="float"/>
          <table:table-cell office:value="0.002797284483909607" office:value-type="float"/>
          <table:table-cell office:value="0.9065819749119592" office:value-type="float"/>
          <table:table-cell office:value="6" office:value-type="float"/>
          <table:table-cell office:value="0.04661717414855958" office:value-type="float"/>
        </table:table-row>
        <table:table-row>
          <table:table-cell office:value="0.003263373017311096" office:value-type="float"/>
          <table:table-cell office:value="0.003263373017311096" office:value-type="float"/>
          <table:table-cell office:value="0.003263373017311096" office:value-type="float"/>
          <table:table-cell office:value="0.003263373017311096" office:value-type="float"/>
          <table:table-cell office:value="0.003263373017311096" office:value-type="float"/>
          <table:table-cell office:value="0.003263373017311096" office:value-type="float"/>
          <table:table-cell office:value="0.9054402958301634" office:value-type="float"/>
          <table:table-cell office:value="7" office:value-type="float"/>
          <table:table-cell office:value="0.04660885334014893" office:value-type="float"/>
        </table:table-row>
        <table:table-row>
          <table:table-cell office:value="0.0037294872999191282" office:value-type="float"/>
          <table:table-cell office:value="0.0037294872999191282" office:value-type="float"/>
          <table:table-cell office:value="0.0037294872999191282" office:value-type="float"/>
          <table:table-cell office:value="0.0037294872999191282" office:value-type="float"/>
          <table:table-cell office:value="0.0037294872999191282" office:value-type="float"/>
          <table:table-cell office:value="0.0037294872999191282" office:value-type="float"/>
          <table:table-cell office:value="0.9042985536759502" office:value-type="float"/>
          <table:table-cell office:value="8" office:value-type="float"/>
          <table:table-cell office:value="0.04661142826080322" office:value-type="float"/>
        </table:table-row>
        <table:table-row>
          <table:table-cell office:value="0.0041955170035362244" office:value-type="float"/>
          <table:table-cell office:value="0.0041955170035362244" office:value-type="float"/>
          <table:table-cell office:value="0.0041955170035362244" office:value-type="float"/>
          <table:table-cell office:value="0.0041955170035362244" office:value-type="float"/>
          <table:table-cell office:value="0.0041955170035362244" office:value-type="float"/>
          <table:table-cell office:value="0.0041955170035362244" office:value-type="float"/>
          <table:table-cell office:value="0.903157018697108" office:value-type="float"/>
          <table:table-cell office:value="9" office:value-type="float"/>
          <table:table-cell office:value="0.0466029703617096" office:value-type="float"/>
        </table:table-row>
        <table:table-row>
          <table:table-cell office:value="0.004661572396755218" office:value-type="float"/>
          <table:table-cell office:value="0.004661572396755218" office:value-type="float"/>
          <table:table-cell office:value="0.004661572396755218" office:value-type="float"/>
          <table:table-cell office:value="0.004661572396755218" office:value-type="float"/>
          <table:table-cell office:value="0.004661572396755218" office:value-type="float"/>
          <table:table-cell office:value="0.004661572396755218" office:value-type="float"/>
          <table:table-cell office:value="0.9020154207918493" office:value-type="float"/>
          <table:table-cell office:value="10" office:value-type="float"/>
          <table:table-cell office:value="0.04660553932189941" office:value-type="float"/>
        </table:table-row>
        <table:table-row>
          <table:table-cell office:value="0.005127541363239288" office:value-type="float"/>
          <table:table-cell office:value="0.005127541363239288" office:value-type="float"/>
          <table:table-cell office:value="0.005127541363239288" office:value-type="float"/>
          <table:table-cell office:value="0.005127541363239288" office:value-type="float"/>
          <table:table-cell office:value="0.005127541363239288" office:value-type="float"/>
          <table:table-cell office:value="0.005127541363239288" office:value-type="float"/>
          <table:table-cell office:value="0.9008740345879912" office:value-type="float"/>
          <table:table-cell office:value="11" office:value-type="float"/>
          <table:table-cell office:value="0.04659689664840698" office:value-type="float"/>
        </table:table-row>
        <table:table-row>
          <table:table-cell office:value="0.005593535959720611" office:value-type="float"/>
          <table:table-cell office:value="0.005593535959720611" office:value-type="float"/>
          <table:table-cell office:value="0.005593535959720611" office:value-type="float"/>
          <table:table-cell office:value="0.005593535959720611" office:value-type="float"/>
          <table:table-cell office:value="0.005593535959720611" office:value-type="float"/>
          <table:table-cell office:value="0.005593535959720611" office:value-type="float"/>
          <table:table-cell office:value="0.8997325856037178" office:value-type="float"/>
          <table:table-cell office:value="12" office:value-type="float"/>
          <table:table-cell office:value="0.04659945964813232" office:value-type="float"/>
        </table:table-row>
        <table:table-row>
          <table:table-cell office:value="0.006059439420700073" office:value-type="float"/>
          <table:table-cell office:value="0.006059439420700073" office:value-type="float"/>
          <table:table-cell office:value="0.006059439420700073" office:value-type="float"/>
          <table:table-cell office:value="0.006059439420700073" office:value-type="float"/>
          <table:table-cell office:value="0.006059439420700073" office:value-type="float"/>
          <table:table-cell office:value="0.006059439420700073" office:value-type="float"/>
          <table:table-cell office:value="0.8985913598549214" office:value-type="float"/>
          <table:table-cell office:value="13" office:value-type="float"/>
          <table:table-cell office:value="0.04659034609794617" office:value-type="float"/>
        </table:table-row>
        <table:table-row>
          <table:table-cell office:value="0.006525368452072143" office:value-type="float"/>
          <table:table-cell office:value="0.006525368452072143" office:value-type="float"/>
          <table:table-cell office:value="0.006525368452072143" office:value-type="float"/>
          <table:table-cell office:value="0.006525368452072143" office:value-type="float"/>
          <table:table-cell office:value="0.006525368452072143" office:value-type="float"/>
          <table:table-cell office:value="0.006525368452072143" office:value-type="float"/>
          <table:table-cell office:value="0.8974500714717106" office:value-type="float"/>
          <table:table-cell office:value="14" office:value-type="float"/>
          <table:table-cell office:value="0.04659290313720703" office:value-type="float"/>
        </table:table-row>
        <table:table-row>
          <table:table-cell office:value="0.006991200447082519" office:value-type="float"/>
          <table:table-cell office:value="0.006991200447082519" office:value-type="float"/>
          <table:table-cell office:value="0.006991200447082519" office:value-type="float"/>
          <table:table-cell office:value="0.006991200447082519" office:value-type="float"/>
          <table:table-cell office:value="0.006991200447082519" office:value-type="float"/>
          <table:table-cell office:value="0.006991200447082519" office:value-type="float"/>
          <table:table-cell office:value="0.8963090207780725" office:value-type="float"/>
          <table:table-cell office:value="15" office:value-type="float"/>
          <table:table-cell office:value="0.046583199501037606" office:value-type="float"/>
        </table:table-row>
        <table:table-row>
          <table:table-cell office:value="0.007457057952880859" office:value-type="float"/>
          <table:table-cell office:value="0.007457057952880859" office:value-type="float"/>
          <table:table-cell office:value="0.007457057952880859" office:value-type="float"/>
          <table:table-cell office:value="0.007457057952880859" office:value-type="float"/>
          <table:table-cell office:value="0.007457057952880859" office:value-type="float"/>
          <table:table-cell office:value="0.007457057952880859" office:value-type="float"/>
          <table:table-cell office:value="0.8951679075960209" office:value-type="float"/>
          <table:table-cell office:value="16" office:value-type="float"/>
          <table:table-cell office:value="0.04658575057983398" office:value-type="float"/>
        </table:table-row>
        <table:table-row>
          <table:table-cell office:value="0.00792281174659729" office:value-type="float"/>
          <table:table-cell office:value="0.00792281174659729" office:value-type="float"/>
          <table:table-cell office:value="0.00792281174659729" office:value-type="float"/>
          <table:table-cell office:value="0.00792281174659729" office:value-type="float"/>
          <table:table-cell office:value="0.00792281174659729" office:value-type="float"/>
          <table:table-cell office:value="0.00792281174659729" office:value-type="float"/>
          <table:table-cell office:value="0.8940270484556502" office:value-type="float"/>
          <table:table-cell office:value="17" office:value-type="float"/>
          <table:table-cell office:value="0.046575379371643064" office:value-type="float"/>
        </table:table-row>
        <table:table-row>
          <table:table-cell office:value="0.008388590931892394" office:value-type="float"/>
          <table:table-cell office:value="0.008388590931892394" office:value-type="float"/>
          <table:table-cell office:value="0.008388590931892394" office:value-type="float"/>
          <table:table-cell office:value="0.008388590931892394" office:value-type="float"/>
          <table:table-cell office:value="0.008388590931892394" office:value-type="float"/>
          <table:table-cell office:value="0.008388590931892394" office:value-type="float"/>
          <table:table-cell office:value="0.892886127118868" office:value-type="float"/>
          <table:table-cell office:value="18" office:value-type="float"/>
          <table:table-cell office:value="0.0465779185295105" office:value-type="float"/>
        </table:table-row>
        <table:table-row>
          <table:table-cell office:value="0.008854259014129638" office:value-type="float"/>
          <table:table-cell office:value="0.008854259014129638" office:value-type="float"/>
          <table:table-cell office:value="0.008854259014129638" office:value-type="float"/>
          <table:table-cell office:value="0.008854259014129638" office:value-type="float"/>
          <table:table-cell office:value="0.008854259014129638" office:value-type="float"/>
          <table:table-cell office:value="0.008854259014129638" office:value-type="float"/>
          <table:table-cell office:value="0.8917454779278863" office:value-type="float"/>
          <table:table-cell office:value="19" office:value-type="float"/>
          <table:table-cell office:value="0.046566808223724374" office:value-type="float"/>
        </table:table-row>
        <table:table-row>
          <table:table-cell office:value="0.00931995242834091" office:value-type="float"/>
          <table:table-cell office:value="0.00931995242834091" office:value-type="float"/>
          <table:table-cell office:value="0.00931995242834091" office:value-type="float"/>
          <table:table-cell office:value="0.00931995242834091" office:value-type="float"/>
          <table:table-cell office:value="0.00931995242834091" office:value-type="float"/>
          <table:table-cell office:value="0.00931995242834091" office:value-type="float"/>
          <table:table-cell office:value="0.8906047666864941" office:value-type="float"/>
          <table:table-cell office:value="20" office:value-type="float"/>
          <table:table-cell office:value="0.04656934142112733" office:value-type="float"/>
        </table:table-row>
        <table:table-row>
          <table:table-cell office:value="0.009785533249378203" office:value-type="float"/>
          <table:table-cell office:value="0.009785533249378203" office:value-type="float"/>
          <table:table-cell office:value="0.009785533249378203" office:value-type="float"/>
          <table:table-cell office:value="0.009785533249378203" office:value-type="float"/>
          <table:table-cell office:value="0.009785533249378203" office:value-type="float"/>
          <table:table-cell office:value="0.009785533249378203" office:value-type="float"/>
          <table:table-cell office:value="0.8894643312409267" office:value-type="float"/>
          <table:table-cell office:value="21" office:value-type="float"/>
          <table:table-cell office:value="0.04655808210372925" office:value-type="float"/>
        </table:table-row>
        <table:table-row>
          <table:table-cell office:value="0.01025113946199417" office:value-type="float"/>
          <table:table-cell office:value="0.01025113946199417" office:value-type="float"/>
          <table:table-cell office:value="0.01025113946199417" office:value-type="float"/>
          <table:table-cell office:value="0.01025113946199417" office:value-type="float"/>
          <table:table-cell office:value="0.01025113946199417" office:value-type="float"/>
          <table:table-cell office:value="0.01025113946199417" office:value-type="float"/>
          <table:table-cell office:value="0.8883238335989477" office:value-type="float"/>
          <table:table-cell office:value="22" office:value-type="float"/>
          <table:table-cell office:value="0.046560621261596685" office:value-type="float"/>
        </table:table-row>
        <table:table-row>
          <table:table-cell office:value="0.010716631829738615" office:value-type="float"/>
          <table:table-cell office:value="0.010716631829738615" office:value-type="float"/>
          <table:table-cell office:value="0.010716631829738615" office:value-type="float"/>
          <table:table-cell office:value="0.010716631829738615" office:value-type="float"/>
          <table:table-cell office:value="0.010716631829738615" office:value-type="float"/>
          <table:table-cell office:value="0.010716631829738615" office:value-type="float"/>
          <table:table-cell office:value="0.8871836148188139" office:value-type="float"/>
          <table:table-cell office:value="23" office:value-type="float"/>
          <table:table-cell office:value="0.046549236774444586" office:value-type="float"/>
        </table:table-row>
        <table:table-row>
          <table:table-cell office:value="0.011182149469852446" office:value-type="float"/>
          <table:table-cell office:value="0.011182149469852446" office:value-type="float"/>
          <table:table-cell office:value="0.011182149469852446" office:value-type="float"/>
          <table:table-cell office:value="0.011182149469852446" office:value-type="float"/>
          <table:table-cell office:value="0.011182149469852446" office:value-type="float"/>
          <table:table-cell office:value="0.011182149469852446" office:value-type="float"/>
          <table:table-cell office:value="0.8860433341342704" office:value-type="float"/>
          <table:table-cell office:value="24" office:value-type="float"/>
          <table:table-cell office:value="0.04655176401138306" office:value-type="float"/>
        </table:table-row>
        <table:table-row>
          <table:table-cell office:value="0.011647547662258147" office:value-type="float"/>
          <table:table-cell office:value="0.011647547662258147" office:value-type="float"/>
          <table:table-cell office:value="0.011647547662258147" office:value-type="float"/>
          <table:table-cell office:value="0.011647547662258147" office:value-type="float"/>
          <table:table-cell office:value="0.011647547662258147" office:value-type="float"/>
          <table:table-cell office:value="0.011647547662258147" office:value-type="float"/>
          <table:table-cell office:value="0.8849033460356628" office:value-type="float"/>
          <table:table-cell office:value="25" office:value-type="float"/>
          <table:table-cell office:value="0.046539819240570074" office:value-type="float"/>
        </table:table-row>
        <table:table-row>
          <table:table-cell office:value="0.012112971067428587" office:value-type="float"/>
          <table:table-cell office:value="0.012112971067428587" office:value-type="float"/>
          <table:table-cell office:value="0.012112971067428587" office:value-type="float"/>
          <table:table-cell office:value="0.012112971067428587" office:value-type="float"/>
          <table:table-cell office:value="0.012112971067428587" office:value-type="float"/>
          <table:table-cell office:value="0.012112971067428587" office:value-type="float"/>
          <table:table-cell office:value="0.8837632961786466" office:value-type="float"/>
          <table:table-cell office:value="26" office:value-type="float"/>
          <table:table-cell office:value="0.046542340517044076" office:value-type="float"/>
        </table:table-row>
        <table:table-row>
          <table:table-cell office:value="0.012578266620635985" office:value-type="float"/>
          <table:table-cell office:value="0.012578266620635985" office:value-type="float"/>
          <table:table-cell office:value="0.012578266620635985" office:value-type="float"/>
          <table:table-cell office:value="0.012578266620635985" office:value-type="float"/>
          <table:table-cell office:value="0.012578266620635985" office:value-type="float"/>
          <table:table-cell office:value="0.012578266620635985" office:value-type="float"/>
          <table:table-cell office:value="0.8826235594937024" office:value-type="float"/>
          <table:table-cell office:value="27" office:value-type="float"/>
          <table:table-cell office:value="0.046529555320739754" office:value-type="float"/>
        </table:table-row>
        <table:table-row>
          <table:table-cell office:value="0.013043587327003477" office:value-type="float"/>
          <table:table-cell office:value="0.013043587327003477" office:value-type="float"/>
          <table:table-cell office:value="0.013043587327003477" office:value-type="float"/>
          <table:table-cell office:value="0.013043587327003477" office:value-type="float"/>
          <table:table-cell office:value="0.013043587327003477" office:value-type="float"/>
          <table:table-cell office:value="0.013043587327003477" office:value-type="float"/>
          <table:table-cell office:value="0.8814837611963506" office:value-type="float"/>
          <table:table-cell office:value="28" office:value-type="float"/>
          <table:table-cell office:value="0.04653207063674927" office:value-type="float"/>
        </table:table-row>
        <table:table-row>
          <table:table-cell office:value="0.013508772671222686" office:value-type="float"/>
          <table:table-cell office:value="0.013508772671222686" office:value-type="float"/>
          <table:table-cell office:value="0.013508772671222686" office:value-type="float"/>
          <table:table-cell office:value="0.013508772671222686" office:value-type="float"/>
          <table:table-cell office:value="0.013508772671222686" office:value-type="float"/>
          <table:table-cell office:value="0.013508772671222686" office:value-type="float"/>
          <table:table-cell office:value="0.8803442944671926" office:value-type="float"/>
          <table:table-cell office:value="29" office:value-type="float"/>
          <table:table-cell office:value="0.046518534421920776" office:value-type="float"/>
        </table:table-row>
        <table:table-row>
          <table:table-cell office:value="0.01397398430109024" office:value-type="float"/>
          <table:table-cell office:value="0.01397398430109024" office:value-type="float"/>
          <table:table-cell office:value="0.01397398430109024" office:value-type="float"/>
          <table:table-cell office:value="0.01397398430109024" office:value-type="float"/>
          <table:table-cell office:value="0.01397398430109024" office:value-type="float"/>
          <table:table-cell office:value="0.01397398430109024" office:value-type="float"/>
          <table:table-cell office:value="0.8792047633516087" office:value-type="float"/>
          <table:table-cell office:value="30" office:value-type="float"/>
          <table:table-cell office:value="0.04652116298675538" office:value-type="float"/>
        </table:table-row>
        <table:table-row>
          <table:table-cell office:value="0.014439058125019073" office:value-type="float"/>
          <table:table-cell office:value="0.014439058125019073" office:value-type="float"/>
          <table:table-cell office:value="0.014439058125019073" office:value-type="float"/>
          <table:table-cell office:value="0.014439058125019073" office:value-type="float"/>
          <table:table-cell office:value="0.014439058125019073" office:value-type="float"/>
          <table:table-cell office:value="0.014439058125019073" office:value-type="float"/>
          <table:table-cell office:value="0.878065569790258" office:value-type="float"/>
          <table:table-cell office:value="31" office:value-type="float"/>
          <table:table-cell office:value="0.04650738239288331" office:value-type="float"/>
        </table:table-row>
        <table:table-row>
          <table:table-cell office:value="0.014904158174991607" office:value-type="float"/>
          <table:table-cell office:value="0.014904158174991607" office:value-type="float"/>
          <table:table-cell office:value="0.014904158174991607" office:value-type="float"/>
          <table:table-cell office:value="0.014904158174991607" office:value-type="float"/>
          <table:table-cell office:value="0.014904158174991607" office:value-type="float"/>
          <table:table-cell office:value="0.014904158174991607" office:value-type="float"/>
          <table:table-cell office:value="0.8769263119884824" office:value-type="float"/>
          <table:table-cell office:value="32" office:value-type="float"/>
          <table:table-cell office:value="0.046510004997253426" office:value-type="float"/>
        </table:table-row>
        <table:table-row>
          <table:table-cell office:value="0.015369117558002472" office:value-type="float"/>
          <table:table-cell office:value="0.015369117558002472" office:value-type="float"/>
          <table:table-cell office:value="0.015369117558002472" office:value-type="float"/>
          <table:table-cell office:value="0.015369117558002472" office:value-type="float"/>
          <table:table-cell office:value="0.015369117558002472" office:value-type="float"/>
          <table:table-cell office:value="0.015369117558002472" office:value-type="float"/>
          <table:table-cell office:value="0.8757873987489865" office:value-type="float"/>
          <table:table-cell office:value="33" office:value-type="float"/>
          <table:table-cell office:value="0.046495938301086434" office:value-type="float"/>
        </table:table-row>
        <table:table-row>
          <table:table-cell office:value="0.01583410304784775" office:value-type="float"/>
          <table:table-cell office:value="0.01583410304784775" office:value-type="float"/>
          <table:table-cell office:value="0.01583410304784775" office:value-type="float"/>
          <table:table-cell office:value="0.01583410304784775" office:value-type="float"/>
          <table:table-cell office:value="0.01583410304784775" office:value-type="float"/>
          <table:table-cell office:value="0.01583410304784775" office:value-type="float"/>
          <table:table-cell office:value="0.8746484215610675" office:value-type="float"/>
          <table:table-cell office:value="34" office:value-type="float"/>
          <table:table-cell office:value="0.046498548984527585" office:value-type="float"/>
        </table:table-row>
        <table:table-row>
          <table:table-cell office:value="0.01629894369840622" office:value-type="float"/>
          <table:table-cell office:value="0.01629894369840622" office:value-type="float"/>
          <table:table-cell office:value="0.01629894369840622" office:value-type="float"/>
          <table:table-cell office:value="0.01629894369840622" office:value-type="float"/>
          <table:table-cell office:value="0.01629894369840622" office:value-type="float"/>
          <table:table-cell office:value="0.01629894369840622" office:value-type="float"/>
          <table:table-cell office:value="0.8735097991554958" office:value-type="float"/>
          <table:table-cell office:value="35" office:value-type="float"/>
          <table:table-cell office:value="0.046484065055847165" office:value-type="float"/>
        </table:table-row>
        <table:table-row>
          <table:table-cell office:value="0.016763810336589816" office:value-type="float"/>
          <table:table-cell office:value="0.016763810336589816" office:value-type="float"/>
          <table:table-cell office:value="0.016763810336589816" office:value-type="float"/>
          <table:table-cell office:value="0.016763810336589816" office:value-type="float"/>
          <table:table-cell office:value="0.016763810336589816" office:value-type="float"/>
          <table:table-cell office:value="0.016763810336589816" office:value-type="float"/>
          <table:table-cell office:value="0.872371113093503" office:value-type="float"/>
          <table:table-cell office:value="36" office:value-type="float"/>
          <table:table-cell office:value="0.04648666381835938" office:value-type="float"/>
        </table:table-row>
        <table:table-row>
          <table:table-cell office:value="0.01722852730751038" office:value-type="float"/>
          <table:table-cell office:value="0.01722852730751038" office:value-type="float"/>
          <table:table-cell office:value="0.01722852730751038" office:value-type="float"/>
          <table:table-cell office:value="0.01722852730751038" office:value-type="float"/>
          <table:table-cell office:value="0.01722852730751038" office:value-type="float"/>
          <table:table-cell office:value="0.01722852730751038" office:value-type="float"/>
          <table:table-cell office:value="0.8712327936399358" office:value-type="float"/>
          <table:table-cell office:value="37" office:value-type="float"/>
          <table:table-cell office:value="0.04647169709205627" office:value-type="float"/>
        </table:table-row>
        <table:table-row>
          <table:table-cell office:value="0.01769327020645142" office:value-type="float"/>
          <table:table-cell office:value="0.01769327020645142" office:value-type="float"/>
          <table:table-cell office:value="0.01769327020645142" office:value-type="float"/>
          <table:table-cell office:value="0.01769327020645142" office:value-type="float"/>
          <table:table-cell office:value="0.01769327020645142" office:value-type="float"/>
          <table:table-cell office:value="0.01769327020645142" office:value-type="float"/>
          <table:table-cell office:value="0.8700944106759484" office:value-type="float"/>
          <table:table-cell office:value="38" office:value-type="float"/>
          <table:table-cell office:value="0.046474289894104" office:value-type="float"/>
        </table:table-row>
        <table:table-row>
          <table:table-cell office:value="0.01815785574913025" office:value-type="float"/>
          <table:table-cell office:value="0.01815785574913025" office:value-type="float"/>
          <table:table-cell office:value="0.01815785574913025" office:value-type="float"/>
          <table:table-cell office:value="0.01815785574913025" office:value-type="float"/>
          <table:table-cell office:value="0.01815785574913025" office:value-type="float"/>
          <table:table-cell office:value="0.01815785574913025" office:value-type="float"/>
          <table:table-cell office:value="0.8689564131545112" office:value-type="float"/>
          <table:table-cell office:value="39" office:value-type="float"/>
          <table:table-cell office:value="0.0464585542678833" office:value-type="float"/>
        </table:table-row>
        <table:table-row>
          <table:table-cell office:value="0.018622467160224917" office:value-type="float"/>
          <table:table-cell office:value="0.018622467160224917" office:value-type="float"/>
          <table:table-cell office:value="0.018622467160224917" office:value-type="float"/>
          <table:table-cell office:value="0.018622467160224917" office:value-type="float"/>
          <table:table-cell office:value="0.018622467160224917" office:value-type="float"/>
          <table:table-cell office:value="0.018622467160224917" office:value-type="float"/>
          <table:table-cell office:value="0.8678183522686548" office:value-type="float"/>
          <table:table-cell office:value="40" office:value-type="float"/>
          <table:table-cell office:value="0.04646114110946656" office:value-type="float"/>
        </table:table-row>
        <table:table-row>
          <table:table-cell office:value="0.019086916089057923" office:value-type="float"/>
          <table:table-cell office:value="0.019086916089057923" office:value-type="float"/>
          <table:table-cell office:value="0.019086916089057923" office:value-type="float"/>
          <table:table-cell office:value="0.019086916089057923" office:value-type="float"/>
          <table:table-cell office:value="0.019086916089057923" office:value-type="float"/>
          <table:table-cell office:value="0.019086916089057923" office:value-type="float"/>
          <table:table-cell office:value="0.8666806893814317" office:value-type="float"/>
          <table:table-cell office:value="41" office:value-type="float"/>
          <table:table-cell office:value="0.04644489288330078" office:value-type="float"/>
        </table:table-row>
        <table:table-row>
          <table:table-cell office:value="0.01955139070749283" office:value-type="float"/>
          <table:table-cell office:value="0.01955139070749283" office:value-type="float"/>
          <table:table-cell office:value="0.01955139070749283" office:value-type="float"/>
          <table:table-cell office:value="0.01955139070749283" office:value-type="float"/>
          <table:table-cell office:value="0.01955139070749283" office:value-type="float"/>
          <table:table-cell office:value="0.01955139070749283" office:value-type="float"/>
          <table:table-cell office:value="0.8655429635677923" office:value-type="float"/>
          <table:table-cell office:value="42" office:value-type="float"/>
          <table:table-cell office:value="0.046447461843490606" office:value-type="float"/>
        </table:table-row>
        <table:table-row>
          <table:table-cell office:value="0.020015695035457613" office:value-type="float"/>
          <table:table-cell office:value="0.020015695035457613" office:value-type="float"/>
          <table:table-cell office:value="0.020015695035457613" office:value-type="float"/>
          <table:table-cell office:value="0.020015695035457613" office:value-type="float"/>
          <table:table-cell office:value="0.020015695035457613" office:value-type="float"/>
          <table:table-cell office:value="0.020015695035457613" office:value-type="float"/>
          <table:table-cell office:value="0.8644056548789127" office:value-type="float"/>
          <table:table-cell office:value="43" office:value-type="float"/>
          <table:table-cell office:value="0.04643043279647828" office:value-type="float"/>
        </table:table-row>
        <table:table-row>
          <table:table-cell office:value="0.020480024814605716" office:value-type="float"/>
          <table:table-cell office:value="0.020480024814605716" office:value-type="float"/>
          <table:table-cell office:value="0.020480024814605716" office:value-type="float"/>
          <table:table-cell office:value="0.020480024814605716" office:value-type="float"/>
          <table:table-cell office:value="0.020480024814605716" office:value-type="float"/>
          <table:table-cell office:value="0.020480024814605716" office:value-type="float"/>
          <table:table-cell office:value="0.8632682838476207" office:value-type="float"/>
          <table:table-cell office:value="44" office:value-type="float"/>
          <table:table-cell office:value="0.046432977914810186" office:value-type="float"/>
        </table:table-row>
        <table:table-row>
          <table:table-cell office:value="0.020944178104400638" office:value-type="float"/>
          <table:table-cell office:value="0.020944178104400638" office:value-type="float"/>
          <table:table-cell office:value="0.020944178104400638" office:value-type="float"/>
          <table:table-cell office:value="0.020944178104400638" office:value-type="float"/>
          <table:table-cell office:value="0.020944178104400638" office:value-type="float"/>
          <table:table-cell office:value="0.020944178104400638" office:value-type="float"/>
          <table:table-cell office:value="0.862131345125189" office:value-type="float"/>
          <table:table-cell office:value="45" office:value-type="float"/>
          <table:table-cell office:value="0.04641532897949219" office:value-type="float"/>
        </table:table-row>
        <table:table-row>
          <table:table-cell office:value="0.02140835636854172" office:value-type="float"/>
          <table:table-cell office:value="0.02140835636854172" office:value-type="float"/>
          <table:table-cell office:value="0.02140835636854172" office:value-type="float"/>
          <table:table-cell office:value="0.02140835636854172" office:value-type="float"/>
          <table:table-cell office:value="0.02140835636854172" office:value-type="float"/>
          <table:table-cell office:value="0.02140835636854172" office:value-type="float"/>
          <table:table-cell office:value="0.8609943452283525" office:value-type="float"/>
          <table:table-cell office:value="46" office:value-type="float"/>
          <table:table-cell office:value="0.046417826414108285" office:value-type="float"/>
        </table:table-row>
        <table:table-row>
          <table:table-cell office:value="0.02187235182523728" office:value-type="float"/>
          <table:table-cell office:value="0.02187235182523728" office:value-type="float"/>
          <table:table-cell office:value="0.02187235182523728" office:value-type="float"/>
          <table:table-cell office:value="0.02187235182523728" office:value-type="float"/>
          <table:table-cell office:value="0.02187235182523728" office:value-type="float"/>
          <table:table-cell office:value="0.02187235182523728" office:value-type="float"/>
          <table:table-cell office:value="0.8598577931164787" office:value-type="float"/>
          <table:table-cell office:value="47" office:value-type="float"/>
          <table:table-cell office:value="0.04639954566955566" office:value-type="float"/>
        </table:table-row>
        <table:table-row>
          <table:table-cell office:value="0.02233637219667435" office:value-type="float"/>
          <table:table-cell office:value="0.02233637219667435" office:value-type="float"/>
          <table:table-cell office:value="0.02233637219667435" office:value-type="float"/>
          <table:table-cell office:value="0.02233637219667435" office:value-type="float"/>
          <table:table-cell office:value="0.02233637219667435" office:value-type="float"/>
          <table:table-cell office:value="0.02233637219667435" office:value-type="float"/>
          <table:table-cell office:value="0.8587211799762011" office:value-type="float"/>
          <table:table-cell office:value="48" office:value-type="float"/>
          <table:table-cell office:value="0.046402037143707275" office:value-type="float"/>
        </table:table-row>
        <table:table-row>
          <table:table-cell office:value="0.022800203204154972" office:value-type="float"/>
          <table:table-cell office:value="0.022800203204154972" office:value-type="float"/>
          <table:table-cell office:value="0.022800203204154972" office:value-type="float"/>
          <table:table-cell office:value="0.022800203204154972" office:value-type="float"/>
          <table:table-cell office:value="0.022800203204154972" office:value-type="float"/>
          <table:table-cell office:value="0.022800203204154972" office:value-type="float"/>
          <table:table-cell office:value="0.8575850306809926" office:value-type="float"/>
          <table:table-cell office:value="49" office:value-type="float"/>
          <table:table-cell office:value="0.04638310074806214" office:value-type="float"/>
        </table:table-row>
        <table:table-row>
          <table:table-cell office:value="0.023264058947563174" office:value-type="float"/>
          <table:table-cell office:value="0.023264058947563174" office:value-type="float"/>
          <table:table-cell office:value="0.023264058947563174" office:value-type="float"/>
          <table:table-cell office:value="0.023264058947563174" office:value-type="float"/>
          <table:table-cell office:value="0.023264058947563174" office:value-type="float"/>
          <table:table-cell office:value="0.023264058947563174" office:value-type="float"/>
          <table:table-cell office:value="0.8564488207953831" office:value-type="float"/>
          <table:table-cell office:value="50" office:value-type="float"/>
          <table:table-cell office:value="0.046385574340820315" office:value-type="float"/>
        </table:table-row>
      </table:table>
      <table:table table:name="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662555456161499" office:value-type="float"/>
          <table:table-cell office:value="0.0004662555456161499" office:value-type="float"/>
          <table:table-cell office:value="0.0004662555456161499" office:value-type="float"/>
          <table:table-cell office:value="0.0004662555456161499" office:value-type="float"/>
          <table:table-cell office:value="0.0004662555456161499" office:value-type="float"/>
          <table:table-cell office:value="0.0004662555456161499" office:value-type="float"/>
          <table:table-cell office:value="0.9122918063864398" office:value-type="float"/>
          <table:table-cell office:value="1.0" office:value-type="float"/>
          <table:table-cell office:value="0.04662555456161499" office:value-type="float"/>
        </table:table-row>
        <table:table-row>
          <table:table-cell office:value="0.0009325370192527771" office:value-type="float"/>
          <table:table-cell office:value="0.0009325370192527771" office:value-type="float"/>
          <table:table-cell office:value="0.0009325370192527771" office:value-type="float"/>
          <table:table-cell office:value="0.0009325370192527771" office:value-type="float"/>
          <table:table-cell office:value="0.0009325370192527771" office:value-type="float"/>
          <table:table-cell office:value="0.0009325370192527771" office:value-type="float"/>
          <table:table-cell office:value="0.911149654699517" office:value-type="float"/>
          <table:table-cell office:value="2.0" office:value-type="float"/>
          <table:table-cell office:value="0.04662814736366272" office:value-type="float"/>
        </table:table-row>
        <table:table-row>
          <table:table-cell office:value="0.0013987389206886291" office:value-type="float"/>
          <table:table-cell office:value="0.0013987389206886291" office:value-type="float"/>
          <table:table-cell office:value="0.0013987389206886291" office:value-type="float"/>
          <table:table-cell office:value="0.0013987389206886291" office:value-type="float"/>
          <table:table-cell office:value="0.0013987389206886291" office:value-type="float"/>
          <table:table-cell office:value="0.0013987389206886291" office:value-type="float"/>
          <table:table-cell office:value="0.9100076979238839" office:value-type="float"/>
          <table:table-cell office:value="3.0" office:value-type="float"/>
          <table:table-cell office:value="0.046620190143585205" office:value-type="float"/>
        </table:table-row>
        <table:table-row>
          <table:table-cell office:value="0.0018649667501449585" office:value-type="float"/>
          <table:table-cell office:value="0.0018649667501449585" office:value-type="float"/>
          <table:table-cell office:value="0.0018649667501449585" office:value-type="float"/>
          <table:table-cell office:value="0.0018649667501449585" office:value-type="float"/>
          <table:table-cell office:value="0.0018649667501449585" office:value-type="float"/>
          <table:table-cell office:value="0.0018649667501449585" office:value-type="float"/>
          <table:table-cell office:value="0.9088656776378305" office:value-type="float"/>
          <table:table-cell office:value="4.0" office:value-type="float"/>
          <table:table-cell office:value="0.046622782945632935" office:value-type="float"/>
        </table:table-row>
        <table:table-row>
          <table:table-cell office:value="0.0023311127424240114" office:value-type="float"/>
          <table:table-cell office:value="0.0023311127424240114" office:value-type="float"/>
          <table:table-cell office:value="0.0023311127424240114" office:value-type="float"/>
          <table:table-cell office:value="0.0023311127424240114" office:value-type="float"/>
          <table:table-cell office:value="0.0023311127424240114" office:value-type="float"/>
          <table:table-cell office:value="0.0023311127424240114" office:value-type="float"/>
          <table:table-cell office:value="0.9077238578111035" office:value-type="float"/>
          <table:table-cell office:value="5.0" office:value-type="float"/>
          <table:table-cell office:value="0.04661459922790527" office:value-type="float"/>
        </table:table-row>
        <table:table-row>
          <table:table-cell office:value="0.002797284483909607" office:value-type="float"/>
          <table:table-cell office:value="0.002797284483909607" office:value-type="float"/>
          <table:table-cell office:value="0.002797284483909607" office:value-type="float"/>
          <table:table-cell office:value="0.002797284483909607" office:value-type="float"/>
          <table:table-cell office:value="0.002797284483909607" office:value-type="float"/>
          <table:table-cell office:value="0.002797284483909607" office:value-type="float"/>
          <table:table-cell office:value="0.9065819749119592" office:value-type="float"/>
          <table:table-cell office:value="6.0" office:value-type="float"/>
          <table:table-cell office:value="0.04661717414855958" office:value-type="float"/>
        </table:table-row>
        <table:table-row>
          <table:table-cell office:value="0.003263373017311096" office:value-type="float"/>
          <table:table-cell office:value="0.003263373017311096" office:value-type="float"/>
          <table:table-cell office:value="0.003263373017311096" office:value-type="float"/>
          <table:table-cell office:value="0.003263373017311096" office:value-type="float"/>
          <table:table-cell office:value="0.003263373017311096" office:value-type="float"/>
          <table:table-cell office:value="0.003263373017311096" office:value-type="float"/>
          <table:table-cell office:value="0.9054402958301634" office:value-type="float"/>
          <table:table-cell office:value="7.0" office:value-type="float"/>
          <table:table-cell office:value="0.04660885334014893" office:value-type="float"/>
        </table:table-row>
        <table:table-row>
          <table:table-cell office:value="0.0037294872999191282" office:value-type="float"/>
          <table:table-cell office:value="0.0037294872999191282" office:value-type="float"/>
          <table:table-cell office:value="0.0037294872999191282" office:value-type="float"/>
          <table:table-cell office:value="0.0037294872999191282" office:value-type="float"/>
          <table:table-cell office:value="0.0037294872999191282" office:value-type="float"/>
          <table:table-cell office:value="0.0037294872999191282" office:value-type="float"/>
          <table:table-cell office:value="0.9042985536759502" office:value-type="float"/>
          <table:table-cell office:value="8.0" office:value-type="float"/>
          <table:table-cell office:value="0.04661142826080322" office:value-type="float"/>
        </table:table-row>
        <table:table-row>
          <table:table-cell office:value="0.0041955170035362244" office:value-type="float"/>
          <table:table-cell office:value="0.0041955170035362244" office:value-type="float"/>
          <table:table-cell office:value="0.0041955170035362244" office:value-type="float"/>
          <table:table-cell office:value="0.0041955170035362244" office:value-type="float"/>
          <table:table-cell office:value="0.0041955170035362244" office:value-type="float"/>
          <table:table-cell office:value="0.0041955170035362244" office:value-type="float"/>
          <table:table-cell office:value="0.903157018697108" office:value-type="float"/>
          <table:table-cell office:value="9.0" office:value-type="float"/>
          <table:table-cell office:value="0.0466029703617096" office:value-type="float"/>
        </table:table-row>
        <table:table-row>
          <table:table-cell office:value="0.004661572396755218" office:value-type="float"/>
          <table:table-cell office:value="0.004661572396755218" office:value-type="float"/>
          <table:table-cell office:value="0.004661572396755218" office:value-type="float"/>
          <table:table-cell office:value="0.004661572396755218" office:value-type="float"/>
          <table:table-cell office:value="0.004661572396755218" office:value-type="float"/>
          <table:table-cell office:value="0.004661572396755218" office:value-type="float"/>
          <table:table-cell office:value="0.9020154207918493" office:value-type="float"/>
          <table:table-cell office:value="10.0" office:value-type="float"/>
          <table:table-cell office:value="0.04660553932189941" office:value-type="float"/>
        </table:table-row>
        <table:table-row>
          <table:table-cell office:value="0.005127541363239288" office:value-type="float"/>
          <table:table-cell office:value="0.005127541363239288" office:value-type="float"/>
          <table:table-cell office:value="0.005127541363239288" office:value-type="float"/>
          <table:table-cell office:value="0.005127541363239288" office:value-type="float"/>
          <table:table-cell office:value="0.005127541363239288" office:value-type="float"/>
          <table:table-cell office:value="0.005127541363239288" office:value-type="float"/>
          <table:table-cell office:value="0.9008740345879912" office:value-type="float"/>
          <table:table-cell office:value="11.0" office:value-type="float"/>
          <table:table-cell office:value="0.04659689664840698" office:value-type="float"/>
        </table:table-row>
        <table:table-row>
          <table:table-cell office:value="0.005593535959720611" office:value-type="float"/>
          <table:table-cell office:value="0.005593535959720611" office:value-type="float"/>
          <table:table-cell office:value="0.005593535959720611" office:value-type="float"/>
          <table:table-cell office:value="0.005593535959720611" office:value-type="float"/>
          <table:table-cell office:value="0.005593535959720611" office:value-type="float"/>
          <table:table-cell office:value="0.005593535959720611" office:value-type="float"/>
          <table:table-cell office:value="0.8997325856037178" office:value-type="float"/>
          <table:table-cell office:value="12.0" office:value-type="float"/>
          <table:table-cell office:value="0.04659945964813232" office:value-type="float"/>
        </table:table-row>
        <table:table-row>
          <table:table-cell office:value="0.006059439420700073" office:value-type="float"/>
          <table:table-cell office:value="0.006059439420700073" office:value-type="float"/>
          <table:table-cell office:value="0.006059439420700073" office:value-type="float"/>
          <table:table-cell office:value="0.006059439420700073" office:value-type="float"/>
          <table:table-cell office:value="0.006059439420700073" office:value-type="float"/>
          <table:table-cell office:value="0.006059439420700073" office:value-type="float"/>
          <table:table-cell office:value="0.8985913598549214" office:value-type="float"/>
          <table:table-cell office:value="13.0" office:value-type="float"/>
          <table:table-cell office:value="0.04659034609794617" office:value-type="float"/>
        </table:table-row>
        <table:table-row>
          <table:table-cell office:value="0.006525368452072143" office:value-type="float"/>
          <table:table-cell office:value="0.006525368452072143" office:value-type="float"/>
          <table:table-cell office:value="0.006525368452072143" office:value-type="float"/>
          <table:table-cell office:value="0.006525368452072143" office:value-type="float"/>
          <table:table-cell office:value="0.006525368452072143" office:value-type="float"/>
          <table:table-cell office:value="0.006525368452072143" office:value-type="float"/>
          <table:table-cell office:value="0.8974500714717106" office:value-type="float"/>
          <table:table-cell office:value="14.0" office:value-type="float"/>
          <table:table-cell office:value="0.04659290313720703" office:value-type="float"/>
        </table:table-row>
        <table:table-row>
          <table:table-cell office:value="0.006991200447082519" office:value-type="float"/>
          <table:table-cell office:value="0.006991200447082519" office:value-type="float"/>
          <table:table-cell office:value="0.006991200447082519" office:value-type="float"/>
          <table:table-cell office:value="0.006991200447082519" office:value-type="float"/>
          <table:table-cell office:value="0.006991200447082519" office:value-type="float"/>
          <table:table-cell office:value="0.006991200447082519" office:value-type="float"/>
          <table:table-cell office:value="0.8963090207780725" office:value-type="float"/>
          <table:table-cell office:value="15.0" office:value-type="float"/>
          <table:table-cell office:value="0.046583199501037606" office:value-type="float"/>
        </table:table-row>
        <table:table-row>
          <table:table-cell office:value="0.007457057952880859" office:value-type="float"/>
          <table:table-cell office:value="0.007457057952880859" office:value-type="float"/>
          <table:table-cell office:value="0.007457057952880859" office:value-type="float"/>
          <table:table-cell office:value="0.007457057952880859" office:value-type="float"/>
          <table:table-cell office:value="0.007457057952880859" office:value-type="float"/>
          <table:table-cell office:value="0.007457057952880859" office:value-type="float"/>
          <table:table-cell office:value="0.8951679075960209" office:value-type="float"/>
          <table:table-cell office:value="16.0" office:value-type="float"/>
          <table:table-cell office:value="0.04658575057983398" office:value-type="float"/>
        </table:table-row>
        <table:table-row>
          <table:table-cell office:value="0.00792281174659729" office:value-type="float"/>
          <table:table-cell office:value="0.00792281174659729" office:value-type="float"/>
          <table:table-cell office:value="0.00792281174659729" office:value-type="float"/>
          <table:table-cell office:value="0.00792281174659729" office:value-type="float"/>
          <table:table-cell office:value="0.00792281174659729" office:value-type="float"/>
          <table:table-cell office:value="0.00792281174659729" office:value-type="float"/>
          <table:table-cell office:value="0.8940270484556502" office:value-type="float"/>
          <table:table-cell office:value="17.0" office:value-type="float"/>
          <table:table-cell office:value="0.046575379371643064" office:value-type="float"/>
        </table:table-row>
        <table:table-row>
          <table:table-cell office:value="0.008388590931892394" office:value-type="float"/>
          <table:table-cell office:value="0.008388590931892394" office:value-type="float"/>
          <table:table-cell office:value="0.008388590931892394" office:value-type="float"/>
          <table:table-cell office:value="0.008388590931892394" office:value-type="float"/>
          <table:table-cell office:value="0.008388590931892394" office:value-type="float"/>
          <table:table-cell office:value="0.008388590931892394" office:value-type="float"/>
          <table:table-cell office:value="0.892886127118868" office:value-type="float"/>
          <table:table-cell office:value="18.0" office:value-type="float"/>
          <table:table-cell office:value="0.0465779185295105" office:value-type="float"/>
        </table:table-row>
        <table:table-row>
          <table:table-cell office:value="0.008854259014129638" office:value-type="float"/>
          <table:table-cell office:value="0.008854259014129638" office:value-type="float"/>
          <table:table-cell office:value="0.008854259014129638" office:value-type="float"/>
          <table:table-cell office:value="0.008854259014129638" office:value-type="float"/>
          <table:table-cell office:value="0.008854259014129638" office:value-type="float"/>
          <table:table-cell office:value="0.008854259014129638" office:value-type="float"/>
          <table:table-cell office:value="0.8917454779278863" office:value-type="float"/>
          <table:table-cell office:value="19.0" office:value-type="float"/>
          <table:table-cell office:value="0.046566808223724374" office:value-type="float"/>
        </table:table-row>
        <table:table-row>
          <table:table-cell office:value="0.00931995242834091" office:value-type="float"/>
          <table:table-cell office:value="0.00931995242834091" office:value-type="float"/>
          <table:table-cell office:value="0.00931995242834091" office:value-type="float"/>
          <table:table-cell office:value="0.00931995242834091" office:value-type="float"/>
          <table:table-cell office:value="0.00931995242834091" office:value-type="float"/>
          <table:table-cell office:value="0.00931995242834091" office:value-type="float"/>
          <table:table-cell office:value="0.8906047666864941" office:value-type="float"/>
          <table:table-cell office:value="20.0" office:value-type="float"/>
          <table:table-cell office:value="0.04656934142112733" office:value-type="float"/>
        </table:table-row>
        <table:table-row>
          <table:table-cell office:value="0.009785533249378203" office:value-type="float"/>
          <table:table-cell office:value="0.009785533249378203" office:value-type="float"/>
          <table:table-cell office:value="0.009785533249378203" office:value-type="float"/>
          <table:table-cell office:value="0.009785533249378203" office:value-type="float"/>
          <table:table-cell office:value="0.009785533249378203" office:value-type="float"/>
          <table:table-cell office:value="0.009785533249378203" office:value-type="float"/>
          <table:table-cell office:value="0.8894643312409267" office:value-type="float"/>
          <table:table-cell office:value="21.0" office:value-type="float"/>
          <table:table-cell office:value="0.04655808210372925" office:value-type="float"/>
        </table:table-row>
        <table:table-row>
          <table:table-cell office:value="0.01025113946199417" office:value-type="float"/>
          <table:table-cell office:value="0.01025113946199417" office:value-type="float"/>
          <table:table-cell office:value="0.01025113946199417" office:value-type="float"/>
          <table:table-cell office:value="0.01025113946199417" office:value-type="float"/>
          <table:table-cell office:value="0.01025113946199417" office:value-type="float"/>
          <table:table-cell office:value="0.01025113946199417" office:value-type="float"/>
          <table:table-cell office:value="0.8883238335989477" office:value-type="float"/>
          <table:table-cell office:value="22.0" office:value-type="float"/>
          <table:table-cell office:value="0.046560621261596685" office:value-type="float"/>
        </table:table-row>
        <table:table-row>
          <table:table-cell office:value="0.010716631829738615" office:value-type="float"/>
          <table:table-cell office:value="0.010716631829738615" office:value-type="float"/>
          <table:table-cell office:value="0.010716631829738615" office:value-type="float"/>
          <table:table-cell office:value="0.010716631829738615" office:value-type="float"/>
          <table:table-cell office:value="0.010716631829738615" office:value-type="float"/>
          <table:table-cell office:value="0.010716631829738615" office:value-type="float"/>
          <table:table-cell office:value="0.8871836148188139" office:value-type="float"/>
          <table:table-cell office:value="23.0" office:value-type="float"/>
          <table:table-cell office:value="0.046549236774444586" office:value-type="float"/>
        </table:table-row>
        <table:table-row>
          <table:table-cell office:value="0.011182149469852446" office:value-type="float"/>
          <table:table-cell office:value="0.011182149469852446" office:value-type="float"/>
          <table:table-cell office:value="0.011182149469852446" office:value-type="float"/>
          <table:table-cell office:value="0.011182149469852446" office:value-type="float"/>
          <table:table-cell office:value="0.011182149469852446" office:value-type="float"/>
          <table:table-cell office:value="0.011182149469852446" office:value-type="float"/>
          <table:table-cell office:value="0.8860433341342704" office:value-type="float"/>
          <table:table-cell office:value="24.0" office:value-type="float"/>
          <table:table-cell office:value="0.04655176401138306" office:value-type="float"/>
        </table:table-row>
        <table:table-row>
          <table:table-cell office:value="0.011647547662258147" office:value-type="float"/>
          <table:table-cell office:value="0.011647547662258147" office:value-type="float"/>
          <table:table-cell office:value="0.011647547662258147" office:value-type="float"/>
          <table:table-cell office:value="0.011647547662258147" office:value-type="float"/>
          <table:table-cell office:value="0.011647547662258147" office:value-type="float"/>
          <table:table-cell office:value="0.011647547662258147" office:value-type="float"/>
          <table:table-cell office:value="0.8849033460356628" office:value-type="float"/>
          <table:table-cell office:value="25.0" office:value-type="float"/>
          <table:table-cell office:value="0.046539819240570074" office:value-type="float"/>
        </table:table-row>
        <table:table-row>
          <table:table-cell office:value="0.012112971067428587" office:value-type="float"/>
          <table:table-cell office:value="0.012112971067428587" office:value-type="float"/>
          <table:table-cell office:value="0.012112971067428587" office:value-type="float"/>
          <table:table-cell office:value="0.012112971067428587" office:value-type="float"/>
          <table:table-cell office:value="0.012112971067428587" office:value-type="float"/>
          <table:table-cell office:value="0.012112971067428587" office:value-type="float"/>
          <table:table-cell office:value="0.8837632961786466" office:value-type="float"/>
          <table:table-cell office:value="26.0" office:value-type="float"/>
          <table:table-cell office:value="0.046542340517044076" office:value-type="float"/>
        </table:table-row>
        <table:table-row>
          <table:table-cell office:value="0.012578266620635985" office:value-type="float"/>
          <table:table-cell office:value="0.012578266620635985" office:value-type="float"/>
          <table:table-cell office:value="0.012578266620635985" office:value-type="float"/>
          <table:table-cell office:value="0.012578266620635985" office:value-type="float"/>
          <table:table-cell office:value="0.012578266620635985" office:value-type="float"/>
          <table:table-cell office:value="0.012578266620635985" office:value-type="float"/>
          <table:table-cell office:value="0.8826235594937024" office:value-type="float"/>
          <table:table-cell office:value="27.0" office:value-type="float"/>
          <table:table-cell office:value="0.046529555320739754" office:value-type="float"/>
        </table:table-row>
        <table:table-row>
          <table:table-cell office:value="0.013043587327003477" office:value-type="float"/>
          <table:table-cell office:value="0.013043587327003477" office:value-type="float"/>
          <table:table-cell office:value="0.013043587327003477" office:value-type="float"/>
          <table:table-cell office:value="0.013043587327003477" office:value-type="float"/>
          <table:table-cell office:value="0.013043587327003477" office:value-type="float"/>
          <table:table-cell office:value="0.013043587327003477" office:value-type="float"/>
          <table:table-cell office:value="0.8814837611963506" office:value-type="float"/>
          <table:table-cell office:value="28.0" office:value-type="float"/>
          <table:table-cell office:value="0.04653207063674927" office:value-type="float"/>
        </table:table-row>
        <table:table-row>
          <table:table-cell office:value="0.013508772671222686" office:value-type="float"/>
          <table:table-cell office:value="0.013508772671222686" office:value-type="float"/>
          <table:table-cell office:value="0.013508772671222686" office:value-type="float"/>
          <table:table-cell office:value="0.013508772671222686" office:value-type="float"/>
          <table:table-cell office:value="0.013508772671222686" office:value-type="float"/>
          <table:table-cell office:value="0.013508772671222686" office:value-type="float"/>
          <table:table-cell office:value="0.8803442944671926" office:value-type="float"/>
          <table:table-cell office:value="29.0" office:value-type="float"/>
          <table:table-cell office:value="0.046518534421920776" office:value-type="float"/>
        </table:table-row>
        <table:table-row>
          <table:table-cell office:value="0.01397398430109024" office:value-type="float"/>
          <table:table-cell office:value="0.01397398430109024" office:value-type="float"/>
          <table:table-cell office:value="0.01397398430109024" office:value-type="float"/>
          <table:table-cell office:value="0.01397398430109024" office:value-type="float"/>
          <table:table-cell office:value="0.01397398430109024" office:value-type="float"/>
          <table:table-cell office:value="0.01397398430109024" office:value-type="float"/>
          <table:table-cell office:value="0.8792047633516087" office:value-type="float"/>
          <table:table-cell office:value="30.0" office:value-type="float"/>
          <table:table-cell office:value="0.04652116298675538" office:value-type="float"/>
        </table:table-row>
        <table:table-row>
          <table:table-cell office:value="0.014439058125019073" office:value-type="float"/>
          <table:table-cell office:value="0.014439058125019073" office:value-type="float"/>
          <table:table-cell office:value="0.014439058125019073" office:value-type="float"/>
          <table:table-cell office:value="0.014439058125019073" office:value-type="float"/>
          <table:table-cell office:value="0.014439058125019073" office:value-type="float"/>
          <table:table-cell office:value="0.014439058125019073" office:value-type="float"/>
          <table:table-cell office:value="0.878065569790258" office:value-type="float"/>
          <table:table-cell office:value="31.0" office:value-type="float"/>
          <table:table-cell office:value="0.04650738239288331" office:value-type="float"/>
        </table:table-row>
        <table:table-row>
          <table:table-cell office:value="0.014904158174991607" office:value-type="float"/>
          <table:table-cell office:value="0.014904158174991607" office:value-type="float"/>
          <table:table-cell office:value="0.014904158174991607" office:value-type="float"/>
          <table:table-cell office:value="0.014904158174991607" office:value-type="float"/>
          <table:table-cell office:value="0.014904158174991607" office:value-type="float"/>
          <table:table-cell office:value="0.014904158174991607" office:value-type="float"/>
          <table:table-cell office:value="0.8769263119884824" office:value-type="float"/>
          <table:table-cell office:value="32.0" office:value-type="float"/>
          <table:table-cell office:value="0.046510004997253426" office:value-type="float"/>
        </table:table-row>
        <table:table-row>
          <table:table-cell office:value="0.015369117558002472" office:value-type="float"/>
          <table:table-cell office:value="0.015369117558002472" office:value-type="float"/>
          <table:table-cell office:value="0.015369117558002472" office:value-type="float"/>
          <table:table-cell office:value="0.015369117558002472" office:value-type="float"/>
          <table:table-cell office:value="0.015369117558002472" office:value-type="float"/>
          <table:table-cell office:value="0.015369117558002472" office:value-type="float"/>
          <table:table-cell office:value="0.8757873987489865" office:value-type="float"/>
          <table:table-cell office:value="33.0" office:value-type="float"/>
          <table:table-cell office:value="0.046495938301086434" office:value-type="float"/>
        </table:table-row>
        <table:table-row>
          <table:table-cell office:value="0.01583410304784775" office:value-type="float"/>
          <table:table-cell office:value="0.01583410304784775" office:value-type="float"/>
          <table:table-cell office:value="0.01583410304784775" office:value-type="float"/>
          <table:table-cell office:value="0.01583410304784775" office:value-type="float"/>
          <table:table-cell office:value="0.01583410304784775" office:value-type="float"/>
          <table:table-cell office:value="0.01583410304784775" office:value-type="float"/>
          <table:table-cell office:value="0.8746484215610675" office:value-type="float"/>
          <table:table-cell office:value="34.0" office:value-type="float"/>
          <table:table-cell office:value="0.046498548984527585" office:value-type="float"/>
        </table:table-row>
        <table:table-row>
          <table:table-cell office:value="0.01629894369840622" office:value-type="float"/>
          <table:table-cell office:value="0.01629894369840622" office:value-type="float"/>
          <table:table-cell office:value="0.01629894369840622" office:value-type="float"/>
          <table:table-cell office:value="0.01629894369840622" office:value-type="float"/>
          <table:table-cell office:value="0.01629894369840622" office:value-type="float"/>
          <table:table-cell office:value="0.01629894369840622" office:value-type="float"/>
          <table:table-cell office:value="0.8735097991554958" office:value-type="float"/>
          <table:table-cell office:value="35.0" office:value-type="float"/>
          <table:table-cell office:value="0.046484065055847165" office:value-type="float"/>
        </table:table-row>
        <table:table-row>
          <table:table-cell office:value="0.016763810336589816" office:value-type="float"/>
          <table:table-cell office:value="0.016763810336589816" office:value-type="float"/>
          <table:table-cell office:value="0.016763810336589816" office:value-type="float"/>
          <table:table-cell office:value="0.016763810336589816" office:value-type="float"/>
          <table:table-cell office:value="0.016763810336589816" office:value-type="float"/>
          <table:table-cell office:value="0.016763810336589816" office:value-type="float"/>
          <table:table-cell office:value="0.872371113093503" office:value-type="float"/>
          <table:table-cell office:value="36.0" office:value-type="float"/>
          <table:table-cell office:value="0.04648666381835938" office:value-type="float"/>
        </table:table-row>
        <table:table-row>
          <table:table-cell office:value="0.01722852730751038" office:value-type="float"/>
          <table:table-cell office:value="0.01722852730751038" office:value-type="float"/>
          <table:table-cell office:value="0.01722852730751038" office:value-type="float"/>
          <table:table-cell office:value="0.01722852730751038" office:value-type="float"/>
          <table:table-cell office:value="0.01722852730751038" office:value-type="float"/>
          <table:table-cell office:value="0.01722852730751038" office:value-type="float"/>
          <table:table-cell office:value="0.8712327936399358" office:value-type="float"/>
          <table:table-cell office:value="37.0" office:value-type="float"/>
          <table:table-cell office:value="0.04647169709205627" office:value-type="float"/>
        </table:table-row>
        <table:table-row>
          <table:table-cell office:value="0.01769327020645142" office:value-type="float"/>
          <table:table-cell office:value="0.01769327020645142" office:value-type="float"/>
          <table:table-cell office:value="0.01769327020645142" office:value-type="float"/>
          <table:table-cell office:value="0.01769327020645142" office:value-type="float"/>
          <table:table-cell office:value="0.01769327020645142" office:value-type="float"/>
          <table:table-cell office:value="0.01769327020645142" office:value-type="float"/>
          <table:table-cell office:value="0.8700944106759484" office:value-type="float"/>
          <table:table-cell office:value="38.0" office:value-type="float"/>
          <table:table-cell office:value="0.046474289894104" office:value-type="float"/>
        </table:table-row>
        <table:table-row>
          <table:table-cell office:value="0.01815785574913025" office:value-type="float"/>
          <table:table-cell office:value="0.01815785574913025" office:value-type="float"/>
          <table:table-cell office:value="0.01815785574913025" office:value-type="float"/>
          <table:table-cell office:value="0.01815785574913025" office:value-type="float"/>
          <table:table-cell office:value="0.01815785574913025" office:value-type="float"/>
          <table:table-cell office:value="0.01815785574913025" office:value-type="float"/>
          <table:table-cell office:value="0.8689564131545112" office:value-type="float"/>
          <table:table-cell office:value="39.0" office:value-type="float"/>
          <table:table-cell office:value="0.0464585542678833" office:value-type="float"/>
        </table:table-row>
        <table:table-row>
          <table:table-cell office:value="0.018622467160224917" office:value-type="float"/>
          <table:table-cell office:value="0.018622467160224917" office:value-type="float"/>
          <table:table-cell office:value="0.018622467160224917" office:value-type="float"/>
          <table:table-cell office:value="0.018622467160224917" office:value-type="float"/>
          <table:table-cell office:value="0.018622467160224917" office:value-type="float"/>
          <table:table-cell office:value="0.018622467160224917" office:value-type="float"/>
          <table:table-cell office:value="0.8678183522686548" office:value-type="float"/>
          <table:table-cell office:value="40.0" office:value-type="float"/>
          <table:table-cell office:value="0.04646114110946656" office:value-type="float"/>
        </table:table-row>
        <table:table-row>
          <table:table-cell office:value="0.019086916089057923" office:value-type="float"/>
          <table:table-cell office:value="0.019086916089057923" office:value-type="float"/>
          <table:table-cell office:value="0.019086916089057923" office:value-type="float"/>
          <table:table-cell office:value="0.019086916089057923" office:value-type="float"/>
          <table:table-cell office:value="0.019086916089057923" office:value-type="float"/>
          <table:table-cell office:value="0.019086916089057923" office:value-type="float"/>
          <table:table-cell office:value="0.8666806893814317" office:value-type="float"/>
          <table:table-cell office:value="41.0" office:value-type="float"/>
          <table:table-cell office:value="0.04644489288330078" office:value-type="float"/>
        </table:table-row>
        <table:table-row>
          <table:table-cell office:value="0.01955139070749283" office:value-type="float"/>
          <table:table-cell office:value="0.01955139070749283" office:value-type="float"/>
          <table:table-cell office:value="0.01955139070749283" office:value-type="float"/>
          <table:table-cell office:value="0.01955139070749283" office:value-type="float"/>
          <table:table-cell office:value="0.01955139070749283" office:value-type="float"/>
          <table:table-cell office:value="0.01955139070749283" office:value-type="float"/>
          <table:table-cell office:value="0.8655429635677923" office:value-type="float"/>
          <table:table-cell office:value="42.0" office:value-type="float"/>
          <table:table-cell office:value="0.046447461843490606" office:value-type="float"/>
        </table:table-row>
        <table:table-row>
          <table:table-cell office:value="0.020015695035457613" office:value-type="float"/>
          <table:table-cell office:value="0.020015695035457613" office:value-type="float"/>
          <table:table-cell office:value="0.020015695035457613" office:value-type="float"/>
          <table:table-cell office:value="0.020015695035457613" office:value-type="float"/>
          <table:table-cell office:value="0.020015695035457613" office:value-type="float"/>
          <table:table-cell office:value="0.020015695035457613" office:value-type="float"/>
          <table:table-cell office:value="0.8644056548789127" office:value-type="float"/>
          <table:table-cell office:value="43.0" office:value-type="float"/>
          <table:table-cell office:value="0.04643043279647828" office:value-type="float"/>
        </table:table-row>
        <table:table-row>
          <table:table-cell office:value="0.020480024814605716" office:value-type="float"/>
          <table:table-cell office:value="0.020480024814605716" office:value-type="float"/>
          <table:table-cell office:value="0.020480024814605716" office:value-type="float"/>
          <table:table-cell office:value="0.020480024814605716" office:value-type="float"/>
          <table:table-cell office:value="0.020480024814605716" office:value-type="float"/>
          <table:table-cell office:value="0.020480024814605716" office:value-type="float"/>
          <table:table-cell office:value="0.8632682838476207" office:value-type="float"/>
          <table:table-cell office:value="44.0" office:value-type="float"/>
          <table:table-cell office:value="0.046432977914810186" office:value-type="float"/>
        </table:table-row>
        <table:table-row>
          <table:table-cell office:value="0.020944178104400638" office:value-type="float"/>
          <table:table-cell office:value="0.020944178104400638" office:value-type="float"/>
          <table:table-cell office:value="0.020944178104400638" office:value-type="float"/>
          <table:table-cell office:value="0.020944178104400638" office:value-type="float"/>
          <table:table-cell office:value="0.020944178104400638" office:value-type="float"/>
          <table:table-cell office:value="0.020944178104400638" office:value-type="float"/>
          <table:table-cell office:value="0.862131345125189" office:value-type="float"/>
          <table:table-cell office:value="45.0" office:value-type="float"/>
          <table:table-cell office:value="0.04641532897949219" office:value-type="float"/>
        </table:table-row>
        <table:table-row>
          <table:table-cell office:value="0.02140835636854172" office:value-type="float"/>
          <table:table-cell office:value="0.02140835636854172" office:value-type="float"/>
          <table:table-cell office:value="0.02140835636854172" office:value-type="float"/>
          <table:table-cell office:value="0.02140835636854172" office:value-type="float"/>
          <table:table-cell office:value="0.02140835636854172" office:value-type="float"/>
          <table:table-cell office:value="0.02140835636854172" office:value-type="float"/>
          <table:table-cell office:value="0.8609943452283525" office:value-type="float"/>
          <table:table-cell office:value="46.0" office:value-type="float"/>
          <table:table-cell office:value="0.046417826414108285" office:value-type="float"/>
        </table:table-row>
        <table:table-row>
          <table:table-cell office:value="0.02187235182523728" office:value-type="float"/>
          <table:table-cell office:value="0.02187235182523728" office:value-type="float"/>
          <table:table-cell office:value="0.02187235182523728" office:value-type="float"/>
          <table:table-cell office:value="0.02187235182523728" office:value-type="float"/>
          <table:table-cell office:value="0.02187235182523728" office:value-type="float"/>
          <table:table-cell office:value="0.02187235182523728" office:value-type="float"/>
          <table:table-cell office:value="0.8598577931164787" office:value-type="float"/>
          <table:table-cell office:value="47.0" office:value-type="float"/>
          <table:table-cell office:value="0.04639954566955566" office:value-type="float"/>
        </table:table-row>
        <table:table-row>
          <table:table-cell office:value="0.02233637219667435" office:value-type="float"/>
          <table:table-cell office:value="0.02233637219667435" office:value-type="float"/>
          <table:table-cell office:value="0.02233637219667435" office:value-type="float"/>
          <table:table-cell office:value="0.02233637219667435" office:value-type="float"/>
          <table:table-cell office:value="0.02233637219667435" office:value-type="float"/>
          <table:table-cell office:value="0.02233637219667435" office:value-type="float"/>
          <table:table-cell office:value="0.8587211799762011" office:value-type="float"/>
          <table:table-cell office:value="48.0" office:value-type="float"/>
          <table:table-cell office:value="0.046402037143707275" office:value-type="float"/>
        </table:table-row>
        <table:table-row>
          <table:table-cell office:value="0.022800203204154972" office:value-type="float"/>
          <table:table-cell office:value="0.022800203204154972" office:value-type="float"/>
          <table:table-cell office:value="0.022800203204154972" office:value-type="float"/>
          <table:table-cell office:value="0.022800203204154972" office:value-type="float"/>
          <table:table-cell office:value="0.022800203204154972" office:value-type="float"/>
          <table:table-cell office:value="0.022800203204154972" office:value-type="float"/>
          <table:table-cell office:value="0.8575850306809926" office:value-type="float"/>
          <table:table-cell office:value="49.0" office:value-type="float"/>
          <table:table-cell office:value="0.04638310074806214" office:value-type="float"/>
        </table:table-row>
        <table:table-row>
          <table:table-cell office:value="0.023264058947563174" office:value-type="float"/>
          <table:table-cell office:value="0.023264058947563174" office:value-type="float"/>
          <table:table-cell office:value="0.023264058947563174" office:value-type="float"/>
          <table:table-cell office:value="0.023264058947563174" office:value-type="float"/>
          <table:table-cell office:value="0.023264058947563174" office:value-type="float"/>
          <table:table-cell office:value="0.023264058947563174" office:value-type="float"/>
          <table:table-cell office:value="0.8564488207953831" office:value-type="float"/>
          <table:table-cell office:value="50.0" office:value-type="float"/>
          <table:table-cell office:value="0.04638557434082031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5:09:36.896905</meta:creation-date>
    <dc:date>2024-03-12T15:09:36.981152</dc:date>
    <meta:generator>http://pypi.python.org/pypi/ezodf/0.1.0$Python3.8.10 (default, Nov 22 2023, 10:22:35) 
[GCC 9.4.0]</meta:generator>
    <meta:document-statistic/>
    <meta:editing-cycles>1</meta:editing-cycles>
  </office:meta>
</office:document-meta>
</file>